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135FEDCE.png"/>
  <manifest:file-entry manifest:media-type="image/png" manifest:full-path="Pictures/1000020100000291000001F7DD2A587B.png"/>
  <manifest:file-entry manifest:media-type="image/png" manifest:full-path="Pictures/1000020100000288000001F88AA64960.png"/>
  <manifest:file-entry manifest:media-type="image/png" manifest:full-path="Pictures/1000020100000287000001F8E3334906.png"/>
  <manifest:file-entry manifest:media-type="image/png" manifest:full-path="Pictures/1000020100000291000001FB257E3C42.png"/>
  <manifest:file-entry manifest:media-type="image/png" manifest:full-path="Pictures/100002010000028C000001F88141CB0F.png"/>
  <manifest:file-entry manifest:media-type="image/png" manifest:full-path="Pictures/10000000000003C0000002D0A7E67390.png"/>
  <manifest:file-entry manifest:media-type="image/png" manifest:full-path="Pictures/100002010000028A000001FDEA9051AD.png"/>
  <manifest:file-entry manifest:media-type="image/png" manifest:full-path="Pictures/1000020100000272000001E1375BADEC.png"/>
  <manifest:file-entry manifest:media-type="image/png" manifest:full-path="Pictures/10000000000003C0000002D0C05663F7.png"/>
  <manifest:file-entry manifest:media-type="image/png" manifest:full-path="Pictures/100002010000026D000001E08FE67601.png"/>
  <manifest:file-entry manifest:media-type="image/png" manifest:full-path="Pictures/10000000000003C0000002D0A9148DAC.png"/>
  <manifest:file-entry manifest:media-type="image/png" manifest:full-path="Pictures/10000000000003C0000002D0FD3018D1.png"/>
  <manifest:file-entry manifest:media-type="image/png" manifest:full-path="Pictures/100002010000028C000001F6C8AC41C0.png"/>
  <manifest:file-entry manifest:media-type="image/png" manifest:full-path="Pictures/10000000000003C0000002D0FEC258B0.png"/>
  <manifest:file-entry manifest:media-type="image/png" manifest:full-path="Pictures/100002010000028A000001F40A63D93A.png"/>
  <manifest:file-entry manifest:media-type="image/png" manifest:full-path="Pictures/100002010000026E000001E6746FE3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ncxfiles" style:family="table">
      <style:table-properties style:width="6.0104in" fo:margin-left="0.5833in" fo:margin-right="0.6563in" table:align="margins" style:writing-mode="lr-tb"/>
    </style:style>
    <style:style style:name="ncxfiles.A" style:family="table-column">
      <style:table-column-properties style:column-width="1.3438in" style:rel-column-width="14651*"/>
    </style:style>
    <style:style style:name="ncxfiles.B" style:family="table-column">
      <style:table-column-properties style:column-width="4.6667in" style:rel-column-width="50884*"/>
    </style:style>
    <style:style style:name="ncxfiles.A1" style:family="table-cell">
      <style:table-cell-properties fo:padding="0.0382in" fo:border-left="0.0007in solid #000000" fo:border-right="none" fo:border-top="0.0007in solid #000000" fo:border-bottom="0.0007in solid #000000"/>
    </style:style>
    <style:style style:name="ncxfiles.B1" style:family="table-cell">
      <style:table-cell-properties fo:padding="0.0382in" fo:border="0.0007in solid #000000"/>
    </style:style>
    <style:style style:name="ncxfiles.A2" style:family="table-cell">
      <style:table-cell-properties fo:padding="0.0382in" fo:border-left="0.0007in solid #000000" fo:border-right="none" fo:border-top="none" fo:border-bottom="0.0007in solid #000000"/>
    </style:style>
    <style:style style:name="ncxfiles.B2" style:family="table-cell">
      <style:table-cell-properties fo:padding="0.0382in" fo:border-left="0.0007in solid #000000" fo:border-right="0.0007in solid #000000" fo:border-top="none" fo:border-bottom="0.0007in solid #000000"/>
    </style:style>
    <style:style style:name="platformfiles" style:family="table">
      <style:table-properties style:width="6.0208in" fo:margin-left="0.5833in" fo:margin-right="0.6458in" table:align="margins" style:writing-mode="lr-tb"/>
    </style:style>
    <style:style style:name="platformfiles.A" style:family="table-column">
      <style:table-column-properties style:column-width="1.9688in" style:rel-column-width="21429*"/>
    </style:style>
    <style:style style:name="platformfiles.B" style:family="table-column">
      <style:table-column-properties style:column-width="4.0521in" style:rel-column-width="44106*"/>
    </style:style>
    <style:style style:name="platformfiles.A1" style:family="table-cell">
      <style:table-cell-properties fo:padding="0.0382in" fo:border-left="0.0007in solid #000000" fo:border-right="none" fo:border-top="0.0007in solid #000000" fo:border-bottom="0.0007in solid #000000"/>
    </style:style>
    <style:style style:name="platformfiles.B1" style:family="table-cell">
      <style:table-cell-properties fo:padding="0.0382in" fo:border="0.0007in solid #000000"/>
    </style:style>
    <style:style style:name="platformfiles.A2" style:family="table-cell">
      <style:table-cell-properties fo:padding="0.0382in" fo:border-left="0.0007in solid #000000" fo:border-right="none" fo:border-top="none" fo:border-bottom="0.0007in solid #000000"/>
    </style:style>
    <style:style style:name="platformfiles.B2" style:family="table-cell">
      <style:table-cell-properties fo:padding="0.0382in" fo:border-left="0.0007in solid #000000" fo:border-right="0.0007in solid #000000" fo:border-top="none" fo:border-bottom="0.0007in solid #000000"/>
    </style:style>
    <style:style style:name="agtfiles" style:family="table">
      <style:table-properties style:width="6.0208in" fo:margin-left="0.5833in" fo:margin-right="0.6458in" table:align="margins" style:writing-mode="lr-tb"/>
    </style:style>
    <style:style style:name="agtfiles.A" style:family="table-column">
      <style:table-column-properties style:column-width="1.6979in" style:rel-column-width="18481*"/>
    </style:style>
    <style:style style:name="agtfiles.B" style:family="table-column">
      <style:table-column-properties style:column-width="4.3229in" style:rel-column-width="47054*"/>
    </style:style>
    <style:style style:name="agtfiles.A1" style:family="table-cell">
      <style:table-cell-properties fo:padding="0.0382in" fo:border-left="0.0007in solid #000000" fo:border-right="none" fo:border-top="0.0007in solid #000000" fo:border-bottom="0.0007in solid #000000"/>
    </style:style>
    <style:style style:name="agtfiles.B1" style:family="table-cell">
      <style:table-cell-properties fo:padding="0.0382in" fo:border="0.0007in solid #000000"/>
    </style:style>
    <style:style style:name="agtfiles.A2" style:family="table-cell">
      <style:table-cell-properties fo:padding="0.0382in" fo:border-left="0.0007in solid #000000" fo:border-right="none" fo:border-top="none" fo:border-bottom="0.0007in solid #000000"/>
    </style:style>
    <style:style style:name="agtfiles.B2" style:family="table-cell">
      <style:table-cell-properties fo:padding="0.0382in" fo:border-left="0.0007in solid #000000" fo:border-right="0.0007in solid #000000" fo:border-top="none" fo:border-bottom="0.0007in solid #000000"/>
    </style:style>
    <style:style style:name="mgrfiles" style:family="table">
      <style:table-properties style:width="6in" fo:margin-left="0.6042in" fo:margin-right="0.6458in" table:align="margins" style:writing-mode="lr-tb"/>
    </style:style>
    <style:style style:name="mgrfiles.A" style:family="table-column">
      <style:table-column-properties style:column-width="1.6771in" style:rel-column-width="18317*"/>
    </style:style>
    <style:style style:name="mgrfiles.B" style:family="table-column">
      <style:table-column-properties style:column-width="4.3229in" style:rel-column-width="47218*"/>
    </style:style>
    <style:style style:name="mgrfiles.A1" style:family="table-cell">
      <style:table-cell-properties fo:padding="0.0382in" fo:border-left="0.0007in solid #000000" fo:border-right="none" fo:border-top="0.0007in solid #000000" fo:border-bottom="0.0007in solid #000000"/>
    </style:style>
    <style:style style:name="mgrfiles.B1" style:family="table-cell">
      <style:table-cell-properties fo:padding="0.0382in" fo:border="0.0007in solid #000000"/>
    </style:style>
    <style:style style:name="mgrfiles.A2" style:family="table-cell">
      <style:table-cell-properties fo:padding="0.0382in" fo:border-left="0.0007in solid #000000" fo:border-right="none" fo:border-top="none" fo:border-bottom="0.0007in solid #000000"/>
    </style:style>
    <style:style style:name="mgrfiles.B2" style:family="table-cell">
      <style:table-cell-properties fo:padding="0.0382in" fo:border-left="0.0007in solid #000000" fo:border-right="0.0007in solid #000000" fo:border-top="none" fo:border-bottom="0.0007in solid #000000"/>
    </style:style>
    <style:style style:name="yangclifiles" style:family="table">
      <style:table-properties style:width="6in" fo:margin-left="0.5938in" fo:margin-right="0.6563in" table:align="margins" style:writing-mode="lr-tb"/>
    </style:style>
    <style:style style:name="yangclifiles.A" style:family="table-column">
      <style:table-column-properties style:column-width="1.6979in" style:rel-column-width="18545*"/>
    </style:style>
    <style:style style:name="yangclifiles.B" style:family="table-column">
      <style:table-column-properties style:column-width="4.3021in" style:rel-column-width="46990*"/>
    </style:style>
    <style:style style:name="yangclifiles.A1" style:family="table-cell">
      <style:table-cell-properties fo:padding="0.0382in" fo:border-left="0.0007in solid #000000" fo:border-right="none" fo:border-top="0.0007in solid #000000" fo:border-bottom="0.0007in solid #000000"/>
    </style:style>
    <style:style style:name="yangclifiles.B1" style:family="table-cell">
      <style:table-cell-properties fo:padding="0.0382in" fo:border="0.0007in solid #000000"/>
    </style:style>
    <style:style style:name="yangclifiles.A2" style:family="table-cell">
      <style:table-cell-properties fo:padding="0.0382in" fo:border-left="0.0007in solid #000000" fo:border-right="none" fo:border-top="none" fo:border-bottom="0.0007in solid #000000"/>
    </style:style>
    <style:style style:name="yangclifiles.B2" style:family="table-cell">
      <style:table-cell-properties fo:padding="0.0382in" fo:border-left="0.0007in solid #000000" fo:border-right="0.0007in solid #000000" fo:border-top="none" fo:border-bottom="0.0007in solid #000000"/>
    </style:style>
    <style:style style:name="yangdifffiles" style:family="table">
      <style:table-properties style:width="6in" fo:margin-left="0.5938in" fo:margin-right="0.6563in" table:align="margins" style:writing-mode="lr-tb"/>
    </style:style>
    <style:style style:name="yangdifffiles.A" style:family="table-column">
      <style:table-column-properties style:column-width="1.6875in" style:rel-column-width="18431*"/>
    </style:style>
    <style:style style:name="yangdifffiles.B" style:family="table-column">
      <style:table-column-properties style:column-width="4.3125in" style:rel-column-width="47104*"/>
    </style:style>
    <style:style style:name="yangdifffiles.A1" style:family="table-cell">
      <style:table-cell-properties fo:padding="0.0382in" fo:border-left="0.0007in solid #000000" fo:border-right="none" fo:border-top="0.0007in solid #000000" fo:border-bottom="0.0007in solid #000000"/>
    </style:style>
    <style:style style:name="yangdifffiles.B1" style:family="table-cell">
      <style:table-cell-properties fo:padding="0.0382in" fo:border="0.0007in solid #000000"/>
    </style:style>
    <style:style style:name="yangdifffiles.A2" style:family="table-cell">
      <style:table-cell-properties fo:padding="0.0382in" fo:border-left="0.0007in solid #000000" fo:border-right="none" fo:border-top="none" fo:border-bottom="0.0007in solid #000000"/>
    </style:style>
    <style:style style:name="yangdifffiles.B2" style:family="table-cell">
      <style:table-cell-properties fo:padding="0.0382in" fo:border-left="0.0007in solid #000000" fo:border-right="0.0007in solid #000000" fo:border-top="none" fo:border-bottom="0.0007in solid #000000"/>
    </style:style>
    <style:style style:name="yangdumpfiles" style:family="table">
      <style:table-properties style:width="6in" fo:margin-left="0.6042in" fo:margin-right="0.6458in" table:align="margins" style:writing-mode="lr-tb"/>
    </style:style>
    <style:style style:name="yangdumpfiles.A" style:family="table-column">
      <style:table-column-properties style:column-width="1.6979in" style:rel-column-width="18545*"/>
    </style:style>
    <style:style style:name="yangdumpfiles.B" style:family="table-column">
      <style:table-column-properties style:column-width="4.3021in" style:rel-column-width="46990*"/>
    </style:style>
    <style:style style:name="yangdumpfiles.A1" style:family="table-cell">
      <style:table-cell-properties fo:padding="0.0382in" fo:border-left="0.0007in solid #000000" fo:border-right="none" fo:border-top="0.0007in solid #000000" fo:border-bottom="0.0007in solid #000000"/>
    </style:style>
    <style:style style:name="yangdumpfiles.B1" style:family="table-cell">
      <style:table-cell-properties fo:padding="0.0382in" fo:border="0.0007in solid #000000"/>
    </style:style>
    <style:style style:name="yangdumpfiles.A2" style:family="table-cell">
      <style:table-cell-properties fo:padding="0.0382in" fo:border-left="0.0007in solid #000000" fo:border-right="none" fo:border-top="none" fo:border-bottom="0.0007in solid #000000"/>
    </style:style>
    <style:style style:name="yangdumpfiles.B2" style:family="table-cell">
      <style:table-cell-properties fo:padding="0.0382in" fo:border-left="0.0007in solid #000000" fo:border-right="0.0007in solid #000000" fo:border-top="none" fo:border-bottom="0.0007in solid #000000"/>
    </style:style>
    <style:style style:name="Table1" style:family="table">
      <style:table-properties style:width="5.7188in" fo:margin-left="0.7813in" fo:margin-right="0.75in" table:align="margins" style:writing-mode="lr-tb"/>
    </style:style>
    <style:style style:name="Table1.A" style:family="table-column">
      <style:table-column-properties style:column-width="1.9167in" style:rel-column-width="21964*"/>
    </style:style>
    <style:style style:name="Table1.B" style:family="table-column">
      <style:table-column-properties style:column-width="3.8021in" style:rel-column-width="43571*"/>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5.1979in" fo:margin-left="1.0833in" fo:margin-right="0.9688in" table:align="margins" style:writing-mode="lr-tb"/>
    </style:style>
    <style:style style:name="Table2.A" style:family="table-column">
      <style:table-column-properties style:column-width="1.6667in" style:rel-column-width="21013*"/>
    </style:style>
    <style:style style:name="Table2.B" style:family="table-column">
      <style:table-column-properties style:column-width="3.5313in" style:rel-column-width="4452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5.9583in" fo:margin-left="0.7083in" fo:margin-right="0.5833in" table:align="margins" style:writing-mode="lr-tb"/>
    </style:style>
    <style:style style:name="Table3.A" style:family="table-column">
      <style:table-column-properties style:column-width="2.0521in" style:rel-column-width="22570*"/>
    </style:style>
    <style:style style:name="Table3.B" style:family="table-column">
      <style:table-column-properties style:column-width="3.9063in" style:rel-column-width="42965*"/>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4.3958in" fo:margin-left="1.3333in" fo:margin-right="1.5208in" table:align="margins" style:writing-mode="lr-tb"/>
    </style:style>
    <style:style style:name="Table4.A" style:family="table-column">
      <style:table-column-properties style:column-width="2.2917in" style:rel-column-width="34165*"/>
    </style:style>
    <style:style style:name="Table4.B" style:family="table-column">
      <style:table-column-properties style:column-width="2.1042in" style:rel-column-width="31370*"/>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5.875in" fo:margin-left="0.6979in" fo:margin-right="0.6771in" table:align="margins" style:writing-mode="lr-tb"/>
    </style:style>
    <style:style style:name="Table5.A" style:family="table-column">
      <style:table-column-properties style:column-width="1.6354in" style:rel-column-width="18242*"/>
    </style:style>
    <style:style style:name="Table5.B" style:family="table-column">
      <style:table-column-properties style:column-width="4.2396in" style:rel-column-width="47293*"/>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editvars" style:family="table">
      <style:table-properties style:width="5.8854in" fo:margin-left="0.6875in" fo:margin-right="0.6771in" table:align="margins" style:writing-mode="lr-tb"/>
    </style:style>
    <style:style style:name="editvars.A" style:family="table-column">
      <style:table-column-properties style:column-width="1.5521in" style:rel-column-width="17282*"/>
    </style:style>
    <style:style style:name="editvars.B" style:family="table-column">
      <style:table-column-properties style:column-width="4.3333in" style:rel-column-width="48253*"/>
    </style:style>
    <style:style style:name="editvars.A1" style:family="table-cell">
      <style:table-cell-properties fo:padding="0.0382in" fo:border-left="0.0007in solid #000000" fo:border-right="none" fo:border-top="0.0007in solid #000000" fo:border-bottom="0.0007in solid #000000"/>
    </style:style>
    <style:style style:name="editvars.B1" style:family="table-cell">
      <style:table-cell-properties fo:padding="0.0382in" fo:border="0.0007in solid #000000"/>
    </style:style>
    <style:style style:name="editvars.A2" style:family="table-cell">
      <style:table-cell-properties fo:padding="0.0382in" fo:border-left="0.0007in solid #000000" fo:border-right="none" fo:border-top="none" fo:border-bottom="0.0007in solid #000000"/>
    </style:style>
    <style:style style:name="editvars.B2" style:family="table-cell">
      <style:table-cell-properties fo:padding="0.0382in" fo:border-left="0.0007in solid #000000" fo:border-right="0.0007in solid #000000" fo:border-top="none" fo:border-bottom="0.0007in solid #000000"/>
    </style:style>
    <style:style style:name="valuefields" style:family="table">
      <style:table-properties style:width="5.7708in" fo:margin-left="0.6042in" fo:margin-right="0.875in" table:align="margins" style:writing-mode="lr-tb"/>
    </style:style>
    <style:style style:name="valuefields.A" style:family="table-column">
      <style:table-column-properties style:column-width="1.6458in" style:rel-column-width="18690*"/>
    </style:style>
    <style:style style:name="valuefields.B" style:family="table-column">
      <style:table-column-properties style:column-width="4.125in" style:rel-column-width="46845*"/>
    </style:style>
    <style:style style:name="valuefields.A1" style:family="table-cell">
      <style:table-cell-properties fo:padding="0.0382in" fo:border-left="0.0007in solid #000000" fo:border-right="none" fo:border-top="0.0007in solid #000000" fo:border-bottom="0.0007in solid #000000"/>
    </style:style>
    <style:style style:name="valuefields.B1" style:family="table-cell">
      <style:table-cell-properties fo:padding="0.0382in" fo:border="0.0007in solid #000000"/>
    </style:style>
    <style:style style:name="valuefields.A2" style:family="table-cell">
      <style:table-cell-properties fo:padding="0.0382in" fo:border-left="0.0007in solid #000000" fo:border-right="none" fo:border-top="none" fo:border-bottom="0.0007in solid #000000"/>
    </style:style>
    <style:style style:name="valuefields.B2" style:family="table-cell">
      <style:table-cell-properties fo:padding="0.0382in" fo:border-left="0.0007in solid #000000" fo:border-right="0.0007in solid #000000" fo:border-top="none" fo:border-bottom="0.0007in solid #000000"/>
    </style:style>
    <style:style style:name="Table6" style:family="table">
      <style:table-properties style:width="5.8646in" fo:margin-left="0.6875in" fo:margin-right="0.6979in" table:align="margins" style:writing-mode="lr-tb"/>
    </style:style>
    <style:style style:name="Table6.A" style:family="table-column">
      <style:table-column-properties style:column-width="1.9271in" style:rel-column-width="21534*"/>
    </style:style>
    <style:style style:name="Table6.B" style:family="table-column">
      <style:table-column-properties style:column-width="3.9375in" style:rel-column-width="44001*"/>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valaccess" style:family="table">
      <style:table-properties style:width="5.8958in" fo:margin-left="0.6771in" fo:margin-right="0.6771in" table:align="margins" style:writing-mode="lr-tb"/>
    </style:style>
    <style:style style:name="valaccess.A" style:family="table-column">
      <style:table-column-properties style:column-width="2.2188in" style:rel-column-width="24662*"/>
    </style:style>
    <style:style style:name="valaccess.B" style:family="table-column">
      <style:table-column-properties style:column-width="3.6771in" style:rel-column-width="40873*"/>
    </style:style>
    <style:style style:name="valaccess.A1" style:family="table-cell">
      <style:table-cell-properties fo:padding="0.0382in" fo:border-left="0.0007in solid #000000" fo:border-right="none" fo:border-top="0.0007in solid #000000" fo:border-bottom="0.0007in solid #000000"/>
    </style:style>
    <style:style style:name="valaccess.B1" style:family="table-cell">
      <style:table-cell-properties fo:padding="0.0382in" fo:border="0.0007in solid #000000"/>
    </style:style>
    <style:style style:name="valaccess.A2" style:family="table-cell">
      <style:table-cell-properties fo:padding="0.0382in" fo:border-left="0.0007in solid #000000" fo:border-right="none" fo:border-top="none" fo:border-bottom="0.0007in solid #000000"/>
    </style:style>
    <style:style style:name="valaccess.B2" style:family="table-cell">
      <style:table-cell-properties fo:padding="0.0382in" fo:border-left="0.0007in solid #000000" fo:border-right="0.0007in solid #000000" fo:border-top="none" fo:border-bottom="0.0007in solid #000000"/>
    </style:style>
    <style:style style:name="agtutil" style:family="table">
      <style:table-properties style:width="5.8854in" fo:margin-left="0.6771in" fo:margin-right="0.6875in" table:align="margins" style:writing-mode="lr-tb"/>
    </style:style>
    <style:style style:name="agtutil.A" style:family="table-column">
      <style:table-column-properties style:column-width="2.4167in" style:rel-column-width="26909*"/>
    </style:style>
    <style:style style:name="agtutil.B" style:family="table-column">
      <style:table-column-properties style:column-width="3.4688in" style:rel-column-width="38626*"/>
    </style:style>
    <style:style style:name="agtutil.A1" style:family="table-cell">
      <style:table-cell-properties fo:padding="0.0382in" fo:border-left="0.0007in solid #000000" fo:border-right="none" fo:border-top="0.0007in solid #000000" fo:border-bottom="0.0007in solid #000000"/>
    </style:style>
    <style:style style:name="agtutil.B1" style:family="table-cell">
      <style:table-cell-properties fo:padding="0.0382in" fo:border="0.0007in solid #000000"/>
    </style:style>
    <style:style style:name="agtutil.A2" style:family="table-cell">
      <style:table-cell-properties fo:padding="0.0382in" fo:border-left="0.0007in solid #000000" fo:border-right="none" fo:border-top="none" fo:border-bottom="0.0007in solid #000000"/>
    </style:style>
    <style:style style:name="agtutil.B2" style:family="table-cell">
      <style:table-cell-properties fo:padding="0.0382in" fo:border-left="0.0007in solid #000000" fo:border-right="0.0007in solid #000000" fo:border-top="none" fo:border-bottom="0.0007in solid #000000"/>
    </style:style>
    <style:style style:name="agt_5f_rpc_5f_register_5f_method" style:display-name="agt_rpc_register_method" style:family="table">
      <style:table-properties style:width="5.8125in" fo:margin-left="0.7083in" fo:margin-right="0.7292in" table:align="margins" style:writing-mode="lr-tb"/>
    </style:style>
    <style:style style:name="agt_5f_rpc_5f_register_5f_method.A" style:display-name="agt_rpc_register_method.A" style:family="table-column">
      <style:table-column-properties style:column-width="1.5in" style:rel-column-width="16912*"/>
    </style:style>
    <style:style style:name="agt_5f_rpc_5f_register_5f_method.B" style:display-name="agt_rpc_register_method.B" style:family="table-column">
      <style:table-column-properties style:column-width="4.3125in" style:rel-column-width="48623*"/>
    </style:style>
    <style:style style:name="agt_5f_rpc_5f_register_5f_method.A1" style:display-name="agt_rpc_register_method.A1" style:family="table-cell">
      <style:table-cell-properties fo:padding="0.0382in" fo:border-left="0.0007in solid #000000" fo:border-right="none" fo:border-top="0.0007in solid #000000" fo:border-bottom="0.0007in solid #000000"/>
    </style:style>
    <style:style style:name="agt_5f_rpc_5f_register_5f_method.B1" style:display-name="agt_rpc_register_method.B1" style:family="table-cell">
      <style:table-cell-properties fo:padding="0.0382in" fo:border="0.0007in solid #000000"/>
    </style:style>
    <style:style style:name="agt_5f_rpc_5f_register_5f_method.A2" style:display-name="agt_rpc_register_method.A2" style:family="table-cell">
      <style:table-cell-properties fo:padding="0.0382in" fo:border-left="0.0007in solid #000000" fo:border-right="none" fo:border-top="none" fo:border-bottom="0.0007in solid #000000"/>
    </style:style>
    <style:style style:name="agt_5f_rpc_5f_register_5f_method.B2" style:display-name="agt_rpc_register_method.B2" style:family="table-cell">
      <style:table-cell-properties fo:padding="0.0382in" fo:border-left="0.0007in solid #000000" fo:border-right="0.0007in solid #000000" fo:border-top="none" fo:border-bottom="0.0007in solid #000000"/>
    </style:style>
    <style:style style:name="rpc_5f_msg_5f_t" style:display-name="rpc_msg_t" style:family="table">
      <style:table-properties style:width="6.5625in" fo:margin-left="0.375in" fo:margin-right="0.3125in" table:align="margins" style:writing-mode="lr-tb"/>
    </style:style>
    <style:style style:name="rpc_5f_msg_5f_t.A" style:display-name="rpc_msg_t.A" style:family="table-column">
      <style:table-column-properties style:column-width="1.4063in" style:rel-column-width="14043*"/>
    </style:style>
    <style:style style:name="rpc_5f_msg_5f_t.B" style:display-name="rpc_msg_t.B" style:family="table-column">
      <style:table-column-properties style:column-width="1.1458in" style:rel-column-width="11442*"/>
    </style:style>
    <style:style style:name="rpc_5f_msg_5f_t.C" style:display-name="rpc_msg_t.C" style:family="table-column">
      <style:table-column-properties style:column-width="0.7708in" style:rel-column-width="7697*"/>
    </style:style>
    <style:style style:name="rpc_5f_msg_5f_t.D" style:display-name="rpc_msg_t.D" style:family="table-column">
      <style:table-column-properties style:column-width="3.2396in" style:rel-column-width="32353*"/>
    </style:style>
    <style:style style:name="rpc_5f_msg_5f_t.A1" style:display-name="rpc_msg_t.A1" style:family="table-cell">
      <style:table-cell-properties fo:padding="0.0382in" fo:border-left="0.0007in solid #000000" fo:border-right="none" fo:border-top="0.0007in solid #000000" fo:border-bottom="0.0007in solid #000000"/>
    </style:style>
    <style:style style:name="rpc_5f_msg_5f_t.D1" style:display-name="rpc_msg_t.D1" style:family="table-cell">
      <style:table-cell-properties fo:padding="0.0382in" fo:border="0.0007in solid #000000"/>
    </style:style>
    <style:style style:name="rpc_5f_msg_5f_t.A2" style:display-name="rpc_msg_t.A2" style:family="table-cell">
      <style:table-cell-properties fo:padding="0.0382in" fo:border-left="0.0007in solid #000000" fo:border-right="none" fo:border-top="none" fo:border-bottom="0.0007in solid #000000"/>
    </style:style>
    <style:style style:name="rpc_5f_msg_5f_t.D2" style:display-name="rpc_msg_t.D2" style:family="table-cell">
      <style:table-cell-properties fo:padding="0.0382in" fo:border-left="0.0007in solid #000000" fo:border-right="0.0007in solid #000000" fo:border-top="none" fo:border-bottom="0.0007in solid #000000"/>
    </style:style>
    <style:style style:name="agtrpcfunctions" style:family="table">
      <style:table-properties style:width="5.6771in" fo:margin-left="0.6667in" fo:margin-right="0.9063in" table:align="margins" style:writing-mode="lr-tb"/>
    </style:style>
    <style:style style:name="agtrpcfunctions.A" style:family="table-column">
      <style:table-column-properties style:column-width="2.3958in" style:rel-column-width="27656*"/>
    </style:style>
    <style:style style:name="agtrpcfunctions.B" style:family="table-column">
      <style:table-column-properties style:column-width="3.2813in" style:rel-column-width="37879*"/>
    </style:style>
    <style:style style:name="agtrpcfunctions.A1" style:family="table-cell">
      <style:table-cell-properties fo:padding="0.0382in" fo:border-left="0.0007in solid #000000" fo:border-right="none" fo:border-top="0.0007in solid #000000" fo:border-bottom="0.0007in solid #000000"/>
    </style:style>
    <style:style style:name="agtrpcfunctions.B1" style:family="table-cell">
      <style:table-cell-properties fo:padding="0.0382in" fo:border="0.0007in solid #000000"/>
    </style:style>
    <style:style style:name="agtrpcfunctions.A2" style:family="table-cell">
      <style:table-cell-properties fo:padding="0.0382in" fo:border-left="0.0007in solid #000000" fo:border-right="none" fo:border-top="none" fo:border-bottom="0.0007in solid #000000"/>
    </style:style>
    <style:style style:name="agtrpcfunctions.B2" style:family="table-cell">
      <style:table-cell-properties fo:padding="0.0382in" fo:border-left="0.0007in solid #000000" fo:border-right="0.0007in solid #000000" fo:border-top="none" fo:border-bottom="0.0007in solid #000000"/>
    </style:style>
    <style:style style:name="cfgfields" style:family="table">
      <style:table-properties style:width="5.5833in" fo:margin-left="0.875in" fo:margin-right="0.7917in" table:align="margins" style:writing-mode="lr-tb"/>
    </style:style>
    <style:style style:name="cfgfields.A" style:family="table-column">
      <style:table-column-properties style:column-width="1.5938in" style:rel-column-width="18706*"/>
    </style:style>
    <style:style style:name="cfgfields.B" style:family="table-column">
      <style:table-column-properties style:column-width="3.9896in" style:rel-column-width="46829*"/>
    </style:style>
    <style:style style:name="cfgfields.A1" style:family="table-cell">
      <style:table-cell-properties fo:padding="0.0382in" fo:border-left="0.0007in solid #000000" fo:border-right="none" fo:border-top="0.0007in solid #000000" fo:border-bottom="0.0007in solid #000000"/>
    </style:style>
    <style:style style:name="cfgfields.B1" style:family="table-cell">
      <style:table-cell-properties fo:padding="0.0382in" fo:border="0.0007in solid #000000"/>
    </style:style>
    <style:style style:name="cfgfields.A2" style:family="table-cell">
      <style:table-cell-properties fo:padding="0.0382in" fo:border-left="0.0007in solid #000000" fo:border-right="none" fo:border-top="none" fo:border-bottom="0.0007in solid #000000"/>
    </style:style>
    <style:style style:name="cfgfields.B2" style:family="table-cell">
      <style:table-cell-properties fo:padding="0.0382in" fo:border-left="0.0007in solid #000000" fo:border-right="0.0007in solid #000000" fo:border-top="none" fo:border-bottom="0.0007in solid #000000"/>
    </style:style>
    <style:style style:name="cfgfunctions" style:family="table">
      <style:table-properties style:width="5.6042in" fo:margin-left="0.8542in" fo:margin-right="0.7917in" table:align="margins" style:writing-mode="lr-tb"/>
    </style:style>
    <style:style style:name="cfgfunctions.A" style:family="table-column">
      <style:table-column-properties style:column-width="2.3958in" style:rel-column-width="28016*"/>
    </style:style>
    <style:style style:name="cfgfunctions.B" style:family="table-column">
      <style:table-column-properties style:column-width="3.2083in" style:rel-column-width="37519*"/>
    </style:style>
    <style:style style:name="cfgfunctions.A1" style:family="table-cell">
      <style:table-cell-properties fo:padding="0.0382in" fo:border-left="0.0007in solid #000000" fo:border-right="none" fo:border-top="0.0007in solid #000000" fo:border-bottom="0.0007in solid #000000"/>
    </style:style>
    <style:style style:name="cfgfunctions.B1" style:family="table-cell">
      <style:table-cell-properties fo:padding="0.0382in" fo:border="0.0007in solid #000000"/>
    </style:style>
    <style:style style:name="cfgfunctions.A2" style:family="table-cell">
      <style:table-cell-properties fo:padding="0.0382in" fo:border-left="0.0007in solid #000000" fo:border-right="none" fo:border-top="none" fo:border-bottom="0.0007in solid #000000"/>
    </style:style>
    <style:style style:name="cfgfunctions.B2" style:family="table-cell">
      <style:table-cell-properties fo:padding="0.0382in" fo:border-left="0.0007in solid #000000" fo:border-right="0.0007in solid #000000" fo:border-top="none" fo:border-bottom="0.0007in solid #000000"/>
    </style:style>
    <style:style style:name="Table9" style:family="table">
      <style:table-properties style:width="5.4896in" fo:margin-left="0.7917in" fo:margin-right="0.9688in" table:align="margins" style:writing-mode="lr-tb"/>
    </style:style>
    <style:style style:name="Table9.A" style:family="table-column">
      <style:table-column-properties style:column-width="1.9271in" style:rel-column-width="23005*"/>
    </style:style>
    <style:style style:name="Table9.B" style:family="table-column">
      <style:table-column-properties style:column-width="3.5625in" style:rel-column-width="42530*"/>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agtregcallback" style:family="table">
      <style:table-properties style:width="5.4896in" fo:margin-left="0.7917in" fo:margin-right="0.9688in" table:align="margins" style:writing-mode="lr-tb"/>
    </style:style>
    <style:style style:name="agtregcallback.A" style:family="table-column">
      <style:table-column-properties style:column-width="1.9271in" style:rel-column-width="23005*"/>
    </style:style>
    <style:style style:name="agtregcallback.B" style:family="table-column">
      <style:table-column-properties style:column-width="3.5625in" style:rel-column-width="42530*"/>
    </style:style>
    <style:style style:name="agtregcallback.A1" style:family="table-cell">
      <style:table-cell-properties fo:padding="0.0382in" fo:border-left="0.0007in solid #000000" fo:border-right="none" fo:border-top="0.0007in solid #000000" fo:border-bottom="0.0007in solid #000000"/>
    </style:style>
    <style:style style:name="agtregcallback.B1" style:family="table-cell">
      <style:table-cell-properties fo:padding="0.0382in" fo:border="0.0007in solid #000000"/>
    </style:style>
    <style:style style:name="agtregcallback.A2" style:family="table-cell">
      <style:table-cell-properties fo:padding="0.0382in" fo:border-left="0.0007in solid #000000" fo:border-right="none" fo:border-top="none" fo:border-bottom="0.0007in solid #000000"/>
    </style:style>
    <style:style style:name="agtregcallback.B2" style:family="table-cell">
      <style:table-cell-properties fo:padding="0.0382in" fo:border-left="0.0007in solid #000000" fo:border-right="0.0007in solid #000000" fo:border-top="none" fo:border-bottom="0.0007in solid #000000"/>
    </style:style>
    <style:style style:name="Table7" style:family="table">
      <style:table-properties style:width="5.4896in" fo:margin-left="0.7917in" fo:margin-right="0.9688in" table:align="margins" style:writing-mode="lr-tb"/>
    </style:style>
    <style:style style:name="Table7.A" style:family="table-column">
      <style:table-column-properties style:column-width="1.9271in" style:rel-column-width="23005*"/>
    </style:style>
    <style:style style:name="Table7.B" style:family="table-column">
      <style:table-column-properties style:column-width="3.5625in" style:rel-column-width="4253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5.4896in" fo:margin-left="0.7917in" fo:margin-right="0.9688in" table:align="margins" style:writing-mode="lr-tb"/>
    </style:style>
    <style:style style:name="Table8.A" style:family="table-column">
      <style:table-column-properties style:column-width="1.9271in" style:rel-column-width="23005*"/>
    </style:style>
    <style:style style:name="Table8.B" style:family="table-column">
      <style:table-column-properties style:column-width="3.5625in" style:rel-column-width="4253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style:text-underline-style="solid" style:text-underline-width="auto" style:text-underline-color="font-color" fo:font-weight="bold" style:font-weight-asian="bold" style:font-weight-complex="bold"/>
    </style:style>
    <style:style style:name="P6" style:family="paragraph" style:parent-style-name="Table_20_Contents">
      <style:text-properties fo:font-weight="bold" style:font-weight-asian="bold" style:font-weight-complex="bold"/>
    </style:style>
    <style:style style:name="P7" style:family="paragraph" style:parent-style-name="Standard">
      <style:paragraph-properties fo:text-align="center" style:justify-single-word="false" style:vertical-align="middle"/>
    </style:style>
    <style:style style:name="P8" style:family="paragraph" style:parent-style-name="Standard">
      <style:paragraph-properties fo:text-align="center" style:justify-single-word="false" style:vertical-align="middle"/>
      <style:text-properties fo:font-size="18pt" style:font-size-asian="15.75pt" style:font-size-complex="18pt"/>
    </style:style>
    <style:style style:name="P9" style:family="paragraph" style:parent-style-name="Standard">
      <style:paragraph-properties fo:text-align="center" style:justify-single-word="false" style:vertical-align="middle"/>
      <style:text-properties fo:font-size="16pt" style:font-size-asian="14pt" style:font-size-complex="16pt"/>
    </style:style>
    <style:style style:name="P10" style:family="paragraph" style:parent-style-name="Example">
      <style:text-properties fo:font-weight="bold" style:font-weight-asian="bold" style:font-weight-complex="bold"/>
    </style:style>
    <style:style style:name="P11" style:family="paragraph" style:parent-style-name="Example">
      <style:text-properties fo:font-weight="normal" style:font-weight-asian="normal" style:font-weight-complex="normal"/>
    </style:style>
    <style:style style:name="P12" style:family="paragraph" style:parent-style-name="Table_20_Contents">
      <style:paragraph-properties fo:margin-left="0in" fo:margin-right="0.1in" fo:text-indent="0in" style:auto-text-indent="false"/>
    </style:style>
    <style:style style:name="P13" style:family="paragraph" style:parent-style-name="Table_20_Heading">
      <style:text-properties fo:font-weight="bold" style:font-weight-asian="bold" style:font-weight-complex="bold"/>
    </style:style>
    <style:style style:name="P14" style:family="paragraph" style:parent-style-name="Table_20_Heading">
      <style:text-properties fo:font-weight="normal" style:font-weight-asian="normal" style:font-weight-complex="normal"/>
    </style:style>
    <style:style style:name="P15" style:family="paragraph" style:parent-style-name="Contents_20_3">
      <style:paragraph-properties>
        <style:tab-stops>
          <style:tab-stop style:position="6.9165in" style:type="right" style:leader-style="dotted" style:leader-text="."/>
        </style:tab-stops>
      </style:paragraph-properties>
    </style:style>
    <style:style style:name="P16" style:family="paragraph" style:parent-style-name="Contents_20_1">
      <style:paragraph-properties>
        <style:tab-stops>
          <style:tab-stop style:position="7.25in" style:type="right" style:leader-style="dotted" style:leader-text="."/>
        </style:tab-stops>
      </style:paragraph-properties>
    </style:style>
    <style:style style:name="P17" style:family="paragraph" style:parent-style-name="Contents_20_2">
      <style:paragraph-properties>
        <style:tab-stops>
          <style:tab-stop style:position="7.0835in" style:type="right" style:leader-style="dotted" style:leader-text="."/>
        </style:tab-stops>
      </style:paragraph-properties>
    </style:style>
    <style:style style:name="P18" style:family="paragraph" style:parent-style-name="Text_20_body" style:list-style-name="L1">
      <style:text-properties fo:font-weight="bold" style:font-weight-asian="bold" style:font-weight-complex="bold"/>
    </style:style>
    <style:style style:name="P19" style:family="paragraph" style:parent-style-name="Text_20_body" style:list-style-name="L2">
      <style:text-properties fo:font-weight="bold" style:font-weight-asian="bold" style:font-weight-complex="bold"/>
    </style:style>
    <style:style style:name="P20" style:family="paragraph" style:parent-style-name="Text_20_body" style:list-style-name="L6">
      <style:text-properties fo:font-weight="bold" style:font-weight-asian="bold" style:font-weight-complex="bold"/>
    </style:style>
    <style:style style:name="P21" style:family="paragraph" style:parent-style-name="Text_20_body" style:list-style-name="L8">
      <style:text-properties fo:font-weight="bold" style:font-weight-asian="bold" style:font-weight-complex="bold"/>
    </style:style>
    <style:style style:name="P22" style:family="paragraph" style:parent-style-name="Text_20_body" style:list-style-name="L17">
      <style:text-properties fo:font-weight="bold" style:font-weight-asian="bold" style:font-weight-complex="bold"/>
    </style:style>
    <style:style style:name="P23" style:family="paragraph" style:parent-style-name="Text_20_body" style:list-style-name="L31">
      <style:text-properties fo:font-weight="bold" style:font-weight-asian="bold" style:font-weight-complex="bold"/>
    </style:style>
    <style:style style:name="P24" style:family="paragraph" style:parent-style-name="Text_20_body" style:list-style-name="L32">
      <style:text-properties fo:font-weight="bold" style:font-weight-asian="bold" style:font-weight-complex="bold"/>
    </style:style>
    <style:style style:name="P25" style:family="paragraph" style:parent-style-name="Text_20_body" style:list-style-name="L1">
      <style:text-properties fo:font-weight="normal" style:font-weight-asian="normal" style:font-weight-complex="normal"/>
    </style:style>
    <style:style style:name="P26" style:family="paragraph" style:parent-style-name="Text_20_body" style:list-style-name="L2">
      <style:text-properties fo:font-weight="normal" style:font-weight-asian="normal" style:font-weight-complex="normal"/>
    </style:style>
    <style:style style:name="P27" style:family="paragraph" style:parent-style-name="Text_20_body" style:list-style-name="L8">
      <style:text-properties fo:font-weight="normal" style:font-weight-asian="normal" style:font-weight-complex="normal"/>
    </style:style>
    <style:style style:name="P28" style:family="paragraph" style:parent-style-name="Text_20_body" style:list-style-name="L10">
      <style:text-properties fo:font-weight="normal" style:font-weight-asian="normal" style:font-weight-complex="normal"/>
    </style:style>
    <style:style style:name="P29" style:family="paragraph" style:parent-style-name="Text_20_body" style:list-style-name="L16">
      <style:text-properties fo:font-weight="normal" style:font-weight-asian="normal" style:font-weight-complex="normal"/>
    </style:style>
    <style:style style:name="P30" style:family="paragraph" style:parent-style-name="Text_20_body" style:list-style-name="L19">
      <style:text-properties fo:font-weight="normal" style:font-weight-asian="normal" style:font-weight-complex="normal"/>
    </style:style>
    <style:style style:name="P31" style:family="paragraph" style:parent-style-name="Text_20_body" style:list-style-name="L20">
      <style:text-properties fo:font-weight="normal" style:font-weight-asian="normal" style:font-weight-complex="normal"/>
    </style:style>
    <style:style style:name="P32" style:family="paragraph" style:parent-style-name="Text_20_body" style:list-style-name="L26">
      <style:text-properties fo:font-weight="normal" style:font-weight-asian="normal" style:font-weight-complex="normal"/>
    </style:style>
    <style:style style:name="P33" style:family="paragraph" style:parent-style-name="Text_20_body" style:list-style-name="L31">
      <style:text-properties fo:font-weight="normal" style:font-weight-asian="normal" style:font-weight-complex="normal"/>
    </style:style>
    <style:style style:name="P34" style:family="paragraph" style:parent-style-name="Text_20_body" style:list-style-name="L32">
      <style:text-properties fo:font-weight="normal" style:font-weight-asian="normal" style:font-weight-complex="normal"/>
    </style:style>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5"/>
    <style:style style:name="P39" style:family="paragraph" style:parent-style-name="Text_20_body" style:list-style-name="L7"/>
    <style:style style:name="P40" style:family="paragraph" style:parent-style-name="Text_20_body" style:list-style-name="L8"/>
    <style:style style:name="P41" style:family="paragraph" style:parent-style-name="Text_20_body" style:list-style-name="L8">
      <style:text-properties fo:color="#b80047"/>
    </style:style>
    <style:style style:name="P42" style:family="paragraph" style:parent-style-name="Text_20_body" style:list-style-name="L9"/>
    <style:style style:name="P43" style:family="paragraph" style:parent-style-name="Text_20_body" style:list-style-name="L10"/>
    <style:style style:name="P44" style:family="paragraph" style:parent-style-name="Text_20_body" style:list-style-name="L11"/>
    <style:style style:name="P45" style:family="paragraph" style:parent-style-name="Text_20_body" style:list-style-name="L12"/>
    <style:style style:name="P46" style:family="paragraph" style:parent-style-name="Text_20_body" style:list-style-name="L13"/>
    <style:style style:name="P47" style:family="paragraph" style:parent-style-name="Text_20_body" style:list-style-name="L14"/>
    <style:style style:name="P48" style:family="paragraph" style:parent-style-name="Text_20_body" style:list-style-name="L15"/>
    <style:style style:name="P49" style:family="paragraph" style:parent-style-name="Text_20_body" style:list-style-name="L16"/>
    <style:style style:name="P50" style:family="paragraph" style:parent-style-name="Text_20_body" style:list-style-name="L17"/>
    <style:style style:name="P51" style:family="paragraph" style:parent-style-name="Text_20_body" style:list-style-name="L18"/>
    <style:style style:name="P52" style:family="paragraph" style:parent-style-name="Text_20_body" style:list-style-name="L20"/>
    <style:style style:name="P53" style:family="paragraph" style:parent-style-name="Text_20_body" style:list-style-name="L21"/>
    <style:style style:name="P54" style:family="paragraph" style:parent-style-name="Text_20_body" style:list-style-name="L22"/>
    <style:style style:name="P55" style:family="paragraph" style:parent-style-name="Text_20_body" style:list-style-name="L23"/>
    <style:style style:name="P56" style:family="paragraph" style:parent-style-name="Text_20_body" style:list-style-name="L24"/>
    <style:style style:name="P57" style:family="paragraph" style:parent-style-name="Text_20_body" style:list-style-name="L25"/>
    <style:style style:name="P58" style:family="paragraph" style:parent-style-name="Text_20_body" style:list-style-name="L26"/>
    <style:style style:name="P59" style:family="paragraph" style:parent-style-name="Text_20_body" style:list-style-name="L27"/>
    <style:style style:name="P60" style:family="paragraph" style:parent-style-name="Text_20_body" style:list-style-name="L28"/>
    <style:style style:name="P61" style:family="paragraph" style:parent-style-name="Text_20_body" style:list-style-name="L29"/>
    <style:style style:name="P62" style:family="paragraph" style:parent-style-name="Text_20_body" style:list-style-name="L30"/>
    <style:style style:name="P63" style:family="paragraph" style:parent-style-name="Text_20_body" style:list-style-name="L31"/>
    <style:style style:name="P64" style:family="paragraph" style:parent-style-name="Text_20_body" style:list-style-name="L32"/>
    <style:style style:name="P65" style:family="paragraph" style:parent-style-name="Text_20_body" style:list-style-name="L33"/>
    <style:style style:name="P66" style:family="paragraph" style:parent-style-name="Heading_20_1">
      <style:paragraph-properties fo:break-before="page"/>
    </style:style>
    <style:style style:name="P67" style:family="paragraph" style:parent-style-name="Heading_20_3">
      <style:text-properties fo:font-weight="bold" style:font-weight-asian="bold" style:font-weight-complex="bold"/>
    </style:style>
    <style:style style:name="P68" style:family="paragraph" style:parent-style-name="Table_20_of_20_Contents_20_Page_20_Title" style:master-page-name="Standard">
      <style:paragraph-properties style:page-number="1" fo:break-before="auto" fo:break-after="auto" style:shadow="none"/>
    </style:style>
    <style:style style:name="P69" style:family="paragraph" style:parent-style-name="Title_20_Page_20_Title" style:master-page-name="First_20_Page">
      <style:paragraph-properties fo:text-align="center" style:justify-single-word="false" style:page-number="auto" style:vertical-align="middle"/>
    </style:style>
    <style:style style:name="P70" style:family="paragraph" style:parent-style-name="Example" style:list-style-name="L7"/>
    <style:style style:name="P71" style:family="paragraph" style:parent-style-name="Example" style:list-style-name="L8"/>
    <style:style style:name="P72" style:family="paragraph" style:parent-style-name="Example" style:list-style-name="L8">
      <style:text-properties fo:font-weight="normal" style:font-weight-asian="normal" style:font-weight-complex="normal"/>
    </style:style>
    <style:style style:name="P73" style:family="paragraph" style:parent-style-name="Example" style:list-style-name="L8">
      <style:paragraph-properties fo:margin-left="0in" fo:margin-right="0in" fo:text-indent="0in" style:auto-text-indent="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Yuma<text:span text:style-name="T3">®</text:span> Developer Manual</text:p>
      <text:p text:style-name="P7"/>
      <text:p text:style-name="P8"/>
      <text:p text:style-name="P8"/>
      <text:p text:style-name="P8"/>
      <text:p text:style-name="P9">YANG-Based Unified Modular Automation Tools</text:p>
      <text:p text:style-name="P68">Table Of Contents</text:p>
      <text:table-of-content text:style-name="Sect1" text:protected="true" text:name="Table of Contents1">
        <text:table-of-content-source text:outline-level="10">
          <text:index-title-template text:style-name="Contents_20_Heading">Yuma Developer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Developer Manual</text:p>
          </text:index-title>
          <text:p text:style-name="P16">1 Preface<text:tab/>4</text:p>
          <text:p text:style-name="P17">1.1 Legal Statements<text:tab/>4</text:p>
          <text:p text:style-name="P17">1.2 Restricted Rights Legend<text:tab/>4</text:p>
          <text:p text:style-name="P17">1.3 Additional Resources<text:tab/>4</text:p>
          <text:p text:style-name="P15">1.3.1 WEB Sites<text:tab/>4</text:p>
          <text:p text:style-name="P15">1.3.2 Mailing Lists<text:tab/>5</text:p>
          <text:p text:style-name="P17">1.4 Conventions Used in this Document<text:tab/>5</text:p>
          <text:p text:style-name="P16">2 Software Overview<text:tab/>6</text:p>
          <text:p text:style-name="P17">2.1 Introduction<text:tab/>6</text:p>
          <text:p text:style-name="P15">2.1.1 Intended Audience<text:tab/>6</text:p>
          <text:p text:style-name="P15">2.1.2 What does Yuma Do?<text:tab/>6</text:p>
          <text:p text:style-name="P15">2.1.3 What is a Yuma Root?<text:tab/>7</text:p>
          <text:p text:style-name="P15">2.1.4 Searching Yuma Roots<text:tab/>8</text:p>
          <text:p text:style-name="P15">2.1.5 What is a SIL?<text:tab/>9</text:p>
          <text:p text:style-name="P15">2.1.6 Basic Development Steps<text:tab/>9</text:p>
          <text:p text:style-name="P17">2.2 Yuma Source Files<text:tab/>10</text:p>
          <text:p text:style-name="P15">2.2.1 src/ncx Directory<text:tab/>10</text:p>
          <text:p text:style-name="P15">2.2.2 src/platform Directory<text:tab/>12</text:p>
          <text:p text:style-name="P15">2.2.3 src/agt Directory<text:tab/>13</text:p>
          <text:p text:style-name="P15">2.2.4 src/mgr Directory<text:tab/>14</text:p>
          <text:p text:style-name="P15">2.2.5 src/subsys Directory<text:tab/>15</text:p>
          <text:p text:style-name="P15">2.2.6 src/netconfd Directory<text:tab/>15</text:p>
          <text:p text:style-name="P15">2.2.7 src/yangcli Directory<text:tab/>15</text:p>
          <text:p text:style-name="P15">2.2.8 src/yangdiff Directory<text:tab/>16</text:p>
          <text:p text:style-name="P15">2.2.9 src/yangdump Directory<text:tab/>16</text:p>
          <text:p text:style-name="P17">2.3 Server Design<text:tab/>17</text:p>
          <text:p text:style-name="P15">2.3.1 YANG Native Operation<text:tab/>18</text:p>
          <text:p text:style-name="P15">2.3.2 YANG Object Tree<text:tab/>19</text:p>
          <text:p text:style-name="P15">2.3.3 YANG Data Tree<text:tab/>20</text:p>
          <text:p text:style-name="P15">2.3.4 Service Layering<text:tab/>21</text:p>
          <text:p text:style-name="P15">2.3.5 Session Control Block<text:tab/>22</text:p>
          <text:p text:style-name="P15">2.3.6 Main ncxserver Loop<text:tab/>22</text:p>
          <text:p text:style-name="P15">2.3.7 SIL Callback Functions<text:tab/>24</text:p>
          <text:p text:style-name="P17">2.4 Server Operation<text:tab/>25</text:p>
          <text:p text:style-name="P15">2.4.1 Initialization<text:tab/>25</text:p>
          <text:p text:style-name="P15">2.4.2 Loading Modules and SIL Code<text:tab/>26</text:p>
          <text:p text:style-name="P15">2.4.3 Core Module Initialization<text:tab/>27</text:p>
          <text:p text:style-name="P15">2.4.4 Startup Configuration Processing<text:tab/>27</text:p>
          <text:p text:style-name="P15">2.4.5 Process an Incoming &lt;rpc&gt; Request<text:tab/>28</text:p>
          <text:p text:style-name="P15">2.4.6 Edit the Database<text:tab/>29</text:p>
          <text:p text:style-name="P17">2.5 Built-in Server Modules<text:tab/>31</text:p>
          <text:p text:style-name="P15">2.5.1 ietf-inet-types.yang<text:tab/>31</text:p>
          <text:p text:style-name="P15">2.5.2 ietf-netconf-monitoring.yang<text:tab/>31</text:p>
          <text:p text:style-name="P15">2.5.3 ietf-with-defaults.yang<text:tab/>31</text:p>
          <text:p text:style-name="P15">2.5.4 ietf-yang-types.yang<text:tab/>31</text:p>
          <text:p text:style-name="P15"><text:soft-page-break/>2.5.5 nc-notifications.yang<text:tab/>32</text:p>
          <text:p text:style-name="P15">2.5.6 notifications.yang<text:tab/>32</text:p>
          <text:p text:style-name="P15">2.5.7 yuma-app-common.yang<text:tab/>32</text:p>
          <text:p text:style-name="P15">2.5.8 yuma-interfaces.yang<text:tab/>32</text:p>
          <text:p text:style-name="P15">2.5.9 yuma-mysession.yang<text:tab/>32</text:p>
          <text:p text:style-name="P15">2.5.10 yuma-nacm.yang<text:tab/>32</text:p>
          <text:p text:style-name="P15">2.5.11 yuma-ncx.yang<text:tab/>32</text:p>
          <text:p text:style-name="P15">2.5.12 yuma-netconf.yang<text:tab/>33</text:p>
          <text:p text:style-name="P15">2.5.13 yuma-proc.yang<text:tab/>33</text:p>
          <text:p text:style-name="P15">2.5.14 yuma-system.yang<text:tab/>33</text:p>
          <text:p text:style-name="P15">2.5.15 yuma-types.yang<text:tab/>33</text:p>
          <text:p text:style-name="P16">3 YANG Objects and Data Nodes<text:tab/>33</text:p>
          <text:p text:style-name="P17">3.1 Object Definition Tree<text:tab/>33</text:p>
          <text:p text:style-name="P15">3.1.1 Object Node Types<text:tab/>34</text:p>
          <text:p text:style-name="P15">3.1.2 Object Node Template (obj_template_t)<text:tab/>35</text:p>
          <text:p text:style-name="P15">3.1.3 obj_template_t Access Functions<text:tab/>37</text:p>
          <text:p text:style-name="P17">3.2 Data Tree<text:tab/>39</text:p>
          <text:p text:style-name="P15">3.2.1 Data Node Types<text:tab/>40</text:p>
          <text:p text:style-name="P15">3.2.2 Yuma Data Node Edit Variables (val_editvars_t)<text:tab/>42</text:p>
          <text:p text:style-name="P15">3.2.3 Yuma Data Nodes (val_value_t)<text:tab/>43</text:p>
          <text:p text:style-name="P15">3.2.4 val_value_t Access Macros<text:tab/>47</text:p>
          <text:p text:style-name="P15">3.2.5 val_value_t Access Functions<text:tab/>48</text:p>
          <text:p text:style-name="P15">3.2.6 SIL Utility Functions<text:tab/>53</text:p>
          <text:p text:style-name="P16">4 SIL External Interface<text:tab/>54</text:p>
          <text:p text:style-name="P17">4.1 Stage 1 Initialization<text:tab/>55</text:p>
          <text:p text:style-name="P17">4.2 Stage 2 Initialization<text:tab/>58</text:p>
          <text:p text:style-name="P17">4.3 Cleanup<text:tab/>59</text:p>
          <text:p text:style-name="P16">5 SIL Callback Interface<text:tab/>60</text:p>
          <text:p text:style-name="P17">5.1 RPC Operation Interface<text:tab/>61</text:p>
          <text:p text:style-name="P15">5.1.1 RPC Callback Initialization<text:tab/>62</text:p>
          <text:p text:style-name="P15">5.1.2 RPC Message Header<text:tab/>62</text:p>
          <text:p text:style-name="P15">5.1.3 SIL Support Functions For RPC Operations<text:tab/>65</text:p>
          <text:p text:style-name="P15">5.1.4 RPC Validate Callback Function<text:tab/>66</text:p>
          <text:p text:style-name="P15">5.1.5 RPC Invoke Callback Function<text:tab/>69</text:p>
          <text:p text:style-name="P15">5.1.6 RPC Post Reply Callback Function<text:tab/>73</text:p>
          <text:p text:style-name="P17">5.2 Database Operations<text:tab/>75</text:p>
          <text:p text:style-name="P15">5.2.1 Database Template (cfg_template_t)<text:tab/>76</text:p>
          <text:p text:style-name="P15">5.2.2 Database Access Functions<text:tab/>77</text:p>
          <text:p text:style-name="P15">5.2.3 Database Callback Initialization and Cleanup<text:tab/>78</text:p>
          <text:p text:style-name="P15">5.2.4 Database Edit Validate Callback Function<text:tab/>81</text:p>
          <text:p text:style-name="P15">5.2.5 Database Edit Apply Callback Function<text:tab/>82</text:p>
          <text:p text:style-name="P15">5.2.6 Database Edit Commit Callback Function<text:tab/>82</text:p>
          <text:p text:style-name="P15">5.2.7 Database Edit Rollback Callback Function<text:tab/>82</text:p>
          <text:p text:style-name="P15">5.2.8 Database Virtual Node Get Callback Function<text:tab/>83</text:p>
          <text:p text:style-name="P17">5.3 Notifications<text:tab/>83</text:p>
          <text:p text:style-name="P15">5.3.1 Notification Send Function<text:tab/>83</text:p>
          <text:p text:style-name="P16">6 Development Environment<text:tab/>83</text:p>
          <text:p text:style-name="P17">6.1 Programs and Libraries Needed<text:tab/>83</text:p>
          <text:p text:style-name="P17">6.2 Platform Profile<text:tab/>84</text:p>
          <text:p text:style-name="P17">6.3 SIL Makefile<text:tab/>84</text:p>
          <text:p text:style-name="P15"><text:soft-page-break/>6.3.1 Build Targets<text:tab/>84</text:p>
          <text:p text:style-name="P15">6.3.2 Command Line Build Options<text:tab/>84</text:p>
          <text:p text:style-name="P17">6.4 Creating a SIL<text:tab/>85</text:p>
          <text:p text:style-name="P15">6.4.1 Create or Obtain the YANG File(s)<text:tab/>85</text:p>
          <text:p text:style-name="P15">6.4.2 Setup the Build Environment<text:tab/>85</text:p>
          <text:p text:style-name="P15">6.4.3 Generate the Initial C Source Code<text:tab/>85</text:p>
          <text:p text:style-name="P15">6.4.4 Fill in the Data Model Specific Code<text:tab/>85</text:p>
          <text:p text:style-name="P15">6.4.5 Build the SIL library<text:tab/>85</text:p>
          <text:p text:style-name="P15">6.4.6 Install the SIL Library<text:tab/>85</text:p>
          <text:p text:style-name="P15">6.4.7 Add the Module to the Server Configuration<text:tab/>85</text:p>
          <text:p text:style-name="P17">6.5 Module Partitioning With YANG Features<text:tab/>85</text:p>
          <text:p text:style-name="P15">6.5.1 Static Features<text:tab/>85</text:p>
          <text:p text:style-name="P15">6.5.2 Dynamic Features<text:tab/>85</text:p>
          <text:p text:style-name="P15">6.5.3 Configuration Parameters for Controlling Features<text:tab/>85</text:p>
          <text:p text:style-name="P16">7 Runtime Environment<text:tab/>86</text:p>
          <text:p text:style-name="P17">7.1 Memory Management<text:tab/>86</text:p>
          <text:p text:style-name="P17">7.2 Capability Management<text:tab/>86</text:p>
          <text:p text:style-name="P17">7.3 Session Management<text:tab/>86</text:p>
          <text:p text:style-name="P17">7.4 Database Management<text:tab/>86</text:p>
          <text:p text:style-name="P17">7.5 Network Input and Output<text:tab/>87</text:p>
          <text:p text:style-name="P17">7.6 Logging and Debugging<text:tab/>87</text:p>
          <text:p text:style-name="P17">7.7 XML<text:tab/>87</text:p>
          <text:p text:style-name="P17">7.8 XPath<text:tab/>87</text:p>
          <text:p text:style-name="P17">7.9 YANG Data Structures<text:tab/>87</text:p>
          <text:p text:style-name="P17">7.10 NETCONF Operations<text:tab/>87</text:p>
          <text:p text:style-name="P17">7.11RPC Reply Generation<text:tab/>87</text:p>
          <text:p text:style-name="P17">7.12 RPC Error Reporting<text:tab/>87</text:p>
          <text:p text:style-name="P17">7.13 Notifications<text:tab/>87</text:p>
          <text:p text:style-name="P17">7.14 Retrieval Filtering<text:tab/>87</text:p>
          <text:p text:style-name="P17">7.15 Access Control<text:tab/>87</text:p>
          <text:p text:style-name="P17">7.16 Message Flows<text:tab/>88</text:p>
          <text:p text:style-name="P17">7.17 Automation Control<text:tab/>89</text:p>
          <text:p text:style-name="P15">7.17.1 YANG Language Extensions<text:tab/>89</text:p>
        </text:index-body>
      </text:table-of-content>
      <text:p text:style-name="P3"/>
      <text:h text:style-name="P66" text:outline-level="1"><text:s/>Preface</text:h>
      <text:h text:style-name="Heading_20_2" text:outline-level="2"><text:s/><text:bookmark-start text:name="RH_PD_TOC_BK"/>Legal Statements</text:h>
      <text:p text:style-name="Text_20_body">Copyright 2009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text:span text:style-name="T2"><text:tab/>Yuma Tools</text:span><text:span text:style-name="T3">® </text:span><text:s/>Quickstart Guide</text:p>
      <text:p text:style-name="Text_20_body"/>
      <text:p text:style-name="Text_20_body">Depending on the version of Yuma you purchased, other documentation includes:</text:p>
      <text:p text:style-name="Text_20_body"><text:span text:style-name="T2"><text:tab/>Yuma Tools</text:span><text:span text:style-name="T3">® </text:span><text:s/>User Manual</text:p>
      <text:p text:style-name="Text_20_body"/>
      <text:p text:style-name="Text_20_body">To obtain additional support you may email InterWorking Labs at this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221800078" text:style-name="L1">
        <text:list-item>
          <text:p text:style-name="P18">Yuma Tools Home Page</text:p>
          <text:list>
            <text:list-item>
              <text:p text:style-name="P25">http://yuma.iwl.com/</text:p>
            </text:list-item>
            <text:list-item>
              <text:p text:style-name="P25">Official home page for Yuma Tools information</text:p>
            </text:list-item>
          </text:list>
        </text:list-item>
      </text:list>
      <text:list xml:id="list543639790" text:style-name="L2">
        <text:list-item>
          <text:p text:style-name="P19">Netconf Central</text:p>
          <text:list>
            <text:list-item>
              <text:p text:style-name="P35"><text:a xlink:type="simple" xlink:href="http://www.netconfcentral.org/">http://www.netconfcentral.org/</text:a></text:p>
            </text:list-item>
            <text:list-item>
              <text:p text:style-name="P35">Free information on NETCONF and YANG, tutorials, on-line YANG module validation and documentation database </text:p>
            </text:list-item>
          </text:list>
        </text:list-item>
        <text:list-item>
          <text:p text:style-name="P19"><text:soft-page-break/>Yang Central</text:p>
          <text:list>
            <text:list-item>
              <text:p text:style-name="P35"><text:a xlink:type="simple" xlink:href="http://www.yang-central.org/">http://www.yang-central.org</text:a></text:p>
            </text:list-item>
            <text:list-item>
              <text:p text:style-name="P35">Free information and tutorials on YANG, free YANG tools for download</text:p>
            </text:list-item>
          </text:list>
        </text:list-item>
        <text:list-item>
          <text:p text:style-name="P19">NETCONF Working Group Wiki Page</text:p>
          <text:list>
            <text:list-item>
              <text:p text:style-name="P26"><text:a xlink:type="simple" xlink:href="http://trac.tools.ietf.org/wg/netconf/trac/wiki">http://trac.tools.ietf.org/wg/netconf/trac/wiki</text:a></text:p>
            </text:list-item>
            <text:list-item>
              <text:p text:style-name="P26">Free information on NETCONF standardization activities and NETCONF implementations</text:p>
            </text:list-item>
          </text:list>
        </text:list-item>
        <text:list-item>
          <text:p text:style-name="P19">NETCONF WG Status Page</text:p>
          <text:list>
            <text:list-item>
              <text:p text:style-name="P26">http://tools.ietf.org/wg/netconf/</text:p>
            </text:list-item>
            <text:list-item>
              <text:p text:style-name="P26">IETF Internet draft status for NETCONF documents</text:p>
            </text:list-item>
          </text:list>
        </text:list-item>
        <text:list-item>
          <text:p text:style-name="P19">libsmi Home Page</text:p>
          <text:list>
            <text:list-item>
              <text:p text:style-name="P26"><text:a xlink:type="simple" xlink:href="http://www.ibr.cs.tu-bs.de/projects/libsmi/">http://www.ibr.cs.tu-bs.de/projects/libsmi/</text:a></text:p>
            </text:list-item>
            <text:list-item>
              <text:p text:style-name="P26">Free tools such as smidump, to convert SMIv2 to YANG</text:p>
            </text:list-item>
          </text:list>
        </text:list-item>
      </text:list>
      <text:h text:style-name="Heading_20_3" text:outline-level="3"><text:s/>Mailing Lists</text:h>
      <text:list xml:id="list216216735" text:style-name="L3">
        <text:list-item>
          <text:p text:style-name="P36"><text:span text:style-name="Internet_20_link"><text:span text:style-name="T1">NETCONF Working Group</text:span></text:span></text:p>
          <text:list>
            <text:list-item>
              <text:p text:style-name="P36"><text:span text:style-name="Internet_20_link">http://www.ietf.org/html.charters/netconf-charter.html</text:span></text:p>
            </text:list-item>
            <text:list-item>
              <text:p text:style-name="P36"><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36"><text:span text:style-name="Internet_20_link"><text:span text:style-name="T1">NETMOD Working Group</text:span></text:span></text:p>
          <text:list>
            <text:list-item>
              <text:p text:style-name="P36"><text:a xlink:type="simple" xlink:href="http://www.ietf.org/html.charters/netmod-charter.html"><text:span text:style-name="Internet_20_link">http://www.ietf.org/html.charters/netmod-charter.html</text:span></text:a></text:p>
            </text:list-item>
            <text:list-item>
              <text:p text:style-name="P36"><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6">--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6">&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6">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6">$$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6">$$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p text:style-name="Text_20_body"><text:span text:style-name="Internet_20_link"/></text:p>
      <text:h text:style-name="P66" text:outline-level="1"><text:s/>Software Overview</text:h>
      <text:p text:style-name="Text_20_body"/>
      <text:p text:style-name="Text_20_body"><draw:frame draw:style-name="fr1" draw:name="graphics3" text:anchor-type="paragraph" svg:width="6.4811in" svg:height="4.9925in" draw:z-index="2"><draw:image xlink:href="Pictures/10000000000003C0000002D0C05663F7.png" xlink:type="simple" xlink:show="embed" xlink:actuate="onLoad"/></draw:frame></text:p>
      <text:h text:style-name="Heading_20_2" text:outline-level="2"><text:s/>Introduction</text:h>
      <text:p text:style-name="Text_20_body">Refer to section 3 of the Yuma User Manual for a complete introduction to Yuma Tools.</text:p>
      <text:p text:style-name="Text_20_body">This section focuses on the software development aspects of NETCONF, YANG, and the <text:span text:style-name="T1">netconfd</text:span> server.</text:p>
      <text:h text:style-name="Heading_20_3" text:outline-level="3"><text:s/>Intended Audience</text:h>
      <text:p text:style-name="Text_20_body">This document is intended for developers of server instrumentation library software, which can be used with the programs in the Yuma suite. <text:s/>It covers the design and operation of the <text:span text:style-name="T1">netconfd</text:span> server, and the development of server instrumentation library code, intended for use with the <text:span text:style-name="T1">netconfd</text:span> server.</text:p>
      <text:h text:style-name="Heading_20_3" text:outline-level="3"><text:s/>What does Yuma Do?</text:h>
      <text:p text:style-name="Text_20_body"><text:soft-page-break/>The Yuma Tools suite provides automated support for development and usage of network management information. <text:s/>Refer to the Yuma User Guide for an introduction to the YANG data modeling language and the NETCONF protocol.</text:p>
      <text:p text:style-name="Text_20_body">This section describes the Yuma development environment and the basic tasks that a software developer needs to perform, in order to integrate YANG module instrumentation into a device.</text:p>
      <text:p text:style-name="Text_20_body">This manual contains the following information:</text:p>
      <text:list xml:id="list893359166" text:style-name="L4">
        <text:list-item>
          <text:p text:style-name="P37">Yuma Development Environment</text:p>
        </text:list-item>
        <text:list-item>
          <text:p text:style-name="P37">Yuma Runtime Environment</text:p>
        </text:list-item>
        <text:list-item>
          <text:p text:style-name="P37">Yuma Source Code Overview</text:p>
        </text:list-item>
        <text:list-item>
          <text:p text:style-name="P37">Yuma Server Instrumentation Library Development Guide</text:p>
        </text:list-item>
      </text:list>
      <text:p text:style-name="Text_20_body">Yuma Tools programs are written in the C programming language, using the 'gnu99' C standard, and should be easily integrated into any operating system or embedded device that supports the Gnu C compiler.</text:p>
      <text:p text:style-name="Text_20_body"/>
      <text:h text:style-name="Heading_20_3" text:outline-level="3"><text:s/>What is a Yuma Root?</text:h>
      <text:p text:style-name="Text_20_body"/>
      <text:p text:style-name="Text_20_body"><draw:frame draw:style-name="fr1" draw:name="graphics12" text:anchor-type="paragraph" svg:width="6.7902in" svg:height="5.2492in" draw:z-index="10"><draw:image xlink:href="Pictures/100002010000028C000001F88141CB0F.png" xlink:type="simple" xlink:show="embed" xlink:actuate="onLoad"/></draw:frame></text:p>
      <text:p text:style-name="Text_20_body"><text:soft-page-break/>The Yuma Tools programs will search for some types of files in default locations</text:p>
      <text:list xml:id="list74428385" text:style-name="L5">
        <text:list-item>
          <text:p text:style-name="P38"><text:span text:style-name="T1">YANG Modules</text:span>: <text:s/>The 'modules' sub-directory is used as the root of the YANG module library.</text:p>
        </text:list-item>
        <text:list-item>
          <text:p text:style-name="P38"><text:span text:style-name="T1">Client Scripts</text:span>: The yangcli program looks in the 'scripts' sub-directory for user scripts.</text:p>
        </text:list-item>
        <text:list-item>
          <text:p text:style-name="P38"><text:span text:style-name="T1">Program Data</text:span>: The yangcli and netconfd programs look for saved data structures in the 'data' sub-directory.</text:p>
        </text:list-item>
      </text:list>
      <text:h text:style-name="Heading_20_3" text:outline-level="3"><text:s/>Searching Yuma Roots</text:h>
      <text:p text:style-name="Text_20_body"/>
      <text:p text:style-name="Text_20_body"><draw:frame draw:style-name="fr1" draw:name="graphics13" text:anchor-type="paragraph" svg:width="6.8425in" svg:height="5.2807in" draw:z-index="11"><draw:image xlink:href="Pictures/1000020100000291000001FB257E3C42.png" xlink:type="simple" xlink:show="embed" xlink:actuate="onLoad"/></draw:frame></text:p>
      <text:p text:style-name="P5">1) $HOME Directory</text:p>
      <text:p text:style-name="Text_20_body">The first Yuma root checked when searching for files is the directory identified by the $HOME environment variable. <text:s/>If a '<text:span text:style-name="T1">$HOME/modules</text:span>', '<text:span text:style-name="T1">$HOME/data</text:span>'. and/or '<text:span text:style-name="T1">$HOME/scripts</text:span>' directory exists, then it will be checked for the specified file(s).</text:p>
      <text:p text:style-name="Text_20_body"/>
      <text:p text:style-name="P5">2) The $YUMA_HOME Directory</text:p>
      <text:p text:style-name="Text_20_body">The second Yuma root checked when searching for files is the directory identified by the $YUMA_HOME environment variable. <text:s/>This is usually set to private work directory, but a shared directory could be <text:soft-page-break/>used as well. <text:s/>If a '<text:span text:style-name="T1">$YUMA_HOME/modules</text:span>', '<text:span text:style-name="T1">$YUMA_HOME/data</text:span>'. and/or '<text:span text:style-name="T1">$YUMA_HOME/scripts</text:span>' directory exists, then it will be checked for the specified file(s).</text:p>
      <text:p text:style-name="Text_20_body"/>
      <text:p text:style-name="P5">3) The $YUMA_INSTALL Directory</text:p>
      <text:p text:style-name="Text_20_body">The last Yuma root checked when searching for files is the directory identified by the $YUMA_INSTALL environment variable. <text:s/>If it is not set, then the default value of '/<text:span text:style-name="T1">usr/share/yuma</text:span>' is used instead. This is usually set to the public directory where all users should find the default modules. <text:s/>If a '<text:span text:style-name="T1">$YUMA_INSTALL/modules</text:span>', '<text:span text:style-name="T1">$YUMA_INSTALL/data</text:span>'. and/or '<text:span text:style-name="T1">$YUMA_INSTALL/scripts</text:span>' directory exists, then it will be checked for the specified file(s).</text:p>
      <text:h text:style-name="Heading_20_3" text:outline-level="3"><text:s/>What is a SIL?</text:h>
      <text:p text:style-name="Text_20_body">A SIL is a Server Instrumentation Library. <text:s/>It contains the 'glue code' that binds YANG content (managed by the <text:span text:style-name="T1">netconfd</text:span> server), to your networking device, which implements the specific behavior, as defined by the YANG module statements.</text:p>
      <text:p text:style-name="Text_20_body">The <text:span text:style-name="T1">netconfd</text:span> server handles all aspects of the NETCONF protocol operation, except data model semantics that are contained in description statements. <text:s/>The server uses YANG files directly, loaded at boot-time or run-time, to manage all NETCONF content, operations, and notifications.</text:p>
      <text:p text:style-name="Text_20_body">Callback functions are used to hook device and data model specific behavior to database objects and RPC operations. <text:s/>The <text:span text:style-name="T1">yangdump</text:span> program is used to generate the initialization, cleanup, and 'empty' callback functions for a particular YANG module. <text:s/>The callback functions are then completed (by you), as required by the YANG module semantics. <text:s/>This code is then compiled as a shared library and made available to the <text:span text:style-name="T1">netconfd</text:span> server. <text:s/>The 'load' command (via CLI, configuration file, protocol operation) is used (by the operator) to activate the YANG module and its SIL.</text:p>
      <text:h text:style-name="Heading_20_3" text:outline-level="3"><text:s/>Basic Development Steps</text:h>
      <text:p text:style-name="Text_20_body">The steps needed to create server instrumentation for use within Yuma are as follows:</text:p>
      <text:list xml:id="list2079675379" text:style-name="L6">
        <text:list-item>
          <text:p text:style-name="P20">Create the YANG module data model <text:span text:style-name="T4">definition, or use an existing YANG module.</text:span></text:p>
        </text:list-item>
      </text:list>
      <text:list xml:id="list693209235" text:style-name="L7">
        <text:list-item>
          <text:list>
            <text:list-item>
              <text:p text:style-name="P39">Validate the YANG module with the <text:span text:style-name="T1">yangdump</text:span> program and make sure it does not contain any errors. <text:s/>All warnings should also be examined to determine if they indicate data modeling bugs or not.</text:p>
            </text:list-item>
            <text:list-item>
              <text:p text:style-name="P70">Example toaster.yang</text:p>
            </text:list-item>
          </text:list>
        </text:list-item>
        <text:list-item>
          <text:p text:style-name="P39">Make sure the <text:span text:style-name="T1">$$YUMA_HOME</text:span> environment variable is defined, and pointing to your Yuma development tree.</text:p>
        </text:list-item>
        <text:list-item>
          <text:p text:style-name="P39"><text:span text:style-name="T1">Create a SIL development subtree</text:span> </text:p>
        </text:list-item>
      </text:list>
      <text:list xml:id="list1179000598" text:style-name="L8">
        <text:list-item>
          <text:list>
            <text:list-item>
              <text:p text:style-name="P40">Generate the directory structure and the Makefile with the <text:span text:style-name="T1">make_sil-_ir</text:span> script, installed in the<text:span text:style-name="T1"> /usr/bin</text:span> directory. <text:s/>This step will also call yangdump to generate the initial H and C files file the SIL.</text:p>
            </text:list-item>
            <text:list-item>
              <text:p text:style-name="P71">Example: mydir&gt; <text:span text:style-name="T1">make_sil_dir toaster</text:span></text:p>
              <text:p text:style-name="P73"/>
            </text:list-item>
          </text:list>
        </text:list-item>
        <text:list-item>
          <text:p text:style-name="P40"><text:span text:style-name="T1">Use your text editor to fill in the device-specific instrumentation </text:span>for each object, RPC method, and notification. <text:s/>Almost all possible NETCONF-specific code is either handled in the central stack, or generated automatically. so this code is responsible for implementing the semantics of the YANG data model.</text:p>
          <text:list>
            <text:list-item>
              <text:p text:style-name="P41">You can mostly ignore the developer manual if you look in the auto-generated code for C comments to 'begin add your code here' and end add your code here'. <text:s/>All database <text:soft-page-break/>operations and YANG machine-readable constructs are handled by the server, so the only code needed are the hooks from the data model to the device instrumentation.</text:p>
            </text:list-item>
          </text:list>
        </text:list-item>
        <text:list-item>
          <text:p text:style-name="P21">Compile your code</text:p>
          <text:list>
            <text:list-item>
              <text:p text:style-name="P40">Use the 'make' command in the SIL 'src' directory. <text:s/>This should generate a library file in the SIL 'lib' directory.</text:p>
            </text:list-item>
            <text:list-item>
              <text:p text:style-name="P71">Example: <text:s/>mydir/toaster/src&gt; <text:span text:style-name="T1">make</text:span></text:p>
            </text:list-item>
          </text:list>
        </text:list-item>
      </text:list>
      <text:p text:style-name="P10"/>
      <text:list xml:id="list331337331" text:continue-numbering="true" text:style-name="L8">
        <text:list-item>
          <text:p text:style-name="P21">Install the SIL library so it is available to the netconfd server.</text:p>
          <text:list>
            <text:list-item>
              <text:p text:style-name="P27">Use the 'make install' command in the SIL 'src' directory.</text:p>
            </text:list-item>
            <text:list-item>
              <text:p text:style-name="P72">Example: <text:s/>mydir/toaster/src&gt; <text:span text:style-name="T1">make install</text:span></text:p>
            </text:list-item>
          </text:list>
        </text:list-item>
      </text:list>
      <text:p text:style-name="P10"/>
      <text:list xml:id="list911903452" text:continue-numbering="true" text:style-name="L8">
        <text:list-item>
          <text:p text:style-name="P27"><text:span text:style-name="T1">Run the netconfd server</text:span> (or build it again if linking with static libraries)</text:p>
        </text:list-item>
        <text:list-item>
          <text:p text:style-name="P21">Load the new module</text:p>
          <text:list>
            <text:list-item>
              <text:p text:style-name="P27">Be sure to add a 'load' command to the configuration file if the module should be loaded upon each reboot.</text:p>
            </text:list-item>
            <text:list-item>
              <text:p text:style-name="P72">yangcli Example: load toaster</text:p>
            </text:list-item>
          </text:list>
        </text:list-item>
        <text:list-item>
          <text:p text:style-name="P40"><text:span text:style-name="T4">The </text:span><text:span text:style-name="T1">netconfd</text:span><text:span text:style-name="T4"> server will load the specified YANG module and the SIL and make it available to all sessions.</text:span></text:p>
        </text:list-item>
      </text:list>
      <text:p text:style-name="Text_20_body"/>
      <text:h text:style-name="Heading_20_2" text:outline-level="2"><text:s/>Yuma Source Files</text:h>
      <text:p text:style-name="Text_20_body">This section describes the files that are contained in the <text:span text:style-name="T1">yuma-source</text:span> package.</text:p>
      <text:p text:style-name="Text_20_body">The important C include files are copied into <text:span text:style-name="T1">/usr/include/yuma</text:span> when the <text:span text:style-name="T1">yuma-dev</text:span> package is installed. <text:s/>The full set of installation sources is installed in <text:span text:style-name="T1">/usr/share/yuma/src</text:span>, if the<text:span text:style-name="T1"> yuma-source</text:span> package is installed. Yuma tools will check the<text:span text:style-name="T1"> $YUMA_HOME/src</text:span> sub-tree before checking this default installation location. <text:s/>This allows a working copy of the Yuma sources to be used instead of the installation copy, in case it has been modified for a particular embedded system (for example).</text:p>
      <text:p text:style-name="Text_20_body">This section lists the files that are included within the<text:span text:style-name="T1"> netconf/src</text:span> directory.</text:p>
      <text:h text:style-name="Heading_20_3" text:outline-level="3"><text:s/>src/ncx Directory</text:h>
      <text:p text:style-name="Text_20_body">This directory contains the code that is used to build the<text:span text:style-name="T1"> libncx.so</text:span> binary shared library that is used by all Yuma Tools programs. <text:s/>It handles many of the core NETCONF/YANG data structure support, including all of the YANG/YIN, XML, <text:s/>and XPath processing. <text:s/>The following table describes the purpose of each file. <text:s/>Refer to the actual include file (e.g., ncx.h in /usr/include/yuma) for more details on each external function in each C source module.</text:p>
      <text:p text:style-name="Table_20_Heading">src/ncx C Modules</text:p>
      <text:p text:style-name="Table_20_Heading"/>
      <table:table table:name="ncxfiles" table:style-name="ncxfiles">
        <table:table-column table:style-name="ncxfiles.A"/>
        <table:table-column table:style-name="ncxfiles.B"/>
        <table:table-header-rows>
          <table:table-row>
            <table:table-cell table:style-name="ncxfiles.A1" office:value-type="string">
              <text:p text:style-name="Table_20_Heading">C Module</text:p>
            </table:table-cell>
            <table:table-cell table:style-name="ncxfiles.B1" office:value-type="string">
              <text:p text:style-name="Table_20_Heading">Description</text:p>
            </table:table-cell>
          </table:table-row>
        </table:table-header-rows>
        <table:table-row>
          <table:table-cell table:style-name="ncxfiles.A2" office:value-type="string">
            <text:p text:style-name="Table_20_Contents">b64</text:p>
          </table:table-cell>
          <table:table-cell table:style-name="ncxfiles.B2" office:value-type="string">
            <text:p text:style-name="Table_20_Contents">Encoding and decoding the YANG binary data type.</text:p>
          </table:table-cell>
        </table:table-row>
        <table:table-row>
          <table:table-cell table:style-name="ncxfiles.A2" office:value-type="string">
            <text:p text:style-name="Table_20_Contents">blob</text:p>
          </table:table-cell>
          <table:table-cell table:style-name="ncxfiles.B2" office:value-type="string">
            <text:p text:style-name="Table_20_Contents">Encoding and decoding the SQL BLOB data type.</text:p>
          </table:table-cell>
        </table:table-row>
        <table:table-row>
          <table:table-cell table:style-name="ncxfiles.A2" office:value-type="string">
            <text:p text:style-name="Table_20_Contents">bobhash</text:p>
          </table:table-cell>
          <table:table-cell table:style-name="ncxfiles.B2" office:value-type="string">
            <text:p text:style-name="Table_20_Contents">Implementation of the BOB hash function.</text:p>
          </table:table-cell>
        </table:table-row>
        <table:table-row>
          <table:table-cell table:style-name="ncxfiles.A2" office:value-type="string">
            <text:p text:style-name="Table_20_Contents">cap</text:p>
          </table:table-cell>
          <table:table-cell table:style-name="ncxfiles.B2" office:value-type="string">
            <text:p text:style-name="Table_20_Contents">NETCONF capability definitions and support functions</text:p>
          </table:table-cell>
        </table:table-row>
        <text:soft-page-break/>
        <table:table-row>
          <table:table-cell table:style-name="ncxfiles.A2" office:value-type="string">
            <text:p text:style-name="Table_20_Contents">cfg</text:p>
          </table:table-cell>
          <table:table-cell table:style-name="ncxfiles.B2" office:value-type="string">
            <text:p text:style-name="Table_20_Contents">NETCONF database data structures and configuration locking support.</text:p>
          </table:table-cell>
        </table:table-row>
        <table:table-row>
          <table:table-cell table:style-name="ncxfiles.A2" office:value-type="string">
            <text:p text:style-name="Table_20_Contents">cli</text:p>
          </table:table-cell>
          <table:table-cell table:style-name="ncxfiles.B2" office:value-type="string">
            <text:p text:style-name="Table_20_Contents">CLI parameter parsing data driven by YANG definitions.</text:p>
          </table:table-cell>
        </table:table-row>
        <table:table-row>
          <table:table-cell table:style-name="ncxfiles.A2" office:value-type="string">
            <text:p text:style-name="Table_20_Contents">conf</text:p>
          </table:table-cell>
          <table:table-cell table:style-name="ncxfiles.B2" office:value-type="string">
            <text:p text:style-name="Table_20_Contents">Text .conf file encoding and decoding, data driven by YANG definitions.</text:p>
          </table:table-cell>
        </table:table-row>
        <table:table-row>
          <table:table-cell table:style-name="ncxfiles.A2" office:value-type="string">
            <text:p text:style-name="Table_20_Contents">def_reg</text:p>
          </table:table-cell>
          <table:table-cell table:style-name="ncxfiles.B2" office:value-type="string">
            <text:p text:style-name="Table_20_Contents">Hash-driven definition registry for quick lookup support of some data structures. <text:s/>Contains back-pointers to the actual data.</text:p>
          </table:table-cell>
        </table:table-row>
        <table:table-row>
          <table:table-cell table:style-name="ncxfiles.A2" office:value-type="string">
            <text:p text:style-name="Table_20_Contents">dlq</text:p>
          </table:table-cell>
          <table:table-cell table:style-name="ncxfiles.B2" office:value-type="string">
            <text:p text:style-name="Table_20_Contents">Double linked queue support</text:p>
          </table:table-cell>
        </table:table-row>
        <table:table-row>
          <table:table-cell table:style-name="ncxfiles.A2" office:value-type="string">
            <text:p text:style-name="Table_20_Contents">ext</text:p>
          </table:table-cell>
          <table:table-cell table:style-name="ncxfiles.B2" office:value-type="string">
            <text:p text:style-name="Table_20_Contents">YANG extension data structure support</text:p>
          </table:table-cell>
        </table:table-row>
        <table:table-row>
          <table:table-cell table:style-name="ncxfiles.A2" office:value-type="string">
            <text:p text:style-name="Table_20_Contents">grp</text:p>
          </table:table-cell>
          <table:table-cell table:style-name="ncxfiles.B2" office:value-type="string">
            <text:p text:style-name="Table_20_Contents">YANG grouping data structure support</text:p>
          </table:table-cell>
        </table:table-row>
        <table:table-row>
          <table:table-cell table:style-name="ncxfiles.A2" office:value-type="string">
            <text:p text:style-name="Table_20_Contents">help</text:p>
          </table:table-cell>
          <table:table-cell table:style-name="ncxfiles.B2" office:value-type="string">
            <text:p text:style-name="Table_20_Contents">Automatic help text, data-driven by YANG definitions</text:p>
          </table:table-cell>
        </table:table-row>
        <table:table-row>
          <table:table-cell table:style-name="ncxfiles.A2" office:value-type="string">
            <text:p text:style-name="Table_20_Contents">log</text:p>
          </table:table-cell>
          <table:table-cell table:style-name="ncxfiles.B2" office:value-type="string">
            <text:p text:style-name="Table_20_Contents">System logging support</text:p>
          </table:table-cell>
        </table:table-row>
        <table:table-row>
          <table:table-cell table:style-name="ncxfiles.A2" office:value-type="string">
            <text:p text:style-name="Table_20_Contents">ncx_appinfo</text:p>
          </table:table-cell>
          <table:table-cell table:style-name="ncxfiles.B2" office:value-type="string">
            <text:p text:style-name="Table_20_Contents">Yuma Netconf Extensions (NCX) support</text:p>
          </table:table-cell>
        </table:table-row>
        <table:table-row>
          <table:table-cell table:style-name="ncxfiles.A2" office:value-type="string">
            <text:p text:style-name="Table_20_Contents">ncx</text:p>
          </table:table-cell>
          <table:table-cell table:style-name="ncxfiles.B2" office:value-type="string">
            <text:p text:style-name="Table_20_Contents">YANG module data structure support, and some utilities</text:p>
          </table:table-cell>
        </table:table-row>
        <table:table-row>
          <table:table-cell table:style-name="ncxfiles.A2" office:value-type="string">
            <text:p text:style-name="Table_20_Contents">ncx_feature</text:p>
          </table:table-cell>
          <table:table-cell table:style-name="ncxfiles.B2" office:value-type="string">
            <text:p text:style-name="Table_20_Contents">YANG feature and if-feature statement data structure support</text:p>
          </table:table-cell>
        </table:table-row>
        <table:table-row>
          <table:table-cell table:style-name="ncxfiles.A2" office:value-type="string">
            <text:p text:style-name="Table_20_Contents">ncx_list</text:p>
          </table:table-cell>
          <table:table-cell table:style-name="ncxfiles.B2" office:value-type="string">
            <text:p text:style-name="Table_20_Contents">Support for the <text:span text:style-name="T1">ncx_list_t</text:span> data structure, used for YANG bits and <text:span text:style-name="T1">ncx:xsdlist</text:span> data types.</text:p>
          </table:table-cell>
        </table:table-row>
        <table:table-row>
          <table:table-cell table:style-name="ncxfiles.A2" office:value-type="string">
            <text:p text:style-name="Table_20_Contents">ncxmod</text:p>
          </table:table-cell>
          <table:table-cell table:style-name="ncxfiles.B2" office:value-type="string">
            <text:p text:style-name="Table_20_Contents">File Management: Controls finding and searching for YANG/YIN files, data files, and script files</text:p>
          </table:table-cell>
        </table:table-row>
        <table:table-row>
          <table:table-cell table:style-name="ncxfiles.A2" office:value-type="string">
            <text:p text:style-name="Table_20_Contents">ncx_num</text:p>
          </table:table-cell>
          <table:table-cell table:style-name="ncxfiles.B2" office:value-type="string">
            <text:p text:style-name="Table_20_Contents">Yuma<text:span text:style-name="T1"> ncx_num_t</text:span> data structure support. <text:s/>Used for processing value nodes and XPath numbers.</text:p>
          </table:table-cell>
        </table:table-row>
        <table:table-row>
          <table:table-cell table:style-name="ncxfiles.A2" office:value-type="string">
            <text:p text:style-name="Table_20_Contents">ncx_str</text:p>
          </table:table-cell>
          <table:table-cell table:style-name="ncxfiles.B2" office:value-type="string">
            <text:p text:style-name="Table_20_Contents">Yuma<text:span text:style-name="T1"> </text:span><text:span text:style-name="T4">string</text:span> support.</text:p>
          </table:table-cell>
        </table:table-row>
        <table:table-row>
          <table:table-cell table:style-name="ncxfiles.A2" office:value-type="string">
            <text:p text:style-name="Table_20_Contents">obj</text:p>
          </table:table-cell>
          <table:table-cell table:style-name="ncxfiles.B2" office:value-type="string">
            <text:p text:style-name="Table_20_Contents"><text:span text:style-name="T4">Yuma object </text:span><text:span text:style-name="T1">(obj_template_t)</text:span> data structure access</text:p>
          </table:table-cell>
        </table:table-row>
        <table:table-row>
          <table:table-cell table:style-name="ncxfiles.A2" office:value-type="string">
            <text:p text:style-name="Table_20_Contents">obj_help</text:p>
          </table:table-cell>
          <table:table-cell table:style-name="ncxfiles.B2" office:value-type="string">
            <text:p text:style-name="Table_20_Contents">Automated object help support used with help module</text:p>
          </table:table-cell>
        </table:table-row>
        <table:table-row>
          <table:table-cell table:style-name="ncxfiles.A2" office:value-type="string">
            <text:p text:style-name="Table_20_Contents">op</text:p>
          </table:table-cell>
          <table:table-cell table:style-name="ncxfiles.B2" office:value-type="string">
            <text:p text:style-name="Table_20_Contents">NETCONF operations definitions and support functions</text:p>
          </table:table-cell>
        </table:table-row>
        <table:table-row>
          <table:table-cell table:style-name="ncxfiles.A2" office:value-type="string">
            <text:p text:style-name="Table_20_Contents">rpc</text:p>
          </table:table-cell>
          <table:table-cell table:style-name="ncxfiles.B2" office:value-type="string">
            <text:p text:style-name="Table_20_Contents">NETCONF &lt;rpc&gt; and &lt;rpc-reply&gt; data structures and support functions</text:p>
          </table:table-cell>
        </table:table-row>
        <table:table-row>
          <table:table-cell table:style-name="ncxfiles.A2" office:value-type="string">
            <text:p text:style-name="Table_20_Contents">rpc_err</text:p>
          </table:table-cell>
          <table:table-cell table:style-name="ncxfiles.B2" office:value-type="string">
            <text:p text:style-name="Table_20_Contents">NETCONF &lt;rpc-error&gt; data structures and support functions.</text:p>
          </table:table-cell>
        </table:table-row>
        <table:table-row>
          <table:table-cell table:style-name="ncxfiles.A2" office:value-type="string">
            <text:p text:style-name="Table_20_Contents">runstack</text:p>
          </table:table-cell>
          <table:table-cell table:style-name="ncxfiles.B2" office:value-type="string">
            <text:p text:style-name="Table_20_Contents">Script execution stack support for yangcli scripts</text:p>
          </table:table-cell>
        </table:table-row>
        <table:table-row>
          <table:table-cell table:style-name="ncxfiles.A2" office:value-type="string">
            <text:p text:style-name="Table_20_Contents">send_buff</text:p>
          </table:table-cell>
          <table:table-cell table:style-name="ncxfiles.B2" office:value-type="string">
            <text:p text:style-name="Table_20_Contents">NETCONF send buffer function</text:p>
          </table:table-cell>
        </table:table-row>
        <table:table-row>
          <table:table-cell table:style-name="ncxfiles.A2" office:value-type="string">
            <text:p text:style-name="Table_20_Contents">ses</text:p>
          </table:table-cell>
          <table:table-cell table:style-name="ncxfiles.B2" office:value-type="string">
            <text:p text:style-name="Table_20_Contents">NETCONF session data structures and session access functions</text:p>
          </table:table-cell>
        </table:table-row>
        <table:table-row>
          <table:table-cell table:style-name="ncxfiles.A2" office:value-type="string">
            <text:p text:style-name="Table_20_Contents">ses_msg</text:p>
          </table:table-cell>
          <table:table-cell table:style-name="ncxfiles.B2" office:value-type="string">
            <text:p text:style-name="Table_20_Contents">Message buffering support for NETCONF sessions</text:p>
          </table:table-cell>
        </table:table-row>
        <table:table-row>
          <table:table-cell table:style-name="ncxfiles.A2" office:value-type="string">
            <text:p text:style-name="Table_20_Contents">status</text:p>
          </table:table-cell>
          <table:table-cell table:style-name="ncxfiles.B2" office:value-type="string">
            <text:p text:style-name="Table_20_Contents">Error code definitions and error support functions</text:p>
          </table:table-cell>
        </table:table-row>
        <table:table-row>
          <table:table-cell table:style-name="ncxfiles.A2" office:value-type="string">
            <text:p text:style-name="Table_20_Contents">tk</text:p>
          </table:table-cell>
          <table:table-cell table:style-name="ncxfiles.B2" office:value-type="string">
            <text:p text:style-name="Table_20_Contents">Token chain data structures used for parsing YANG, XPath and other syntaxes.</text:p>
          </table:table-cell>
        </table:table-row>
        <table:table-row>
          <table:table-cell table:style-name="ncxfiles.A2" office:value-type="string">
            <text:p text:style-name="Table_20_Contents">top</text:p>
          </table:table-cell>
          <table:table-cell table:style-name="ncxfiles.B2" office:value-type="string">
            <text:p text:style-name="Table_20_Contents">Top-level XML node registration support. <text:s/>The &lt;rpc&gt; and &lt;hello&gt; elements are registered by the server. <text:s/>The &lt;hello&gt;, &lt;rpc-reply&gt; , and &lt;notification&gt; elements are registered by the client.</text:p>
          </table:table-cell>
        </table:table-row>
        <text:soft-page-break/>
        <table:table-row>
          <table:table-cell table:style-name="ncxfiles.A2" office:value-type="string">
            <text:p text:style-name="Table_20_Contents">tstamp</text:p>
          </table:table-cell>
          <table:table-cell table:style-name="ncxfiles.B2" office:value-type="string">
            <text:p text:style-name="Table_20_Contents">Time and date stamp support functions</text:p>
          </table:table-cell>
        </table:table-row>
        <table:table-row>
          <table:table-cell table:style-name="ncxfiles.A2" office:value-type="string">
            <text:p text:style-name="Table_20_Contents">typ</text:p>
          </table:table-cell>
          <table:table-cell table:style-name="ncxfiles.B2" office:value-type="string">
            <text:p text:style-name="Table_20_Contents">YANG typedef data structures and access functions</text:p>
          </table:table-cell>
        </table:table-row>
        <table:table-row>
          <table:table-cell table:style-name="ncxfiles.A2" office:value-type="string">
            <text:p text:style-name="Table_20_Contents">val</text:p>
          </table:table-cell>
          <table:table-cell table:style-name="ncxfiles.B2" office:value-type="string">
            <text:p text:style-name="Table_20_Contents">Yuma value tree data structures and access functions</text:p>
          </table:table-cell>
        </table:table-row>
        <table:table-row>
          <table:table-cell table:style-name="ncxfiles.A2" office:value-type="string">
            <text:p text:style-name="Table_20_Contents">val_util</text:p>
          </table:table-cell>
          <table:table-cell table:style-name="ncxfiles.B2" office:value-type="string">
            <text:p text:style-name="Table_20_Contents">High-level utilities for some common SIL tasks related to the value tree.</text:p>
          </table:table-cell>
        </table:table-row>
        <table:table-row>
          <table:table-cell table:style-name="ncxfiles.A2" office:value-type="string">
            <text:p text:style-name="Table_20_Contents">var</text:p>
          </table:table-cell>
          <table:table-cell table:style-name="ncxfiles.B2" office:value-type="string">
            <text:p text:style-name="Table_20_Contents">User variable support, used by <text:span text:style-name="T1">yangcli</text:span> and (TBD) XPath</text:p>
          </table:table-cell>
        </table:table-row>
        <table:table-row>
          <table:table-cell table:style-name="ncxfiles.A2" office:value-type="string">
            <text:p text:style-name="Table_20_Contents">xml_msg</text:p>
          </table:table-cell>
          <table:table-cell table:style-name="ncxfiles.B2" office:value-type="string">
            <text:p text:style-name="Table_20_Contents">XML message data structures and support functions</text:p>
          </table:table-cell>
        </table:table-row>
        <table:table-row>
          <table:table-cell table:style-name="ncxfiles.A2" office:value-type="string">
            <text:p text:style-name="Table_20_Contents">xmlns</text:p>
          </table:table-cell>
          <table:table-cell table:style-name="ncxfiles.B2" office:value-type="string">
            <text:p text:style-name="Table_20_Contents">XML Namespace registry</text:p>
          </table:table-cell>
        </table:table-row>
        <table:table-row>
          <table:table-cell table:style-name="ncxfiles.A2" office:value-type="string">
            <text:p text:style-name="Table_20_Contents">xml_util</text:p>
          </table:table-cell>
          <table:table-cell table:style-name="ncxfiles.B2" office:value-type="string">
            <text:p text:style-name="Table_20_Contents">XML parse and utility functions</text:p>
          </table:table-cell>
        </table:table-row>
        <table:table-row>
          <table:table-cell table:style-name="ncxfiles.A2" office:value-type="string">
            <text:p text:style-name="Table_20_Contents">xml_val</text:p>
          </table:table-cell>
          <table:table-cell table:style-name="ncxfiles.B2" office:value-type="string">
            <text:p text:style-name="Table_20_Contents">High level support functions for constructing XML-ready <text:span text:style-name="T1">val_value_t </text:span>data structures</text:p>
          </table:table-cell>
        </table:table-row>
        <table:table-row>
          <table:table-cell table:style-name="ncxfiles.A2" office:value-type="string">
            <text:p text:style-name="Table_20_Contents">xml_wr</text:p>
          </table:table-cell>
          <table:table-cell table:style-name="ncxfiles.B2" office:value-type="string">
            <text:p text:style-name="Table_20_Contents">XML output support functions and access-control protected message generation support</text:p>
          </table:table-cell>
        </table:table-row>
        <table:table-row>
          <table:table-cell table:style-name="ncxfiles.A2" office:value-type="string">
            <text:p text:style-name="Table_20_Contents">xpath1</text:p>
          </table:table-cell>
          <table:table-cell table:style-name="ncxfiles.B2" office:value-type="string">
            <text:p text:style-name="Table_20_Contents">XPath 1.0 implementation</text:p>
          </table:table-cell>
        </table:table-row>
        <table:table-row>
          <table:table-cell table:style-name="ncxfiles.A2" office:value-type="string">
            <text:p text:style-name="Table_20_Contents">xpath</text:p>
          </table:table-cell>
          <table:table-cell table:style-name="ncxfiles.B2" office:value-type="string">
            <text:p text:style-name="Table_20_Contents">XPath data structures and support functions</text:p>
          </table:table-cell>
        </table:table-row>
        <table:table-row>
          <table:table-cell table:style-name="ncxfiles.A2" office:value-type="string">
            <text:p text:style-name="Table_20_Contents">xpath_wr</text:p>
          </table:table-cell>
          <table:table-cell table:style-name="ncxfiles.B2" office:value-type="string">
            <text:p text:style-name="Table_20_Contents">Support for generating XPath expression content within an XML instance document</text:p>
          </table:table-cell>
        </table:table-row>
        <table:table-row>
          <table:table-cell table:style-name="ncxfiles.A2" office:value-type="string">
            <text:p text:style-name="Table_20_Contents">xpath_yang</text:p>
          </table:table-cell>
          <table:table-cell table:style-name="ncxfiles.B2" office:value-type="string">
            <text:p text:style-name="Table_20_Contents">Special YANG XPath construct support, such as path expressions and instance identifiers</text:p>
          </table:table-cell>
        </table:table-row>
        <table:table-row>
          <table:table-cell table:style-name="ncxfiles.A2" office:value-type="string">
            <text:p text:style-name="Table_20_Contents">yang</text:p>
          </table:table-cell>
          <table:table-cell table:style-name="ncxfiles.B2" office:value-type="string">
            <text:p text:style-name="Table_20_Contents">YANG definitions and general support functions</text:p>
          </table:table-cell>
        </table:table-row>
        <table:table-row>
          <table:table-cell table:style-name="ncxfiles.A2" office:value-type="string">
            <text:p text:style-name="Table_20_Contents">yang_ext</text:p>
          </table:table-cell>
          <table:table-cell table:style-name="ncxfiles.B2" office:value-type="string">
            <text:p text:style-name="Table_20_Contents">YANG parsing and validation of the extension statement</text:p>
          </table:table-cell>
        </table:table-row>
        <table:table-row>
          <table:table-cell table:style-name="ncxfiles.A2" office:value-type="string">
            <text:p text:style-name="Table_20_Contents">yang_grp</text:p>
          </table:table-cell>
          <table:table-cell table:style-name="ncxfiles.B2" office:value-type="string">
            <text:p text:style-name="Table_20_Contents">YANG parsing and validation of the grouping statement</text:p>
          </table:table-cell>
        </table:table-row>
        <table:table-row>
          <table:table-cell table:style-name="ncxfiles.A2" office:value-type="string">
            <text:p text:style-name="Table_20_Contents">yang_obj</text:p>
          </table:table-cell>
          <table:table-cell table:style-name="ncxfiles.B2" office:value-type="string">
            <text:p text:style-name="Table_20_Contents">YANG parsing and validation of the rpc, notification, and data definition statements</text:p>
          </table:table-cell>
        </table:table-row>
        <table:table-row>
          <table:table-cell table:style-name="ncxfiles.A2" office:value-type="string">
            <text:p text:style-name="Table_20_Contents">yang_parse</text:p>
          </table:table-cell>
          <table:table-cell table:style-name="ncxfiles.B2" office:value-type="string">
            <text:p text:style-name="Table_20_Contents">Top level YANG parse and validation support</text:p>
          </table:table-cell>
        </table:table-row>
        <table:table-row>
          <table:table-cell table:style-name="ncxfiles.A2" office:value-type="string">
            <text:p text:style-name="Table_20_Contents">yang_typ</text:p>
          </table:table-cell>
          <table:table-cell table:style-name="ncxfiles.B2" office:value-type="string">
            <text:p text:style-name="Table_20_Contents">YANG typedef and type statement support</text:p>
          </table:table-cell>
        </table:table-row>
        <table:table-row>
          <table:table-cell table:style-name="ncxfiles.A2" office:value-type="string">
            <text:p text:style-name="Table_20_Contents">yin</text:p>
          </table:table-cell>
          <table:table-cell table:style-name="ncxfiles.B2" office:value-type="string">
            <text:p text:style-name="Table_20_Contents">YANG to YIN mapping definitions</text:p>
          </table:table-cell>
        </table:table-row>
        <table:table-row>
          <table:table-cell table:style-name="ncxfiles.A2" office:value-type="string">
            <text:p text:style-name="Table_20_Contents">yinyang</text:p>
          </table:table-cell>
          <table:table-cell table:style-name="ncxfiles.B2" office:value-type="string">
            <text:p text:style-name="Table_20_Contents">YIN to YANG translation</text:p>
          </table:table-cell>
        </table:table-row>
      </table:table>
      <text:p text:style-name="Text_20_body"/>
      <text:h text:style-name="Heading_20_3" text:outline-level="3"><text:s/>src/platform Directory</text:h>
      <text:p text:style-name="Text_20_body">This directory contains platform support include files and Makefile support files. <text:s/>It is used by all Yuma C modules to provide an insulating layer between Yuma programs and the hardware platform that is used. <text:s/>For example the <text:span text:style-name="T1">m__getMem, m__getObj</text:span>, and <text:span text:style-name="T1">m__freeMem</text:span> macros are used instead of <text:span text:style-name="T1">malloc</text:span> and <text:span text:style-name="T1">free</text:span> functions directly.</text:p>
      <text:p text:style-name="Text_20_body">The following table describes the files that are contained in this directory:</text:p>
      <text:p text:style-name="Table_20_Heading">src/platform Files</text:p>
      <text:p text:style-name="Table_20_Heading"/>
      <table:table table:name="platformfiles" table:style-name="platformfiles">
        <table:table-column table:style-name="platformfiles.A"/>
        <table:table-column table:style-name="platformfiles.B"/>
        <table:table-header-rows>
          <table:table-row>
            <table:table-cell table:style-name="platformfiles.A1" office:value-type="string">
              <text:p text:style-name="Table_20_Heading">File</text:p>
            </table:table-cell>
            <table:table-cell table:style-name="platformfiles.B1" office:value-type="string">
              <text:p text:style-name="Table_20_Heading">Description</text:p>
            </table:table-cell>
          </table:table-row>
        </table:table-header-rows>
        <table:table-row>
          <table:table-cell table:style-name="platformfiles.A2" office:value-type="string">
            <text:p text:style-name="Table_20_Contents">curversion.h</text:p>
          </table:table-cell>
          <table:table-cell table:style-name="platformfiles.B2" office:value-type="string">
            <text:p text:style-name="Table_20_Contents">File generated during the build process to get the SVNVERSION number</text:p>
          </table:table-cell>
        </table:table-row>
        <text:soft-page-break/>
        <table:table-row>
          <table:table-cell table:style-name="platformfiles.A2" office:value-type="string">
            <text:p text:style-name="Table_20_Contents">platform.profile</text:p>
          </table:table-cell>
          <table:table-cell table:style-name="platformfiles.B2" office:value-type="string">
            <text:p text:style-name="Table_20_Contents">Included by Makefiles for build support</text:p>
          </table:table-cell>
        </table:table-row>
        <table:table-row>
          <table:table-cell table:style-name="platformfiles.A2" office:value-type="string">
            <text:p text:style-name="Table_20_Contents">platform.profile.cmn</text:p>
          </table:table-cell>
          <table:table-cell table:style-name="platformfiles.B2" office:value-type="string">
            <text:p text:style-name="Table_20_Contents">Included by Makefiles for build support</text:p>
          </table:table-cell>
        </table:table-row>
        <table:table-row>
          <table:table-cell table:style-name="platformfiles.A2" office:value-type="string">
            <text:p text:style-name="Table_20_Contents">platform.profile.depend</text:p>
          </table:table-cell>
          <table:table-cell table:style-name="platformfiles.B2" office:value-type="string">
            <text:p text:style-name="Table_20_Contents">Included by Makefiles for dependency generation support</text:p>
          </table:table-cell>
        </table:table-row>
        <table:table-row>
          <table:table-cell table:style-name="platformfiles.A2" office:value-type="string">
            <text:p text:style-name="Table_20_Contents">procdefs.h</text:p>
          </table:table-cell>
          <table:table-cell table:style-name="platformfiles.B2" office:value-type="string">
            <text:p text:style-name="Table_20_Contents">Platform definitions. Contains basic data types and macros used throughout the Yuma code. <text:s/>All C files include this file before any other Yuma files.</text:p>
          </table:table-cell>
        </table:table-row>
        <table:table-row>
          <table:table-cell table:style-name="platformfiles.A2" office:value-type="string">
            <text:p text:style-name="Table_20_Contents">setversion.sh</text:p>
          </table:table-cell>
          <table:table-cell table:style-name="platformfiles.B2" office:value-type="string">
            <text:p text:style-name="Table_20_Contents">Shell script to generate the curversion.h file</text:p>
          </table:table-cell>
        </table:table-row>
      </table:table>
      <text:p text:style-name="Text_20_body"/>
      <text:h text:style-name="Heading_20_3" text:outline-level="3"><text:s/>src/agt Directory</text:h>
      <text:p text:style-name="Text_20_body">This directory contains the NETCONF server implementation and built-in module SIL code. <text:s/>A static library called <text:span text:style-name="T1">libagt.a</text:span> is built and statically linked within the <text:span text:style-name="T1">netconfd</text:span> program.</text:p>
      <text:p text:style-name="Text_20_body">The following table describes the C modules contained in this directory:</text:p>
      <text:p text:style-name="Text_20_body"/>
      <text:p text:style-name="Table_20_Heading">src/agt C Modules</text:p>
      <text:p text:style-name="Table_20_Heading"/>
      <table:table table:name="agtfiles" table:style-name="agtfiles">
        <table:table-column table:style-name="agtfiles.A"/>
        <table:table-column table:style-name="agtfiles.B"/>
        <table:table-header-rows>
          <table:table-row>
            <table:table-cell table:style-name="agtfiles.A1" office:value-type="string">
              <text:p text:style-name="Table_20_Heading">C Module</text:p>
            </table:table-cell>
            <table:table-cell table:style-name="agtfiles.B1" office:value-type="string">
              <text:p text:style-name="Table_20_Heading">Description</text:p>
            </table:table-cell>
          </table:table-row>
        </table:table-header-rows>
        <table:table-row>
          <table:table-cell table:style-name="agtfiles.A2" office:value-type="string">
            <text:p text:style-name="Table_20_Contents">agt_acm</text:p>
          </table:table-cell>
          <table:table-cell table:style-name="agtfiles.B2" office:value-type="string">
            <text:p text:style-name="Table_20_Contents">NETCONF access control implementation. Contains the <text:s/><text:span text:style-name="T1">yuma-nacm</text:span> module SIL callback functions.</text:p>
          </table:table-cell>
        </table:table-row>
        <table:table-row>
          <table:table-cell table:style-name="agtfiles.A2" office:value-type="string">
            <text:p text:style-name="Table_20_Contents">agt</text:p>
          </table:table-cell>
          <table:table-cell table:style-name="agtfiles.B2" office:value-type="string">
            <text:p text:style-name="Table_20_Contents">Server initialization and cleanup control points. Also contains the <text:span text:style-name="T1">agt_profile_t</text:span> data structure.</text:p>
          </table:table-cell>
        </table:table-row>
        <table:table-row>
          <table:table-cell table:style-name="agtfiles.A2" office:value-type="string">
            <text:p text:style-name="Table_20_Contents">agt_cap</text:p>
          </table:table-cell>
          <table:table-cell table:style-name="agtfiles.B2" office:value-type="string">
            <text:p text:style-name="Table_20_Contents">Server capabilities. <text:s/>Generates the server &lt;capabilities&gt; element content.</text:p>
          </table:table-cell>
        </table:table-row>
        <table:table-row>
          <table:table-cell table:style-name="agtfiles.A2" office:value-type="string">
            <text:p text:style-name="Table_20_Contents">agt_cb</text:p>
          </table:table-cell>
          <table:table-cell table:style-name="agtfiles.B2" office:value-type="string">
            <text:p text:style-name="Table_20_Contents">SIL callback support functions.</text:p>
          </table:table-cell>
        </table:table-row>
        <table:table-row>
          <table:table-cell table:style-name="agtfiles.A2" office:value-type="string">
            <text:p text:style-name="Table_20_Contents">agt_cli</text:p>
          </table:table-cell>
          <table:table-cell table:style-name="agtfiles.B2" office:value-type="string">
            <text:p text:style-name="Table_20_Contents">Server CLI and .conf file control functions.</text:p>
          </table:table-cell>
        </table:table-row>
        <table:table-row>
          <table:table-cell table:style-name="agtfiles.A2" office:value-type="string">
            <text:p text:style-name="Table_20_Contents">agt_connect</text:p>
          </table:table-cell>
          <table:table-cell table:style-name="agtfiles.B2" office:value-type="string">
            <text:p text:style-name="Table_20_Contents">Handles the internal &lt;ncx-connect&gt; message sent from the <text:span text:style-name="T1">netconf-subsystem</text:span> to the <text:span text:style-name="T1">netconfd</text:span> server.</text:p>
          </table:table-cell>
        </table:table-row>
        <table:table-row>
          <table:table-cell table:style-name="agtfiles.A2" office:value-type="string">
            <text:p text:style-name="Table_20_Contents">agt_hello</text:p>
          </table:table-cell>
          <table:table-cell table:style-name="agtfiles.B2" office:value-type="string">
            <text:p text:style-name="Table_20_Contents">Handles the incoming client &lt;hello&gt; message and generates the server &lt;hello&gt; message.</text:p>
          </table:table-cell>
        </table:table-row>
        <table:table-row>
          <table:table-cell table:style-name="agtfiles.A2" office:value-type="string">
            <text:p text:style-name="Table_20_Contents">agt_if</text:p>
          </table:table-cell>
          <table:table-cell table:style-name="agtfiles.B2" office:value-type="string">
            <text:p text:style-name="Table_20_Contents">Yuma Interfaces module implementation. Contains the <text:s/><text:span text:style-name="T1">yuma-interfaces </text:span>module SIL callback functions.</text:p>
          </table:table-cell>
        </table:table-row>
        <table:table-row>
          <table:table-cell table:style-name="agtfiles.A2" office:value-type="string">
            <text:p text:style-name="Table_20_Contents">agt_ncx</text:p>
          </table:table-cell>
          <table:table-cell table:style-name="agtfiles.B2" office:value-type="string">
            <text:p text:style-name="Table_20_Contents">NETCONF protocol operation implementation. <text:s/>Contains the <text:s/><text:span text:style-name="T1">yuma-netconf </text:span>module SIL callback functions.</text:p>
          </table:table-cell>
        </table:table-row>
        <table:table-row>
          <table:table-cell table:style-name="agtfiles.A2" office:value-type="string">
            <text:p text:style-name="Table_20_Contents">agt_ncxserver</text:p>
          </table:table-cell>
          <table:table-cell table:style-name="agtfiles.B2" office:value-type="string">
            <text:p text:style-name="Table_20_Contents">Implements the ncxserver loop, handling the IO between the server NETCONF sessions and the <text:span text:style-name="T1">netconf-subsystem</text:span> thin client program.</text:p>
          </table:table-cell>
        </table:table-row>
        <table:table-row>
          <table:table-cell table:style-name="agtfiles.A2" office:value-type="string">
            <text:p text:style-name="Table_20_Contents">agt_not</text:p>
          </table:table-cell>
          <table:table-cell table:style-name="agtfiles.B2" office:value-type="string">
            <text:p text:style-name="Table_20_Contents">NETCONF Notifications implementation. <text:s/>Contains the <text:s/><text:span text:style-name="T1">notifications </text:span><text:span text:style-name="T4">and</text:span><text:span text:style-name="T1"> nc-notifications</text:span> modules SIL callback functions.</text:p>
          </table:table-cell>
        </table:table-row>
        <table:table-row>
          <table:table-cell table:style-name="agtfiles.A2" office:value-type="string">
            <text:p text:style-name="Table_20_Contents">agt_proc</text:p>
          </table:table-cell>
          <table:table-cell table:style-name="agtfiles.B2" office:value-type="string">
            <text:p text:style-name="Table_20_Contents"><text:span text:style-name="T1">/proc </text:span>system monitoring implementation. Contains the <text:s/><text:span text:style-name="T1">yuma-proc</text:span> module SIL callback functions.</text:p>
          </table:table-cell>
        </table:table-row>
        <table:table-row>
          <table:table-cell table:style-name="agtfiles.A2" office:value-type="string">
            <text:p text:style-name="Table_20_Contents">agt_rpc</text:p>
          </table:table-cell>
          <table:table-cell table:style-name="agtfiles.B2" office:value-type="string">
            <text:p text:style-name="Table_20_Contents">NETCONF RPC operation handler</text:p>
          </table:table-cell>
        </table:table-row>
        <text:soft-page-break/>
        <table:table-row>
          <table:table-cell table:style-name="agtfiles.A2" office:value-type="string">
            <text:p text:style-name="Table_20_Contents">agt_rpcerr</text:p>
          </table:table-cell>
          <table:table-cell table:style-name="agtfiles.B2" office:value-type="string">
            <text:p text:style-name="Table_20_Contents">NETCONF &lt;rpc-error&gt; generation</text:p>
          </table:table-cell>
        </table:table-row>
        <table:table-row>
          <table:table-cell table:style-name="agtfiles.A2" office:value-type="string">
            <text:p text:style-name="Table_20_Contents">agt_ses</text:p>
          </table:table-cell>
          <table:table-cell table:style-name="agtfiles.B2" office:value-type="string">
            <text:p text:style-name="Table_20_Contents">NETCONF session support and implementation of the Yuma Session extensions. <text:s/>Contains the <text:span text:style-name="T1">yuma-</text:span><text:span text:style-name="T1">mysession</text:span> module SIL callback functions.</text:p>
          </table:table-cell>
        </table:table-row>
        <table:table-row>
          <table:table-cell table:style-name="agtfiles.A2" office:value-type="string">
            <text:p text:style-name="Table_20_Contents">agt_signal</text:p>
          </table:table-cell>
          <table:table-cell table:style-name="agtfiles.B2" office:value-type="string">
            <text:p text:style-name="Table_20_Contents">Server signal handling support</text:p>
          </table:table-cell>
        </table:table-row>
        <table:table-row>
          <table:table-cell table:style-name="agtfiles.A2" office:value-type="string">
            <text:p text:style-name="Table_20_Contents">agt_state</text:p>
          </table:table-cell>
          <table:table-cell table:style-name="agtfiles.B2" office:value-type="string">
            <text:p text:style-name="Table_20_Contents">Standard NETCONF monitoring implementation. <text:s/>Contains the<text:span text:style-name="T1"> ietf-netconf-monitoring</text:span> SIL callback functions.</text:p>
          </table:table-cell>
        </table:table-row>
        <table:table-row>
          <table:table-cell table:style-name="agtfiles.A2" office:value-type="string">
            <text:p text:style-name="Table_20_Contents">agt_sys</text:p>
          </table:table-cell>
          <table:table-cell table:style-name="agtfiles.B2" office:value-type="string">
            <text:p text:style-name="Table_20_Contents">Server system monitoring and notification generation. <text:s/>Contains the <text:span text:style-name="T1">yuma-system</text:span> module SIL callback functions.</text:p>
          </table:table-cell>
        </table:table-row>
        <table:table-row>
          <table:table-cell table:style-name="agtfiles.A2" office:value-type="string">
            <text:p text:style-name="Table_20_Contents">agt_timer</text:p>
          </table:table-cell>
          <table:table-cell table:style-name="agtfiles.B2" office:value-type="string">
            <text:p text:style-name="Table_20_Contents">SIL periodic timer callback support functions</text:p>
          </table:table-cell>
        </table:table-row>
        <table:table-row>
          <table:table-cell table:style-name="agtfiles.A2" office:value-type="string">
            <text:p text:style-name="Table_20_Contents">agt_top</text:p>
          </table:table-cell>
          <table:table-cell table:style-name="agtfiles.B2" office:value-type="string">
            <text:p text:style-name="Table_20_Contents">Server registration and dispatch of top-level XML messages</text:p>
          </table:table-cell>
        </table:table-row>
        <table:table-row>
          <table:table-cell table:style-name="agtfiles.A2" office:value-type="string">
            <text:p text:style-name="Table_20_Contents">agt_tree</text:p>
          </table:table-cell>
          <table:table-cell table:style-name="agtfiles.B2" office:value-type="string">
            <text:p text:style-name="Table_20_Contents">Subtree filtering implementation</text:p>
          </table:table-cell>
        </table:table-row>
        <table:table-row>
          <table:table-cell table:style-name="agtfiles.A2" office:value-type="string">
            <text:p text:style-name="Table_20_Contents">agt_util</text:p>
          </table:table-cell>
          <table:table-cell table:style-name="agtfiles.B2" office:value-type="string">
            <text:p text:style-name="Table_20_Contents">SIL callback utilities</text:p>
          </table:table-cell>
        </table:table-row>
        <table:table-row>
          <table:table-cell table:style-name="agtfiles.A2" office:value-type="string">
            <text:p text:style-name="Table_20_Contents">agt_val</text:p>
          </table:table-cell>
          <table:table-cell table:style-name="agtfiles.B2" office:value-type="string">
            <text:p text:style-name="Table_20_Contents">Server validation, commit, and rollback support for NETCONF database operations</text:p>
          </table:table-cell>
        </table:table-row>
        <table:table-row>
          <table:table-cell table:style-name="agtfiles.A2" office:value-type="string">
            <text:p text:style-name="Table_20_Contents">agt_val_parse</text:p>
          </table:table-cell>
          <table:table-cell table:style-name="agtfiles.B2" office:value-type="string">
            <text:p text:style-name="Table_20_Contents">Incoming &lt;rpc&gt; and &lt;config&gt; content parse and complete YANG constraint validation</text:p>
          </table:table-cell>
        </table:table-row>
        <table:table-row>
          <table:table-cell table:style-name="agtfiles.A2" office:value-type="string">
            <text:p text:style-name="Table_20_Contents">agt_xml</text:p>
          </table:table-cell>
          <table:table-cell table:style-name="agtfiles.B2" office:value-type="string">
            <text:p text:style-name="Table_20_Contents">Server XML processing interface to <text:span text:style-name="T1">ncx/xml_util</text:span> functions</text:p>
          </table:table-cell>
        </table:table-row>
        <table:table-row>
          <table:table-cell table:style-name="agtfiles.A2" office:value-type="string">
            <text:p text:style-name="Table_20_Contents">agt_xpath</text:p>
          </table:table-cell>
          <table:table-cell table:style-name="agtfiles.B2" office:value-type="string">
            <text:p text:style-name="Table_20_Contents">XPath filtering implementation</text:p>
          </table:table-cell>
        </table:table-row>
      </table:table>
      <text:p text:style-name="Text_20_body"/>
      <text:h text:style-name="Heading_20_3" text:outline-level="3"><text:s/>src/mgr Directory</text:h>
      <text:p text:style-name="Text_20_body">This module contains the NETCONF client support code. <text:s/>It handles all the basic NETCONF details so a simple internal API can be used by NETCONF applications such as <text:span text:style-name="T1">yangcli</text:span>. <text:s text:c="2"/>A static library called <text:span text:style-name="T1">libmgr.a</text:span> is built and statically linked within the <text:span text:style-name="T1">yangcli</text:span> program.</text:p>
      <text:p text:style-name="Text_20_body">The following table describes the C modules contained in this directory:</text:p>
      <text:p text:style-name="Text_20_body"/>
      <text:p text:style-name="Table_20_Heading">src/mgr C Modules</text:p>
      <text:p text:style-name="Table_20_Heading"/>
      <table:table table:name="mgrfiles" table:style-name="mgrfiles">
        <table:table-column table:style-name="mgrfiles.A"/>
        <table:table-column table:style-name="mgrfiles.B"/>
        <table:table-header-rows>
          <table:table-row>
            <table:table-cell table:style-name="mgrfiles.A1" office:value-type="string">
              <text:p text:style-name="Table_20_Heading">C Module</text:p>
            </table:table-cell>
            <table:table-cell table:style-name="mgrfiles.B1" office:value-type="string">
              <text:p text:style-name="Table_20_Heading">Description</text:p>
            </table:table-cell>
          </table:table-row>
        </table:table-header-rows>
        <table:table-row>
          <table:table-cell table:style-name="mgrfiles.A2" office:value-type="string">
            <text:p text:style-name="Table_20_Contents">mgr</text:p>
          </table:table-cell>
          <table:table-cell table:style-name="mgrfiles.B2" office:value-type="string">
            <text:p text:style-name="Table_20_Contents">Client initialization and cleanup control points. Also contains manager session control block data structure support functions.</text:p>
          </table:table-cell>
        </table:table-row>
        <table:table-row>
          <table:table-cell table:style-name="mgrfiles.A2" office:value-type="string">
            <text:p text:style-name="Table_20_Contents">mgr_cap</text:p>
          </table:table-cell>
          <table:table-cell table:style-name="mgrfiles.B2" office:value-type="string">
            <text:p text:style-name="Table_20_Contents">Generate the client NETCONF &lt;capabilities&gt; element content</text:p>
          </table:table-cell>
        </table:table-row>
        <table:table-row>
          <table:table-cell table:style-name="mgrfiles.A2" office:value-type="string">
            <text:p text:style-name="Table_20_Contents">mgr_hello</text:p>
          </table:table-cell>
          <table:table-cell table:style-name="mgrfiles.B2" office:value-type="string">
            <text:p text:style-name="Table_20_Contents">Handles the incoming server &lt;hello&gt; message and generates the client &lt;hello&gt; message.</text:p>
          </table:table-cell>
        </table:table-row>
        <table:table-row>
          <table:table-cell table:style-name="mgrfiles.A2" office:value-type="string">
            <text:p text:style-name="Table_20_Contents">mgr_io</text:p>
          </table:table-cell>
          <table:table-cell table:style-name="mgrfiles.B2" office:value-type="string">
            <text:p text:style-name="Table_20_Contents">Handles SSH server IO support for client NETCONF sessions</text:p>
          </table:table-cell>
        </table:table-row>
        <table:table-row>
          <table:table-cell table:style-name="mgrfiles.A2" office:value-type="string">
            <text:p text:style-name="Table_20_Contents">mgr_not</text:p>
          </table:table-cell>
          <table:table-cell table:style-name="mgrfiles.B2" office:value-type="string">
            <text:p text:style-name="Table_20_Contents">Handles incoming server &lt;notification&gt; messages</text:p>
          </table:table-cell>
        </table:table-row>
        <text:soft-page-break/>
        <table:table-row>
          <table:table-cell table:style-name="mgrfiles.A2" office:value-type="string">
            <text:p text:style-name="Table_20_Contents">mgr_rpc</text:p>
          </table:table-cell>
          <table:table-cell table:style-name="mgrfiles.B2" office:value-type="string">
            <text:p text:style-name="Table_20_Contents">Generate &lt;rpc&gt; messages going to the NETCONF server and process incoming &lt;rpc-reply&gt; messages from the NETCONF server.</text:p>
          </table:table-cell>
        </table:table-row>
        <table:table-row>
          <table:table-cell table:style-name="mgrfiles.A2" office:value-type="string">
            <text:p text:style-name="Table_20_Contents">mgr_ses</text:p>
          </table:table-cell>
          <table:table-cell table:style-name="mgrfiles.B2" office:value-type="string">
            <text:p text:style-name="Table_20_Contents">Handles all aspects of client NETCONF sessions.</text:p>
          </table:table-cell>
        </table:table-row>
        <table:table-row>
          <table:table-cell table:style-name="mgrfiles.A2" office:value-type="string">
            <text:p text:style-name="Table_20_Contents">mgr_signal</text:p>
          </table:table-cell>
          <table:table-cell table:style-name="mgrfiles.B2" office:value-type="string">
            <text:p text:style-name="Table_20_Contents">Client signal handler</text:p>
          </table:table-cell>
        </table:table-row>
        <table:table-row>
          <table:table-cell table:style-name="mgrfiles.A2" office:value-type="string">
            <text:p text:style-name="Table_20_Contents">mgr_top</text:p>
          </table:table-cell>
          <table:table-cell table:style-name="mgrfiles.B2" office:value-type="string">
            <text:p text:style-name="Table_20_Contents">Client registration and dispatch of top-level XML messages</text:p>
          </table:table-cell>
        </table:table-row>
        <table:table-row>
          <table:table-cell table:style-name="mgrfiles.A2" office:value-type="string">
            <text:p text:style-name="Table_20_Contents">mgr_val_parse</text:p>
          </table:table-cell>
          <table:table-cell table:style-name="mgrfiles.B2" office:value-type="string">
            <text:p text:style-name="Table_20_Contents">Incoming &lt;rpc-reply&gt;, &lt;notification&gt;, and &lt;config&gt; content parse and complete YANG constraint validation.</text:p>
          </table:table-cell>
        </table:table-row>
        <table:table-row>
          <table:table-cell table:style-name="mgrfiles.A2" office:value-type="string">
            <text:p text:style-name="Table_20_Contents">mgr_xml</text:p>
          </table:table-cell>
          <table:table-cell table:style-name="mgrfiles.B2" office:value-type="string">
            <text:p text:style-name="Table_20_Contents">Client XML processing interface to <text:span text:style-name="T1">ncx/xml_util</text:span> functions</text:p>
          </table:table-cell>
        </table:table-row>
      </table:table>
      <text:p text:style-name="Text_20_body"/>
      <text:h text:style-name="Heading_20_3" text:outline-level="3"><text:s/>src/subsys Directory</text:h>
      <text:p text:style-name="Text_20_body">This directory contains the <text:span text:style-name="T1">netconf-subsystem</text:span> program. <text:s/>This is a thin-client application that just transfers input and output between the SSH server and the NETCONF server. <text:s/>It contains one C source module called <text:span text:style-name="T1">netconf-subsystem</text:span>. <text:s/>This is a stand-alone binary that is part of the <text:span text:style-name="T1">yuma-server</text:span> package. <text:s/>It is installed in the <text:span text:style-name="T1">/usr/sbin/ </text:span>directory.</text:p>
      <text:h text:style-name="Heading_20_3" text:outline-level="3"><text:s/>src/netconfd Directory</text:h>
      <text:p text:style-name="Text_20_body">This directory contains the <text:span text:style-name="T1">netconfd</text:span> program, which implements the NETCONF server. It contains one C module called <text:span text:style-name="T1">netconfd</text:span>, which defines the NETCONF server 'main' function. <text:s/>This is a stand-alone binary that is part of the <text:span text:style-name="T1">yuma-server</text:span> package. <text:s/>It is installed in the <text:span text:style-name="T1">/usr/sbin/ </text:span>directory.</text:p>
      <text:h text:style-name="Heading_20_3" text:outline-level="3"><text:s/>src/yangcli Directory</text:h>
      <text:p text:style-name="Text_20_body">This directory contains the <text:span text:style-name="T1">yangcli</text:span> program, which is the Yuma NETCONF client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cli C Modules</text:p>
      <text:p text:style-name="Table_20_Heading"/>
      <table:table table:name="yangclifiles" table:style-name="yangclifiles">
        <table:table-column table:style-name="yangclifiles.A"/>
        <table:table-column table:style-name="yangclifiles.B"/>
        <table:table-header-rows>
          <table:table-row>
            <table:table-cell table:style-name="yangclifiles.A1" office:value-type="string">
              <text:p text:style-name="Table_20_Heading">C Module</text:p>
            </table:table-cell>
            <table:table-cell table:style-name="yangclifiles.B1" office:value-type="string">
              <text:p text:style-name="Table_20_Heading">Description</text:p>
            </table:table-cell>
          </table:table-row>
        </table:table-header-rows>
        <table:table-row>
          <table:table-cell table:style-name="yangclifiles.A2" office:value-type="string">
            <text:p text:style-name="Table_20_Contents">yangcli</text:p>
          </table:table-cell>
          <table:table-cell table:style-name="yangclifiles.B2" office:value-type="string">
            <text:p text:style-name="Table_20_Contents">NETCONF client program, provides interactive and script-based CLI, based on YANG modules.</text:p>
          </table:table-cell>
        </table:table-row>
        <table:table-row>
          <table:table-cell table:style-name="yangclifiles.A2" office:value-type="string">
            <text:p text:style-name="Table_20_Contents">yangcli_autoload</text:p>
          </table:table-cell>
          <table:table-cell table:style-name="yangclifiles.B2" office:value-type="string">
            <text:p text:style-name="Table_20_Contents">Uses the server capabilities from the &lt;hello&gt; message to automatically load any missing YANG modules from the server, and apply all features and deviations.</text:p>
          </table:table-cell>
        </table:table-row>
        <table:table-row>
          <table:table-cell table:style-name="yangclifiles.A2" office:value-type="string">
            <text:p text:style-name="Table_20_Contents">yang_autolock</text:p>
          </table:table-cell>
          <table:table-cell table:style-name="yangclifiles.B2" office:value-type="string">
            <text:p text:style-name="Table_20_Contents">Provides protocol exchange support for the high-level get-locks and release-locks commands</text:p>
          </table:table-cell>
        </table:table-row>
        <table:table-row>
          <table:table-cell table:style-name="yangclifiles.A2" office:value-type="string">
            <text:p text:style-name="Table_20_Contents">yangcli_cmd</text:p>
          </table:table-cell>
          <table:table-cell table:style-name="yangclifiles.B2" office:value-type="string">
            <text:p text:style-name="Table_20_Contents">Main local command processor</text:p>
          </table:table-cell>
        </table:table-row>
        <table:table-row>
          <table:table-cell table:style-name="yangclifiles.A2" office:value-type="string">
            <text:p text:style-name="Table_20_Contents">yangcli_list</text:p>
          </table:table-cell>
          <table:table-cell table:style-name="yangclifiles.B2" office:value-type="string">
            <text:p text:style-name="Table_20_Contents">Implements yangcli 'list' command</text:p>
          </table:table-cell>
        </table:table-row>
        <table:table-row>
          <table:table-cell table:style-name="yangclifiles.A2" office:value-type="string">
            <text:p text:style-name="Table_20_Contents">yangcli_save</text:p>
          </table:table-cell>
          <table:table-cell table:style-name="yangclifiles.B2" office:value-type="string">
            <text:p text:style-name="Table_20_Contents">Implements yangcli 'save' command</text:p>
          </table:table-cell>
        </table:table-row>
        <table:table-row>
          <table:table-cell table:style-name="yangclifiles.A2" office:value-type="string">
            <text:p text:style-name="Table_20_Contents">yangcli_show</text:p>
          </table:table-cell>
          <table:table-cell table:style-name="yangclifiles.B2" office:value-type="string">
            <text:p text:style-name="Table_20_Contents">Implements yangcli 'show' command</text:p>
          </table:table-cell>
        </table:table-row>
        <text:soft-page-break/>
        <table:table-row>
          <table:table-cell table:style-name="yangclifiles.A2" office:value-type="string">
            <text:p text:style-name="Table_20_Contents">yangcli_tab</text:p>
          </table:table-cell>
          <table:table-cell table:style-name="yangclifiles.B2" office:value-type="string">
            <text:p text:style-name="Table_20_Contents">Implements context-sensitive tab word completion</text:p>
          </table:table-cell>
        </table:table-row>
        <table:table-row>
          <table:table-cell table:style-name="yangclifiles.A2" office:value-type="string">
            <text:p text:style-name="Table_20_Contents">yangcli_util</text:p>
          </table:table-cell>
          <table:table-cell table:style-name="yangclifiles.B2" office:value-type="string">
            <text:p text:style-name="Table_20_Contents">Utilities used by other yangcli C modules</text:p>
          </table:table-cell>
        </table:table-row>
      </table:table>
      <text:p text:style-name="Text_20_body"/>
      <text:h text:style-name="Heading_20_3" text:outline-level="3"><text:s/>src/yangdiff Directory</text:h>
      <text:p text:style-name="Text_20_body">This directory contains the <text:span text:style-name="T1">yangdiff</text:span> program, which is the Yuma YANG module compare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diff</text:p>
      <text:p text:style-name="Table_20_Heading"/>
      <table:table table:name="yangdifffiles" table:style-name="yangdifffiles">
        <table:table-column table:style-name="yangdifffiles.A"/>
        <table:table-column table:style-name="yangdifffiles.B"/>
        <table:table-header-rows>
          <table:table-row>
            <table:table-cell table:style-name="yangdifffiles.A1" office:value-type="string">
              <text:p text:style-name="Table_20_Heading">C Module</text:p>
            </table:table-cell>
            <table:table-cell table:style-name="yangdifffiles.B1" office:value-type="string">
              <text:p text:style-name="Table_20_Heading">Description</text:p>
            </table:table-cell>
          </table:table-row>
        </table:table-header-rows>
        <table:table-row>
          <table:table-cell table:style-name="yangdifffiles.A2" office:value-type="string">
            <text:p text:style-name="Table_20_Contents">yangdiff</text:p>
          </table:table-cell>
          <table:table-cell table:style-name="yangdifffiles.B2" office:value-type="string">
            <text:p text:style-name="Table_20_Contents">YANG module semantic compare program</text:p>
          </table:table-cell>
        </table:table-row>
        <table:table-row>
          <table:table-cell table:style-name="yangdifffiles.A2" office:value-type="string">
            <text:p text:style-name="Table_20_Contents">yangdiff_grp</text:p>
          </table:table-cell>
          <table:table-cell table:style-name="yangdifffiles.B2" office:value-type="string">
            <text:p text:style-name="Table_20_Contents">Implements semantic diff for YANG grouping statement</text:p>
          </table:table-cell>
        </table:table-row>
        <table:table-row>
          <table:table-cell table:style-name="yangdifffiles.A2" office:value-type="string">
            <text:p text:style-name="Table_20_Contents">yangdiff_obj</text:p>
          </table:table-cell>
          <table:table-cell table:style-name="yangdifffiles.B2" office:value-type="string">
            <text:p text:style-name="Table_20_Contents">Implements semantic diff for YANG data definition statements</text:p>
          </table:table-cell>
        </table:table-row>
        <table:table-row>
          <table:table-cell table:style-name="yangdifffiles.A2" office:value-type="string">
            <text:p text:style-name="Table_20_Contents">yangdiff_typ</text:p>
          </table:table-cell>
          <table:table-cell table:style-name="yangdifffiles.B2" office:value-type="string">
            <text:p text:style-name="Table_20_Contents">Implements semantic diff for YANG typedef and type statements</text:p>
          </table:table-cell>
        </table:table-row>
        <table:table-row>
          <table:table-cell table:style-name="yangdifffiles.A2" office:value-type="string">
            <text:p text:style-name="Table_20_Contents">yangdiff_util</text:p>
          </table:table-cell>
          <table:table-cell table:style-name="yangdifffiles.B2" office:value-type="string">
            <text:p text:style-name="Table_20_Contents">Utilities used by the other <text:span text:style-name="T1">yangdiff</text:span> C modules</text:p>
          </table:table-cell>
        </table:table-row>
      </table:table>
      <text:p text:style-name="Text_20_body"/>
      <text:h text:style-name="Heading_20_3" text:outline-level="3"><text:s/>src/yangdump Directory</text:h>
      <text:p text:style-name="Text_20_body">This directory contains the <text:span text:style-name="T1">yangdump</text:span> program, which is the Yuma YANG compiler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dump C Modules</text:p>
      <text:p text:style-name="Table_20_Heading"/>
      <table:table table:name="yangdumpfiles" table:style-name="yangdumpfiles">
        <table:table-column table:style-name="yangdumpfiles.A"/>
        <table:table-column table:style-name="yangdumpfiles.B"/>
        <table:table-header-rows>
          <table:table-row>
            <table:table-cell table:style-name="yangdumpfiles.A1" office:value-type="string">
              <text:p text:style-name="Table_20_Heading">C Module</text:p>
            </table:table-cell>
            <table:table-cell table:style-name="yangdumpfiles.B1" office:value-type="string">
              <text:p text:style-name="Table_20_Heading">Description</text:p>
            </table:table-cell>
          </table:table-row>
        </table:table-header-rows>
        <table:table-row>
          <table:table-cell table:style-name="yangdumpfiles.A2" office:value-type="string">
            <text:p text:style-name="Table_20_Contents">c</text:p>
          </table:table-cell>
          <table:table-cell table:style-name="yangdumpfiles.B2" office:value-type="string">
            <text:p text:style-name="Table_20_Contents">Implements SIL C file generation</text:p>
          </table:table-cell>
        </table:table-row>
        <table:table-row>
          <table:table-cell table:style-name="yangdumpfiles.A2" office:value-type="string">
            <text:p text:style-name="Table_20_Contents">c_util</text:p>
          </table:table-cell>
          <table:table-cell table:style-name="yangdumpfiles.B2" office:value-type="string">
            <text:p text:style-name="Table_20_Contents">Utilities used for SIL code generation</text:p>
          </table:table-cell>
        </table:table-row>
        <table:table-row>
          <table:table-cell table:style-name="yangdumpfiles.A2" office:value-type="string">
            <text:p text:style-name="Table_20_Contents">h</text:p>
          </table:table-cell>
          <table:table-cell table:style-name="yangdumpfiles.B2" office:value-type="string">
            <text:p text:style-name="Table_20_Contents">Implements SIL H file generation</text:p>
          </table:table-cell>
        </table:table-row>
        <table:table-row>
          <table:table-cell table:style-name="yangdumpfiles.A2" office:value-type="string">
            <text:p text:style-name="Table_20_Contents">html</text:p>
          </table:table-cell>
          <table:table-cell table:style-name="yangdumpfiles.B2" office:value-type="string">
            <text:p text:style-name="Table_20_Contents">Implements YANG to HTML translation</text:p>
          </table:table-cell>
        </table:table-row>
        <table:table-row>
          <table:table-cell table:style-name="yangdumpfiles.A2" office:value-type="string">
            <text:p text:style-name="Table_20_Contents">sql</text:p>
          </table:table-cell>
          <table:table-cell table:style-name="yangdumpfiles.B2" office:value-type="string">
            <text:p text:style-name="Table_20_Contents">Implements SQL generation for YANG module WEB Docs</text:p>
          </table:table-cell>
        </table:table-row>
        <table:table-row>
          <table:table-cell table:style-name="yangdumpfiles.A2" office:value-type="string">
            <text:p text:style-name="Table_20_Contents">xsd</text:p>
          </table:table-cell>
          <table:table-cell table:style-name="yangdumpfiles.B2" office:value-type="string">
            <text:p text:style-name="Table_20_Contents">Implements YANG to XSD translation</text:p>
          </table:table-cell>
        </table:table-row>
        <table:table-row>
          <table:table-cell table:style-name="yangdumpfiles.A2" office:value-type="string">
            <text:p text:style-name="Table_20_Contents">xsd_typ</text:p>
          </table:table-cell>
          <table:table-cell table:style-name="yangdumpfiles.B2" office:value-type="string">
            <text:p text:style-name="Table_20_Contents">Implements YANG typedef/type statement to XSD simpleType and complexType statements</text:p>
          </table:table-cell>
        </table:table-row>
        <table:table-row>
          <table:table-cell table:style-name="yangdumpfiles.A2" office:value-type="string">
            <text:p text:style-name="Table_20_Contents">xsd_yang</text:p>
          </table:table-cell>
          <table:table-cell table:style-name="yangdumpfiles.B2" office:value-type="string">
            <text:p text:style-name="Table_20_Contents">YANG to XSD translation utilities</text:p>
          </table:table-cell>
        </table:table-row>
        <table:table-row>
          <table:table-cell table:style-name="yangdumpfiles.A2" office:value-type="string">
            <text:p text:style-name="Table_20_Contents">yangdump</text:p>
          </table:table-cell>
          <table:table-cell table:style-name="yangdumpfiles.B2" office:value-type="string">
            <text:p text:style-name="Table_20_Contents">YANG module compiler</text:p>
          </table:table-cell>
        </table:table-row>
        <text:soft-page-break/>
        <table:table-row>
          <table:table-cell table:style-name="yangdumpfiles.A2" office:value-type="string">
            <text:p text:style-name="Table_20_Contents">yangdump_util</text:p>
          </table:table-cell>
          <table:table-cell table:style-name="yangdumpfiles.B2" office:value-type="string">
            <text:p text:style-name="Table_20_Contents">Utilities used by all yangdump C modules</text:p>
          </table:table-cell>
        </table:table-row>
        <table:table-row>
          <table:table-cell table:style-name="yangdumpfiles.A2" office:value-type="string">
            <text:p text:style-name="Table_20_Contents">yangyin</text:p>
          </table:table-cell>
          <table:table-cell table:style-name="yangdumpfiles.B2" office:value-type="string">
            <text:p text:style-name="Table_20_Contents">Implements YANG to YIN translation</text:p>
          </table:table-cell>
        </table:table-row>
      </table:table>
      <text:p text:style-name="Text_20_body"/>
      <text:h text:style-name="Heading_20_2" text:outline-level="2"><text:s/>Server Design</text:h>
      <text:p text:style-name="Text_20_body">This section describes the basic design used in the <text:span text:style-name="T1">netconfd</text:span> server.</text:p>
      <text:p text:style-name="Text_20_body"/>
      <text:p text:style-name="Text_20_body"><draw:frame draw:style-name="fr1" draw:name="graphics7" text:anchor-type="paragraph" svg:width="6.4783in" svg:height="5.0618in" draw:z-index="5"><draw:image xlink:href="Pictures/100002010000026E000001E6746FE344.png" xlink:type="simple" xlink:show="embed" xlink:actuate="onLoad"/></draw:frame></text:p>
      <text:p text:style-name="Text_20_body"/>
      <text:p text:style-name="P5">Initialization:</text:p>
      <text:p text:style-name="Text_20_body">The <text:span text:style-name="T1">netconfd</text:span> server will process the YANG modules, CLI parameters, config file parameters, and startup device NETCONF database, then wait for NETCONF sessions.</text:p>
      <text:p text:style-name="P5">ncxserver Loop:</text:p>
      <text:p text:style-name="Text_20_body">The SSH2 server will listen for incoming connections which request the 'netconf' subsystem.</text:p>
      <text:p text:style-name="Text_20_body">When a new session request is received, the <text:span text:style-name="T1">netconf-subsystem</text:span> program is called, which opens a local connection to the <text:span text:style-name="T1">netconfd</text:span> server, via the ncxserver loop. <text:s/>NETCONF &lt;rpc&gt; requests are processed by the internal NETCONF stack. <text:s/>The module-specific callback functions (blue boxes) can be <text:soft-page-break/>loaded into the system at build-time or run-time. <text:s/>This is the device instrumentation code, also called a server implementation library (SIL). <text:s/>For example, for <text:span text:style-name="T1">libtoaster</text:span>, this is the code that controls the toaster hardware.</text:p>
      <text:p text:style-name="Text_20_body"><text:span text:style-name="T6">Cleanup</text:span>:</text:p>
      <text:p text:style-name="Text_20_body">If the &lt;shutdown&gt; or &lt;reboot&gt; operations are invoked, then the server will cleanup. <text:s/>For a reboot, the init cycle is started again, instead of exiting the program.</text:p>
      <text:h text:style-name="Heading_20_3" text:outline-level="3"><text:s/>YANG Native Operation</text:h>
      <text:p text:style-name="Text_20_body"><draw:frame draw:style-name="fr1" draw:name="graphics4" text:anchor-type="paragraph" svg:width="6.7311in" svg:height="5.1602in" draw:z-index="4"><draw:image xlink:href="Pictures/10000000000003C0000002D0A7E67390.png" xlink:type="simple" xlink:show="embed" xlink:actuate="onLoad"/></draw:frame></text:p>
      <text:p text:style-name="Text_20_body">Yuma uses YANG source modules directly to implement NETCONF protocol operations automatically within the server. <text:s/>The same YANG parser is used by all Yuma programs. <text:s/>It is located in the 'ncx' source directory (libncx.so). <text:s/>There are several different parsing modes, which is set by the application.</text:p>
      <text:p text:style-name="Text_20_body">In the 'server mode', the descriptive statements, such as 'description' and 'reference' are discarded upon input. <text:s/>Only the machine-readable statements are saved. <text:s/>All possible database validation, filtering, processing, initialization, NV-storage, and error processing is done, based on these machine readable statements.</text:p>
      <text:p text:style-name="Text_20_body">For example, in order to set the platform-specific default value for some leaf, instead of hard-coded it into the server instrumentation, the default is stored in YANG data instead. <text:s/>The YANG file can be altered, either directly (by editing) or indirectly (via deviation statements), and the new or altered default value specified there.</text:p>
      <text:p text:style-name="Text_20_body"><text:soft-page-break/>In addition, range statements, patterns, XPath expressions, and all other machine-readable statements are all processed automatically, so the YANG statements themselves are like server source code.</text:p>
      <text:p text:style-name="Text_20_body">YANG also allows vendor and platform-specific deviations to be specified, which are like generic patches to the common YANG module for whatever purpose needed. <text:s/>YANG also allows annotations to be defined and added to YANG modules, which are specified with the 'extension' statement. <text:s/>Yuma uses some extensions to control some automation features, but any module can define extensions, and <text:s/>module instrumentation code can access these annotation during server operation, to control device behavior.</text:p>
      <text:p text:style-name="Text_20_body">There are CLI <text:span text:style-name="T4">parameters</text:span> that can be used to control parser behavior such as warning suppression, and protocol behavior related to the YANG content, such as XML order enforcement and NETCONF protocol operation support. <text:s/>These parameters are stored in the server profile, which can be customized for each platform.</text:p>
      <text:h text:style-name="Heading_20_3" text:outline-level="3"><text:s/>YANG Object Tree</text:h>
      <text:p text:style-name="Text_20_body"><draw:frame draw:style-name="fr1" draw:name="graphics5" text:anchor-type="paragraph" svg:width="6.6898in" svg:height="5.0882in" draw:z-index="3"><draw:image xlink:href="Pictures/10000000000003C0000002D0FD3018D1.png" xlink:type="simple" xlink:show="embed" xlink:actuate="onLoad"/></draw:frame></text:p>
      <text:p text:style-name="Text_20_body">The YANG statements found in a module are converted to internal data structures.</text:p>
      <text:p text:style-name="Text_20_body">For NETCONF and database operations, a single tree of <text:span text:style-name="T1">obj_template_t </text:span><text:span text:style-name="T4">data</text:span><text:span text:style-name="T1"> </text:span>structures is maintained by the server. <text:s/>This tree represents all the NETCONF data that is supported by the server. <text:s/>It does not represent any actual data structure instances. <text:s/>It just defines the data instances that are allowed to exist on the server.</text:p>
      <text:p text:style-name="Text_20_body"/>
      <text:p text:style-name="P5"><text:soft-page-break/>Raw YANG vs. Cooked YANG:</text:p>
      <text:p text:style-name="Text_20_body">Some of the nodes in this tree represent the exact YANG statements that the data modeler has used, such as 'augment', 'refine', and 'uses', but these noeds are not used directly in the object tree. <text:s/>They exist in the object tree, but they are processed to produce a final set of YANG data statements, translated into 'cooked' nodes in the object tree. <text:s/>If any deviation statements are used by server implementation of a YANG data node (to change it to match the actual platform implementation of the data node), then these are also 'patched' into the cooked YANG nodes in the object tree.</text:p>
      <text:p text:style-name="Text_20_body"/>
      <text:h text:style-name="Heading_20_3" text:outline-level="3"><text:s/>YANG Data Tree</text:h>
      <text:p text:style-name="Text_20_body"/>
      <text:p text:style-name="Text_20_body"><draw:frame draw:style-name="fr1" draw:name="graphics6" text:anchor-type="paragraph" svg:width="6.7902in" svg:height="5.2283in" draw:z-index="12"><draw:image xlink:href="Pictures/100002010000028C000001F6C8AC41C0.png" xlink:type="simple" xlink:show="embed" xlink:actuate="onLoad"/></draw:frame></text:p>
      <text:p text:style-name="Text_20_body">A YANG data tree represents the instances of 1 or more of the objects in the object tree.</text:p>
      <text:p text:style-name="Text_20_body">Each NETCONF database is a separate data tree. <text:s/>A data tree is constructed for each incoming message as well. <text:s/>The server has automated functions to process the data tree, based on the desired NETCONF operation and the object tree node corresponding to each data node.</text:p>
      <text:p text:style-name="Text_20_body">Every NETCONF node (including database nodes) are distinguished with XML Qualified Names (QName). <text:s/>The YANG module namespace is used as the XML namespace, and the YANG identifier is used as the XML local name.</text:p>
      <text:p text:style-name="Text_20_body"><text:soft-page-break/>Each data node contains a pointer back to its object tree schema node. <text:s/>The value tree is comprised of the <text:span text:style-name="T1">val_value_t </text:span>structure. <text:s/>Only real data is actually stored in the value tree. <text:s/>For example, there are no data tree nodes for choices and cases. <text:s/>These are conceptual layers, not real layers, within the data tree.</text:p>
      <text:p text:style-name="Table_20_Heading"/>
      <text:p text:style-name="Text_20_body">The NETCONF server engine accesses individual SIL callback functions through the data tree and object tree. <text:s/>Each data node contains a pointer to its corresponding object node.</text:p>
      <text:p text:style-name="Text_20_body">Each data node may have several different callback functions stored in the object tree node. Usually, the actual configuration value is stored in the database, <text:s/>However, <text:span text:style-name="T1">virtual data nodes</text:span> are also supported. <text:s/>These are simply placeholder nodes within the data tree, and usually used for non-configuration nodes, such as counters. <text:s/>Instead of using a static value stored in the data node, a callback function is used to retrieve the instrumentation value each time it is accessed.</text:p>
      <text:h text:style-name="Heading_20_3" text:outline-level="3"><text:s/>Service Layering</text:h>
      <text:p text:style-name="Text_20_body">All of the major server functions are supported by service layers in the 'agt' or 'ncx' libraries:</text:p>
      <text:list xml:id="list1462417717" text:style-name="L9">
        <text:list-item>
          <text:p text:style-name="P42"><text:span text:style-name="T1">memory management</text:span>: macros in platform/procdefs.h are used instead of using direct heap functions.</text:p>
        </text:list-item>
        <text:list-item>
          <text:p text:style-name="P42"><text:span text:style-name="T1">queue management</text:span>: APIs in ncx/dlq.h are used for all double-linked queue management.</text:p>
        </text:list-item>
        <text:list-item>
          <text:p text:style-name="P42"><text:span text:style-name="T1">XML namespaces</text:span>: XML namespaces (including YANG module namespaces) are managed with functions in ncx/xmlns.h. <text:s/>An internal 'namespace ID is used internally instead of the actual URI.</text:p>
        </text:list-item>
        <text:list-item>
          <text:p text:style-name="P42"><text:span text:style-name="T1">XML parsing</text:span>: XML input processing is found in ncx/xml_util.h data structures and functions.</text:p>
        </text:list-item>
        <text:list-item>
          <text:p text:style-name="P42"><text:span text:style-name="T1">XML message processing</text:span>: XML message support is found in ncx/xml_msg.h data structures and functions.</text:p>
        </text:list-item>
        <text:list-item>
          <text:p text:style-name="P42"><text:span text:style-name="T1">XML message writing with access control</text:span>: XML message generation is controlled through API functions located in ncx/xml_wr.h. <text:s/>High level (value tree output) and low-level (individual tag output) XML output functions are provided, which hide all namespace, indentation, and other details. <text:s/>Access control is integrated into XML message output to enforce the configured data access policies uniformly for all RPC operations and notifications. <text:s/>The access control model cannot be bypassed by any dynamically loaded module server instrumentation code.</text:p>
        </text:list-item>
        <text:list-item>
          <text:p text:style-name="P42"><text:span text:style-name="T1">XPath Services</text:span>: All NETCONF XPath filtering, and all YANG XPath-based constraint validation, is handled with common data structures and API functions. <text:s/>The XPath 1.0 implementation is native to the server, and uses the object and value trees directly to generate XPath results for NETCONF and YANG purposes. <text:s/>NETCONF uses XPath differently than XSLT, and libxml2 XPath processing is memory intensive. <text:s/>These functions are located in ncx/xpath.h, ncx/xpath1.h, and ncx/xpath_yang.h. <text:s/>XPath filtered &lt;get&gt; responses are generated in agt/agt_xpath.c.</text:p>
        </text:list-item>
        <text:list-item>
          <text:p text:style-name="P42"><text:span text:style-name="T1">Logging service</text:span>: Encapsulates server output to a log file or to the standard output, filtered by a configurable log level. <text:s/>Located in ncx/log.h.</text:p>
        </text:list-item>
        <text:list-item>
          <text:p text:style-name="P42"><text:span text:style-name="T1">Session management</text:span>: All server activity is associated with a session. <text:s/>The session control block and API functions are located in ncx/ses.h. <text:s/>All input, output, access control, and protocol operation support is controlled through the session control block (ses_cb_t).</text:p>
        </text:list-item>
        <text:list-item>
          <text:p text:style-name="P42"><text:span text:style-name="T1">Timer service</text:span>: A periodic timer service is available to SIL modules for performing background maintenance within the main service loop. <text:s/>These functions are located in agt/agt_timer.h.</text:p>
        </text:list-item>
        <text:list-item>
          <text:p text:style-name="P42"><text:span text:style-name="T1">Connection management</text:span>: All TCP connections to the netconfd server are controlled through a main service loop, located in agt/agt_ncxserver.c. <text:s/>It is expected that the 'select' loop in this file will be replaced in embedded systems. <text:s/>The default netconfd server actually listens for local &lt;ncx-connect&gt; connections on an AF_LOCAL socket. <text:s/>The openSSH server listens for connections on port 830 (or other configured TCP ports), and the netconf-subsystem thin client acts as a conduit between the SSH server and the <text:span text:style-name="T1">netconfd</text:span> server.</text:p>
        </text:list-item>
        <text:list-item>
          <text:p text:style-name="P42"><text:soft-page-break/><text:span text:style-name="T1">Database management</text:span>: <text:s/>All configuration databases use a common configuration template, defined in ncx/cfg.h. <text:s/>Locking and other generic database functions are handled in this module. <text:s/>The actual manipulation of the value tree is handled by API functions in ncx/val.h, ncx/val_util.h, <text:s/>agt/agt_val_parse.h, and agt/agt_val.h.</text:p>
        </text:list-item>
        <text:list-item>
          <text:p text:style-name="P42"><text:span text:style-name="T1">NETCONF operations</text:span>: <text:s/>All standard NETCONF RPC callback functions are located in agt/agt_ncx.c. <text:s/>All operations are completely automated, so there is no server instrumentation APIs in this file.</text:p>
        </text:list-item>
        <text:list-item>
          <text:p text:style-name="P42"><text:span text:style-name="T1">NETCONF request processing</text:span>: <text:s/>All &lt;rpc&gt; requests and replies use common data structures and APIs, found in ncx/rpc.h and agt/agt_rpc.h. <text:s/>Automated reply generation, automatic filter processing, and message state data is contained in the RPC message control block.</text:p>
        </text:list-item>
        <text:list-item>
          <text:p text:style-name="P42"><text:span text:style-name="T1">NETCONF error reporting:</text:span> All &lt;rpc-error&gt; elements use common data structures defined in ncx/rpc_err,h and agt/agt_rpcerr.h. <text:s/>Most errors are handled automatically, but 'description statement' semantics need to be enforced by the SIL callback functions. <text:s/>These functions use the API functions in agt/agt_util.h (such as agt_record_error) to generate data structures that will be translated to the proper &lt;rpc-error&gt; contents when a reply is sent.</text:p>
        </text:list-item>
        <text:list-item>
          <text:p text:style-name="P42"><text:span text:style-name="T1">YANG module library management:</text:span> All YANG modules are loaded into a common data structure (ncx_module_t) located in ncx/ncxtypes.h. <text:s text:c="2"/>The API functions in ncx/ncxmod.h (such as ncxmod_load_module) are used to locate YANG modules, parse them, and store the internal data structures in a central library. <text:s/>Multiple versions of the same module can be loaded at once, as required by YANG.</text:p>
        </text:list-item>
      </text:list>
      <text:p text:style-name="Text_20_body"/>
      <text:h text:style-name="Heading_20_3" text:outline-level="3"><text:s/>Session Control Block</text:h>
      <text:p text:style-name="Text_20_body">Once a NETCONF session is started, it is assigned a session control block for the life of the session. <text:s/>All NETCONF and system activity in driven through this interface, so the <text:span text:style-name="T1">ncxserver</text:span> loop can be replaced in an embedded system.</text:p>
      <text:p text:style-name="Text_20_body">Each session control block (ses_scb_t) controls the input and output for one session, which is associated with one SSH user name. <text:s/>Access control (see yuma-nacm.yang) is enforced within the context of a session control block. <text:s/>Unauthorized return data is automatically removed from the response. <text:s/>Unauthorized &lt;rpc&gt; or database write requests are automatically rejected with an 'access-denied' error-tag.</text:p>
      <text:p text:style-name="Text_20_body">The user preferences for each session are also stored in this data structure. <text:s/>They are initially derived from the server default values, but can be altered with the &lt;set-my-session&gt; operation and retrieved with the &lt;get-my-session&gt; operation.</text:p>
      <text:h text:style-name="Heading_20_3" text:outline-level="3"><text:s/>Main ncxserver Loop</text:h>
      <text:p text:style-name="Text_20_body"/>
      <text:p text:style-name="Text_20_body"><draw:frame draw:style-name="fr1" draw:name="graphics9" text:anchor-type="paragraph" svg:width="6.5193in" svg:height="5.0098in" draw:z-index="6"><draw:image xlink:href="Pictures/1000020100000272000001E1375BADEC.png" xlink:type="simple" xlink:show="embed" xlink:actuate="onLoad"/></draw:frame><text:soft-page-break/></text:p>
      <text:p text:style-name="Text_20_body">The <text:span text:style-name="T1">ncxserver</text:span> loop does very little, and it is designed to be replaced in an embedded server that has its own SSH server:</text:p>
      <text:list xml:id="list1728036541" text:style-name="L10">
        <text:list-item>
          <text:p text:style-name="P43">A client request to start an SSH session results in an SSH channel being established to an instance of the <text:span text:style-name="T1">netconf-subsystem</text:span> program.</text:p>
        </text:list-item>
        <text:list-item>
          <text:p text:style-name="P43">The <text:span text:style-name="T1">netconf-subsystem </text:span>program will open a local socket (/tmp/ncxserver.sock) and send a proprietary &lt;ncxconnect&gt; message to the netconfd server, which is listening on this local socket with a select loop (in agt_ncxserver.c).</text:p>
        </text:list-item>
        <text:list-item>
          <text:p text:style-name="P43">When a valid &lt;ncxconnect&gt; message is received by <text:span text:style-name="T1">netconfd</text:span>, <text:s/>a new NETCONF session is created.</text:p>
        </text:list-item>
        <text:list-item>
          <text:p text:style-name="P43">After sending the &lt;ncxconnect&gt; message, the <text:span text:style-name="T1">netconf-subsystem </text:span><text:span text:style-name="T4">program goes into 'transfer mode', and simply passes input from the SSH channel to the </text:span><text:span text:style-name="T1">netconfd</text:span><text:span text:style-name="T4"> server, and passes output from the </text:span><text:span text:style-name="T1">netconfd</text:span><text:span text:style-name="T4"> server to the SSH server.</text:span></text:p>
        </text:list-item>
        <text:list-item>
          <text:p text:style-name="P43"><text:span text:style-name="T4">The </text:span><text:span text:style-name="T1">ncxserver</text:span><text:span text:style-name="T4"> loop simply waits for input on the open connections, with a quick timeout. <text:s/>Each timeout, the server checks if a reboot, shutdown, signal, or other event occurred that needs attention.</text:span></text:p>
        </text:list-item>
        <text:list-item>
          <text:p text:style-name="P43"><text:span text:style-name="T4">Notifications may also be sent during the timeout check, if any events are queued for processing. <text:s/>The </text:span><text:span text:style-name="T1">--max-burst</text:span><text:span text:style-name="T4"> configuration parameter controls the number of notifications sent to each notification subscription, during this timeout check.</text:span></text:p>
        </text:list-item>
        <text:list-item>
          <text:p text:style-name="P28">Input &lt;rpc&gt; messages are buffered, and when a complete message is received (based on the NETCONF End-of-Message marker), it is processed by the server and any instrumentation module callback functions that are affected by the request.</text:p>
        </text:list-item>
      </text:list>
      <text:p text:style-name="Text_20_body"><text:soft-page-break/>When the agt_ncxserver_run function in agt/agt_ncxserver.c is replaced within an embedded system, the replacement code must handle the following tasks:</text:p>
      <text:list xml:id="list219714295" text:style-name="L11">
        <text:list-item>
          <text:p text:style-name="P44">Call <text:span text:style-name="T1">agt_ses_new_session</text:span> in <text:span text:style-name="T1">agt/agt_ses.c</text:span> when a new NETCONF session starts.</text:p>
        </text:list-item>
        <text:list-item>
          <text:p text:style-name="P44">Call <text:span text:style-name="T1">ses_accept_input</text:span> in <text:span text:style-name="T1">ncx/ses.c</text:span> with the correct session control block when NETCONF data is received.</text:p>
        </text:list-item>
        <text:list-item>
          <text:p text:style-name="P44">Call <text:span text:style-name="T1">agt_ses_process_first_ready</text:span> in <text:span text:style-name="T1">agt/agt_ses.c</text:span> after input is received. <text:s/>This should be called repeatedly until all serialized NETCONF messages have been processed.</text:p>
        </text:list-item>
        <text:list-item>
          <text:p text:style-name="P44">Call <text:span text:style-name="T1">agt_ses_kill_session</text:span> in <text:span text:style-name="T1">agt/agt_ses.c</text:span> when the NETCONF session is terminated.</text:p>
        </text:list-item>
        <text:list-item>
          <text:p text:style-name="P44">The following functions are used for sending NETCONF responses, if responses are buffered instead of sent directly (streamed).</text:p>
          <text:list>
            <text:list-item>
              <text:p text:style-name="P44"><text:span text:style-name="T1">ses_msg_send_buffs</text:span> in <text:span text:style-name="T1">ncx/ses_msg.c</text:span> is used to output any queued send buffers.</text:p>
            </text:list-item>
          </text:list>
        </text:list-item>
        <text:list-item>
          <text:p text:style-name="P44">The following functions need to be called periodically:</text:p>
          <text:list>
            <text:list-item>
              <text:p text:style-name="P44"><text:span text:style-name="T1">agt_shutdown_requested</text:span> in <text:span text:style-name="T1">agt/agt_util.c</text:span> to check if the server should terminate or reboot</text:p>
            </text:list-item>
            <text:list-item>
              <text:p text:style-name="P44"><text:span text:style-name="T1">agt_ses_check_timeouts</text:span> in <text:span text:style-name="T1">agt/agt_ses.c</text:span> to check for idle sessions or sessions stuck waiting for a NETCONF &lt;hello&gt; message.</text:p>
            </text:list-item>
            <text:list-item>
              <text:p text:style-name="P44"><text:span text:style-name="T1">agt_timer_handler</text:span> in <text:span text:style-name="T1">agt/agt_timer.c</text:span> to process server and SIL periodic callback functions.</text:p>
            </text:list-item>
            <text:list-item>
              <text:p text:style-name="P44"><text:span text:style-name="T1">send_some_notifications </text:span>in <text:span text:style-name="T1">agt/agt_ncxserver.c</text:span> to process some outgoing notifications.</text:p>
            </text:list-item>
          </text:list>
        </text:list-item>
      </text:list>
      <text:p text:style-name="Text_20_body"/>
      <text:h text:style-name="Heading_20_3" text:outline-level="3"><text:s/>SIL Callback Functions</text:h>
      <text:p text:style-name="Text_20_body"/>
      <text:p text:style-name="Text_20_body"><draw:frame draw:style-name="fr1" draw:name="graphics2" text:anchor-type="paragraph" svg:width="6.7728in" svg:height="4.9311in" draw:z-index="8"><draw:image xlink:href="Pictures/10000000000003C0000002D0A9148DAC.png" xlink:type="simple" xlink:show="embed" xlink:actuate="onLoad"/></draw:frame><text:soft-page-break/></text:p>
      <text:list xml:id="list1965715226" text:style-name="L12">
        <text:list-item>
          <text:p text:style-name="P45">Top Level: The top-level incoming messages are registered, not hard-wired, in the server message processing design. <text:s/>The <text:span text:style-name="T1">agt_ncxserve</text:span>r module accepts <text:s/>the &lt;ncxconnect&gt; message from <text:span text:style-name="T1">netconf-subsystem</text:span>. <text:s/>The <text:span text:style-name="T1">agt_rpc</text:span> module accepts the NETCONF &lt;rpc&gt; message. <text:s/>Additional messages can be supported by the server using the <text:span text:style-name="T1">top_register_node</text:span> function.</text:p>
        </text:list-item>
        <text:list-item>
          <text:p text:style-name="P45">All RPC operations are implemented in a data-driven fashion by the server. <text:s/>Each NETCONF operation is handled by a separate function in <text:span text:style-name="T1">agt_ncx.c</text:span>. <text:s/>Any proprietary operation can be automatically supported, using the <text:span text:style-name="T1">agt_rpc_register_method</text:span> function.</text:p>
          <text:list>
            <text:list-item>
              <text:p text:style-name="P45">Note: <text:s/>Once the YANG module is loaded into the server, all RPC operations defined in the module are available. <text:s/>If no SIL code is found, these will be dummy 'no-op' functions. <text:s/>This mode can be used to provide some server simulation capability for client applications under development.</text:p>
            </text:list-item>
          </text:list>
        </text:list-item>
        <text:list-item>
          <text:p text:style-name="P45">All database operations are performed in a structured manner, using special database access callback functions. <text:s/>Not all database nodes need callback functions. <text:s/>One callback function can be used for each 'phase', or the same function can be used for multiple phases. <text:s/>The <text:span text:style-name="T1">agt_cb_register_callback</text:span> function in<text:span text:style-name="T1"> agt/agt_cb.c</text:span> is used by SIL code to hook into NETCONF database operations.</text:p>
        </text:list-item>
      </text:list>
      <text:h text:style-name="Heading_20_2" text:outline-level="2"><text:s/>Server Operation</text:h>
      <text:p text:style-name="Text_20_body">This section briefly describes the server internal behavior for some basic NETCONF operations.</text:p>
      <text:h text:style-name="Heading_20_3" text:outline-level="3"><text:s/>Initialization</text:h>
      <text:p text:style-name="Text_20_body"><text:soft-page-break/>The file <text:span text:style-name="T1">netconfd/netconfd.c</text:span> contains the initial 'main' function that is used to start the server.</text:p>
      <text:list xml:id="list993745032" text:style-name="L13">
        <text:list-item>
          <text:p text:style-name="P46">The common services support for most core data structures is located in 'libncx.so'. <text:s/>The '<text:span text:style-name="T1">ncx_init</text:span>' function is called to setup these data structures. <text:s/>This function also calls the bootstrap_cli function in ncx/ncx.c, which processes some key configuration parameters that need to be set right away, such as the logging parameters and the module search path.</text:p>
        </text:list-item>
        <text:list-item>
          <text:p text:style-name="P46">Most of the actual server code is located in the 'agt' directory. <text:s/>The '<text:span text:style-name="T1">agt_init1</text:span>' function is called to initialize core server functions. <text:s/>The configuration parameters are processed, and the server profile is completed.</text:p>
          <text:list>
            <text:list-item>
              <text:p text:style-name="P46">The<text:span text:style-name="T1"> agt_profile_t </text:span>data structure in agt/agt.h is used to contain all the vendor-related boot-time options, such as the database target (candidate or running). <text:s/>The<text:span text:style-name="T1"> init_server_profile</text:span> function can be edited if the Yuma default values are not desired. <text:s/>This will insure the proper factory defaults for server behavior are used, even if no configuration parameters are provided.</text:p>
            </text:list-item>
          </text:list>
        </text:list-item>
        <text:list-item>
          <text:p text:style-name="P46">The function <text:span text:style-name="T1">init_server_profile</text:span> in <text:span text:style-name="T1">agt/agt.c</text:span> is used to set the factory defaults for the server behavior.</text:p>
        </text:list-item>
      </text:list>
      <text:p text:style-name="Text_20_body">The <text:span text:style-name="T1">agt_init1</text:span> function also loads the core NETCONF protocol, <text:span text:style-name="T1">netconfd</text:span> CLI, and YANG data type modules.</text:p>
      <text:list xml:id="list990557081" text:continue-numbering="true" text:style-name="L13">
        <text:list-item>
          <text:p text:style-name="P46">Note: <text:span text:style-name="T1">netconfd</text:span> uses <text:span text:style-name="T1">yuma-netconf.yang</text:span>, not <text:span text:style-name="T1">ietf-netconf.yang</text:span> to support a data-driven implementation. <text:s/>The only difference is that the yuma version adds some data structures and extensions (such as ncx:root), to automate processing of all NETCONF messages.</text:p>
        </text:list-item>
      </text:list>
      <text:p text:style-name="Text_20_body">After the core definition modules are loaded successfully, the<text:span text:style-name="T1"> agt_cli_process_input</text:span> function in <text:span text:style-name="T1">agt/agt_cli.c</text:span> is called to process any command line and/or configuration file parameters that have been entered.</text:p>
      <text:list xml:id="list1884688539" text:style-name="L14">
        <text:list-item>
          <text:p text:style-name="P47">Note: Any defaults set in the G module definitions will be added to the CLI parameter set. <text:s/>The <text:span text:style-name="T1">val_set_by_default</text:span> function in <text:span text:style-name="T1">ncx/val.c</text:span> can be used to check if the node is set by the server to the YANG default value. <text:s/>If not set, and the node has the YANG default value, then the client set this value explicitly. <text:s/>This is different than the <text:span text:style-name="T1">val_is_default</text:span> function in <text:span text:style-name="T1">ncx/val.c</text:span>, which just checks if the node contains the YANG default value.</text:p>
        </text:list-item>
      </text:list>
      <text:p text:style-name="Text_20_body">All the configuration parameters are saved, and those that can be processed right away are handled. <text:s/>The <text:span text:style-name="T1">agt_cli_get_valset</text:span> function in <text:span text:style-name="T1">agt/agt_cli.c</text:span> can be used to retrieve the entire set of load-time configuration parameters.</text:p>
      <text:h text:style-name="Heading_20_3" text:outline-level="3"><text:s/>Loading Modules and SIL Code</text:h>
      <text:p text:style-name="Text_20_body">YANG modules and their associated device instrumentation can be loaded dynamically with the <text:span text:style-name="T1"><text:s/>--module</text:span> configuration parameter. <text:s/>Some examples are shown below:</text:p>
      <text:p text:style-name="Example"/>
      <text:p text:style-name="Example">module=foo</text:p>
      <text:p text:style-name="Example">module=bar</text:p>
      <text:p text:style-name="Example">module=baz@2009-01-05</text:p>
      <text:p text:style-name="Example">module=~/mymodules/myfoo.yang</text:p>
      <text:p text:style-name="Example"/>
      <text:list xml:id="list2038953252" text:style-name="L15">
        <text:list-item>
          <text:p text:style-name="P48">The <text:span text:style-name="T1">ncxmod_find_sil_file</text:span> function in <text:span text:style-name="T1">ncx/ncxmod.c</text:span> is used to find the library code associated with the each module name. <text:s/>The following search sequence is followed:</text:p>
          <text:list>
            <text:list-item>
              <text:p text:style-name="P48">Check the <text:span text:style-name="T1">$YUMA_HOME/target/lib</text:span> directory</text:p>
            </text:list-item>
            <text:list-item>
              <text:p text:style-name="P48">Check each directory in the <text:span text:style-name="T1">$YUMA_RUNPATH</text:span> environment variable or <text:span text:style-name="T1">--runpath</text:span> configuration variable.</text:p>
            </text:list-item>
            <text:list-item>
              <text:p text:style-name="P48"><text:soft-page-break/>Check the<text:span text:style-name="T1"> /usr/lib/yuma</text:span> directory</text:p>
            </text:list-item>
          </text:list>
        </text:list-item>
        <text:list-item>
          <text:p text:style-name="P48">If the module parameter contains any sub-directories or a file extension, then it is treated as a file, and the module search path will not be used. <text:s/>Instead the absolute or relative file specification will be used.</text:p>
        </text:list-item>
        <text:list-item>
          <text:p text:style-name="P48">If the first term starts with an environment variable or the tilde (~) character, and will be expanded first</text:p>
        </text:list-item>
        <text:list-item>
          <text:p text:style-name="P48">If the 'at sign' (@) followed by a revision date is present, then that exact revision will be loaded.</text:p>
        </text:list-item>
        <text:list-item>
          <text:p text:style-name="P48">If no file extension or directories are specified, then the module search path is checked for YANG and YIN files that match. <text:s/>The first match will be used, which may not be the newest, depending on the actual search path sequence.</text:p>
        </text:list-item>
        <text:list-item>
          <text:p text:style-name="P48">The <text:span text:style-name="T1">$YUMA_MODPATH</text:span> environment variable or <text:span text:style-name="T1">--modpath</text:span> configuration parameter can be used to configure one or more directory sub-trees to be searched.</text:p>
        </text:list-item>
        <text:list-item>
          <text:p text:style-name="P48">The <text:span text:style-name="T1">$YUMA_HOME</text:span> environment variable or <text:span text:style-name="T1">--yuma-home</text:span> configuration parameter can be used to specify the Yuma project tree to use if nothing is found in the currect directory or the module search path.</text:p>
        </text:list-item>
        <text:list-item>
          <text:p text:style-name="P48">The <text:span text:style-name="T1">$YUMA_INSTALL</text:span> environment variable or default Yuma install location (/usr/share/yuma/modules) will be used as a last resort to find a YANG or YIN file.</text:p>
        </text:list-item>
      </text:list>
      <text:p text:style-name="Text_20_body">The server processes<text:span text:style-name="T1"> --module</text:span> parameters by first checking if a dynamic library can be found which has an 'soname' that matches the module name. <text:s/>If so, then the SIL phase 1 initialization function is called, and that function is expected to call the ncxmod_load_module function.</text:p>
      <text:p text:style-name="Text_20_body"/>
      <text:p text:style-name="Text_20_body">If no SIL file can be found for the module, then the server will load the YANG module anyway, and support database operations for the module, for provisioning purposes. <text:s/>Any RPC operations defined in the module will also be accepted (depending on access control settings), but the action will not actually be performed. <text:s/>Only the input parameters will be checked, and &lt;or&gt; or some &lt;rpc-error&gt; returned.</text:p>
      <text:h text:style-name="Heading_20_3" text:outline-level="3"><text:s/>Core Module Initialization</text:h>
      <text:p text:style-name="Text_20_body">The <text:span text:style-name="T1">agt_init2</text:span> function in <text:span text:style-name="T1">agt/agt.c</text:span> is called after the configuration parameters have been collected.</text:p>
      <text:list xml:id="list1026861967" text:continue-list="list990557081" text:style-name="L13">
        <text:list-item>
          <text:list>
            <text:list-item>
              <text:p text:style-name="P46">Initialize the core server code modules</text:p>
            </text:list-item>
            <text:list-item>
              <text:p text:style-name="P46">Static device-specific modules can be added to the agt_init2 function after the core modules have been initialized</text:p>
            </text:list-item>
            <text:list-item>
              <text:p text:style-name="P46">Any 'module' parameters found in the CLI or server configuration file are processed.</text:p>
            </text:list-item>
            <text:list-item>
              <text:p text:style-name="P46">The <text:span text:style-name="T1">agt_cap_set_modules</text:span> function in <text:span text:style-name="T1">agt/agt_cap.c</text:span> is called to set the initial module capabilities for the <text:span text:style-name="T1">ietf-netconf-monitoring</text:span> module</text:p>
            </text:list-item>
          </text:list>
        </text:list-item>
      </text:list>
      <text:h text:style-name="Heading_20_3" text:outline-level="3"><text:s/>Startup Configuration Processing</text:h>
      <text:p text:style-name="Text_20_body">After the static and dynamic server modules are loaded, the <text:span text:style-name="T1">--startup</text:span> (or <text:span text:style-name="T1">--no-startup</text:span>) parameter is processed by <text:span text:style-name="T1">agt_init2</text:span> in <text:span text:style-name="T1">agt/agt.c</text:span>:</text:p>
      <text:list xml:id="list1639925034" text:style-name="L16">
        <text:list-item>
          <text:p text:style-name="P49">If the --startup parameter is used and includes any sub-directories, it is treated as a file and must be found, as specified.</text:p>
        </text:list-item>
        <text:list-item>
          <text:p text:style-name="P49">Otherwise, the <text:span text:style-name="T1">$YUMA_DATAPATH </text:span><text:span text:style-name="T4">environment variable </text:span><text:s/>or<text:span text:style-name="T1"> --datapath</text:span> configuration parameter can be used to determine where to find the startup configuration file.</text:p>
        </text:list-item>
        <text:list-item>
          <text:p text:style-name="P49">If neither the <text:span text:style-name="T1">--startup</text:span> or <text:span text:style-name="T1">--no-startup</text:span> configuration parameter is present, then the data search path will be used to find the default <text:span text:style-name="T1">startup-cfg.xml</text:span></text:p>
        </text:list-item>
        <text:list-item>
          <text:p text:style-name="P29"><text:soft-page-break/>The <text:span text:style-name="T1">$YUMA_HOME</text:span> environment variable or --yuma-home configuration parameter is checked if no file is found in the data search path. <text:s/>The <text:span text:style-name="T1">$YUMA_HOME/data</text:span> directory is checked if this parameter is set.</text:p>
        </text:list-item>
        <text:list-item>
          <text:p text:style-name="P29">The <text:span text:style-name="T1">$YUMA_INSTALL</text:span> environment variable or default location (/usr/share/yuma/data) is checked next, if the startup configuration is still not found.</text:p>
        </text:list-item>
      </text:list>
      <text:p text:style-name="P4">It is a fatal error if a startup config is specified and it cannot be found.</text:p>
      <text:p text:style-name="P4">As the startup configuration is loaded, any SIL callbacks that have been registered will be invoked for the association data present in the startup configuration file.. <text:s/>The edit operation will be OP_EDITOP_LOAD during this callback.</text:p>
      <text:p text:style-name="P4">After the startup configuration is loaded into the running configuration database, all the stage 2 initialization routines are called. <text:s/>These are needed for modules which add read-only data nodes to the tree containing the running configuration. <text:s/>SIL modules may also use their 'init2' function to create factory default configuration nodes (which can be saved for the next reboot).</text:p>
      <text:h text:style-name="Heading_20_3" text:outline-level="3"><text:s/>Process an Incoming &lt;rpc&gt; Request</text:h>
      <text:p text:style-name="Text_20_body"/>
      <text:p text:style-name="Text_20_body"><draw:frame draw:style-name="fr1" draw:name="graphics10" text:anchor-type="paragraph" svg:width="6.4681in" svg:height="4.9992in" draw:z-index="7"><draw:image xlink:href="Pictures/100002010000026D000001E08FE67601.png" xlink:type="simple" xlink:show="embed" xlink:actuate="onLoad"/></draw:frame></text:p>
      <text:list xml:id="list237181013" text:style-name="L17">
        <text:list-item>
          <text:p text:style-name="P50"><text:span text:style-name="T1">PARSE Phase:</text:span> The incoming buffer is converted to a stream of XML nodes, using the <text:span text:style-name="T1">xmlTextReader</text:span> functions from <text:span text:style-name="T1">libxml2</text:span>. <text:s/>The agt_val_parse function is used to convert the stream of XML nodes to a <text:span text:style-name="T1">val_value_t</text:span> structure, representing the incoming request according <text:soft-page-break/>to the YANG definition for the RPC operation. <text:s/>An <text:span text:style-name="T1">rpc_msg_t</text:span> structure is also built for the request.</text:p>
        </text:list-item>
        <text:list-item>
          <text:p text:style-name="P22">VALIDATE Phase: <text:span text:style-name="T4">If a message is parsed correctly,</text:span> <text:span text:style-name="T4">then the incoming message is validated according to the YANG machine-readable constraints. <text:s/>Any description statement constraints need to be checked with a callback function. <text:s/>The</text:span> agt_rpc_register_method<text:span text:style-name="T4"> function in </text:span>agt/agt_rpc.c<text:span text:style-name="T4"> is used to register callback functions.</text:span></text:p>
        </text:list-item>
        <text:list-item>
          <text:p text:style-name="P22">INVOKE Phase: <text:span text:style-name="T4">If the message is validated correctly, then the invoke callback is executed. <text:s/>This is usually the only required callback function. <text:s/>Without it, the RPC operation has no affect. <text:s/>This callback will set fields in the </text:span>rpc_msg_t<text:span text:style-name="T4"> header that will allow the server to construct or stream the &lt;rpc-reply&gt; message back to the client.</text:span></text:p>
        </text:list-item>
        <text:list-item>
          <text:p text:style-name="P22">REPLY Phase: <text:span text:style-name="T4">Unless some catastrophic error occurs, the server will generate an &lt;rpc-reply&gt; response. <text:s/>If any &lt;rpc-error&gt; elements are needed, they are generated first. <text:s/>If there is any response data to send, that is generated or streamed (via callback function provided earlier) at this time. <text:s/>Any unauthorized data (according to to the </text:span>yuma-nacm.yang<text:span text:style-name="T4"> module configuration) will be silently dropped from the message payload. <text:s/>If there were no errors and no data to send, then an &lt;ok&gt; resonse is generated.</text:span></text:p>
        </text:list-item>
        <text:list-item>
          <text:p text:style-name="P50"><text:span text:style-name="T1">POST_REPLY Phase: </text:span><text:span text:style-name="T4">After the response has been sent, a rarely-used callback function can be invoked to cleanup any memory allocation or other data-model related tasks. <text:s/>For example, if </text:span><text:span text:style-name="T4">the</text:span><text:span text:style-name="T1"> rpc_user1</text:span><text:span text:style-name="T4"> or </text:span><text:span text:style-name="T1">rpc_user2</text:span><text:span text:style-name="T4"> pointers in the message header contain allocated memory then they need to be freed at this time.</text:span></text:p>
        </text:list-item>
      </text:list>
      <text:h text:style-name="Heading_20_3" text:outline-level="3"><text:s/>Edit the Database</text:h>
      <text:p text:style-name="Text_20_body"/>
      <text:p text:style-name="Text_20_body"><draw:frame draw:style-name="fr1" draw:name="graphics11" text:anchor-type="paragraph" svg:width="6.7484in" svg:height="5.2492in" draw:z-index="9"><draw:image xlink:href="Pictures/1000020100000288000001F88AA64960.png" xlink:type="simple" xlink:show="embed" xlink:actuate="onLoad"/></draw:frame><text:soft-page-break/></text:p>
      <text:list xml:id="list459363089" text:style-name="L18">
        <text:list-item>
          <text:p text:style-name="P51"><text:span text:style-name="T1">Validate Phase:</text:span> The server will determine the edit operation and the actual nodes in the target database (candidate or running) that will be affected by the operation. <text:s/>All of the machine-readable YANG statements which apply to the affected node(s) are tested against the incoming PDU and the target database. <text:s/>If there are no errors, the server will search for a SIL validate callback function for the affected node(s). <text:s/>If the SIL code has registered a database callback function for the node or its local ancestors, it will be invoked. <text:s/>This SIL callback function usually checks additional constraints that are contained in the YANG description statements for the database objects.</text:p>
        </text:list-item>
        <text:list-item>
          <text:p text:style-name="P51"><text:span text:style-name="T1">Test-Apply and Apply Phase:</text:span> If the validate phase completes without errors, then the requested changes are applied to the target database. <text:s/>If the target database is the running configuration, or if the edit-config 'test-option' parameter is set to 'test-then-set' (the default if <text:span text:style-name="T1">--with-validate</text:span>=true), then the test-apply phase is executed first. <text:s/>This is essentially the same as the real apply phase, except that changes are made to a copy of the target database. <text:s/>Once all objects have been altered as requested, the entire test database is validated, including all cross-referential integrity tests. <text:s/>If this test completes without any errors, then the procedure is repeated on the real target database.</text:p>
          <text:list>
            <text:list-item>
              <text:p text:style-name="P51">Note: This phase is used for the internal data tree manipulation and validation only. <text:s/>It is not used to alter device behavior. <text:s/>Resources may need to be reserved during the SIL apply callback, but the database changes are not activated at this time.</text:p>
            </text:list-item>
          </text:list>
        </text:list-item>
        <text:list-item>
          <text:p text:style-name="P51"><text:span text:style-name="T1">Commit or Rollback Phase:</text:span> If the validate and apply phases complete without errors, then then the server will search for SIL commit callback functions for the affected node(s) in the <text:soft-page-break/>target database. <text:s/>This SIL callback phase is used to apply the changes to the device and/or network. <text:s/>It is only called when a commit procedure is attempted. <text:s/>This can be due to a &lt;commit&gt; operation, or an &lt;edit-config&gt; or &lt;copy-config&gt; operation on the running database.</text:p>
          <text:list>
            <text:list-item>
              <text:p text:style-name="P51">Note: If there are errors during the commit phase, then the backup configuration will be applied, and the server will search for a SIL callback to invoke with a 'rollback operation'. <text:s/>The same procedure is used for confirmed commit operations which timeout or canceled by the client.</text:p>
            </text:list-item>
          </text:list>
        </text:list-item>
      </text:list>
      <text:h text:style-name="Heading_20_2" text:outline-level="2"><text:s/>Built-in Server Modules</text:h>
      <text:p text:style-name="Text_20_body">There are several YANG modules which are implemented within the server, and not loaded at run-time like a dynamic SIL module. <text:s/>Some of them are NETCONF standard modules and some are Yuma extension modules.</text:p>
      <text:h text:style-name="Heading_20_3" text:outline-level="3"><text:s/>ietf-inet-types.yang</text:h>
      <text:p text:style-name="Text_20_body">This module contains the standard YANG Internet address types. <text:s/>These types are available for commonly used management object types. <text:s/>A YANG module author should check this module first, before creating any new data types with the YANG typedef statement.</text:p>
      <text:p text:style-name="Text_20_body">There are no accessible objects in this module, so there are no SIL callback functions. <text:s/>The YANG data-types are supported within the Yuma engine core modules, such as <text:span text:style-name="T1">ncx/val.c </text:span>and <text:span text:style-name="T1">ncx/xml_wr.c.</text:span></text:p>
      <text:h text:style-name="Heading_20_3" text:outline-level="3"><text:s/>ietf-netconf-monitoring.yang</text:h>
      <text:p text:style-name="Text_20_body">The standard NETCONF Monitoring module is used to examine the capabilities, current state, and statistics related to the NETCONF server. <text:s/>The entire module is supported.</text:p>
      <text:p text:style-name="Text_20_body">This module is also used to retrieve the actual YANG or YIN files (or URLs for them) that the server is using. <text:s/>Clients can use the &lt;get-schema&gt; RPC operation to retrieve the YANG or YIN files listed in the <text:span text:style-name="T1">/netconf-state/schemas</text:span> subtree. <text:s/>A client will normally check the &lt;hello&gt; message from the server for module capabilities, and use its own local copy of a server YANG module, if it can. <text:s/>If not, then the &lt;get-schema&gt; function can be used to retrieve the YANG module.</text:p>
      <text:p text:style-name="Text_20_body">The <text:span text:style-name="T1">agt/agt_state.c</text:span> contains the SIL callback functions for this module.</text:p>
      <text:h text:style-name="Heading_20_3" text:outline-level="3"><text:s/>ietf-with-defaults.yang</text:h>
      <text:p text:style-name="Text_20_body">The standard &lt;with-defaults&gt; extension to some NETCONF operations is defined in this module. <text:s/>This parameter is added to the &lt;get&gt;, &lt;get-config&gt;, and &lt;copy-config&gt; operations to let the client control how 'default leafs' are returned by the server. <text:s/>The Yuma server can be configured to use any of the default handling styles (report-all, trim, or explicit). <text:s/>The filtering of default nodes is handled automatically by the server support functions in <text:span text:style-name="T1">agt/agt_util.c</text:span>, and the XML write functions in<text:span text:style-name="T1"> ncx/xml_wr.c.</text:span></text:p>
      <text:h text:style-name="Heading_20_3" text:outline-level="3"><text:s/>ietf-yang-types.yang</text:h>
      <text:p text:style-name="Text_20_body">This module contains the standard YANG general user data types. <text:s/>These types are available for commonly used derived types. <text:s/>A YANG module author should check this module first, before creating any new data types with the YANG typedef statement.</text:p>
      <text:p text:style-name="P4">There are no accessible objects in this module, so there are no SIL callback functions. <text:s/>The YANG data-types are supported within the Yuma engine core modules, such as <text:span text:style-name="T1">ncx/val.c</text:span> and <text:span text:style-name="T1">ncx/xml_wr.c.</text:span></text:p>
      <text:h text:style-name="Heading_20_3" text:outline-level="3"><text:soft-page-break/><text:s/>nc-notifications.yang</text:h>
      <text:p text:style-name="Text_20_body">This module is defined in RFC 5277, the NETCONF Notifications specification. <text:s/>It contains the &lt;replayComplete&gt; and &lt;notificationComplete&gt; notification event definitions.</text:p>
      <text:p text:style-name="Text_20_body">The file <text:span text:style-name="T1">agt/agt_not.c</text:span> contains the SIL support code for this module.</text:p>
      <text:h text:style-name="Heading_20_3" text:outline-level="3"><text:s/>notifications.yang</text:h>
      <text:p text:style-name="Text_20_body">This module is defined in RFC 5277, the NETCONF Notifications specification. <text:s/>All of this RFC is supported in the server. <text:s/>This module contains the &lt;create-subscription&gt; RPC operation. <text:s/>The notification replay feature is controlled with the <text:span text:style-name="T1">--eventlog-size</text:span> configuration parameter. <text:s/>The &lt;create-subscription&gt; operation is fully supported, including XPath and subtree filters. <text:s/>The <text:span text:style-name="T1">yuma-nacm</text:span> module can be used to control what notification events a user is allowed to receive. <text:s/>The &lt;create-subscription&gt; filter allows the client to select which notification events it wants to receive.</text:p>
      <text:p text:style-name="P4">The file<text:span text:style-name="T1"> agt/agt_not.c </text:span>contains the SIL callback functions for this modules.</text:p>
      <text:h text:style-name="P67" text:outline-level="3"><text:s/>yuma-app-common.yang</text:h>
      <text:p text:style-name="P4">This module contains some common groupings of CLI parameters supported by some or all Yuma programs. <text:s/>Each program with CLI parameters defines its own module of CLI parameters (using the ncx:cli extension). <text:s/>The program name is used for the YANG module name as well (e.g., yangdump.yang or netconfd.yang).</text:p>
      <text:p text:style-name="P4">The SIL callback functions for the common groupings in this module are found in <text:span text:style-name="T1">ncx/val_util.c</text:span>, such as the <text:span text:style-name="T1">val_set_feature_parms</text:span> function.</text:p>
      <text:h text:style-name="P67" text:outline-level="3"><text:s/>yuma-interfaces.yang</text:h>
      <text:p text:style-name="P4">This module contains the Yuma interfaces table, which is just a skeleton configuration list, plus some basic interface counters. <text:s/>This module is intended to provide an example for embedded developers to replace this module with their own interfaces table. <text:s/>The Yuma table uses information in some files found in Unix systems which support the <text:span text:style-name="T1">/proc/net/dev</text:span> system file.</text:p>
      <text:p text:style-name="P4">The file <text:span text:style-name="T1">agt/agt_if.c</text:span> contains the SIL callback functions for this module.</text:p>
      <text:h text:style-name="Heading_20_3" text:outline-level="3"><text:s/>yuma-mysession.yang</text:h>
      <text:p text:style-name="P4">This module provides the Yuma proprietary &lt;get-my-session&gt; and &lt;set-my-session&gt; RPC operations. <text:s/>These are used by the client to set some session output preferences, such as the desired line length, indentation amount, and defaults handling behavior.</text:p>
      <text:p text:style-name="P4">The file <text:span text:style-name="T1">agt/agt_ses.c</text:span> contains the SIL callback functions for this module.</text:p>
      <text:h text:style-name="Heading_20_3" text:outline-level="3"><text:s/>yuma-nacm.yang</text:h>
      <text:p text:style-name="P4">This module contains the Yuma NETCONF Access Control Model implementation. <text:s/>It provides all user-configurable access control settings and also provides API functions to check if a specific access request should be allowed or not.</text:p>
      <text:p text:style-name="P4">The file <text:span text:style-name="T1">agt/agt_acm.c</text:span> contains the SIL callback functions for this module.</text:p>
      <text:h text:style-name="Heading_20_3" text:outline-level="3"><text:s/>yuma-ncx.yang</text:h>
      <text:p text:style-name="P4"><text:soft-page-break/>This module provides the YANG language extension statements that are used by Yuma programs to automate certain parts of the NETCONF protocol, document generation, code generation, etc.</text:p>
      <text:p text:style-name="P4">There are no SIL callback functions for this module. <text:s/>There are support functions within the <text:span text:style-name="T1">src/ncx</text:span> directory that include the <text:span text:style-name="T1">obj_set_ncx_flags</text:span> function in <text:span text:style-name="T1">ncx/obj.c</text:span></text:p>
      <text:h text:style-name="Heading_20_3" text:outline-level="3"><text:s/>yuma-netconf.yang</text:h>
      <text:p text:style-name="Text_20_body">The NETCONF protocol operations, message structures, and error information are all data-driven, based on the YANG statements in the<text:span text:style-name="T1"> yuma-netconf.yang</text:span> module. <text:s/>The ietf-netconf.yang module is not used at this time because it does not contain the complete set of YANG statements needed. <text:s/>The yuma-netconf.yang version is a super-set of the IETF version. <text:s/>Only one YANG module can be associated with an XML namespace in Yuma. <text:s/>In a future version, the extra data structures will be moved to an annotation module.</text:p>
      <text:p text:style-name="P4">The file <text:span text:style-name="T1">agt/agt_ncx.c</text:span> contains the SIL callback functions for this module.</text:p>
      <text:p text:style-name="P4">This module is not advertised in the server capabilities. <text:s/>It is <text:s/>only used internally within the server.</text:p>
      <text:h text:style-name="Heading_20_3" text:outline-level="3"><text:s/>yuma-proc.yang</text:h>
      <text:p text:style-name="P4">This module provides some Unix <text:span text:style-name="T1">/proc</text:span> file-system data, in nested XML format. <text:s/>This module will not load if the files <text:span text:style-name="T1">/proc/meminfo</text:span> and <text:span text:style-name="T1">/proc/cpuinfo</text:span> are not found.</text:p>
      <text:p text:style-name="P4">The file <text:span text:style-name="T1">agt/agt_proc.c</text:span> contains the SIL callback functions for this module.</text:p>
      <text:h text:style-name="P67" text:outline-level="3"><text:s/>yuma-system.yang</text:h>
      <text:p text:style-name="P4">This module contains the Yums /system data structure, providing basic server information, unix 'uname' data, and all the Yuma proprietary notification event definitions.</text:p>
      <text:p text:style-name="P4">The file <text:span text:style-name="T1">agt/agt_sys.c</text:span> contains the SIL callback functions for this module.</text:p>
      <text:h text:style-name="Heading_20_3" text:outline-level="3"><text:s/>yuma-types.yang</text:h>
      <text:p text:style-name="P4">This module provides some common data types that are used by other Yuma YANG modules.</text:p>
      <text:p text:style-name="P4">There are no SIL callback functions for this module.</text:p>
      <text:h text:style-name="Heading_20_1" text:outline-level="1"><text:s/>YANG Objects and Data Nodes</text:h>
      <text:p text:style-name="Text_20_body">This section describes the basic design of the YANG object tree and the corresponding data tree that represents instances of various object nodes that the client or the server can create.</text:p>
      <text:h text:style-name="Heading_20_2" text:outline-level="2"><text:s/>Object Definition Tree</text:h>
      <text:p text:style-name="Text_20_body">The object tree is a tree representation of all the YANG module rpc, data definition, and notification statements. <text:s/>It starts with a 'root' container. <text:s/>This is defined with a YANG container statement which has an<text:span text:style-name="T1"> ncx:root </text:span>extension statement within it. <text:s/>The &lt;config&gt; parameter within the &lt;edit-config&gt; operation is an example of an object node which is treated as a root container. <text:s/>Each configuration database maintained by the server (e.g., &lt;candidate&gt; and &lt;running&gt;) has a root container value node as its top-level object.</text:p>
      <text:p text:style-name="Text_20_body"><text:soft-page-break/>A root container does not have any child nodes defined in it within the YANG file. <text:s/>However, the Yuma tools will treat this special container as if any top-level YANG data node is allowed to be a child node of the 'root' container type.</text:p>
      <text:h text:style-name="Heading_20_3" text:outline-level="3"><text:s/>Object Node Types</text:h>
      <text:p text:style-name="Text_20_body">There are 14 different YANG object node types, and a discriminated union of sub-data structures contains fields common to each sub-type. Object templates are defined in ncx/obj.h.</text:p>
      <text:p text:style-name="Text_20_body"/>
      <text:p text:style-name="Table_20_Heading">YANG Object Types</text:p>
      <text:p text:style-name="Table_20_Heading"/>
      <table:table table:name="Table1" table:style-name="Table1">
        <table:table-column table:style-name="Table1.A"/>
        <table:table-column table:style-name="Table1.B"/>
        <table:table-row>
          <table:table-cell table:style-name="Table1.A1" office:value-type="string">
            <text:p text:style-name="Table_20_Heading">object type</text:p>
          </table:table-cell>
          <table:table-cell table:style-name="Table1.B1" office:value-type="string">
            <text:p text:style-name="Table_20_Heading">description</text:p>
          </table:table-cell>
        </table:table-row>
        <table:table-row>
          <table:table-cell table:style-name="Table1.A2" office:value-type="string">
            <text:p text:style-name="Table_20_Contents">OBJ_TYP_ANYXML</text:p>
          </table:table-cell>
          <table:table-cell table:style-name="Table1.B2" office:value-type="string">
            <text:p text:style-name="Table_20_Contents">This object represents a YANG <text:span text:style-name="T1">anyxml</text:span> data node.</text:p>
          </table:table-cell>
        </table:table-row>
        <table:table-row>
          <table:table-cell table:style-name="Table1.A2" office:value-type="string">
            <text:p text:style-name="Table_20_Contents">OBJ_TYP_CONTAINER</text:p>
          </table:table-cell>
          <table:table-cell table:style-name="Table1.B2" office:value-type="string">
            <text:p text:style-name="Table_20_Contents">This object represents a YANG presence or non-presence <text:span text:style-name="T1">container.</text:span></text:p>
          </table:table-cell>
        </table:table-row>
        <table:table-row>
          <table:table-cell table:style-name="Table1.A2" office:value-type="string">
            <text:p text:style-name="Table_20_Contents">OBJ_TYP_CONTAINER + ncx:root</text:p>
          </table:table-cell>
          <table:table-cell table:style-name="Table1.B2" office:value-type="string">
            <text:p text:style-name="Table_20_Contents">If the ncx:root extension is present within a container definition, then the object represents a NETCONF database <text:span text:style-name="T1">root</text:span>. <text:s/>No child nodes </text:p>
          </table:table-cell>
        </table:table-row>
        <table:table-row>
          <table:table-cell table:style-name="Table1.A2" office:value-type="string">
            <text:p text:style-name="Table_20_Contents">OBJ_TYP_LEAF</text:p>
          </table:table-cell>
          <table:table-cell table:style-name="Table1.B2" office:value-type="string">
            <text:p text:style-name="Table_20_Contents">This object represents a YANG <text:span text:style-name="T1">leaf</text:span> data node.</text:p>
          </table:table-cell>
        </table:table-row>
        <table:table-row>
          <table:table-cell table:style-name="Table1.A2" office:value-type="string">
            <text:p text:style-name="Table_20_Contents">OBJ_TYP_LEAF_LIST</text:p>
          </table:table-cell>
          <table:table-cell table:style-name="Table1.B2" office:value-type="string">
            <text:p text:style-name="Table_20_Contents">This object represents a YANG<text:span text:style-name="T1"> leaf-list</text:span> data node.</text:p>
          </table:table-cell>
        </table:table-row>
        <table:table-row>
          <table:table-cell table:style-name="Table1.A2" office:value-type="string">
            <text:p text:style-name="Table_20_Contents">OBJ_TYP_LIST</text:p>
          </table:table-cell>
          <table:table-cell table:style-name="Table1.B2" office:value-type="string">
            <text:p text:style-name="Table_20_Contents">This object represents a YANG <text:span text:style-name="T1">list</text:span> data node.</text:p>
          </table:table-cell>
        </table:table-row>
        <table:table-row>
          <table:table-cell table:style-name="Table1.A2" office:value-type="string">
            <text:p text:style-name="Table_20_Contents">OBJ_TYP_CHOICE</text:p>
          </table:table-cell>
          <table:table-cell table:style-name="Table1.B2" office:value-type="string">
            <text:p text:style-name="Table_20_Contents">This object represents a YANG <text:span text:style-name="T1">choice</text:span> schema node. <text:s/>The only children allowed are case objects.</text:p>
            <text:p text:style-name="Table_20_Contents">This object does not have instances in the data tree.</text:p>
          </table:table-cell>
        </table:table-row>
        <table:table-row>
          <table:table-cell table:style-name="Table1.A2" office:value-type="string">
            <text:p text:style-name="Table_20_Contents">OBJ_TYP_CASE</text:p>
          </table:table-cell>
          <table:table-cell table:style-name="Table1.B2" office:value-type="string">
            <text:p text:style-name="Table_20_Contents">This object represents a YANG <text:span text:style-name="T1">case</text:span> schema node. This object does not have instances in the data tree.</text:p>
          </table:table-cell>
        </table:table-row>
        <table:table-row>
          <table:table-cell table:style-name="Table1.A2" office:value-type="string">
            <text:p text:style-name="Table_20_Contents">OBJ_TYP_USES</text:p>
          </table:table-cell>
          <table:table-cell table:style-name="Table1.B2" office:value-type="string">
            <text:p text:style-name="Table_20_Contents">This object represents a YANG <text:span text:style-name="T1">uses</text:span> schema node. <text:s/>The contents of the grouping it represents will be expanded into object tree. <text:s/>It is saved in the object tree even during operation, in order for the expanded objects to share common data. <text:s/>This object does not have instances in the data tree.</text:p>
          </table:table-cell>
        </table:table-row>
        <table:table-row>
          <table:table-cell table:style-name="Table1.A2" office:value-type="string">
            <text:p text:style-name="Table_20_Contents">OBJ_TYP_REFINE</text:p>
          </table:table-cell>
          <table:table-cell table:style-name="Table1.B2" office:value-type="string">
            <text:p text:style-name="Table_20_Contents">This object represents a YANG <text:span text:style-name="T1">refine</text:span> statement. <text:s/>It is used to alter the grouping contents during the expansion of a uses statement. <text:s/>This object is only allowed to be a child of a uses statement. <text:s/>It does not have instances in the data tree.</text:p>
          </table:table-cell>
        </table:table-row>
        <table:table-row>
          <table:table-cell table:style-name="Table1.A2" office:value-type="string">
            <text:p text:style-name="Table_20_Contents">OBJ_TYP_AUGMENT</text:p>
          </table:table-cell>
          <table:table-cell table:style-name="Table1.B2" office:value-type="string">
            <text:p text:style-name="Table_20_Contents">This object represents a YANG <text:span text:style-name="T1">augment</text:span> statement. <text:s/>It is used to add additional objects to an existing data structure. <text:s/>This object is only allowed to be a child of a uses statement or a child of a 'root' container. It does not have instances in the data tree, however any children of the augment node will generate object nodes that have instances in the data tree.</text:p>
          </table:table-cell>
        </table:table-row>
        <text:soft-page-break/>
        <table:table-row>
          <table:table-cell table:style-name="Table1.A2" office:value-type="string">
            <text:p text:style-name="Table_20_Contents">OBJ_TYP_RPC</text:p>
          </table:table-cell>
          <table:table-cell table:style-name="Table1.B2" office:value-type="string">
            <text:p text:style-name="Table_20_Contents">This object represents a YANG <text:span text:style-name="T1">rpc</text:span> statement. <text:s/>It is used to define new &lt;rpc&gt; operations. <text:s/>This object will only appear as a child <text:s/>of a 'root' container. It does not have instances in the data tree. <text:s/>Only 'rpcio' nodes are allowed to be children of an RPC node.</text:p>
          </table:table-cell>
        </table:table-row>
        <table:table-row>
          <table:table-cell table:style-name="Table1.A2" office:value-type="string">
            <text:p text:style-name="Table_20_Contents">OBJ_TYP_RPCIO</text:p>
          </table:table-cell>
          <table:table-cell table:style-name="Table1.B2" office:value-type="string">
            <text:p text:style-name="Table_20_Contents">This object represents a YANG <text:span text:style-name="T1">input </text:span><text:span text:style-name="T4">or</text:span><text:span text:style-name="T1"> output</text:span> statement. <text:s/>It is used to define new &lt;rpc&gt; operations. <text:s/>This object will only appear as a child <text:s/>of an RPC node. It does not have instances in the data tree.</text:p>
          </table:table-cell>
        </table:table-row>
        <table:table-row>
          <table:table-cell table:style-name="Table1.A2" office:value-type="string">
            <text:p text:style-name="Table_20_Contents">OBJ_TYP_NOTIF</text:p>
          </table:table-cell>
          <table:table-cell table:style-name="Table1.B2" office:value-type="string">
            <text:p text:style-name="Table_20_Contents">This object represents a YANG <text:span text:style-name="T1">notification</text:span> statement. <text:s/>It is used to define new &lt;notification&gt; event types. <text:s/>This object will only appear as a child <text:s/>of a 'root' container. It does not have instances in the data tree.</text:p>
          </table:table-cell>
        </table:table-row>
      </table:table>
      <text:p text:style-name="Text_20_body"/>
      <text:h text:style-name="Heading_20_3" text:outline-level="3"><text:s/>Object Node Template (obj_template_t)</text:h>
      <text:p text:style-name="Text_20_body">The following typedef is used to represent an object tree node:</text:p>
      <text:p text:style-name="Example"/>
      <text:p text:style-name="Example">/* One YANG data-def-stmt */</text:p>
      <text:p text:style-name="Example">typedef struct obj_template_t_ {</text:p>
      <text:p text:style-name="Example"><text:s text:c="4"/>dlq_hdr_t <text:s text:c="5"/>qhdr;</text:p>
      <text:p text:style-name="Example"><text:s text:c="4"/>obj_type_t <text:s text:c="4"/>objtype;</text:p>
      <text:p text:style-name="Example"><text:s text:c="4"/>uint32 <text:s text:c="8"/>flags; <text:s text:c="13"/>/* see OBJ_FL_* definitions */</text:p>
      <text:p text:style-name="Example"><text:s text:c="4"/>ncx_error_t <text:s text:c="3"/>tkerr;</text:p>
      <text:p text:style-name="Example"><text:s text:c="4"/>grp_template_t *grp; <text:s text:c="9"/>/* non-NULL == in a grp.datadefQ */</text:p>
      <text:p text:style-name="Example"/>
      <text:p text:style-name="Example"><text:s text:c="4"/>/* 4 back pointers */</text:p>
      <text:p text:style-name="Example"><text:s text:c="4"/>struct obj_template_t_ *parent;</text:p>
      <text:p text:style-name="Example"><text:s text:c="4"/>struct obj_template_t_ *usesobj;</text:p>
      <text:p text:style-name="Example"><text:s text:c="4"/>struct obj_template_t_ *augobj;</text:p>
      <text:p text:style-name="Example"><text:s text:c="4"/>struct xpath_pcb_t_ <text:s text:c="3"/>*when; <text:s text:c="10"/>/* optional when clause */</text:p>
      <text:p text:style-name="Example"><text:s text:c="4"/>dlq_hdr_t <text:s text:c="14"/>metadataQ; <text:s text:c="6"/>/* Q of obj_metadata_t */</text:p>
      <text:p text:style-name="Example"><text:s text:c="4"/>dlq_hdr_t <text:s text:c="14"/>appinfoQ; <text:s text:c="8"/>/* Q of ncx_appinfo_t */</text:p>
      <text:p text:style-name="Example"><text:s text:c="4"/>dlq_hdr_t <text:s text:c="14"/>iffeatureQ; <text:s text:c="4"/>/* Q of ncx_iffeature_t */</text:p>
      <text:p text:style-name="Example"/>
      <text:p text:style-name="Example"><text:s text:c="4"/>/* cbset is agt_rpc_cbset_t for RPC or agt_cb_fnset_t for OBJ */</text:p>
      <text:p text:style-name="Example"><text:s text:c="4"/>void <text:s text:c="18"/>*cbset; <text:s text:c="2"/></text:p>
      <text:p text:style-name="Example"/>
      <text:p text:style-name="Example"><text:s text:c="4"/>/* object namespace ID assigned at runtime</text:p>
      <text:p text:style-name="Example"><text:s text:c="5"/>* this can be changed over and over as a</text:p>
      <text:p text:style-name="Example"><text:s text:c="5"/>* uses statement is expanded. <text:s/>The final</text:p>
      <text:p text:style-name="Example"><text:s text:c="5"/>* expansion into a real object will leave</text:p>
      <text:p text:style-name="Example"><text:soft-page-break/><text:s text:c="5"/>* the correct value in place</text:p>
      <text:p text:style-name="Example"><text:s text:c="5"/>*/</text:p>
      <text:p text:style-name="Example"><text:s text:c="4"/>xmlns_id_t <text:s text:c="12"/>nsid;</text:p>
      <text:p text:style-name="Example"/>
      <text:p text:style-name="Example"><text:s text:c="4"/>union def_ {</text:p>
      <text:p text:style-name="Example"><text:tab/>obj_container_t <text:s text:c="2"/>*container;</text:p>
      <text:p text:style-name="Example"><text:tab/>obj_leaf_t <text:s text:c="7"/>*leaf;</text:p>
      <text:p text:style-name="Example"><text:tab/>obj_leaflist_t <text:s text:c="3"/>*leaflist;</text:p>
      <text:p text:style-name="Example"><text:tab/>obj_list_t <text:s text:c="7"/>*list;</text:p>
      <text:p text:style-name="Example"><text:tab/>obj_choice_t <text:s text:c="5"/>*choic;</text:p>
      <text:p text:style-name="Example"><text:tab/>obj_case_t <text:s text:c="7"/>*cas;</text:p>
      <text:p text:style-name="Example"><text:tab/>obj_uses_t <text:s text:c="7"/>*uses;</text:p>
      <text:p text:style-name="Example"><text:tab/>obj_refine_t <text:s text:c="5"/>*refine;</text:p>
      <text:p text:style-name="Example"><text:tab/>obj_augment_t <text:s text:c="4"/>*augment;</text:p>
      <text:p text:style-name="Example"><text:tab/>obj_rpc_t <text:s text:c="8"/>*rpc;</text:p>
      <text:p text:style-name="Example"><text:tab/>obj_rpcio_t <text:s text:c="6"/>*rpcio;</text:p>
      <text:p text:style-name="Example"><text:tab/>obj_notif_t <text:s text:c="6"/>*notif;</text:p>
      <text:p text:style-name="Example"><text:s text:c="4"/>} def;</text:p>
      <text:p text:style-name="Example"/>
      <text:p text:style-name="Example">} obj_template_t;</text:p>
      <text:p text:style-name="Example"/>
      <text:p text:style-name="Text_20_body">The following table highlights the fields within the obj_template_t data structure:</text:p>
      <text:p text:style-name="Text_20_body"/>
      <text:p text:style-name="Table_20_Heading">obj_template_t Fields</text:p>
      <text:p text:style-name="Table_20_Heading"/>
      <table:table table:name="Table2" table:style-name="Table2">
        <table:table-column table:style-name="Table2.A"/>
        <table:table-column table:style-name="Table2.B"/>
        <table:table-header-rows>
          <table:table-row>
            <table:table-cell table:style-name="Table2.A1" office:value-type="string">
              <text:p text:style-name="Table_20_Heading">Field</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qhdr</text:p>
          </table:table-cell>
          <table:table-cell table:style-name="Table2.B2" office:value-type="string">
            <text:p text:style-name="Table_20_Contents">Queue header to allow the object template to be stored in a child queue</text:p>
          </table:table-cell>
        </table:table-row>
        <table:table-row>
          <table:table-cell table:style-name="Table2.A2" office:value-type="string">
            <text:p text:style-name="Table_20_Contents">objtype</text:p>
          </table:table-cell>
          <table:table-cell table:style-name="Table2.B2" office:value-type="string">
            <text:p text:style-name="Table_20_Contents">enumeration to identify which variant of the 'def' union is present</text:p>
          </table:table-cell>
        </table:table-row>
        <table:table-row>
          <table:table-cell table:style-name="Table2.A2" office:value-type="string">
            <text:p text:style-name="Table_20_Contents">flags</text:p>
          </table:table-cell>
          <table:table-cell table:style-name="Table2.B2" office:value-type="string">
            <text:p text:style-name="Table_20_Contents">Internal state and properties</text:p>
          </table:table-cell>
        </table:table-row>
        <table:table-row>
          <table:table-cell table:style-name="Table2.A2" office:value-type="string">
            <text:p text:style-name="Table_20_Contents">tkerr</text:p>
          </table:table-cell>
          <table:table-cell table:style-name="Table2.B2" office:value-type="string">
            <text:p text:style-name="Table_20_Contents">Error message information</text:p>
          </table:table-cell>
        </table:table-row>
        <table:table-row>
          <table:table-cell table:style-name="Table2.A2" office:value-type="string">
            <text:p text:style-name="Table_20_Contents">grp</text:p>
          </table:table-cell>
          <table:table-cell table:style-name="Table2.B2" office:value-type="string">
            <text:p text:style-name="Table_20_Contents">back-pointer to parent group if this is a top-level data node within a grouping</text:p>
          </table:table-cell>
        </table:table-row>
        <table:table-row>
          <table:table-cell table:style-name="Table2.A2" office:value-type="string">
            <text:p text:style-name="Table_20_Contents">parent</text:p>
          </table:table-cell>
          <table:table-cell table:style-name="Table2.B2" office:value-type="string">
            <text:p text:style-name="Table_20_Contents">Parent node if any</text:p>
          </table:table-cell>
        </table:table-row>
        <table:table-row>
          <table:table-cell table:style-name="Table2.A2" office:value-type="string">
            <text:p text:style-name="Table_20_Contents">usesobj</text:p>
          </table:table-cell>
          <table:table-cell table:style-name="Table2.B2" office:value-type="string">
            <text:p text:style-name="Table_20_Contents">Back pointer to uses object if this is a top-level data node within an expanded grouping</text:p>
          </table:table-cell>
        </table:table-row>
        <table:table-row>
          <table:table-cell table:style-name="Table2.A2" office:value-type="string">
            <text:p text:style-name="Table_20_Contents">augobj</text:p>
          </table:table-cell>
          <table:table-cell table:style-name="Table2.B2" office:value-type="string">
            <text:p text:style-name="Table_20_Contents">Back pointer to augment object if this is a top-level data node within an expanded augment</text:p>
          </table:table-cell>
        </table:table-row>
        <table:table-row>
          <table:table-cell table:style-name="Table2.A2" office:value-type="string">
            <text:p text:style-name="Table_20_Contents">when</text:p>
          </table:table-cell>
          <table:table-cell table:style-name="Table2.B2" office:value-type="string">
            <text:p text:style-name="Table_20_Contents">XPath structure for YANG when statement</text:p>
          </table:table-cell>
        </table:table-row>
        <table:table-row>
          <table:table-cell table:style-name="Table2.A2" office:value-type="string">
            <text:p text:style-name="Table_20_Contents">metadataQ</text:p>
          </table:table-cell>
          <table:table-cell table:style-name="Table2.B2" office:value-type="string">
            <text:p text:style-name="Table_20_Contents">Queue of obj_template_t for any XML attributes (ncx:metadata) defined for this object node</text:p>
          </table:table-cell>
        </table:table-row>
        <text:soft-page-break/>
        <table:table-row>
          <table:table-cell table:style-name="Table2.A2" office:value-type="string">
            <text:p text:style-name="Table_20_Contents">appinfoQ</text:p>
          </table:table-cell>
          <table:table-cell table:style-name="Table2.B2" office:value-type="string">
            <text:p text:style-name="Table_20_Contents">Queue of ncx_appinfo_t for any YANG extensions found defined within the object, that were not collected within a deeper appinfoQ (e.g., within a type statement)</text:p>
          </table:table-cell>
        </table:table-row>
        <table:table-row>
          <table:table-cell table:style-name="Table2.A2" office:value-type="string">
            <text:p text:style-name="Table_20_Contents">iffeatureQ</text:p>
          </table:table-cell>
          <table:table-cell table:style-name="Table2.B2" office:value-type="string">
            <text:p text:style-name="Table_20_Contents">Queue of ncx_iffeature_t for any if-feature statements found within this object node</text:p>
          </table:table-cell>
        </table:table-row>
        <table:table-row>
          <table:table-cell table:style-name="Table2.A2" office:value-type="string">
            <text:p text:style-name="Table_20_Contents">cbset</text:p>
          </table:table-cell>
          <table:table-cell table:style-name="Table2.B2" office:value-type="string">
            <text:p text:style-name="Table_20_Contents">Set of server callback functions for this object node.</text:p>
          </table:table-cell>
        </table:table-row>
        <table:table-row>
          <table:table-cell table:style-name="Table2.A2" office:value-type="string">
            <text:p text:style-name="Table_20_Contents">nsid</text:p>
          </table:table-cell>
          <table:table-cell table:style-name="Table2.B2" office:value-type="string">
            <text:p text:style-name="Table_20_Contents">Object node namespace ID assigned by xmlns.c</text:p>
          </table:table-cell>
        </table:table-row>
        <table:table-row>
          <table:table-cell table:style-name="Table2.A2" office:value-type="string">
            <text:p text:style-name="Table_20_Contents">def</text:p>
          </table:table-cell>
          <table:table-cell table:style-name="Table2.B2" office:value-type="string">
            <text:p text:style-name="Table_20_Contents">Union of object type specific nodes containing the rest of the YANG statements. <text:s/>Note that the server discards all descriptive statements such as description, reference, contact,.</text:p>
          </table:table-cell>
        </table:table-row>
      </table:table>
      <text:p text:style-name="Text_20_body"/>
      <text:h text:style-name="Heading_20_3" text:outline-level="3"><text:s/>obj_template_t Access Functions</text:h>
      <text:p text:style-name="Text_20_body">The file <text:span text:style-name="T1">ncx/obj.h</text:span> contains many API functions so that object properties do not have to be accessed directly. <text:s/>The following table highlights the most commonly used functions. <text:s/>Refer to the H file for a complete definition of each API function.</text:p>
      <text:p text:style-name="Text_20_body"/>
      <text:p text:style-name="Table_20_Heading">obj_template_t Access Functions</text:p>
      <text:p text:style-name="Table_20_Heading"/>
      <table:table table:name="Table3" table:style-name="Table3">
        <table:table-column table:style-name="Table3.A"/>
        <table:table-column table:style-name="Table3.B"/>
        <table:table-header-rows>
          <table:table-row>
            <table:table-cell table:style-name="Table3.A1" office:value-type="string">
              <text:p text:style-name="Table_20_Heading">Function</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obj_find_template</text:p>
          </table:table-cell>
          <table:table-cell table:style-name="Table3.B2" office:value-type="string">
            <text:p text:style-name="Table_20_Contents">Find a top-level object template within a module</text:p>
          </table:table-cell>
        </table:table-row>
        <table:table-row>
          <table:table-cell table:style-name="Table3.A2" office:value-type="string">
            <text:p text:style-name="Table_20_Contents">obj_find_child</text:p>
          </table:table-cell>
          <table:table-cell table:style-name="Table3.B2" office:value-type="string">
            <text:p text:style-name="Table_20_Contents">Find the specified child node within a complex object template . <text:s/>Skips over any nodes without names (augment, uses, etc.)</text:p>
          </table:table-cell>
        </table:table-row>
        <table:table-row>
          <table:table-cell table:style-name="Table3.A2" office:value-type="string">
            <text:p text:style-name="Table_20_Contents">obj_first_child</text:p>
          </table:table-cell>
          <table:table-cell table:style-name="Table3.B2" office:value-type="string">
            <text:p text:style-name="Table_20_Contents">Get the first child node within a complex object template . <text:s/>Skips over any nodes without names.</text:p>
          </table:table-cell>
        </table:table-row>
        <table:table-row>
          <table:table-cell table:style-name="Table3.A2" office:value-type="string">
            <text:p text:style-name="Table_20_Contents">obj_next_child</text:p>
          </table:table-cell>
          <table:table-cell table:style-name="Table3.B2" office:value-type="string">
            <text:p text:style-name="Table_20_Contents">Get the next child node after the current specified child. Skips over any nodes without names.</text:p>
          </table:table-cell>
        </table:table-row>
        <table:table-row>
          <table:table-cell table:style-name="Table3.A2" office:value-type="string">
            <text:p text:style-name="Table_20_Contents">obj_first_child_deep</text:p>
          </table:table-cell>
          <table:table-cell table:style-name="Table3.B2" office:value-type="string">
            <text:p text:style-name="Table_20_Contents">Get the first child node within a complex object template . <text:s/>Skips over any nodes without names, and also any choice and case nodes.</text:p>
          </table:table-cell>
        </table:table-row>
        <table:table-row>
          <table:table-cell table:style-name="Table3.A2" office:value-type="string">
            <text:p text:style-name="Table_20_Contents">obj_next_child_deep</text:p>
          </table:table-cell>
          <table:table-cell table:style-name="Table3.B2" office:value-type="string">
            <text:p text:style-name="Table_20_Contents">Get the next child node after the current specified child. Skips over any nodes without names, and also any choice and case nodes.</text:p>
          </table:table-cell>
        </table:table-row>
        <table:table-row>
          <table:table-cell table:style-name="Table3.A2" office:value-type="string">
            <text:p text:style-name="Table_20_Contents">obj_find_case</text:p>
          </table:table-cell>
          <table:table-cell table:style-name="Table3.B2" office:value-type="string">
            <text:p text:style-name="Table_20_Contents">Find the specified case object child node within the specific complex object node.</text:p>
          </table:table-cell>
        </table:table-row>
        <table:table-row>
          <table:table-cell table:style-name="Table3.A2" office:value-type="string">
            <text:p text:style-name="Table_20_Contents">obj_find_type</text:p>
          </table:table-cell>
          <table:table-cell table:style-name="Table3.B2" office:value-type="string">
            <text:p text:style-name="Table_20_Contents">Check if a typ_template_t in the obj typedefQ hierarchy.</text:p>
          </table:table-cell>
        </table:table-row>
        <table:table-row>
          <table:table-cell table:style-name="Table3.A2" office:value-type="string">
            <text:p text:style-name="Table_20_Contents">obj_find_grouping</text:p>
          </table:table-cell>
          <table:table-cell table:style-name="Table3.B2" office:value-type="string">
            <text:p text:style-name="Table_20_Contents">Check if a grp_template_t in the obj typedefQ hierarchy.</text:p>
          </table:table-cell>
        </table:table-row>
        <table:table-row>
          <table:table-cell table:style-name="Table3.A2" office:value-type="string">
            <text:p text:style-name="Table_20_Contents">obj_find_key</text:p>
          </table:table-cell>
          <table:table-cell table:style-name="Table3.B2" office:value-type="string">
            <text:p text:style-name="Table_20_Contents">Find a specific key component by key leaf identifier <text:soft-page-break/>name</text:p>
          </table:table-cell>
        </table:table-row>
        <table:table-row>
          <table:table-cell table:style-name="Table3.A2" office:value-type="string">
            <text:p text:style-name="Table_20_Contents">obj_first_key</text:p>
          </table:table-cell>
          <table:table-cell table:style-name="Table3.B2" office:value-type="string">
            <text:p text:style-name="Table_20_Contents">Get the first obj_key_t struct for the specified list object type</text:p>
          </table:table-cell>
        </table:table-row>
        <table:table-row>
          <table:table-cell table:style-name="Table3.A2" office:value-type="string">
            <text:p text:style-name="Table_20_Contents">obj_next_key</text:p>
          </table:table-cell>
          <table:table-cell table:style-name="Table3.B2" office:value-type="string">
            <text:p text:style-name="Table_20_Contents">Get the next obj_key_t struct for the specified list object type</text:p>
          </table:table-cell>
        </table:table-row>
        <table:table-row>
          <table:table-cell table:style-name="Table3.A2" office:value-type="string">
            <text:p text:style-name="Table_20_Contents">obj_gen_object_id</text:p>
          </table:table-cell>
          <table:table-cell table:style-name="Table3.B2" office:value-type="string">
            <text:p text:style-name="Table_20_Contents">Allocate and generate the YANG object ID for an object node</text:p>
          </table:table-cell>
        </table:table-row>
        <table:table-row>
          <table:table-cell table:style-name="Table3.A2" office:value-type="string">
            <text:p text:style-name="Table_20_Contents">obj_get_name</text:p>
          </table:table-cell>
          <table:table-cell table:style-name="Table3.B2" office:value-type="string">
            <text:p text:style-name="Table_20_Contents">Get the object name string</text:p>
          </table:table-cell>
        </table:table-row>
        <table:table-row>
          <table:table-cell table:style-name="Table3.A2" office:value-type="string">
            <text:p text:style-name="Table_20_Contents">obj_has_name</text:p>
          </table:table-cell>
          <table:table-cell table:style-name="Table3.B2" office:value-type="string">
            <text:p text:style-name="Table_20_Contents">Return TRUE if the object has a name field</text:p>
          </table:table-cell>
        </table:table-row>
        <table:table-row>
          <table:table-cell table:style-name="Table3.A2" office:value-type="string">
            <text:p text:style-name="Table_20_Contents">obj_has_text_content</text:p>
          </table:table-cell>
          <table:table-cell table:style-name="Table3.B2" office:value-type="string">
            <text:p text:style-name="Table_20_Contents">Return TRUE if the object has text content</text:p>
          </table:table-cell>
        </table:table-row>
        <table:table-row>
          <table:table-cell table:style-name="Table3.A2" office:value-type="string">
            <text:p text:style-name="Table_20_Contents">obj_get_status</text:p>
          </table:table-cell>
          <table:table-cell table:style-name="Table3.B2" office:value-type="string">
            <text:p text:style-name="Table_20_Contents">Get the YANG status for the object</text:p>
          </table:table-cell>
        </table:table-row>
        <table:table-row>
          <table:table-cell table:style-name="Table3.A2" office:value-type="string">
            <text:p text:style-name="Table_20_Contents">obj_get_description</text:p>
          </table:table-cell>
          <table:table-cell table:style-name="Table3.B2" office:value-type="string">
            <text:p text:style-name="Table_20_Contents">Get the YANG description statement for an object. <text:s/>Note that the server will always return a NULL pointer.</text:p>
          </table:table-cell>
        </table:table-row>
        <table:table-row>
          <table:table-cell table:style-name="Table3.A2" office:value-type="string">
            <text:p text:style-name="Table_20_Contents">obj_get_reference</text:p>
          </table:table-cell>
          <table:table-cell table:style-name="Table3.B2" office:value-type="string">
            <text:p text:style-name="Table_20_Contents">Get the YANG reference statement for an object. <text:s/>Note that the server will always return a NULL pointer.</text:p>
          </table:table-cell>
        </table:table-row>
        <table:table-row>
          <table:table-cell table:style-name="Table3.A2" office:value-type="string">
            <text:p text:style-name="Table_20_Contents">obj_get_config_flag</text:p>
          </table:table-cell>
          <table:table-cell table:style-name="Table3.B2" office:value-type="string">
            <text:p text:style-name="Table_20_Contents">Get the YANG config statement value for an object</text:p>
          </table:table-cell>
        </table:table-row>
        <table:table-row>
          <table:table-cell table:style-name="Table3.A2" office:value-type="string">
            <text:p text:style-name="Table_20_Contents">obj_get_typestr</text:p>
          </table:table-cell>
          <table:table-cell table:style-name="Table3.B2" office:value-type="string">
            <text:p text:style-name="Table_20_Contents">Get the name string for the type of an object</text:p>
          </table:table-cell>
        </table:table-row>
        <table:table-row>
          <table:table-cell table:style-name="Table3.A2" office:value-type="string">
            <text:p text:style-name="Table_20_Contents">obj_get_default</text:p>
          </table:table-cell>
          <table:table-cell table:style-name="Table3.B2" office:value-type="string">
            <text:p text:style-name="Table_20_Contents">Get the YANG default value for an object</text:p>
          </table:table-cell>
        </table:table-row>
        <table:table-row>
          <table:table-cell table:style-name="Table3.A2" office:value-type="string">
            <text:p text:style-name="Table_20_Contents">obj_get_default_case</text:p>
          </table:table-cell>
          <table:table-cell table:style-name="Table3.B2" office:value-type="string">
            <text:p text:style-name="Table_20_Contents">Get the name of the default case for a choice object</text:p>
          </table:table-cell>
        </table:table-row>
        <table:table-row>
          <table:table-cell table:style-name="Table3.A2" office:value-type="string">
            <text:p text:style-name="Table_20_Contents">obj_get_typdef</text:p>
          </table:table-cell>
          <table:table-cell table:style-name="Table3.B2" office:value-type="string">
            <text:p text:style-name="Table_20_Contents">Get the internal type definition for the leaf or leaf-list object</text:p>
          </table:table-cell>
        </table:table-row>
        <table:table-row>
          <table:table-cell table:style-name="Table3.A2" office:value-type="string">
            <text:p text:style-name="Table_20_Contents">obj_get_basetype</text:p>
          </table:table-cell>
          <table:table-cell table:style-name="Table3.B2" office:value-type="string">
            <text:p text:style-name="Table_20_Contents">Get the internal base type enumeration for an object</text:p>
          </table:table-cell>
        </table:table-row>
        <table:table-row>
          <table:table-cell table:style-name="Table3.A2" office:value-type="string">
            <text:p text:style-name="Table_20_Contents">obj_get_mod_prefix</text:p>
          </table:table-cell>
          <table:table-cell table:style-name="Table3.B2" office:value-type="string">
            <text:p text:style-name="Table_20_Contents">Get the module prefix for an object</text:p>
          </table:table-cell>
        </table:table-row>
        <table:table-row>
          <table:table-cell table:style-name="Table3.A2" office:value-type="string">
            <text:p text:style-name="Table_20_Contents">obj_get_mod_name</text:p>
          </table:table-cell>
          <table:table-cell table:style-name="Table3.B2" office:value-type="string">
            <text:p text:style-name="Table_20_Contents">Get the module name containing an object</text:p>
          </table:table-cell>
        </table:table-row>
        <table:table-row>
          <table:table-cell table:style-name="Table3.A2" office:value-type="string">
            <text:p text:style-name="Table_20_Contents">obj_get_mod_version</text:p>
          </table:table-cell>
          <table:table-cell table:style-name="Table3.B2" office:value-type="string">
            <text:p text:style-name="Table_20_Contents">Get the module revision date for the module containing an object.</text:p>
          </table:table-cell>
        </table:table-row>
        <table:table-row>
          <table:table-cell table:style-name="Table3.A2" office:value-type="string">
            <text:p text:style-name="Table_20_Contents">obj_get_nsid</text:p>
          </table:table-cell>
          <table:table-cell table:style-name="Table3.B2" office:value-type="string">
            <text:p text:style-name="Table_20_Contents">Get the <text:s/>internal XML namespace ID for an object</text:p>
          </table:table-cell>
        </table:table-row>
        <table:table-row>
          <table:table-cell table:style-name="Table3.A2" office:value-type="string">
            <text:p text:style-name="Table_20_Contents">obj_get_min_elements</text:p>
          </table:table-cell>
          <table:table-cell table:style-name="Table3.B2" office:value-type="string">
            <text:p text:style-name="Table_20_Contents">Get the YANG min-elements value for a list or leaf-list object</text:p>
          </table:table-cell>
        </table:table-row>
        <table:table-row>
          <table:table-cell table:style-name="Table3.A2" office:value-type="string">
            <text:p text:style-name="Table_20_Contents">obj_get_max_elements</text:p>
          </table:table-cell>
          <table:table-cell table:style-name="Table3.B2" office:value-type="string">
            <text:p text:style-name="Table_20_Contents">Get the YANG max-elements value for a list or leaf-list object</text:p>
          </table:table-cell>
        </table:table-row>
        <table:table-row>
          <table:table-cell table:style-name="Table3.A2" office:value-type="string">
            <text:p text:style-name="Table_20_Contents">obj_get_units</text:p>
          </table:table-cell>
          <table:table-cell table:style-name="Table3.B2" office:value-type="string">
            <text:p text:style-name="Table_20_Contents">Get the YANG units field for a leaf or leaf-list object</text:p>
          </table:table-cell>
        </table:table-row>
        <table:table-row>
          <table:table-cell table:style-name="Table3.A2" office:value-type="string">
            <text:p text:style-name="Table_20_Contents">obj_get_parent</text:p>
          </table:table-cell>
          <table:table-cell table:style-name="Table3.B2" office:value-type="string">
            <text:p text:style-name="Table_20_Contents">Get the parent object node for an object</text:p>
          </table:table-cell>
        </table:table-row>
        <table:table-row>
          <table:table-cell table:style-name="Table3.A2" office:value-type="string">
            <text:p text:style-name="Table_20_Contents">obj_get_presence_string</text:p>
          </table:table-cell>
          <table:table-cell table:style-name="Table3.B2" office:value-type="string">
            <text:p text:style-name="Table_20_Contents">Get the YANG presence statement for a container object</text:p>
          </table:table-cell>
        </table:table-row>
        <table:table-row>
          <table:table-cell table:style-name="Table3.A2" office:value-type="string">
            <text:p text:style-name="Table_20_Contents">obj_get_child_count</text:p>
          </table:table-cell>
          <table:table-cell table:style-name="Table3.B2" office:value-type="string">
            <text:p text:style-name="Table_20_Contents">Get the number of child nodes for a complex object.</text:p>
          </table:table-cell>
        </table:table-row>
        <table:table-row>
          <table:table-cell table:style-name="Table3.A2" office:value-type="string">
            <text:p text:style-name="Table_20_Contents">obj_get_fraction_digits</text:p>
          </table:table-cell>
          <table:table-cell table:style-name="Table3.B2" office:value-type="string">
            <text:p text:style-name="Table_20_Contents">Get the YANG fraction-digits statement for a <text:soft-page-break/>decimal64 leaf or leaf-list object</text:p>
          </table:table-cell>
        </table:table-row>
        <table:table-row>
          <table:table-cell table:style-name="Table3.A2" office:value-type="string">
            <text:p text:style-name="Table_20_Contents">obj_is_leafy</text:p>
          </table:table-cell>
          <table:table-cell table:style-name="Table3.B2" office:value-type="string">
            <text:p text:style-name="Table_20_Contents">Return TRUE if the object is a leaf or leaf-list type</text:p>
          </table:table-cell>
        </table:table-row>
        <table:table-row>
          <table:table-cell table:style-name="Table3.A2" office:value-type="string">
            <text:p text:style-name="Table_20_Contents">obj_is_mandatory</text:p>
          </table:table-cell>
          <table:table-cell table:style-name="Table3.B2" office:value-type="string">
            <text:p text:style-name="Table_20_Contents">Return TRUE if the object is YANG mandatory</text:p>
          </table:table-cell>
        </table:table-row>
        <table:table-row>
          <table:table-cell table:style-name="Table3.A2" office:value-type="string">
            <text:p text:style-name="Table_20_Contents">obj_is_mandatory_when</text:p>
          </table:table-cell>
          <table:table-cell table:style-name="Table3.B2" office:value-type="string">
            <text:p text:style-name="Table_20_Contents">Return TRUE if the object is YANG mandatory, but first check if any when statements are FALSE first</text:p>
          </table:table-cell>
        </table:table-row>
        <table:table-row>
          <table:table-cell table:style-name="Table3.A2" office:value-type="string">
            <text:p text:style-name="Table_20_Contents">obj_is_cloned</text:p>
          </table:table-cell>
          <table:table-cell table:style-name="Table3.B2" office:value-type="string">
            <text:p text:style-name="Table_20_Contents">Return TRUE if the object is expanded from a grouping or augment statement</text:p>
          </table:table-cell>
        </table:table-row>
        <table:table-row>
          <table:table-cell table:style-name="Table3.A2" office:value-type="string">
            <text:p text:style-name="Table_20_Contents">obj_is_data_db</text:p>
          </table:table-cell>
          <table:table-cell table:style-name="Table3.B2" office:value-type="string">
            <text:p text:style-name="Table_20_Contents">Return TRUE if the object is defined within a YANG database definition</text:p>
          </table:table-cell>
        </table:table-row>
        <table:table-row>
          <table:table-cell table:style-name="Table3.A2" office:value-type="string">
            <text:p text:style-name="Table_20_Contents">obj_in_rpc</text:p>
          </table:table-cell>
          <table:table-cell table:style-name="Table3.B2" office:value-type="string">
            <text:p text:style-name="Table_20_Contents">Return TRUE if the object is defined within an RPC statement</text:p>
          </table:table-cell>
        </table:table-row>
        <table:table-row>
          <table:table-cell table:style-name="Table3.A2" office:value-type="string">
            <text:p text:style-name="Table_20_Contents">obj_in_notif</text:p>
          </table:table-cell>
          <table:table-cell table:style-name="Table3.B2" office:value-type="string">
            <text:p text:style-name="Table_20_Contents">Return TRUE if the object is defined within a notification statement</text:p>
          </table:table-cell>
        </table:table-row>
        <table:table-row>
          <table:table-cell table:style-name="Table3.A2" office:value-type="string">
            <text:p text:style-name="Table_20_Contents">obj_is_hidden</text:p>
          </table:table-cell>
          <table:table-cell table:style-name="Table3.B2" office:value-type="string">
            <text:p text:style-name="Table_20_Contents">Return TRUE if object contains the ncx:hidden extension</text:p>
          </table:table-cell>
        </table:table-row>
        <table:table-row>
          <table:table-cell table:style-name="Table3.A2" office:value-type="string">
            <text:p text:style-name="Table_20_Contents">obj_is_root</text:p>
          </table:table-cell>
          <table:table-cell table:style-name="Table3.B2" office:value-type="string">
            <text:p text:style-name="Table_20_Contents">Return TRUE if object contains the ncx:root extension</text:p>
          </table:table-cell>
        </table:table-row>
        <table:table-row>
          <table:table-cell table:style-name="Table3.A2" office:value-type="string">
            <text:p text:style-name="Table_20_Contents">obj_is_password</text:p>
          </table:table-cell>
          <table:table-cell table:style-name="Table3.B2" office:value-type="string">
            <text:p text:style-name="Table_20_Contents">Return TRUE if object contains the ncx:password extension</text:p>
          </table:table-cell>
        </table:table-row>
        <table:table-row>
          <table:table-cell table:style-name="Table3.A2" office:value-type="string">
            <text:p text:style-name="Table_20_Contents">obj_is_cli</text:p>
          </table:table-cell>
          <table:table-cell table:style-name="Table3.B2" office:value-type="string">
            <text:p text:style-name="Table_20_Contents">Return TRUE if object contains the ncx:cli extension</text:p>
          </table:table-cell>
        </table:table-row>
        <table:table-row>
          <table:table-cell table:style-name="Table3.A2" office:value-type="string">
            <text:p text:style-name="Table_20_Contents">obj_is_abstract</text:p>
          </table:table-cell>
          <table:table-cell table:style-name="Table3.B2" office:value-type="string">
            <text:p text:style-name="Table_20_Contents">Return TRUE if object contains the ncx:abstract extension</text:p>
          </table:table-cell>
        </table:table-row>
        <table:table-row>
          <table:table-cell table:style-name="Table3.A2" office:value-type="string">
            <text:p text:style-name="Table_20_Contents">obj_is_xpath_string</text:p>
          </table:table-cell>
          <table:table-cell table:style-name="Table3.B2" office:value-type="string">
            <text:p text:style-name="Table_20_Contents">Return TRUE if the object is a leaf or leaf-list containing an XPath string</text:p>
          </table:table-cell>
        </table:table-row>
        <table:table-row>
          <table:table-cell table:style-name="Table3.A2" office:value-type="string">
            <text:p text:style-name="Table_20_Contents">obj_is_schema_instance_string</text:p>
          </table:table-cell>
          <table:table-cell table:style-name="Table3.B2" office:value-type="string">
            <text:p text:style-name="Table_20_Contents">Return TRUE if the object is a leaf or leaf-list containing a schema instance identifier string</text:p>
          </table:table-cell>
        </table:table-row>
        <table:table-row>
          <table:table-cell table:style-name="Table3.A2" office:value-type="string">
            <text:p text:style-name="Table_20_Contents">obj_is_secure</text:p>
          </table:table-cell>
          <table:table-cell table:style-name="Table3.B2" office:value-type="string">
            <text:p text:style-name="Table_20_Contents">Return TRUE if object contains the nacm:secure extension</text:p>
          </table:table-cell>
        </table:table-row>
        <table:table-row>
          <table:table-cell table:style-name="Table3.A2" office:value-type="string">
            <text:p text:style-name="Table_20_Contents">obj_is_very_secure</text:p>
          </table:table-cell>
          <table:table-cell table:style-name="Table3.B2" office:value-type="string">
            <text:p text:style-name="Table_20_Contents">Return TRUE if object contains the nacm:very-secure extension</text:p>
          </table:table-cell>
        </table:table-row>
        <table:table-row>
          <table:table-cell table:style-name="Table3.A2" office:value-type="string">
            <text:p text:style-name="Table_20_Contents">obj_is_system_ordered</text:p>
          </table:table-cell>
          <table:table-cell table:style-name="Table3.B2" office:value-type="string">
            <text:p text:style-name="Table_20_Contents">Return TRUE if the list or leaf-list object is system ordered; FALSE if it is user ordered</text:p>
          </table:table-cell>
        </table:table-row>
        <table:table-row>
          <table:table-cell table:style-name="Table3.A2" office:value-type="string">
            <text:p text:style-name="Table_20_Contents">obj_is_np_container</text:p>
          </table:table-cell>
          <table:table-cell table:style-name="Table3.B2" office:value-type="string">
            <text:p text:style-name="Table_20_Contents">Return TRUE if the object is a YANG non presence container</text:p>
          </table:table-cell>
        </table:table-row>
        <table:table-row>
          <table:table-cell table:style-name="Table3.A2" office:value-type="string">
            <text:p text:style-name="Table_20_Contents">obj_is_enabled</text:p>
          </table:table-cell>
          <table:table-cell table:style-name="Table3.B2" office:value-type="string">
            <text:p text:style-name="Table_20_Contents">Return TRUE if the object is enabled; FALSE if any if-feature, when-stmt, or deviation-stmt has removed the object from the system.</text:p>
          </table:table-cell>
        </table:table-row>
        <table:table-row>
          <table:table-cell table:style-name="Table3.A2" office:value-type="string">
            <text:p text:style-name="P12">obj_sort_children</text:p>
          </table:table-cell>
          <table:table-cell table:style-name="Table3.B2" office:value-type="string">
            <text:p text:style-name="Table_20_Contents">Rearrange any child nodes in YANG schema order</text:p>
          </table:table-cell>
        </table:table-row>
      </table:table>
      <text:p text:style-name="Text_20_body"/>
      <text:h text:style-name="Heading_20_2" text:outline-level="2"><text:s/>Data Tree</text:h>
      <text:p text:style-name="Text_20_body">A Yuma data tree is a representation of some subset of all possible object instances that a server is maintaining within a configuration database or other structure.</text:p>
      <text:p text:style-name="Text_20_body"><text:soft-page-break/>Each data tree starts with a 'root' container, and any child nodes represent top-level YANG module data nodes that exist within the server.</text:p>
      <text:p text:style-name="Text_20_body">Each configuration database maintains its own copy (and version) of the data tree. <text:s/>There is only one object tree, however, and all data trees use the same object tree for reference.</text:p>
      <text:p text:style-name="Text_20_body">Not all object types have a corresponding node within a data tree. <text:s/>Only 'real' data nodes are present. <text:s/>Object nodes that are used as meta-data to organize the object tree (e.g., choice, augment) are not present. <text:s/>The following table lists the object types and whether each one is found in a data tree.</text:p>
      <text:p text:style-name="Text_20_body"/>
      <text:p text:style-name="Table_20_Heading">Object Types in the Data Tree</text:p>
      <text:p text:style-name="Table_20_Heading"/>
      <table:table table:name="Table4" table:style-name="Table4">
        <table:table-column table:style-name="Table4.A"/>
        <table:table-column table:style-name="Table4.B"/>
        <table:table-header-rows>
          <table:table-row>
            <table:table-cell table:style-name="Table4.A1" office:value-type="string">
              <text:p text:style-name="Table_20_Heading">Object Type</text:p>
            </table:table-cell>
            <table:table-cell table:style-name="Table4.B1" office:value-type="string">
              <text:p text:style-name="Table_20_Heading">Found In Data Tree?</text:p>
            </table:table-cell>
          </table:table-row>
        </table:table-header-rows>
        <table:table-row>
          <table:table-cell table:style-name="Table4.A2" office:value-type="string">
            <text:p text:style-name="Table_20_Contents">OBJ_TYP_ANYXML</text:p>
          </table:table-cell>
          <table:table-cell table:style-name="Table4.B2" office:value-type="string">
            <text:p text:style-name="Table_20_Contents">Yes</text:p>
          </table:table-cell>
        </table:table-row>
        <table:table-row>
          <table:table-cell table:style-name="Table4.A2" office:value-type="string">
            <text:p text:style-name="Table_20_Contents">OBJ_TYP_CONTAINER</text:p>
          </table:table-cell>
          <table:table-cell table:style-name="Table4.B2" office:value-type="string">
            <text:p text:style-name="Table_20_Contents">Yes</text:p>
          </table:table-cell>
        </table:table-row>
        <table:table-row>
          <table:table-cell table:style-name="Table4.A2" office:value-type="string">
            <text:p text:style-name="Table_20_Contents">OBJ_TYP_CONTAINER (ncx:root)</text:p>
          </table:table-cell>
          <table:table-cell table:style-name="Table4.B2" office:value-type="string">
            <text:p text:style-name="Table_20_Contents">Yes</text:p>
          </table:table-cell>
        </table:table-row>
        <table:table-row>
          <table:table-cell table:style-name="Table4.A2" office:value-type="string">
            <text:p text:style-name="Table_20_Contents">OBJ_TYP_LEAF</text:p>
          </table:table-cell>
          <table:table-cell table:style-name="Table4.B2" office:value-type="string">
            <text:p text:style-name="Table_20_Contents">Yes</text:p>
          </table:table-cell>
        </table:table-row>
        <table:table-row>
          <table:table-cell table:style-name="Table4.A2" office:value-type="string">
            <text:p text:style-name="Table_20_Contents">OBJ_TYP_LEAF_LIST</text:p>
          </table:table-cell>
          <table:table-cell table:style-name="Table4.B2" office:value-type="string">
            <text:p text:style-name="Table_20_Contents">Yes</text:p>
          </table:table-cell>
        </table:table-row>
        <table:table-row>
          <table:table-cell table:style-name="Table4.A2" office:value-type="string">
            <text:p text:style-name="Table_20_Contents">OBJ_TYP_LIST</text:p>
          </table:table-cell>
          <table:table-cell table:style-name="Table4.B2" office:value-type="string">
            <text:p text:style-name="Table_20_Contents">Yes</text:p>
          </table:table-cell>
        </table:table-row>
        <table:table-row>
          <table:table-cell table:style-name="Table4.A2" office:value-type="string">
            <text:p text:style-name="Table_20_Contents">OBJ_TYP_CHOICE</text:p>
          </table:table-cell>
          <table:table-cell table:style-name="Table4.B2" office:value-type="string">
            <text:p text:style-name="Table_20_Contents">No</text:p>
          </table:table-cell>
        </table:table-row>
        <table:table-row>
          <table:table-cell table:style-name="Table4.A2" office:value-type="string">
            <text:p text:style-name="Table_20_Contents">OBJ_TYP_CASE</text:p>
          </table:table-cell>
          <table:table-cell table:style-name="Table4.B2" office:value-type="string">
            <text:p text:style-name="Table_20_Contents">No</text:p>
          </table:table-cell>
        </table:table-row>
        <table:table-row>
          <table:table-cell table:style-name="Table4.A2" office:value-type="string">
            <text:p text:style-name="Table_20_Contents">OBJ_TYP_USES</text:p>
          </table:table-cell>
          <table:table-cell table:style-name="Table4.B2" office:value-type="string">
            <text:p text:style-name="Table_20_Contents">No</text:p>
          </table:table-cell>
        </table:table-row>
        <table:table-row>
          <table:table-cell table:style-name="Table4.A2" office:value-type="string">
            <text:p text:style-name="Table_20_Contents">OBJ_TYP_REFINE</text:p>
          </table:table-cell>
          <table:table-cell table:style-name="Table4.B2" office:value-type="string">
            <text:p text:style-name="Table_20_Contents">No</text:p>
          </table:table-cell>
        </table:table-row>
        <table:table-row>
          <table:table-cell table:style-name="Table4.A2" office:value-type="string">
            <text:p text:style-name="Table_20_Contents">OBJ_TYP_AUGMENT</text:p>
          </table:table-cell>
          <table:table-cell table:style-name="Table4.B2" office:value-type="string">
            <text:p text:style-name="Table_20_Contents">No</text:p>
          </table:table-cell>
        </table:table-row>
        <table:table-row>
          <table:table-cell table:style-name="Table4.A2" office:value-type="string">
            <text:p text:style-name="Table_20_Contents">OBJ_TYP_RPC</text:p>
          </table:table-cell>
          <table:table-cell table:style-name="Table4.B2" office:value-type="string">
            <text:p text:style-name="Table_20_Contents">No</text:p>
          </table:table-cell>
        </table:table-row>
        <table:table-row>
          <table:table-cell table:style-name="Table4.A2" office:value-type="string">
            <text:p text:style-name="Table_20_Contents">OBJ_TYP_RPCIO</text:p>
          </table:table-cell>
          <table:table-cell table:style-name="Table4.B2" office:value-type="string">
            <text:p text:style-name="Table_20_Contents">No</text:p>
          </table:table-cell>
        </table:table-row>
        <table:table-row>
          <table:table-cell table:style-name="Table4.A2" office:value-type="string">
            <text:p text:style-name="Table_20_Contents">OBJ_TYP_NOTIF</text:p>
          </table:table-cell>
          <table:table-cell table:style-name="Table4.B2" office:value-type="string">
            <text:p text:style-name="Table_20_Contents">No</text:p>
          </table:table-cell>
        </table:table-row>
      </table:table>
      <text:p text:style-name="Text_20_body"/>
      <text:h text:style-name="Heading_20_3" text:outline-level="3"><text:s/>Data Node Types</text:h>
      <text:p text:style-name="Text_20_body">The <text:span text:style-name="T1">ncx_btype_t</text:span> enumeration in <text:span text:style-name="T1">ncx/ncxtypes.h</text:span> is used within each <text:span text:style-name="T1">val_value_t</text:span> to quickly identify which variant of the data node structure is being used.</text:p>
      <text:p text:style-name="Text_20_body">The following table describes the different enumeration values:</text:p>
      <text:p text:style-name="Text_20_body"/>
      <text:p text:style-name="Table_20_Heading">Yuma Data Types (ncx_btype_t)</text:p>
      <text:p text:style-name="Table_20_Heading"/>
      <table:table table:name="Table5" table:style-name="Table5">
        <table:table-column table:style-name="Table5.A"/>
        <table:table-column table:style-name="Table5.B"/>
        <table:table-header-rows>
          <table:table-row>
            <table:table-cell table:style-name="Table5.A1" office:value-type="string">
              <text:p text:style-name="Table_20_Heading">Data Type</text:p>
            </table:table-cell>
            <table:table-cell table:style-name="Table5.B1" office:value-type="string">
              <text:p text:style-name="Table_20_Heading">Description</text:p>
            </table:table-cell>
          </table:table-row>
        </table:table-header-rows>
        <table:table-row>
          <table:table-cell table:style-name="Table5.A2" office:value-type="string">
            <text:p text:style-name="Table_20_Contents">NCX_BT_NONE</text:p>
          </table:table-cell>
          <table:table-cell table:style-name="Table5.B2" office:value-type="string">
            <text:p text:style-name="Table_20_Contents">No type has been set yet. <text:s/>The val_new_value() function has been called but no specific init function has been called to set the base type.</text:p>
          </table:table-cell>
        </table:table-row>
        <table:table-row>
          <table:table-cell table:style-name="Table5.A2" office:value-type="string">
            <text:p text:style-name="Table_20_Contents">NCX_BT_ANY</text:p>
          </table:table-cell>
          <table:table-cell table:style-name="Table5.B2" office:value-type="string">
            <text:p text:style-name="Table_20_Contents">The node is a YANG 'anyxml' node. <text:s/>When the client or server parses an 'anyxml' object, it will be converted to containers and strings. <text:s/>This type should not be used directly.</text:p>
          </table:table-cell>
        </table:table-row>
        <text:soft-page-break/>
        <table:table-row>
          <table:table-cell table:style-name="Table5.A2" office:value-type="string">
            <text:p text:style-name="Table_20_Contents">NCX_BT_BITS</text:p>
          </table:table-cell>
          <table:table-cell table:style-name="Table5.B2" office:value-type="string">
            <text:p text:style-name="Table_20_Contents">YANG 'bits' data type</text:p>
          </table:table-cell>
        </table:table-row>
        <table:table-row>
          <table:table-cell table:style-name="Table5.A2" office:value-type="string">
            <text:p text:style-name="Table_20_Contents">NCX_BT_ENUM</text:p>
          </table:table-cell>
          <table:table-cell table:style-name="Table5.B2" office:value-type="string">
            <text:p text:style-name="Table_20_Contents">YANG 'enumeration' data type</text:p>
          </table:table-cell>
        </table:table-row>
        <table:table-row>
          <table:table-cell table:style-name="Table5.A2" office:value-type="string">
            <text:p text:style-name="Table_20_Contents">NCX_BT_EMPTY</text:p>
          </table:table-cell>
          <table:table-cell table:style-name="Table5.B2" office:value-type="string">
            <text:p text:style-name="Table_20_Contents">YANG 'empty' data type</text:p>
          </table:table-cell>
        </table:table-row>
        <table:table-row>
          <table:table-cell table:style-name="Table5.A2" office:value-type="string">
            <text:p text:style-name="Table_20_Contents">NCX_BT_BOOLEAN</text:p>
          </table:table-cell>
          <table:table-cell table:style-name="Table5.B2" office:value-type="string">
            <text:p text:style-name="Table_20_Contents">YANG 'boolean' data type</text:p>
          </table:table-cell>
        </table:table-row>
        <table:table-row>
          <table:table-cell table:style-name="Table5.A2" office:value-type="string">
            <text:p text:style-name="Table_20_Contents">NCX_BT_INT8</text:p>
          </table:table-cell>
          <table:table-cell table:style-name="Table5.B2" office:value-type="string">
            <text:p text:style-name="Table_20_Contents">YANG 'int8' data type</text:p>
          </table:table-cell>
        </table:table-row>
        <table:table-row>
          <table:table-cell table:style-name="Table5.A2" office:value-type="string">
            <text:p text:style-name="Table_20_Contents">NCX_BT_INT16</text:p>
          </table:table-cell>
          <table:table-cell table:style-name="Table5.B2" office:value-type="string">
            <text:p text:style-name="Table_20_Contents">YANG 'int16' data type</text:p>
          </table:table-cell>
        </table:table-row>
        <table:table-row>
          <table:table-cell table:style-name="Table5.A2" office:value-type="string">
            <text:p text:style-name="Table_20_Contents">NCX_BT_INT32</text:p>
          </table:table-cell>
          <table:table-cell table:style-name="Table5.B2" office:value-type="string">
            <text:p text:style-name="Table_20_Contents">YANG 'int32' data type</text:p>
          </table:table-cell>
        </table:table-row>
        <table:table-row>
          <table:table-cell table:style-name="Table5.A2" office:value-type="string">
            <text:p text:style-name="Table_20_Contents">NCX_BT_INT64</text:p>
          </table:table-cell>
          <table:table-cell table:style-name="Table5.B2" office:value-type="string">
            <text:p text:style-name="Table_20_Contents">YANG 'int64' data type</text:p>
          </table:table-cell>
        </table:table-row>
        <table:table-row>
          <table:table-cell table:style-name="Table5.A2" office:value-type="string">
            <text:p text:style-name="Table_20_Contents">NCX_BT_UINT8</text:p>
          </table:table-cell>
          <table:table-cell table:style-name="Table5.B2" office:value-type="string">
            <text:p text:style-name="Table_20_Contents">YANG 'uint8' data type</text:p>
          </table:table-cell>
        </table:table-row>
        <table:table-row>
          <table:table-cell table:style-name="Table5.A2" office:value-type="string">
            <text:p text:style-name="Table_20_Contents">NCX_BT_UINT16</text:p>
          </table:table-cell>
          <table:table-cell table:style-name="Table5.B2" office:value-type="string">
            <text:p text:style-name="Table_20_Contents">YANG 'uint16' data type</text:p>
          </table:table-cell>
        </table:table-row>
        <table:table-row>
          <table:table-cell table:style-name="Table5.A2" office:value-type="string">
            <text:p text:style-name="Table_20_Contents">NCX_BT_UINT32</text:p>
          </table:table-cell>
          <table:table-cell table:style-name="Table5.B2" office:value-type="string">
            <text:p text:style-name="Table_20_Contents">YANG 'uint32' data type</text:p>
          </table:table-cell>
        </table:table-row>
        <table:table-row>
          <table:table-cell table:style-name="Table5.A2" office:value-type="string">
            <text:p text:style-name="Table_20_Contents">NCX_BT_UINT64</text:p>
          </table:table-cell>
          <table:table-cell table:style-name="Table5.B2" office:value-type="string">
            <text:p text:style-name="Table_20_Contents">YANG 'uint64' data type</text:p>
          </table:table-cell>
        </table:table-row>
        <table:table-row>
          <table:table-cell table:style-name="Table5.A2" office:value-type="string">
            <text:p text:style-name="Table_20_Contents">NCX_BT_DECIMAL64</text:p>
          </table:table-cell>
          <table:table-cell table:style-name="Table5.B2" office:value-type="string">
            <text:p text:style-name="Table_20_Contents">YANG 'decimal64' data type</text:p>
          </table:table-cell>
        </table:table-row>
        <table:table-row>
          <table:table-cell table:style-name="Table5.A2" office:value-type="string">
            <text:p text:style-name="Table_20_Contents">NCX_BT_FLOAT64</text:p>
          </table:table-cell>
          <table:table-cell table:style-name="Table5.B2" office:value-type="string">
            <text:p text:style-name="Table_20_Contents">Hidden double type, used just for XPath. If the HAS_FLOAT #define is false, then this type will be implemented as a string, not a double.</text:p>
          </table:table-cell>
        </table:table-row>
        <table:table-row>
          <table:table-cell table:style-name="Table5.A2" office:value-type="string">
            <text:p text:style-name="Table_20_Contents">NCX_BT_STRING</text:p>
          </table:table-cell>
          <table:table-cell table:style-name="Table5.B2" office:value-type="string">
            <text:p text:style-name="Table_20_Contents">YANG 'string' type. <text:s/>There are also some Yuma extensions that are used with this data type for special strings. <text:s/>The server needs to know if a string contains XML prefixes or not, and there are several flavors to automatate processing of each one correctly.</text:p>
          </table:table-cell>
        </table:table-row>
        <table:table-row>
          <table:table-cell table:style-name="Table5.A2" office:value-type="string">
            <text:p text:style-name="Table_20_Contents">NCX_BT_BINARY</text:p>
          </table:table-cell>
          <table:table-cell table:style-name="Table5.B2" office:value-type="string">
            <text:p text:style-name="Table_20_Contents">YANG 'binary' data type</text:p>
          </table:table-cell>
        </table:table-row>
        <table:table-row>
          <table:table-cell table:style-name="Table5.A2" office:value-type="string">
            <text:p text:style-name="Table_20_Contents">NCX_BT_INSTANCE_ID</text:p>
          </table:table-cell>
          <table:table-cell table:style-name="Table5.B2" office:value-type="string">
            <text:p text:style-name="Table_20_Contents">YANG 'instance-identifier' data type</text:p>
          </table:table-cell>
        </table:table-row>
        <table:table-row>
          <table:table-cell table:style-name="Table5.A2" office:value-type="string">
            <text:p text:style-name="Table_20_Contents">NCX_BT_UNION</text:p>
          </table:table-cell>
          <table:table-cell table:style-name="Table5.B2" office:value-type="string">
            <text:p text:style-name="Table_20_Contents">YANG 'union' data type. <text:s/>This is a meta-type. <text:s/>When the client or server parses a value, it will resolve the union to one of the data types defined within the union.</text:p>
          </table:table-cell>
        </table:table-row>
        <table:table-row>
          <table:table-cell table:style-name="Table5.A2" office:value-type="string">
            <text:p text:style-name="Table_20_Contents">NCX_BT_LEAFREF</text:p>
          </table:table-cell>
          <table:table-cell table:style-name="Table5.B2" office:value-type="string">
            <text:p text:style-name="Table_20_Contents">YANG 'leafref' data type. <text:s/>This is a meta-type. <text:s/>The client or server will resolve this data type to the type of the actual 'pointed-at' leaf that is being referenced.</text:p>
          </table:table-cell>
        </table:table-row>
        <table:table-row>
          <table:table-cell table:style-name="Table5.A2" office:value-type="string">
            <text:p text:style-name="Table_20_Contents">NCX_BT_IDREF</text:p>
          </table:table-cell>
          <table:table-cell table:style-name="Table5.B2" office:value-type="string">
            <text:p text:style-name="Table_20_Contents">YANG 'identityref' data type</text:p>
          </table:table-cell>
        </table:table-row>
        <table:table-row>
          <table:table-cell table:style-name="Table5.A2" office:value-type="string">
            <text:p text:style-name="Table_20_Contents">NCX_BT_SLIST <text:s text:c="16"/></text:p>
          </table:table-cell>
          <table:table-cell table:style-name="Table5.B2" office:value-type="string">
            <text:p text:style-name="Table_20_Contents">XSD list data type (ncx:xsdlist extension)</text:p>
          </table:table-cell>
        </table:table-row>
        <table:table-row>
          <table:table-cell table:style-name="Table5.A2" office:value-type="string">
            <text:p text:style-name="Table_20_Contents">NCX_BT_CONTAINER</text:p>
          </table:table-cell>
          <table:table-cell table:style-name="Table5.B2" office:value-type="string">
            <text:p text:style-name="Table_20_Contents">YANG container</text:p>
          </table:table-cell>
        </table:table-row>
        <table:table-row>
          <table:table-cell table:style-name="Table5.A2" office:value-type="string">
            <text:p text:style-name="Table_20_Contents">NCX_BT_CHOICE</text:p>
          </table:table-cell>
          <table:table-cell table:style-name="Table5.B2" office:value-type="string">
            <text:p text:style-name="Table_20_Contents">YANG choice. <text:s/>This is a meta-type and placeholder. <text:s/>It does not appear in the data tree.</text:p>
          </table:table-cell>
        </table:table-row>
        <table:table-row>
          <table:table-cell table:style-name="Table5.A2" office:value-type="string">
            <text:p text:style-name="Table_20_Contents">NCX_BT_CASE <text:s text:c="18"/></text:p>
          </table:table-cell>
          <table:table-cell table:style-name="Table5.B2" office:value-type="string">
            <text:p text:style-name="Table_20_Contents">YANG case. <text:s/>This is a meta-type and placeholder. <text:s/>It does not appear in the data tree.</text:p>
          </table:table-cell>
        </table:table-row>
        <table:table-row>
          <table:table-cell table:style-name="Table5.A2" office:value-type="string">
            <text:p text:style-name="Table_20_Contents">NCX_BT_LIST</text:p>
          </table:table-cell>
          <table:table-cell table:style-name="Table5.B2" office:value-type="string">
            <text:p text:style-name="Table_20_Contents">YANG list</text:p>
          </table:table-cell>
        </table:table-row>
        <table:table-row>
          <table:table-cell table:style-name="Table5.A2" office:value-type="string">
            <text:p text:style-name="Table_20_Contents">NCX_BT_EXTERN <text:s text:c="16"/></text:p>
          </table:table-cell>
          <table:table-cell table:style-name="Table5.B2" office:value-type="string">
            <text:p text:style-name="Table_20_Contents">Internal 'external' data type, used in yangcli. <text:s/>It indicates that the content is actually in an external file.</text:p>
          </table:table-cell>
        </table:table-row>
        <text:soft-page-break/>
        <table:table-row>
          <table:table-cell table:style-name="Table5.A2" office:value-type="string">
            <text:p text:style-name="Table_20_Contents">NCX_BT_INTERN <text:s text:c="17"/></text:p>
          </table:table-cell>
          <table:table-cell table:style-name="Table5.B2" office:value-type="string">
            <text:p text:style-name="Table_20_Contents">Internal 'buffer' data type, used in yangcli. <text:s/>The content is actually stored verbatim in an internal buffer.</text:p>
          </table:table-cell>
        </table:table-row>
      </table:table>
      <text:p text:style-name="Text_20_body"/>
      <text:h text:style-name="Heading_20_3" text:outline-level="3"><text:s/>Yuma Data Node Edit Variables (val_editvars_t)</text:h>
      <text:p text:style-name="Text_20_body">There is a temporary data structure which is attached to a data node while editing operations are in progress, called <text:span text:style-name="T1">val_editvars_t</text:span>. <text:s/>This structure is used by the functions in agt/agt_val.c to manipulate the value tree nodes during an &lt;edit-config&gt;, &lt;copy-config&gt;, &lt;load-config&gt;, or &lt;commit&gt; operation.</text:p>
      <text:p text:style-name="Text_20_body">The SIL callback functions may wish to refer to the fields in this data structure. <text:s/>There is also a SIL cookie field to allow data to be transferred from one callback stage to the later stages. <text:s/>For example, if an edit operation caused the device instrumentation to reserve some memory, then this cookie could store that pointer.</text:p>
      <text:p text:style-name="Text_20_body">The following typedef is used to define the val_editvars_t structure:</text:p>
      <text:p text:style-name="Example"/>
      <text:p text:style-name="Example">/* one set of edit-in-progress variables for one value node */</text:p>
      <text:p text:style-name="Example">typedef struct val_editvars_t_ {</text:p>
      <text:p text:style-name="Example"><text:s text:c="4"/>/* these fields are only used in modified values before they are </text:p>
      <text:p text:style-name="Example"><text:s text:c="5"/>* actually added to the config database (TBD: move into struct)</text:p>
      <text:p text:style-name="Example"><text:s text:c="5"/>* curparent == parent of curnode for merge</text:p>
      <text:p text:style-name="Example"><text:s text:c="5"/>*/</text:p>
      <text:p text:style-name="Example"><text:s text:c="4"/>struct val_value_t_ <text:s/>*curparent; <text:s text:c="5"/></text:p>
      <text:p text:style-name="Example"><text:s text:c="4"/>op_editop_t <text:s text:c="3"/>editop; <text:s text:c="11"/>/* effective edit operation */</text:p>
      <text:p text:style-name="Example"><text:s text:c="4"/>op_insertop_t <text:s/>insertop; <text:s text:c="12"/>/* YANG insert operation */</text:p>
      <text:p text:style-name="Example"><text:s text:c="4"/>xmlChar <text:s text:c="6"/>*insertstr; <text:s text:c="9"/>/* saved value or key attr */</text:p>
      <text:p text:style-name="Example"><text:s text:c="4"/>struct xpath_pcb_t_ *insertxpcb; <text:s text:c="6"/>/* key attr for insert */</text:p>
      <text:p text:style-name="Example"><text:s text:c="4"/>struct val_value_t_ *insertval; <text:s text:c="18"/>/* back-ptr */</text:p>
      <text:p text:style-name="Example"><text:s text:c="4"/>boolean <text:s text:c="7"/>iskey; <text:s text:c="20"/>/* T: key, F: value */</text:p>
      <text:p text:style-name="Example"><text:s text:c="4"/>boolean <text:s text:c="7"/>operset; <text:s text:c="17"/>/* nc:operation here */</text:p>
      <text:p text:style-name="Example"><text:s text:c="4"/>void <text:s text:c="9"/>*pcookie; <text:s text:c="15"/>/* user pointer cookie */</text:p>
      <text:p text:style-name="Example"><text:s text:c="4"/>int <text:s text:c="11"/>icookie; <text:s text:c="15"/>/* user integer cookie */</text:p>
      <text:p text:style-name="Example">} val_editvars_t;</text:p>
      <text:p text:style-name="Example"/>
      <text:p text:style-name="Text_20_body">The following fields within the val_editvars_t are highlighted:</text:p>
      <text:p text:style-name="Table_20_Heading">val_editvars_t Fields</text:p>
      <text:p text:style-name="Table_20_Heading"/>
      <table:table table:name="editvars" table:style-name="editvars">
        <table:table-column table:style-name="editvars.A"/>
        <table:table-column table:style-name="editvars.B"/>
        <table:table-header-rows>
          <table:table-row>
            <table:table-cell table:style-name="editvars.A1" office:value-type="string">
              <text:p text:style-name="Table_20_Heading">Field</text:p>
            </table:table-cell>
            <table:table-cell table:style-name="editvars.B1" office:value-type="string">
              <text:p text:style-name="Table_20_Heading">Description</text:p>
            </table:table-cell>
          </table:table-row>
        </table:table-header-rows>
        <table:table-row>
          <table:table-cell table:style-name="editvars.A2" office:value-type="string">
            <text:p text:style-name="Table_20_Contents">curparent</text:p>
          </table:table-cell>
          <table:table-cell table:style-name="editvars.B2" office:value-type="string">
            <text:p text:style-name="Table_20_Contents">A 'new' node will use this field to remember the parent of the 'current' value. This is needed to support the YANG insert operation.</text:p>
          </table:table-cell>
        </table:table-row>
        <table:table-row>
          <table:table-cell table:style-name="editvars.A2" office:value-type="string">
            <text:p text:style-name="Table_20_Contents">editop</text:p>
          </table:table-cell>
          <table:table-cell table:style-name="editvars.B2" office:value-type="string">
            <text:p text:style-name="Table_20_Contents">The effective edit operation for this node.</text:p>
          </table:table-cell>
        </table:table-row>
        <table:table-row>
          <table:table-cell table:style-name="editvars.A2" office:value-type="string">
            <text:p text:style-name="Table_20_Contents">insertop</text:p>
          </table:table-cell>
          <table:table-cell table:style-name="editvars.B2" office:value-type="string">
            <text:p text:style-name="Table_20_Contents">The YANG insert operation, if any.</text:p>
          </table:table-cell>
        </table:table-row>
        <table:table-row>
          <table:table-cell table:style-name="editvars.A2" office:value-type="string">
            <text:p text:style-name="Table_20_Contents">insertstr</text:p>
          </table:table-cell>
          <table:table-cell table:style-name="editvars.B2" office:value-type="string">
            <text:p text:style-name="Table_20_Contents">The YANG 'value' or 'key' attribute value string, used to <text:soft-page-break/>support the YANG insert operation.</text:p>
          </table:table-cell>
        </table:table-row>
        <table:table-row>
          <table:table-cell table:style-name="editvars.A2" office:value-type="string">
            <text:p text:style-name="Table_20_Contents">insertxpcb</text:p>
          </table:table-cell>
          <table:table-cell table:style-name="editvars.B2" office:value-type="string">
            <text:p text:style-name="Table_20_Contents">XPath parser control block for the insert 'key' expression, if needed. <text:s/>Used to support the YANG insert operation.</text:p>
          </table:table-cell>
        </table:table-row>
        <table:table-row>
          <table:table-cell table:style-name="editvars.A2" office:value-type="string">
            <text:p text:style-name="Table_20_Contents">insertval</text:p>
          </table:table-cell>
          <table:table-cell table:style-name="editvars.B2" office:value-type="string">
            <text:p text:style-name="Table_20_Contents">Back pointer to the value node to insert ahead of, or behind, if needed. <text:s/>Used to support the 'before' and 'after' modes of the YANG insert operation.</text:p>
          </table:table-cell>
        </table:table-row>
        <table:table-row>
          <table:table-cell table:style-name="editvars.A2" office:value-type="string">
            <text:p text:style-name="Table_20_Contents">iskey</text:p>
          </table:table-cell>
          <table:table-cell table:style-name="editvars.B2" office:value-type="string">
            <text:p text:style-name="Table_20_Contents">TRUE if this is a key leaf. <text:s/>FALSE otherwise.</text:p>
          </table:table-cell>
        </table:table-row>
        <table:table-row>
          <table:table-cell table:style-name="editvars.A2" office:value-type="string">
            <text:p text:style-name="Table_20_Contents">operset</text:p>
          </table:table-cell>
          <table:table-cell table:style-name="editvars.B2" office:value-type="string">
            <text:p text:style-name="Table_20_Contents">TRUE if there was an nc:operation attribute found in this node; FALSE if the 'editop' is derived from its parent.</text:p>
          </table:table-cell>
        </table:table-row>
        <table:table-row>
          <table:table-cell table:style-name="editvars.A2" office:value-type="string">
            <text:p text:style-name="Table_20_Contents">pcookie</text:p>
          </table:table-cell>
          <table:table-cell table:style-name="editvars.B2" office:value-type="string">
            <text:p text:style-name="Table_20_Contents">SIL user pointer cookie. <text:s/>Not used by the server. <text:s/>Reserved for SIL callback code.</text:p>
          </table:table-cell>
        </table:table-row>
        <table:table-row>
          <table:table-cell table:style-name="editvars.A2" office:value-type="string">
            <text:p text:style-name="Table_20_Contents">icookie</text:p>
          </table:table-cell>
          <table:table-cell table:style-name="editvars.B2" office:value-type="string">
            <text:p text:style-name="Table_20_Contents">SIL user integer cookie. <text:s/>Not used by the server. <text:s/>Reserved for SIL callback code.</text:p>
          </table:table-cell>
        </table:table-row>
      </table:table>
      <text:p text:style-name="Text_20_body"/>
      <text:h text:style-name="Heading_20_3" text:outline-level="3"><text:s/>Yuma Data Nodes (val_value_t)</text:h>
      <text:p text:style-name="Text_20_body">The <text:span text:style-name="T1">val_value_t</text:span> data structure is used to maintain the internal representation of all NETCONF databases, non-configuration data available with the &lt;get&gt; operation, all RPC operation input and output parameters, and all notification contents.</text:p>
      <text:p text:style-name="Text_20_body">The following typedef is used to define a value node:</text:p>
      <text:p text:style-name="Example"/>
      <text:p text:style-name="Example">/* one value to match one type */</text:p>
      <text:p text:style-name="Example">typedef struct val_value_t_ {</text:p>
      <text:p text:style-name="Example"><text:s text:c="4"/>dlq_hdr_t <text:s text:c="5"/>qhdr;</text:p>
      <text:p text:style-name="Example"/>
      <text:p text:style-name="Example"><text:s text:c="4"/>/* common fields */</text:p>
      <text:p text:style-name="Example"><text:s text:c="4"/>struct obj_template_t_ *obj; <text:s text:c="7"/>/* bptr to object def */</text:p>
      <text:p text:style-name="Example"><text:s text:c="4"/>typ_def_t *typdef; <text:s text:c="13"/>/* bptr to typdef if leaf */</text:p>
      <text:p text:style-name="Example"><text:s text:c="4"/>const xmlChar <text:s text:c="2"/>*name; <text:s text:c="15"/>/* back pointer to elname */</text:p>
      <text:p text:style-name="Example"><text:s text:c="4"/>xmlChar <text:s text:c="8"/>*dname; <text:s text:c="9"/>/* AND malloced name if needed */</text:p>
      <text:p text:style-name="Example"><text:s text:c="4"/>struct val_value_t_ *parent; <text:s text:c="6"/>/* back-ptr to parent if any */</text:p>
      <text:p text:style-name="Example"><text:s text:c="4"/>xmlns_id_t <text:s text:c="4"/>nsid; <text:s text:c="13"/>/* namespace ID for this node */</text:p>
      <text:p text:style-name="Example"><text:s text:c="4"/>ncx_btype_t <text:s text:c="3"/>btyp; <text:s text:c="16"/>/* base type of this value */</text:p>
      <text:p text:style-name="Example"/>
      <text:p text:style-name="Example"><text:s text:c="4"/>uint32 <text:s text:c="8"/>flags; <text:s text:c="17"/>/* internal status flags */</text:p>
      <text:p text:style-name="Example"><text:s text:c="4"/>ncx_data_class_t dataclass; <text:s text:c="12"/>/* config or state data */</text:p>
      <text:p text:style-name="Example"/>
      <text:p text:style-name="Example"><text:s text:c="4"/>/* YANG does not support user-defined meta-data but NCX does.</text:p>
      <text:p text:style-name="Example"><text:s text:c="5"/>* The &lt;edit-config&gt;, &lt;get&gt; and &lt;get-config&gt; operations </text:p>
      <text:p text:style-name="Example"><text:s text:c="5"/>* use attributes in the RPC parameters, the metaQ is still used</text:p>
      <text:p text:style-name="Example"><text:s text:c="5"/>*</text:p>
      <text:p text:style-name="Example"><text:s text:c="5"/>* The ncx:metadata extension allows optional attributes</text:p>
      <text:p text:style-name="Example"><text:soft-page-break/><text:s text:c="5"/>* to be added to object nodes for anyxml, leaf, leaf-list,</text:p>
      <text:p text:style-name="Example"><text:s text:c="5"/>* list, and container nodes. <text:s/>The config property will</text:p>
      <text:p text:style-name="Example"><text:s text:c="5"/>* be inherited from the object that contains the metadata</text:p>
      <text:p text:style-name="Example"><text:s text:c="5"/>*</text:p>
      <text:p text:style-name="Example"><text:s text:c="5"/>* This is used mostly for RPC input parameters</text:p>
      <text:p text:style-name="Example"><text:s text:c="5"/>* and is strongly discouraged. <text:s/>Full edit-config</text:p>
      <text:p text:style-name="Example"><text:s text:c="5"/>* support is not provided for metdata</text:p>
      <text:p text:style-name="Example"><text:s text:c="5"/>*/</text:p>
      <text:p text:style-name="Example"><text:s text:c="4"/>dlq_hdr_t <text:s text:c="7"/>metaQ; <text:s text:c="21"/>/* Q of val_value_t */</text:p>
      <text:p text:style-name="Example"/>
      <text:p text:style-name="Example"><text:s text:c="4"/>/* value editing variables */</text:p>
      <text:p text:style-name="Example"><text:s text:c="4"/>val_editvars_t <text:s/>*editvars; <text:s text:c="13"/>/* edit-in-progress vars */</text:p>
      <text:p text:style-name="Example"><text:s text:c="4"/>status_t <text:s text:c="8"/>res; <text:s text:c="21"/>/* validationt result */</text:p>
      <text:p text:style-name="Example"/>
      <text:p text:style-name="Example"><text:s text:c="4"/>/* Used by Agent only:</text:p>
      <text:p text:style-name="Example"><text:s text:c="5"/>* if this field is non-NULL, then the entire value node</text:p>
      <text:p text:style-name="Example"><text:s text:c="5"/>* is actually a placeholder for a dynamic read-only object</text:p>
      <text:p text:style-name="Example"><text:s text:c="5"/>* and all read access is done via this callback function;</text:p>
      <text:p text:style-name="Example"><text:s text:c="5"/>* the real data type is getcb_fn_t *</text:p>
      <text:p text:style-name="Example"><text:s text:c="5"/>*/</text:p>
      <text:p text:style-name="Example"><text:s text:c="4"/>void *getcb;</text:p>
      <text:p text:style-name="Example"/>
      <text:p text:style-name="Example"><text:s text:c="4"/>/* if this field is non-NULL, then a malloced value struct</text:p>
      <text:p text:style-name="Example"><text:s text:c="5"/>* representing the real value retrieved by </text:p>
      <text:p text:style-name="Example"><text:s text:c="5"/>* val_get_virtual_value, is cached here for XPath filtering</text:p>
      <text:p text:style-name="Example"><text:s text:c="5"/>* TBD: add timestamp to reuse cached entries for some time</text:p>
      <text:p text:style-name="Example"><text:s text:c="5"/>* period</text:p>
      <text:p text:style-name="Example"><text:s text:c="5"/>*/</text:p>
      <text:p text:style-name="Example"><text:s text:c="4"/>struct val_value_t_ *virtualval;</text:p>
      <text:p text:style-name="Example"/>
      <text:p text:style-name="Example"><text:s text:c="4"/>/* these fields are used for NCX_BT_LIST */</text:p>
      <text:p text:style-name="Example"><text:s text:c="4"/>struct val_index_t_ *index; <text:s text:c="2"/>/* back-ptr/flag in use as index */</text:p>
      <text:p text:style-name="Example"><text:s text:c="4"/>dlq_hdr_t <text:s text:c="6"/>indexQ; <text:s text:c="3"/>/* Q of val_index_t or ncx_filptr_t */</text:p>
      <text:p text:style-name="Example"/>
      <text:p text:style-name="Example"><text:s text:c="4"/>/* this field is used for NCX_BT_CHOICE </text:p>
      <text:p text:style-name="Example"><text:s text:c="5"/>* If set, the object path for this node is really:</text:p>
      <text:p text:style-name="Example"><text:s text:c="5"/>* <text:s text:c="3"/>$this --&gt; casobj --&gt; casobj.parent --&gt; $this.parent</text:p>
      <text:p text:style-name="Example"><text:s text:c="5"/>* the OBJ_TYP_CASE and OBJ_TYP_CHOICE nodes are skipped</text:p>
      <text:p text:style-name="Example"><text:s text:c="5"/>* inside an XML instance document</text:p>
      <text:p text:style-name="Example"><text:s text:c="5"/>*/</text:p>
      <text:p text:style-name="Example"><text:s text:c="4"/>struct obj_template_t_ <text:s text:c="2"/>*casobj;</text:p>
      <text:p text:style-name="Example"/>
      <text:p text:style-name="Example"><text:s text:c="4"/>/* these fields are for NCX_BT_LEAFREF</text:p>
      <text:p text:style-name="Example"><text:soft-page-break/><text:s text:c="5"/>* NCX_BT_INSTANCE_ID, or tagged ncx:xpath </text:p>
      <text:p text:style-name="Example"><text:s text:c="5"/>* value stored in v union as a string</text:p>
      <text:p text:style-name="Example"><text:s text:c="5"/>*/</text:p>
      <text:p text:style-name="Example"><text:s text:c="4"/>struct xpath_pcb_t_ <text:s text:c="11"/>*xpathpcb;</text:p>
      <text:p text:style-name="Example"/>
      <text:p text:style-name="Example"><text:s text:c="4"/>/* union of all the NCX-specific sub-types</text:p>
      <text:p text:style-name="Example"><text:s text:c="5"/>* note that the following invisible constructs should</text:p>
      <text:p text:style-name="Example"><text:s text:c="5"/>* never show up in this struct:</text:p>
      <text:p text:style-name="Example"><text:s text:c="5"/>* <text:s text:c="4"/>NCX_BT_CHOICE</text:p>
      <text:p text:style-name="Example"><text:s text:c="5"/>* <text:s text:c="4"/>NCX_BT_CASE</text:p>
      <text:p text:style-name="Example"><text:s text:c="5"/>* <text:s text:c="4"/>NCX_BT_UNION</text:p>
      <text:p text:style-name="Example"><text:s text:c="5"/>*/</text:p>
      <text:p text:style-name="Example"><text:s text:c="4"/>union v_ {</text:p>
      <text:p text:style-name="Example"><text:tab/>/* complex types have a Q of val_value_t representing</text:p>
      <text:p text:style-name="Example"><text:tab/> * the child nodes with values</text:p>
      <text:p text:style-name="Example"><text:tab/> * <text:s text:c="2"/>NCX_BT_CONTAINER</text:p>
      <text:p text:style-name="Example"><text:tab/> * <text:s text:c="2"/>NCX_BT_LIST</text:p>
      <text:p text:style-name="Example"><text:tab/> */</text:p>
      <text:p text:style-name="Example"><text:s text:c="8"/>dlq_hdr_t <text:s text:c="2"/>childQ; <text:s text:c="8"/></text:p>
      <text:p text:style-name="Example"/>
      <text:p text:style-name="Example"><text:s text:c="8"/>/* Numeric data types:</text:p>
      <text:p text:style-name="Example"><text:tab/> * <text:s text:c="2"/>NCX_BT_INT8, NCX_BT_INT16,</text:p>
      <text:p text:style-name="Example"><text:tab/> * <text:s text:c="2"/>NCX_BT_INT32, NCX_BT_INT64</text:p>
      <text:p text:style-name="Example"><text:tab/> * <text:s text:c="2"/>NCX_BT_UINT8, NCX_BT_UINT16</text:p>
      <text:p text:style-name="Example"><text:tab/> * <text:s text:c="2"/>NCX_BT_UINT32, NCX_BT_UINT64</text:p>
      <text:p text:style-name="Example"><text:tab/> * <text:s text:c="2"/>NCX_BT_DECIMAL64, NCX_BT_FLOAT64 </text:p>
      <text:p text:style-name="Example"><text:tab/> */</text:p>
      <text:p text:style-name="Example"><text:tab/>ncx_num_t <text:s text:c="2"/>num; </text:p>
      <text:p text:style-name="Example"/>
      <text:p text:style-name="Example"><text:tab/>/* String data types:</text:p>
      <text:p text:style-name="Example"><text:tab/> * <text:s text:c="2"/>NCX_BT_STRING</text:p>
      <text:p text:style-name="Example"><text:tab/> * <text:s text:c="2"/>NCX_BT_INSTANCE_ID</text:p>
      <text:p text:style-name="Example"><text:tab/> */</text:p>
      <text:p text:style-name="Example"><text:tab/>ncx_str_t <text:s/>str; </text:p>
      <text:p text:style-name="Example"/>
      <text:p text:style-name="Example"><text:tab/>val_idref_t idref;</text:p>
      <text:p text:style-name="Example"/>
      <text:p text:style-name="Example"><text:tab/>ncx_binary_t binary; <text:s text:c="13"/>/* NCX_BT_BINARY */</text:p>
      <text:p text:style-name="Example"><text:tab/>ncx_list_t list; <text:s text:c="5"/>/* NCX_BT_BITS, NCX_BT_SLIST */</text:p>
      <text:p text:style-name="Example"><text:tab/>boolean <text:s text:c="3"/>boo; <text:s text:c="3"/>/* NCX_BT_EMPTY, NCX_BT_BOOLEAN */</text:p>
      <text:p text:style-name="Example"><text:tab/>ncx_enum_t enu; <text:s text:c="6"/>/* NCX_BT_UNION, NCX_BT_ENUM */</text:p>
      <text:p text:style-name="Example"><text:tab/>xmlChar <text:s text:c="2"/>*fname; <text:s text:c="16"/>/* NCX_BT_EXTERN */</text:p>
      <text:p text:style-name="Example"><text:tab/>xmlChar <text:s text:c="2"/>*intbuff; <text:s text:c="14"/>/* NCX_BT_INTERN */</text:p>
      <text:p text:style-name="Example"><text:soft-page-break/><text:s text:c="4"/>} v;</text:p>
      <text:p text:style-name="Example">} val_value_t;</text:p>
      <text:p text:style-name="Example"/>
      <text:p text:style-name="Text_20_body">The following table highlights the fields in this data structure:</text:p>
      <text:p text:style-name="Table_20_Heading">val_value_t Fields</text:p>
      <text:p text:style-name="Table_20_Heading"/>
      <table:table table:name="valuefields" table:style-name="valuefields">
        <table:table-column table:style-name="valuefields.A"/>
        <table:table-column table:style-name="valuefields.B"/>
        <table:table-header-rows>
          <table:table-row>
            <table:table-cell table:style-name="valuefields.A1" office:value-type="string">
              <text:p text:style-name="Table_20_Heading">Field</text:p>
            </table:table-cell>
            <table:table-cell table:style-name="valuefields.B1" office:value-type="string">
              <text:p text:style-name="Table_20_Heading">Description</text:p>
            </table:table-cell>
          </table:table-row>
        </table:table-header-rows>
        <table:table-row>
          <table:table-cell table:style-name="valuefields.A2" office:value-type="string">
            <text:p text:style-name="Table_20_Contents">qhdr</text:p>
          </table:table-cell>
          <table:table-cell table:style-name="valuefields.B2" office:value-type="string">
            <text:p text:style-name="Table_20_Contents">Internal queue header to allow a value node to be stored in a queue. <text:s/>A complex node maintains a child queue of val_value_t nodes.</text:p>
          </table:table-cell>
        </table:table-row>
        <table:table-row>
          <table:table-cell table:style-name="valuefields.A2" office:value-type="string">
            <text:p text:style-name="Table_20_Contents">obj</text:p>
          </table:table-cell>
          <table:table-cell table:style-name="valuefields.B2" office:value-type="string">
            <text:p text:style-name="Table_20_Contents">Back pointer to the object template for this data node</text:p>
          </table:table-cell>
        </table:table-row>
        <table:table-row>
          <table:table-cell table:style-name="valuefields.A2" office:value-type="string">
            <text:p text:style-name="Table_20_Contents">typdef</text:p>
          </table:table-cell>
          <table:table-cell table:style-name="valuefields.B2" office:value-type="string">
            <text:p text:style-name="Table_20_Contents">Back pointer to the typedef structure if this is a leaf or leaf-list node.</text:p>
          </table:table-cell>
        </table:table-row>
        <table:table-row>
          <table:table-cell table:style-name="valuefields.A2" office:value-type="string">
            <text:p text:style-name="Table_20_Contents">name</text:p>
          </table:table-cell>
          <table:table-cell table:style-name="valuefields.B2" office:value-type="string">
            <text:p text:style-name="Table_20_Contents">Back pointer to the name string for this node</text:p>
          </table:table-cell>
        </table:table-row>
        <table:table-row>
          <table:table-cell table:style-name="valuefields.A2" office:value-type="string">
            <text:p text:style-name="Table_20_Contents">dname</text:p>
          </table:table-cell>
          <table:table-cell table:style-name="valuefields.B2" office:value-type="string">
            <text:p text:style-name="Table_20_Contents">Malloced name string if the client or server changed the name of this node, so the object node name is not being used. <text:s/>This is used for anyxml processing (and other things) to allow generic objects (container, string, empty, etc.) to be used to represent the contents of an 'anyxml' node.</text:p>
          </table:table-cell>
        </table:table-row>
        <table:table-row>
          <table:table-cell table:style-name="valuefields.A2" office:value-type="string">
            <text:p text:style-name="Table_20_Contents">parent</text:p>
          </table:table-cell>
          <table:table-cell table:style-name="valuefields.B2" office:value-type="string">
            <text:p text:style-name="Table_20_Contents">Back pointer to the parent of this node, if any</text:p>
          </table:table-cell>
        </table:table-row>
        <table:table-row>
          <table:table-cell table:style-name="valuefields.A2" office:value-type="string">
            <text:p text:style-name="Table_20_Contents">nsid</text:p>
          </table:table-cell>
          <table:table-cell table:style-name="valuefields.B2" office:value-type="string">
            <text:p text:style-name="Table_20_Contents">Namespace ID for this node. <text:s/>This may not be the same as the object node namespace ID, e.g., anyxml child node contents will override the generic object namespace.</text:p>
          </table:table-cell>
        </table:table-row>
        <table:table-row>
          <table:table-cell table:style-name="valuefields.A2" office:value-type="string">
            <text:p text:style-name="Table_20_Contents">btyp</text:p>
          </table:table-cell>
          <table:table-cell table:style-name="valuefields.B2" office:value-type="string">
            <text:p text:style-name="Table_20_Contents">The ncx_btype_t base type enumeration for this node. <text:s/>This is the final resolved value, in the event the object type is not a final resolved base type.</text:p>
          </table:table-cell>
        </table:table-row>
        <table:table-row>
          <table:table-cell table:style-name="valuefields.A2" office:value-type="string">
            <text:p text:style-name="Table_20_Contents">flags</text:p>
          </table:table-cell>
          <table:table-cell table:style-name="valuefields.B2" office:value-type="string">
            <text:p text:style-name="Table_20_Contents">Internal flags field. <text:s/>Do not access directly.</text:p>
          </table:table-cell>
        </table:table-row>
        <table:table-row>
          <table:table-cell table:style-name="valuefields.A2" office:value-type="string">
            <text:p text:style-name="Table_20_Contents">dataclass</text:p>
          </table:table-cell>
          <table:table-cell table:style-name="valuefields.B2" office:value-type="string">
            <text:p text:style-name="Table_20_Contents">Internal config or non-config enumeration</text:p>
          </table:table-cell>
        </table:table-row>
        <table:table-row>
          <table:table-cell table:style-name="valuefields.A2" office:value-type="string">
            <text:p text:style-name="Table_20_Contents">metaQ</text:p>
          </table:table-cell>
          <table:table-cell table:style-name="valuefields.B2" office:value-type="string">
            <text:p text:style-name="Table_20_Contents">Queue of val_value_t structures that represent any meta-variables (XML attributes) found for this data node. <text:s/>For example, the NETCONF filter <text:s/>'type' and 'select' attributes are defined for the &lt;filter&gt; element in yuma-netconf.yang.</text:p>
          </table:table-cell>
        </table:table-row>
        <table:table-row>
          <table:table-cell table:style-name="valuefields.A2" office:value-type="string">
            <text:p text:style-name="Table_20_Contents">editvars</text:p>
          </table:table-cell>
          <table:table-cell table:style-name="valuefields.B2" office:value-type="string">
            <text:p text:style-name="Table_20_Contents">Pointer to the malloced edit variables structure for this data node. <text:s/>This node will be freed (and NULL value) when the edit variables are not in use.</text:p>
          </table:table-cell>
        </table:table-row>
        <table:table-row>
          <table:table-cell table:style-name="valuefields.A2" office:value-type="string">
            <text:p text:style-name="Table_20_Contents">res</text:p>
          </table:table-cell>
          <table:table-cell table:style-name="valuefields.B2" office:value-type="string">
            <text:p text:style-name="Table_20_Contents">Internal validation result status for this node during editing or parsing.</text:p>
          </table:table-cell>
        </table:table-row>
        <table:table-row>
          <table:table-cell table:style-name="valuefields.A2" office:value-type="string">
            <text:p text:style-name="Table_20_Contents">getcb</text:p>
          </table:table-cell>
          <table:table-cell table:style-name="valuefields.B2" office:value-type="string">
            <text:p text:style-name="Table_20_Contents">Internal server callback function pointer. <text:s/>Used only if this is a 'virtual' node, and the actual value node contents are generated by a SIL callback function instead of being stored in the node itself.</text:p>
          </table:table-cell>
        </table:table-row>
        <table:table-row>
          <table:table-cell table:style-name="valuefields.A2" office:value-type="string">
            <text:p text:style-name="Table_20_Contents">virtualval</text:p>
          </table:table-cell>
          <table:table-cell table:style-name="valuefields.B2" office:value-type="string">
            <text:p text:style-name="Table_20_Contents">The temporary cached virtual node value, if the getcb pointer is non-NULL.</text:p>
          </table:table-cell>
        </table:table-row>
        <table:table-row>
          <table:table-cell table:style-name="valuefields.A2" office:value-type="string">
            <text:p text:style-name="Table_20_Contents">indexQ</text:p>
          </table:table-cell>
          <table:table-cell table:style-name="valuefields.B2" office:value-type="string">
            <text:p text:style-name="Table_20_Contents">Queue of internal data structures used during parsing <text:soft-page-break/>and filtering streamed output.</text:p>
          </table:table-cell>
        </table:table-row>
        <table:table-row>
          <table:table-cell table:style-name="valuefields.A2" office:value-type="string">
            <text:p text:style-name="Table_20_Contents">casobj</text:p>
          </table:table-cell>
          <table:table-cell table:style-name="valuefields.B2" office:value-type="string">
            <text:p text:style-name="Table_20_Contents">Back pointer to the OBJ_TYP_CASE object node for this data node, if this node is a top-level child of a YANG case statement.</text:p>
          </table:table-cell>
        </table:table-row>
        <table:table-row>
          <table:table-cell table:style-name="valuefields.A2" office:value-type="string">
            <text:p text:style-name="Table_20_Contents">xpathpcb</text:p>
          </table:table-cell>
          <table:table-cell table:style-name="valuefields.B2" office:value-type="string">
            <text:p text:style-name="Table_20_Contents">XPath parser control block, used if this value contains some sort of XPath string or instance-identifier. <text:s/>For example, the XML namespace ID mappings are stored, so the XML prefix map generated for the &lt;rpc-reply&gt; will contain and reuse the proper namespace attributes, as needed.</text:p>
          </table:table-cell>
        </table:table-row>
        <table:table-row>
          <table:table-cell table:style-name="valuefields.A2" office:value-type="string">
            <text:p text:style-name="Table_20_Contents">v</text:p>
          </table:table-cell>
          <table:table-cell table:style-name="valuefields.B2" office:value-type="string">
            <text:p text:style-name="Table_20_Contents">Union of different internal fields, depending on the 'btyp' field value.</text:p>
          </table:table-cell>
        </table:table-row>
        <table:table-row>
          <table:table-cell table:style-name="valuefields.A2" office:value-type="string">
            <text:p text:style-name="Table_20_Contents">v.childQ</text:p>
          </table:table-cell>
          <table:table-cell table:style-name="valuefields.B2" office:value-type="string">
            <text:p text:style-name="Table_20_Contents">Queue of val_value_t child nodes, if this is a complex node.</text:p>
          </table:table-cell>
        </table:table-row>
        <table:table-row>
          <table:table-cell table:style-name="valuefields.A2" office:value-type="string">
            <text:p text:style-name="Table_20_Contents">v.num</text:p>
          </table:table-cell>
          <table:table-cell table:style-name="valuefields.B2" office:value-type="string">
            <text:p text:style-name="Table_20_Contents">ncx_num_t for all numeric data types</text:p>
          </table:table-cell>
        </table:table-row>
        <table:table-row>
          <table:table-cell table:style-name="valuefields.A2" office:value-type="string">
            <text:p text:style-name="Table_20_Contents">v.str</text:p>
          </table:table-cell>
          <table:table-cell table:style-name="valuefields.B2" office:value-type="string">
            <text:p text:style-name="Table_20_Contents">Malloced string value for the string data type</text:p>
          </table:table-cell>
        </table:table-row>
        <table:table-row>
          <table:table-cell table:style-name="valuefields.A2" office:value-type="string">
            <text:p text:style-name="Table_20_Contents">v.idref</text:p>
          </table:table-cell>
          <table:table-cell table:style-name="valuefields.B2" office:value-type="string">
            <text:p text:style-name="Table_20_Contents">Internal data structure for the YANG <text:s/>identityref data type</text:p>
          </table:table-cell>
        </table:table-row>
        <table:table-row>
          <table:table-cell table:style-name="valuefields.A2" office:value-type="string">
            <text:p text:style-name="Table_20_Contents">v.binary</text:p>
          </table:table-cell>
          <table:table-cell table:style-name="valuefields.B2" office:value-type="string">
            <text:p text:style-name="Table_20_Contents">Internal data structure for the YANG binary data type</text:p>
          </table:table-cell>
        </table:table-row>
        <table:table-row>
          <table:table-cell table:style-name="valuefields.A2" office:value-type="string">
            <text:p text:style-name="Table_20_Contents">v.list</text:p>
          </table:table-cell>
          <table:table-cell table:style-name="valuefields.B2" office:value-type="string">
            <text:p text:style-name="Table_20_Contents">Internal data structure for YANG bits and NCX xsdlist data types</text:p>
          </table:table-cell>
        </table:table-row>
        <table:table-row>
          <table:table-cell table:style-name="valuefields.A2" office:value-type="string">
            <text:p text:style-name="Table_20_Contents">v.boo</text:p>
          </table:table-cell>
          <table:table-cell table:style-name="valuefields.B2" office:value-type="string">
            <text:p text:style-name="Table_20_Contents">YANG boolean data type</text:p>
          </table:table-cell>
        </table:table-row>
        <table:table-row>
          <table:table-cell table:style-name="valuefields.A2" office:value-type="string">
            <text:p text:style-name="Table_20_Contents">v.enu</text:p>
          </table:table-cell>
          <table:table-cell table:style-name="valuefields.B2" office:value-type="string">
            <text:p text:style-name="Table_20_Contents">Internal data structure for YANG enumeration data type</text:p>
          </table:table-cell>
        </table:table-row>
        <table:table-row>
          <table:table-cell table:style-name="valuefields.A2" office:value-type="string">
            <text:p text:style-name="Table_20_Contents">v.fname</text:p>
          </table:table-cell>
          <table:table-cell table:style-name="valuefields.B2" office:value-type="string">
            <text:p text:style-name="Table_20_Contents">File name for NCX 'external' data type</text:p>
          </table:table-cell>
        </table:table-row>
        <table:table-row>
          <table:table-cell table:style-name="valuefields.A2" office:value-type="string">
            <text:p text:style-name="Table_20_Contents">v.intbuff</text:p>
          </table:table-cell>
          <table:table-cell table:style-name="valuefields.B2" office:value-type="string">
            <text:p text:style-name="Table_20_Contents">Malloced buffer for 'internal' data type</text:p>
          </table:table-cell>
        </table:table-row>
      </table:table>
      <text:p text:style-name="Text_20_body"/>
      <text:h text:style-name="Heading_20_3" text:outline-level="3"><text:s/>val_value_t Access Macros</text:h>
      <text:p text:style-name="Text_20_body">There are a set of macros defined to access the fields within a val_value_t structure.</text:p>
      <text:p text:style-name="Text_20_body">These should be used instead of accessing the fields directly. <text:s/>There are also functions defined as well. <text:s text:c="2"/>These macros are provided in addition the the access functions for quick access to the actual node value. <text:s/>These macros must only be used when the base type ('btyp') field has been properly set and known by the SIL code. <text:s/>Some auto-generated SIL code uses these macros.</text:p>
      <text:p text:style-name="Text_20_body">The following table summarized the val_value_t macros that are defined in <text:span text:style-name="T1">ncx/val.h</text:span>:</text:p>
      <text:p text:style-name="Text_20_body"/>
      <table:table table:name="Table6" table:style-name="Table6">
        <table:table-column table:style-name="Table6.A"/>
        <table:table-column table:style-name="Table6.B"/>
        <table:table-header-rows>
          <table:table-row>
            <table:table-cell table:style-name="Table6.A1" office:value-type="string">
              <text:p text:style-name="Table_20_Heading">Macro</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VAL_BOOL(V)</text:p>
          </table:table-cell>
          <table:table-cell table:style-name="Table6.B2" office:value-type="string">
            <text:p text:style-name="Table_20_Contents">Access value for NCX_BT_BOOLEAN</text:p>
          </table:table-cell>
        </table:table-row>
        <table:table-row>
          <table:table-cell table:style-name="Table6.A2" office:value-type="string">
            <text:p text:style-name="Table_20_Contents">VAL_EMPTY(V)</text:p>
          </table:table-cell>
          <table:table-cell table:style-name="Table6.B2" office:value-type="string">
            <text:p text:style-name="Table_20_Contents">Access value for NCX_BT_EMPTY</text:p>
          </table:table-cell>
        </table:table-row>
        <table:table-row>
          <table:table-cell table:style-name="Table6.A2" office:value-type="string">
            <text:p text:style-name="Table_20_Contents">VAL_DOUBLE(V)</text:p>
          </table:table-cell>
          <table:table-cell table:style-name="Table6.B2" office:value-type="string">
            <text:p text:style-name="Table_20_Contents">Access value for NCX_BT_FLOAT64</text:p>
          </table:table-cell>
        </table:table-row>
        <table:table-row>
          <table:table-cell table:style-name="Table6.A2" office:value-type="string">
            <text:p text:style-name="Table_20_Contents">VAL_STRING(V)</text:p>
          </table:table-cell>
          <table:table-cell table:style-name="Table6.B2" office:value-type="string">
            <text:p text:style-name="Table_20_Contents">Access value for NCX_BT_STRING</text:p>
          </table:table-cell>
        </table:table-row>
        <table:table-row>
          <table:table-cell table:style-name="Table6.A2" office:value-type="string">
            <text:p text:style-name="Table_20_Contents">VAL_BINARY(V)</text:p>
          </table:table-cell>
          <table:table-cell table:style-name="Table6.B2" office:value-type="string">
            <text:p text:style-name="Table_20_Contents">Access value for NCX_BT_BINARY</text:p>
          </table:table-cell>
        </table:table-row>
        <text:soft-page-break/>
        <table:table-row>
          <table:table-cell table:style-name="Table6.A2" office:value-type="string">
            <text:p text:style-name="Table_20_Contents">VAL_ENU(V)</text:p>
          </table:table-cell>
          <table:table-cell table:style-name="Table6.B2" office:value-type="string">
            <text:p text:style-name="Table_20_Contents">Access entire <text:span text:style-name="T1">ncx_enum_t</text:span> structure for NCX_BT_ENUM</text:p>
          </table:table-cell>
        </table:table-row>
        <table:table-row>
          <table:table-cell table:style-name="Table6.A2" office:value-type="string">
            <text:p text:style-name="Table_20_Contents">VAL_ENUM(V)</text:p>
          </table:table-cell>
          <table:table-cell table:style-name="Table6.B2" office:value-type="string">
            <text:p text:style-name="Table_20_Contents">Access enumeration integer value for NCX_BT_ENUM</text:p>
          </table:table-cell>
        </table:table-row>
        <table:table-row>
          <table:table-cell table:style-name="Table6.A2" office:value-type="string">
            <text:p text:style-name="Table_20_Contents">VAL_ENUM_NAME(V)</text:p>
          </table:table-cell>
          <table:table-cell table:style-name="Table6.B2" office:value-type="string">
            <text:p text:style-name="Table_20_Contents">Access enumeration name string for NCX_BT_ENUM</text:p>
          </table:table-cell>
        </table:table-row>
        <table:table-row>
          <table:table-cell table:style-name="Table6.A2" office:value-type="string">
            <text:p text:style-name="Table_20_Contents">VAL_FLAG(V)</text:p>
          </table:table-cell>
          <table:table-cell table:style-name="Table6.B2" office:value-type="string">
            <text:p text:style-name="Table_20_Contents">Deprecated: use VAL_BOOL instead</text:p>
          </table:table-cell>
        </table:table-row>
        <table:table-row>
          <table:table-cell table:style-name="Table6.A2" office:value-type="string">
            <text:p text:style-name="Table_20_Contents">VAL_LONG(V)</text:p>
          </table:table-cell>
          <table:table-cell table:style-name="Table6.B2" office:value-type="string">
            <text:p text:style-name="Table_20_Contents">Access NCX_BT_INT64 value</text:p>
          </table:table-cell>
        </table:table-row>
        <table:table-row>
          <table:table-cell table:style-name="Table6.A2" office:value-type="string">
            <text:p text:style-name="Table_20_Contents">VAL_INT(V)</text:p>
          </table:table-cell>
          <table:table-cell table:style-name="Table6.B2" office:value-type="string">
            <text:p text:style-name="Table_20_Contents">Access NCX_BT_INT32 value</text:p>
          </table:table-cell>
        </table:table-row>
        <table:table-row>
          <table:table-cell table:style-name="Table6.A2" office:value-type="string">
            <text:p text:style-name="Table_20_Contents">VAL_INT8(V)</text:p>
          </table:table-cell>
          <table:table-cell table:style-name="Table6.B2" office:value-type="string">
            <text:p text:style-name="Table_20_Contents">Access NCX_BT_INT8 value</text:p>
          </table:table-cell>
        </table:table-row>
        <table:table-row>
          <table:table-cell table:style-name="Table6.A2" office:value-type="string">
            <text:p text:style-name="Table_20_Contents">VAL_INT16(V)</text:p>
          </table:table-cell>
          <table:table-cell table:style-name="Table6.B2" office:value-type="string">
            <text:p text:style-name="Table_20_Contents">Access NCX_BT_INT16 value</text:p>
          </table:table-cell>
        </table:table-row>
        <table:table-row>
          <table:table-cell table:style-name="Table6.A2" office:value-type="string">
            <text:p text:style-name="Table_20_Contents">VAL_STR(V)</text:p>
          </table:table-cell>
          <table:table-cell table:style-name="Table6.B2" office:value-type="string">
            <text:p text:style-name="Table_20_Contents">Deprecated: use VAL_STRING instead</text:p>
          </table:table-cell>
        </table:table-row>
        <table:table-row>
          <table:table-cell table:style-name="Table6.A2" office:value-type="string">
            <text:p text:style-name="Table_20_Contents">VAL_INSTANCE_ID(V)</text:p>
          </table:table-cell>
          <table:table-cell table:style-name="Table6.B2" office:value-type="string">
            <text:p text:style-name="Table_20_Contents">Access NCX_BT_INSTANCE_ID value</text:p>
          </table:table-cell>
        </table:table-row>
        <table:table-row>
          <table:table-cell table:style-name="Table6.A2" office:value-type="string">
            <text:p text:style-name="Table_20_Contents">VAL_IDREF(V)</text:p>
          </table:table-cell>
          <table:table-cell table:style-name="Table6.B2" office:value-type="string">
            <text:p text:style-name="Table_20_Contents">Access entire <text:span text:style-name="T1">val_idref_t</text:span> structure for NCX_BT_IDREF</text:p>
          </table:table-cell>
        </table:table-row>
        <table:table-row>
          <table:table-cell table:style-name="Table6.A2" office:value-type="string">
            <text:p text:style-name="Table_20_Contents">VAL_IDREF_NSID(V)</text:p>
          </table:table-cell>
          <table:table-cell table:style-name="Table6.B2" office:value-type="string">
            <text:p text:style-name="Table_20_Contents">Access the identityref namespace ID for NCX_BT_IDREF</text:p>
          </table:table-cell>
        </table:table-row>
        <table:table-row>
          <table:table-cell table:style-name="Table6.A2" office:value-type="string">
            <text:p text:style-name="Table_20_Contents">VAL_IDREF_NAME(V)</text:p>
          </table:table-cell>
          <table:table-cell table:style-name="Table6.B2" office:value-type="string">
            <text:p text:style-name="Table_20_Contents">Access the identityref name string for NCX_BT_IDREF</text:p>
          </table:table-cell>
        </table:table-row>
        <table:table-row>
          <table:table-cell table:style-name="Table6.A2" office:value-type="string">
            <text:p text:style-name="Table_20_Contents">VAL_UINT(V)</text:p>
          </table:table-cell>
          <table:table-cell table:style-name="Table6.B2" office:value-type="string">
            <text:p text:style-name="Table_20_Contents">Access the NCX_BT_UINT32 value</text:p>
          </table:table-cell>
        </table:table-row>
        <table:table-row>
          <table:table-cell table:style-name="Table6.A2" office:value-type="string">
            <text:p text:style-name="Table_20_Contents">VAL_UINT8(V)</text:p>
          </table:table-cell>
          <table:table-cell table:style-name="Table6.B2" office:value-type="string">
            <text:p text:style-name="Table_20_Contents">Access the NCX_BT_UINT8 value</text:p>
          </table:table-cell>
        </table:table-row>
        <table:table-row>
          <table:table-cell table:style-name="Table6.A2" office:value-type="string">
            <text:p text:style-name="Table_20_Contents">VAL_UINT16(V)</text:p>
          </table:table-cell>
          <table:table-cell table:style-name="Table6.B2" office:value-type="string">
            <text:p text:style-name="Table_20_Contents">Access the NCX_BT_UINT16 value</text:p>
          </table:table-cell>
        </table:table-row>
        <table:table-row>
          <table:table-cell table:style-name="Table6.A2" office:value-type="string">
            <text:p text:style-name="Table_20_Contents">VAL_ULONG(V)</text:p>
          </table:table-cell>
          <table:table-cell table:style-name="Table6.B2" office:value-type="string">
            <text:p text:style-name="Table_20_Contents">Access the NCX_BT_UINT64 value</text:p>
          </table:table-cell>
        </table:table-row>
        <table:table-row>
          <table:table-cell table:style-name="Table6.A2" office:value-type="string">
            <text:p text:style-name="Table_20_Contents">VAL_DEC64(V)</text:p>
          </table:table-cell>
          <table:table-cell table:style-name="Table6.B2" office:value-type="string">
            <text:p text:style-name="Table_20_Contents">Access the <text:span text:style-name="T1">ncx_dec64</text:span>structure for NCX_BT_DEC64</text:p>
          </table:table-cell>
        </table:table-row>
        <table:table-row>
          <table:table-cell table:style-name="Table6.A2" office:value-type="string">
            <text:p text:style-name="Table_20_Contents">VAL_LIST(V)</text:p>
          </table:table-cell>
          <table:table-cell table:style-name="Table6.B2" office:value-type="string">
            <text:p text:style-name="Table_20_Contents">Access the <text:span text:style-name="T1">ncx_list_t </text:span>structure for NCX_BT_LIST</text:p>
          </table:table-cell>
        </table:table-row>
        <table:table-row>
          <table:table-cell table:style-name="Table6.A2" office:value-type="string">
            <text:p text:style-name="Table_20_Contents">VAL_BITS</text:p>
          </table:table-cell>
          <table:table-cell table:style-name="Table6.B2" office:value-type="string">
            <text:p text:style-name="Table_20_Contents">Access the <text:span text:style-name="T1">ncx_list_t </text:span>structure for NCX_BT_BITS. (Same as VAL_LIST)</text:p>
          </table:table-cell>
        </table:table-row>
      </table:table>
      <text:p text:style-name="Text_20_body"/>
      <text:h text:style-name="Heading_20_3" text:outline-level="3"><text:s/>val_value_t Access Functions</text:h>
      <text:p text:style-name="Text_20_body">The file <text:span text:style-name="T1">ncx/val.h</text:span> contains many API functions so that object properties do not have to be accessed directly. <text:s/>In addition, the file ncx/val_util.h contains more (high-level) utility functions. <text:s/>The following table highlights the most commonly used functions. <text:s/>Refer to the H files for a complete definition of each API function.</text:p>
      <text:p text:style-name="Text_20_body"/>
      <text:p text:style-name="Table_20_Heading">val_value_t Access Functions</text:p>
      <text:p text:style-name="Table_20_Heading"/>
      <table:table table:name="valaccess" table:style-name="valaccess">
        <table:table-column table:style-name="valaccess.A"/>
        <table:table-column table:style-name="valaccess.B"/>
        <table:table-header-rows>
          <table:table-row>
            <table:table-cell table:style-name="valaccess.A1" office:value-type="string">
              <text:p text:style-name="Table_20_Heading">Function</text:p>
            </table:table-cell>
            <table:table-cell table:style-name="valaccess.B1" office:value-type="string">
              <text:p text:style-name="Table_20_Heading">Description</text:p>
            </table:table-cell>
          </table:table-row>
        </table:table-header-rows>
        <table:table-row>
          <table:table-cell table:style-name="valaccess.A2" office:value-type="string">
            <text:p text:style-name="Table_20_Contents">val_new_value</text:p>
          </table:table-cell>
          <table:table-cell table:style-name="valaccess.B2" office:value-type="string">
            <text:p text:style-name="Table_20_Contents">Malloc a new value node with type NCX_BT_NONE.</text:p>
          </table:table-cell>
        </table:table-row>
        <table:table-row>
          <table:table-cell table:style-name="valaccess.A2" office:value-type="string">
            <text:p text:style-name="Table_20_Contents">val_init_complex</text:p>
          </table:table-cell>
          <table:table-cell table:style-name="valaccess.B2" office:value-type="string">
            <text:p text:style-name="Table_20_Contents">Initialize a malloced value node as one of the complex data types.</text:p>
          </table:table-cell>
        </table:table-row>
        <text:soft-page-break/>
        <table:table-row>
          <table:table-cell table:style-name="valaccess.A2" office:value-type="string">
            <text:p text:style-name="Table_20_Contents">val_init_virtual</text:p>
          </table:table-cell>
          <table:table-cell table:style-name="valaccess.B2" office:value-type="string">
            <text:p text:style-name="Table_20_Contents">Initialize a malloced value node as a virtual node (provide a 'get' callback function).</text:p>
          </table:table-cell>
        </table:table-row>
        <table:table-row>
          <table:table-cell table:style-name="valaccess.A2" office:value-type="string">
            <text:p text:style-name="Table_20_Contents">val_init_from_template</text:p>
          </table:table-cell>
          <table:table-cell table:style-name="valaccess.B2" office:value-type="string">
            <text:p text:style-name="Table_20_Contents">Initialize a malloced value node using an object template. <text:s/>This is the most common form of the init function used by SIL callback functions.</text:p>
          </table:table-cell>
        </table:table-row>
        <table:table-row>
          <table:table-cell table:style-name="valaccess.A2" office:value-type="string">
            <text:p text:style-name="Table_20_Contents">vaL-free_value</text:p>
          </table:table-cell>
          <table:table-cell table:style-name="valaccess.B2" office:value-type="string">
            <text:p text:style-name="Table_20_Contents">Clean and free a malloced value node.</text:p>
          </table:table-cell>
        </table:table-row>
        <table:table-row>
          <table:table-cell table:style-name="valaccess.A2" office:value-type="string">
            <text:p text:style-name="Table_20_Contents">val_set_name</text:p>
          </table:table-cell>
          <table:table-cell table:style-name="valaccess.B2" office:value-type="string">
            <text:p text:style-name="Table_20_Contents">Set or replace the value node name.</text:p>
          </table:table-cell>
        </table:table-row>
        <table:table-row>
          <table:table-cell table:style-name="valaccess.A2" office:value-type="string">
            <text:p text:style-name="Table_20_Contents">val_set_qname</text:p>
          </table:table-cell>
          <table:table-cell table:style-name="valaccess.B2" office:value-type="string">
            <text:p text:style-name="Table_20_Contents">Set or replace the value node namespace ID and name.</text:p>
          </table:table-cell>
        </table:table-row>
        <table:table-row>
          <table:table-cell table:style-name="valaccess.A2" office:value-type="string">
            <text:p text:style-name="Table_20_Contents">val_string_ok</text:p>
          </table:table-cell>
          <table:table-cell table:style-name="valaccess.B2" office:value-type="string">
            <text:p text:style-name="Table_20_Contents">Check if the string value is valid for the value node object type.</text:p>
          </table:table-cell>
        </table:table-row>
        <table:table-row>
          <table:table-cell table:style-name="valaccess.A2" office:value-type="string">
            <text:p text:style-name="Table_20_Contents">val_string_ok_errinfo</text:p>
          </table:table-cell>
          <table:table-cell table:style-name="valaccess.B2" office:value-type="string">
            <text:p text:style-name="Table_20_Contents">Check if the string value is valid for the value node object type, and provide the error information to use if it is not OK.</text:p>
          </table:table-cell>
        </table:table-row>
        <table:table-row>
          <table:table-cell table:style-name="valaccess.A2" office:value-type="string">
            <text:p text:style-name="Table_20_Contents">val_list_ok</text:p>
          </table:table-cell>
          <table:table-cell table:style-name="valaccess.B2" office:value-type="string">
            <text:p text:style-name="Table_20_Contents">Check if the list value is valid for the value node object type.</text:p>
          </table:table-cell>
        </table:table-row>
        <table:table-row>
          <table:table-cell table:style-name="valaccess.A2" office:value-type="string">
            <text:p text:style-name="Table_20_Contents">val_list_ok_errinfo</text:p>
          </table:table-cell>
          <table:table-cell table:style-name="valaccess.B2" office:value-type="string">
            <text:p text:style-name="Table_20_Contents">Check if the list value is valid for the value node object type, and provide the error information to use if it is not OK.</text:p>
          </table:table-cell>
        </table:table-row>
        <table:table-row>
          <table:table-cell table:style-name="valaccess.A2" office:value-type="string">
            <text:p text:style-name="Table_20_Contents">val_enum_ok</text:p>
          </table:table-cell>
          <table:table-cell table:style-name="valaccess.B2" office:value-type="string">
            <text:p text:style-name="Table_20_Contents">Check if the enumeration value is valid for the value node object type.</text:p>
          </table:table-cell>
        </table:table-row>
        <table:table-row>
          <table:table-cell table:style-name="valaccess.A2" office:value-type="string">
            <text:p text:style-name="Table_20_Contents">val_enum_ok_errinfo</text:p>
          </table:table-cell>
          <table:table-cell table:style-name="valaccess.B2" office:value-type="string">
            <text:p text:style-name="Table_20_Contents">Check if the enumeration value is valid for the value node object type, and provide the error information to use if it is not OK.</text:p>
          </table:table-cell>
        </table:table-row>
        <table:table-row>
          <table:table-cell table:style-name="valaccess.A2" office:value-type="string">
            <text:p text:style-name="Table_20_Contents">val_bit_ok</text:p>
          </table:table-cell>
          <table:table-cell table:style-name="valaccess.B2" office:value-type="string">
            <text:p text:style-name="Table_20_Contents">Check if the bits value is valid for the value node object type.</text:p>
          </table:table-cell>
        </table:table-row>
        <table:table-row>
          <table:table-cell table:style-name="valaccess.A2" office:value-type="string">
            <text:p text:style-name="Table_20_Contents">val_idref_ok</text:p>
          </table:table-cell>
          <table:table-cell table:style-name="valaccess.B2" office:value-type="string">
            <text:p text:style-name="Table_20_Contents">Check if the identityref value is valid for the value node object type.</text:p>
          </table:table-cell>
        </table:table-row>
        <table:table-row>
          <table:table-cell table:style-name="valaccess.A2" office:value-type="string">
            <text:p text:style-name="Table_20_Contents">val_parse_idref</text:p>
          </table:table-cell>
          <table:table-cell table:style-name="valaccess.B2" office:value-type="string">
            <text:p text:style-name="Table_20_Contents">Convert a string to an internal QName string into its various parts and find the identity struct that is being referenced (if available).</text:p>
          </table:table-cell>
        </table:table-row>
        <table:table-row>
          <table:table-cell table:style-name="valaccess.A2" office:value-type="string">
            <text:p text:style-name="Table_20_Contents">val_simval_ok</text:p>
          </table:table-cell>
          <table:table-cell table:style-name="valaccess.B2" office:value-type="string">
            <text:p text:style-name="Table_20_Contents">Check if the smple value is valid for the value node object type.</text:p>
          </table:table-cell>
        </table:table-row>
        <table:table-row>
          <table:table-cell table:style-name="valaccess.A2" office:value-type="string">
            <text:p text:style-name="Table_20_Contents">val_simval_ok_errinfo</text:p>
          </table:table-cell>
          <table:table-cell table:style-name="valaccess.B2" office:value-type="string">
            <text:p text:style-name="Table_20_Contents">Check if the simple value is valid for the value node object type, and provide the error information to use if it is not OK.</text:p>
          </table:table-cell>
        </table:table-row>
        <table:table-row>
          <table:table-cell table:style-name="valaccess.A2" office:value-type="string">
            <text:p text:style-name="Table_20_Contents">val_get_first_meta</text:p>
          </table:table-cell>
          <table:table-cell table:style-name="valaccess.B2" office:value-type="string">
            <text:p text:style-name="Table_20_Contents">Get the first meta-variable (XML attribute value) for a value node.</text:p>
          </table:table-cell>
        </table:table-row>
        <table:table-row>
          <table:table-cell table:style-name="valaccess.A2" office:value-type="string">
            <text:p text:style-name="Table_20_Contents">val_get_next_meta</text:p>
          </table:table-cell>
          <table:table-cell table:style-name="valaccess.B2" office:value-type="string">
            <text:p text:style-name="Table_20_Contents">Get the next meta-variable (XML attribute value) for a value node.</text:p>
          </table:table-cell>
        </table:table-row>
        <table:table-row>
          <table:table-cell table:style-name="valaccess.A2" office:value-type="string">
            <text:p text:style-name="Table_20_Contents">val_find_meta</text:p>
          </table:table-cell>
          <table:table-cell table:style-name="valaccess.B2" office:value-type="string">
            <text:p text:style-name="Table_20_Contents">Find the specified meta-variable in a value node.</text:p>
          </table:table-cell>
        </table:table-row>
        <table:table-row>
          <table:table-cell table:style-name="valaccess.A2" office:value-type="string">
            <text:p text:style-name="Table_20_Contents">val_dump_value</text:p>
          </table:table-cell>
          <table:table-cell table:style-name="valaccess.B2" office:value-type="string">
            <text:p text:style-name="Table_20_Contents">Debug function to print the contents of any value node.</text:p>
          </table:table-cell>
        </table:table-row>
        <table:table-row>
          <table:table-cell table:style-name="valaccess.A2" office:value-type="string">
            <text:p text:style-name="Table_20_Contents">val_dump_value_ex</text:p>
          </table:table-cell>
          <table:table-cell table:style-name="valaccess.B2" office:value-type="string">
            <text:p text:style-name="Table_20_Contents">Debug function to print the contents of any <text:soft-page-break/>value node, with extended parameters to control the output.</text:p>
          </table:table-cell>
        </table:table-row>
        <table:table-row>
          <table:table-cell table:style-name="valaccess.A2" office:value-type="string">
            <text:p text:style-name="Table_20_Contents">val_dump_value_max</text:p>
          </table:table-cell>
          <table:table-cell table:style-name="valaccess.B2" office:value-type="string">
            <text:p text:style-name="Table_20_Contents">Debug function to print the contents of any value node, with full control of the output parameters.</text:p>
          </table:table-cell>
        </table:table-row>
        <table:table-row>
          <table:table-cell table:style-name="valaccess.A2" office:value-type="string">
            <text:p text:style-name="Table_20_Contents">val_set_string</text:p>
          </table:table-cell>
          <table:table-cell table:style-name="valaccess.B2" office:value-type="string">
            <text:p text:style-name="Table_20_Contents">Set a malloced value node as a generic string value. <text:s/>Used instead of val_init_from_template.</text:p>
          </table:table-cell>
        </table:table-row>
        <table:table-row>
          <table:table-cell table:style-name="valaccess.A2" office:value-type="string">
            <text:p text:style-name="Table_20_Contents">val_set_string2</text:p>
          </table:table-cell>
          <table:table-cell table:style-name="valaccess.B2" office:value-type="string">
            <text:p text:style-name="Table_20_Contents">Set a malloced value node as a specified string type. <text:s/>Used instead of val_init_from_template.</text:p>
          </table:table-cell>
        </table:table-row>
        <table:table-row>
          <table:table-cell table:style-name="valaccess.A2" office:value-type="string">
            <text:p text:style-name="Table_20_Contents">val_set_simval</text:p>
          </table:table-cell>
          <table:table-cell table:style-name="valaccess.B2" office:value-type="string">
            <text:p text:style-name="Table_20_Contents">Set a malloced value node as a specified simple type. <text:s/>Used instead of val_init_from_template.</text:p>
          </table:table-cell>
        </table:table-row>
        <table:table-row>
          <table:table-cell table:style-name="valaccess.A2" office:value-type="string">
            <text:p text:style-name="Table_20_Contents">val_set_simval_str</text:p>
          </table:table-cell>
          <table:table-cell table:style-name="valaccess.B2" office:value-type="string">
            <text:p text:style-name="Table_20_Contents">Set a malloced value node as a specified simple type. <text:s/>Used instead of val_init_from_template. <text:s/>Use a counted string value instead of a zero-terminated string value.</text:p>
          </table:table-cell>
        </table:table-row>
        <table:table-row>
          <table:table-cell table:style-name="valaccess.A2" office:value-type="string">
            <text:p text:style-name="Table_20_Contents">val_make_string</text:p>
          </table:table-cell>
          <table:table-cell table:style-name="valaccess.B2" office:value-type="string">
            <text:p text:style-name="Table_20_Contents">Create a complete malloced generic string value node.</text:p>
          </table:table-cell>
        </table:table-row>
        <table:table-row>
          <table:table-cell table:style-name="valaccess.A2" office:value-type="string">
            <text:p text:style-name="Table_20_Contents">val_clone</text:p>
          </table:table-cell>
          <table:table-cell table:style-name="valaccess.B2" office:value-type="string">
            <text:p text:style-name="Table_20_Contents">Clone a value node</text:p>
          </table:table-cell>
        </table:table-row>
        <table:table-row>
          <table:table-cell table:style-name="valaccess.A2" office:value-type="string">
            <text:p text:style-name="Table_20_Contents">val_clone_test</text:p>
          </table:table-cell>
          <table:table-cell table:style-name="valaccess.B2" office:value-type="string">
            <text:p text:style-name="Table_20_Contents">Clone a value node with a 'test' callback function to prune certain descendant nodes during the clone procedure.</text:p>
          </table:table-cell>
        </table:table-row>
        <table:table-row>
          <table:table-cell table:style-name="valaccess.A2" office:value-type="string">
            <text:p text:style-name="Table_20_Contents">val_clone_config_data</text:p>
          </table:table-cell>
          <table:table-cell table:style-name="valaccess.B2" office:value-type="string">
            <text:p text:style-name="Table_20_Contents">Clone a value node but skip all the non-configuration descendant nodes.</text:p>
          </table:table-cell>
        </table:table-row>
        <table:table-row>
          <table:table-cell table:style-name="valaccess.A2" office:value-type="string">
            <text:p text:style-name="Table_20_Contents">val_add_child</text:p>
          </table:table-cell>
          <table:table-cell table:style-name="valaccess.B2" office:value-type="string">
            <text:p text:style-name="Table_20_Contents">Add a child value node to a parent value node.</text:p>
          </table:table-cell>
        </table:table-row>
        <table:table-row>
          <table:table-cell table:style-name="valaccess.A2" office:value-type="string">
            <text:p text:style-name="Table_20_Contents">val_insert_child</text:p>
          </table:table-cell>
          <table:table-cell table:style-name="valaccess.B2" office:value-type="string">
            <text:p text:style-name="Table_20_Contents">Insert a child value node into a specific spot into a parent value node.</text:p>
          </table:table-cell>
        </table:table-row>
        <table:table-row>
          <table:table-cell table:style-name="valaccess.A2" office:value-type="string">
            <text:p text:style-name="Table_20_Contents">val_remove_child</text:p>
          </table:table-cell>
          <table:table-cell table:style-name="valaccess.B2" office:value-type="string">
            <text:p text:style-name="Table_20_Contents">Remove a child value node from its parent.</text:p>
          </table:table-cell>
        </table:table-row>
        <table:table-row>
          <table:table-cell table:style-name="valaccess.A2" office:value-type="string">
            <text:p text:style-name="Table_20_Contents">val_swap_child</text:p>
          </table:table-cell>
          <table:table-cell table:style-name="valaccess.B2" office:value-type="string">
            <text:p text:style-name="Table_20_Contents">Replace a child node within its parent with a different value node.</text:p>
          </table:table-cell>
        </table:table-row>
        <table:table-row>
          <table:table-cell table:style-name="valaccess.A2" office:value-type="string">
            <text:p text:style-name="Table_20_Contents">val_first_child_match</text:p>
          </table:table-cell>
          <table:table-cell table:style-name="valaccess.B2" office:value-type="string">
            <text:p text:style-name="Table_20_Contents">Match a child node name; Used for partial command completion in yangcli.</text:p>
          </table:table-cell>
        </table:table-row>
        <table:table-row>
          <table:table-cell table:style-name="valaccess.A2" office:value-type="string">
            <text:p text:style-name="Table_20_Contents">val_next_child_match</text:p>
          </table:table-cell>
          <table:table-cell table:style-name="valaccess.B2" office:value-type="string">
            <text:p text:style-name="Table_20_Contents">Match the next child node name; Used for partial command completion in yangcli.</text:p>
          </table:table-cell>
        </table:table-row>
        <table:table-row>
          <table:table-cell table:style-name="valaccess.A2" office:value-type="string">
            <text:p text:style-name="Table_20_Contents">val_get_first_child</text:p>
          </table:table-cell>
          <table:table-cell table:style-name="valaccess.B2" office:value-type="string">
            <text:p text:style-name="Table_20_Contents">Get the first child value node.</text:p>
          </table:table-cell>
        </table:table-row>
        <table:table-row>
          <table:table-cell table:style-name="valaccess.A2" office:value-type="string">
            <text:p text:style-name="Table_20_Contents">val_get_next_child</text:p>
          </table:table-cell>
          <table:table-cell table:style-name="valaccess.B2" office:value-type="string">
            <text:p text:style-name="Table_20_Contents">Get the next child value node.</text:p>
          </table:table-cell>
        </table:table-row>
        <table:table-row>
          <table:table-cell table:style-name="valaccess.A2" office:value-type="string">
            <text:p text:style-name="Table_20_Contents">val_find_child</text:p>
          </table:table-cell>
          <table:table-cell table:style-name="valaccess.B2" office:value-type="string">
            <text:p text:style-name="Table_20_Contents">Find a specific child value node.</text:p>
          </table:table-cell>
        </table:table-row>
        <table:table-row>
          <table:table-cell table:style-name="valaccess.A2" office:value-type="string">
            <text:p text:style-name="Table_20_Contents">val_find_next_child</text:p>
          </table:table-cell>
          <table:table-cell table:style-name="valaccess.B2" office:value-type="string">
            <text:p text:style-name="Table_20_Contents">Find the next occurrence of a specified child node.</text:p>
          </table:table-cell>
        </table:table-row>
        <table:table-row>
          <table:table-cell table:style-name="valaccess.A2" office:value-type="string">
            <text:p text:style-name="Table_20_Contents">val_match_child</text:p>
          </table:table-cell>
          <table:table-cell table:style-name="valaccess.B2" office:value-type="string">
            <text:p text:style-name="Table_20_Contents">Match a potential partial node name against the child node names, and return the first match found, if any.</text:p>
          </table:table-cell>
        </table:table-row>
        <table:table-row>
          <table:table-cell table:style-name="valaccess.A2" office:value-type="string">
            <text:p text:style-name="Table_20_Contents">val_child_cnt</text:p>
          </table:table-cell>
          <table:table-cell table:style-name="valaccess.B2" office:value-type="string">
            <text:p text:style-name="Table_20_Contents">Get the number of child nodes within a parent node.</text:p>
          </table:table-cell>
        </table:table-row>
        <table:table-row>
          <table:table-cell table:style-name="valaccess.A2" office:value-type="string">
            <text:p text:style-name="Table_20_Contents">val_liststr_count</text:p>
          </table:table-cell>
          <table:table-cell table:style-name="valaccess.B2" office:value-type="string">
            <text:p text:style-name="Table_20_Contents">Get the number of strings within an <text:soft-page-break/>NCX_BT_LIST value node.</text:p>
          </table:table-cell>
        </table:table-row>
        <table:table-row>
          <table:table-cell table:style-name="valaccess.A2" office:value-type="string">
            <text:p text:style-name="Table_20_Contents">val_index_match</text:p>
          </table:table-cell>
          <table:table-cell table:style-name="valaccess.B2" office:value-type="string">
            <text:p text:style-name="Table_20_Contents">Check if 2 value list nodes have the same <text:s/>set of key leaf values.</text:p>
          </table:table-cell>
        </table:table-row>
        <table:table-row>
          <table:table-cell table:style-name="valaccess.A2" office:value-type="string">
            <text:p text:style-name="Table_20_Contents">val_compare</text:p>
          </table:table-cell>
          <table:table-cell table:style-name="valaccess.B2" office:value-type="string">
            <text:p text:style-name="Table_20_Contents">Compare 2 value nodes</text:p>
          </table:table-cell>
        </table:table-row>
        <table:table-row>
          <table:table-cell table:style-name="valaccess.A2" office:value-type="string">
            <text:p text:style-name="Table_20_Contents">val_compare_ex</text:p>
          </table:table-cell>
          <table:table-cell table:style-name="valaccess.B2" office:value-type="string">
            <text:p text:style-name="Table_20_Contents">Compare 2 value nodes with extra parameters.</text:p>
          </table:table-cell>
        </table:table-row>
        <table:table-row>
          <table:table-cell table:style-name="valaccess.A2" office:value-type="string">
            <text:p text:style-name="Table_20_Contents">val_compare_to_string</text:p>
          </table:table-cell>
          <table:table-cell table:style-name="valaccess.B2" office:value-type="string">
            <text:p text:style-name="Table_20_Contents">Compare a value node to a string value instead of another value node.</text:p>
          </table:table-cell>
        </table:table-row>
        <table:table-row>
          <table:table-cell table:style-name="valaccess.A2" office:value-type="string">
            <text:p text:style-name="Table_20_Contents">val_sprintf_simval_nc</text:p>
          </table:table-cell>
          <table:table-cell table:style-name="valaccess.B2" office:value-type="string">
            <text:p text:style-name="Table_20_Contents">Output the value node as a string into the specified buffer.</text:p>
          </table:table-cell>
        </table:table-row>
        <table:table-row>
          <table:table-cell table:style-name="valaccess.A2" office:value-type="string">
            <text:p text:style-name="Table_20_Contents">val_make_sprintf_string</text:p>
          </table:table-cell>
          <table:table-cell table:style-name="valaccess.B2" office:value-type="string">
            <text:p text:style-name="Table_20_Contents">Malloc a buffer and fill it with a zero-terminated string representation of the value node.</text:p>
          </table:table-cell>
        </table:table-row>
        <table:table-row>
          <table:table-cell table:style-name="valaccess.A2" office:value-type="string">
            <text:p text:style-name="Table_20_Contents">val_resolve_scoped_name</text:p>
          </table:table-cell>
          <table:table-cell table:style-name="valaccess.B2" office:value-type="string">
            <text:p text:style-name="Table_20_Contents">Find a descendant node within a value node, from a relative path expression.</text:p>
          </table:table-cell>
        </table:table-row>
        <table:table-row>
          <table:table-cell table:style-name="valaccess.A2" office:value-type="string">
            <text:p text:style-name="Table_20_Contents">val_has_content</text:p>
          </table:table-cell>
          <table:table-cell table:style-name="valaccess.B2" office:value-type="string">
            <text:p text:style-name="Table_20_Contents">Return TRUE if the value node has any content; FALSE if an empty XML element could represent its value.</text:p>
          </table:table-cell>
        </table:table-row>
        <table:table-row>
          <table:table-cell table:style-name="valaccess.A2" office:value-type="string">
            <text:p text:style-name="Table_20_Contents">val_has_index</text:p>
          </table:table-cell>
          <table:table-cell table:style-name="valaccess.B2" office:value-type="string">
            <text:p text:style-name="Table_20_Contents">Return TRUE if the value node is a list with a key statement.</text:p>
          </table:table-cell>
        </table:table-row>
        <table:table-row>
          <table:table-cell table:style-name="valaccess.A2" office:value-type="string">
            <text:p text:style-name="Table_20_Contents">val_get_first_index</text:p>
          </table:table-cell>
          <table:table-cell table:style-name="valaccess.B2" office:value-type="string">
            <text:p text:style-name="Table_20_Contents">Get the first index node for the specified list value node.</text:p>
          </table:table-cell>
        </table:table-row>
        <table:table-row>
          <table:table-cell table:style-name="valaccess.A2" office:value-type="string">
            <text:p text:style-name="Table_20_Contents">val_get_next_index</text:p>
          </table:table-cell>
          <table:table-cell table:style-name="valaccess.B2" office:value-type="string">
            <text:p text:style-name="Table_20_Contents">Get the next index node for the specified list value node.</text:p>
          </table:table-cell>
        </table:table-row>
        <table:table-row>
          <table:table-cell table:style-name="valaccess.A2" office:value-type="string">
            <text:p text:style-name="Table_20_Contents">val_set_extern</text:p>
          </table:table-cell>
          <table:table-cell table:style-name="valaccess.B2" office:value-type="string">
            <text:p text:style-name="Table_20_Contents">Set a malloced value node as an NCX_BT_EXTERN internal data type.</text:p>
          </table:table-cell>
        </table:table-row>
        <table:table-row>
          <table:table-cell table:style-name="valaccess.A2" office:value-type="string">
            <text:p text:style-name="Table_20_Contents">val_set_intern</text:p>
          </table:table-cell>
          <table:table-cell table:style-name="valaccess.B2" office:value-type="string">
            <text:p text:style-name="Table_20_Contents">Set a malloced value node as an NCX_BT_INTERN internal data type.</text:p>
          </table:table-cell>
        </table:table-row>
        <table:table-row>
          <table:table-cell table:style-name="valaccess.A2" office:value-type="string">
            <text:p text:style-name="Table_20_Contents">val_fit_oneline</text:p>
          </table:table-cell>
          <table:table-cell table:style-name="valaccess.B2" office:value-type="string">
            <text:p text:style-name="Table_20_Contents">Return TRUE if the value node should fit on 1 display line; Sometimes a guess is made instead of determining the exact value. <text:s/>XML namespace declarations generated during XML output can cause this function value to sometimes be wrong.</text:p>
          </table:table-cell>
        </table:table-row>
        <table:table-row>
          <table:table-cell table:style-name="valaccess.A2" office:value-type="string">
            <text:p text:style-name="Table_20_Contents">val_create_allowed</text:p>
          </table:table-cell>
          <table:table-cell table:style-name="valaccess.B2" office:value-type="string">
            <text:p text:style-name="Table_20_Contents">Return TRUE if the NETCONF create operation is allowed for the specified value node.</text:p>
          </table:table-cell>
        </table:table-row>
        <table:table-row>
          <table:table-cell table:style-name="valaccess.A2" office:value-type="string">
            <text:p text:style-name="Table_20_Contents">val_delete_allowed</text:p>
          </table:table-cell>
          <table:table-cell table:style-name="valaccess.B2" office:value-type="string">
            <text:p text:style-name="Table_20_Contents">Return TRUE if the NETCONF delete operation is allowed for the specified value node.</text:p>
          </table:table-cell>
        </table:table-row>
        <table:table-row>
          <table:table-cell table:style-name="valaccess.A2" office:value-type="string">
            <text:p text:style-name="Table_20_Contents">val_is_config_data</text:p>
          </table:table-cell>
          <table:table-cell table:style-name="valaccess.B2" office:value-type="string">
            <text:p text:style-name="Table_20_Contents">Return TRUE if the value node represents configuration data.</text:p>
          </table:table-cell>
        </table:table-row>
        <table:table-row>
          <table:table-cell table:style-name="valaccess.A2" office:value-type="string">
            <text:p text:style-name="Table_20_Contents">val_get_virtual_value</text:p>
          </table:table-cell>
          <table:table-cell table:style-name="valaccess.B2" office:value-type="string">
            <text:p text:style-name="Table_20_Contents">Get the value for a virtual node from its 'get' callback function.</text:p>
          </table:table-cell>
        </table:table-row>
        <table:table-row>
          <table:table-cell table:style-name="valaccess.A2" office:value-type="string">
            <text:p text:style-name="Table_20_Contents">val_is_default</text:p>
          </table:table-cell>
          <table:table-cell table:style-name="valaccess.B2" office:value-type="string">
            <text:p text:style-name="Table_20_Contents">Return TRUE if the value node is set to its YANG default value.</text:p>
          </table:table-cell>
        </table:table-row>
        <table:table-row>
          <table:table-cell table:style-name="valaccess.A2" office:value-type="string">
            <text:p text:style-name="Table_20_Contents">val_is_real</text:p>
          </table:table-cell>
          <table:table-cell table:style-name="valaccess.B2" office:value-type="string">
            <text:p text:style-name="Table_20_Contents">Check if a value node is a real node or one of the abstract node types.</text:p>
            <text:p text:style-name="Table_20_Contents"/>
          </table:table-cell>
        </table:table-row>
        <text:soft-page-break/>
        <table:table-row>
          <table:table-cell table:style-name="valaccess.A2" office:value-type="string">
            <text:p text:style-name="Table_20_Contents">val_get_parent_nsid</text:p>
          </table:table-cell>
          <table:table-cell table:style-name="valaccess.B2" office:value-type="string">
            <text:p text:style-name="Table_20_Contents">Get the namespace ID for the parent value node of a specified child node.</text:p>
          </table:table-cell>
        </table:table-row>
        <table:table-row>
          <table:table-cell table:style-name="valaccess.A2" office:value-type="string">
            <text:p text:style-name="Table_20_Contents">val_instance_count</text:p>
          </table:table-cell>
          <table:table-cell table:style-name="valaccess.B2" office:value-type="string">
            <text:p text:style-name="Table_20_Contents">Get the number of occurrences of the specified child value node within a parent value node.</text:p>
          </table:table-cell>
        </table:table-row>
        <table:table-row>
          <table:table-cell table:style-name="valaccess.A2" office:value-type="string">
            <text:p text:style-name="Table_20_Contents">val_need_quotes</text:p>
          </table:table-cell>
          <table:table-cell table:style-name="valaccess.B2" office:value-type="string">
            <text:p text:style-name="Table_20_Contents">Return TRUE if the printed string representation of a value node needs quotes (because it contains some whitespace or special characters).</text:p>
          </table:table-cell>
        </table:table-row>
        <table:table-row>
          <table:table-cell table:style-name="valaccess.A2" office:value-type="string">
            <text:p text:style-name="Table_20_Contents">val_get_dirty_flag</text:p>
          </table:table-cell>
          <table:table-cell table:style-name="valaccess.B2" office:value-type="string">
            <text:p text:style-name="Table_20_Contents">Check if a value node has been altered <text:s/>by an RPC operation, but this edit has not been finalized yet.</text:p>
          </table:table-cell>
        </table:table-row>
        <table:table-row>
          <table:table-cell table:style-name="valaccess.A2" office:value-type="string">
            <text:p text:style-name="Table_20_Contents">val_get_nest_level</text:p>
          </table:table-cell>
          <table:table-cell table:style-name="valaccess.B2" office:value-type="string">
            <text:p text:style-name="Table_20_Contents">Get the current numeric nest level of the specified value node.</text:p>
          </table:table-cell>
        </table:table-row>
        <table:table-row>
          <table:table-cell table:style-name="valaccess.A2" office:value-type="string">
            <text:p text:style-name="Table_20_Contents">val_get_mod_name</text:p>
          </table:table-cell>
          <table:table-cell table:style-name="valaccess.B2" office:value-type="string">
            <text:p text:style-name="Table_20_Contents">Get the module name for the specified value node.</text:p>
          </table:table-cell>
        </table:table-row>
        <table:table-row>
          <table:table-cell table:style-name="valaccess.A2" office:value-type="string">
            <text:p text:style-name="Table_20_Contents">val_get_mod_prefix</text:p>
          </table:table-cell>
          <table:table-cell table:style-name="valaccess.B2" office:value-type="string">
            <text:p text:style-name="Table_20_Contents">Get the module prefix string for the specified value node.</text:p>
          </table:table-cell>
        </table:table-row>
        <table:table-row>
          <table:table-cell table:style-name="valaccess.A2" office:value-type="string">
            <text:p text:style-name="Table_20_Contents">val_get_nsid</text:p>
          </table:table-cell>
          <table:table-cell table:style-name="valaccess.B2" office:value-type="string">
            <text:p text:style-name="Table_20_Contents">Get the namespace ID for the specified value node.</text:p>
          </table:table-cell>
        </table:table-row>
        <table:table-row>
          <table:table-cell table:style-name="valaccess.A2" office:value-type="string">
            <text:p text:style-name="Table_20_Contents">val_change_nsid</text:p>
          </table:table-cell>
          <table:table-cell table:style-name="valaccess.B2" office:value-type="string">
            <text:p text:style-name="Table_20_Contents">Change the namespace ID for the specified value node and all of its descendents.</text:p>
          </table:table-cell>
        </table:table-row>
        <table:table-row>
          <table:table-cell table:style-name="valaccess.A2" office:value-type="string">
            <text:p text:style-name="Table_20_Contents">val_set_pcookie</text:p>
          </table:table-cell>
          <table:table-cell table:style-name="valaccess.B2" office:value-type="string">
            <text:p text:style-name="Table_20_Contents">Set the SIL pointer cookie in the value node editvars structure.</text:p>
          </table:table-cell>
        </table:table-row>
        <table:table-row>
          <table:table-cell table:style-name="valaccess.A2" office:value-type="string">
            <text:p text:style-name="Table_20_Contents">val_set_icookie</text:p>
          </table:table-cell>
          <table:table-cell table:style-name="valaccess.B2" office:value-type="string">
            <text:p text:style-name="Table_20_Contents">Set the SIL integer cookie in the value node editvars structure.</text:p>
          </table:table-cell>
        </table:table-row>
        <table:table-row>
          <table:table-cell table:style-name="valaccess.A2" office:value-type="string">
            <text:p text:style-name="Table_20_Contents">val_get_pcookie</text:p>
          </table:table-cell>
          <table:table-cell table:style-name="valaccess.B2" office:value-type="string">
            <text:p text:style-name="Table_20_Contents">Get the SIL pointer cookie in the value node editvars structure.</text:p>
          </table:table-cell>
        </table:table-row>
        <table:table-row>
          <table:table-cell table:style-name="valaccess.A2" office:value-type="string">
            <text:p text:style-name="Table_20_Contents">val_get_icookie</text:p>
          </table:table-cell>
          <table:table-cell table:style-name="valaccess.B2" office:value-type="string">
            <text:p text:style-name="Table_20_Contents">Get the SIL integer cookie in the value node editvars structure.</text:p>
          </table:table-cell>
        </table:table-row>
        <table:table-row>
          <table:table-cell table:style-name="valaccess.A2" office:value-type="string">
            <text:p text:style-name="Table_20_Contents">val_get_typdef</text:p>
          </table:table-cell>
          <table:table-cell table:style-name="valaccess.B2" office:value-type="string">
            <text:p text:style-name="Table_20_Contents">Get the typedef structure for a leaf or leaf-list value node.</text:p>
          </table:table-cell>
        </table:table-row>
        <table:table-row>
          <table:table-cell table:style-name="valaccess.A2" office:value-type="string">
            <text:p text:style-name="Table_20_Contents">val_move_children</text:p>
          </table:table-cell>
          <table:table-cell table:style-name="valaccess.B2" office:value-type="string">
            <text:p text:style-name="Table_20_Contents">Move all the child nodes of one complex value node to another complex value node.</text:p>
          </table:table-cell>
        </table:table-row>
        <table:table-row>
          <table:table-cell table:style-name="valaccess.A2" office:value-type="string">
            <text:p text:style-name="Table_20_Contents">val_set_canonical_order</text:p>
          </table:table-cell>
          <table:table-cell table:style-name="valaccess.B2" office:value-type="string">
            <text:p text:style-name="Table_20_Contents">Re-order the descendant nodes of a value node so they are in YANG order. <text:s/>Does not change the relative order of system-ordered lists and leaf-lists.</text:p>
          </table:table-cell>
        </table:table-row>
        <table:table-row>
          <table:table-cell table:style-name="valaccess.A2" office:value-type="string">
            <text:p text:style-name="Table_20_Contents">val_gen_index_chain</text:p>
          </table:table-cell>
          <table:table-cell table:style-name="valaccess.B2" office:value-type="string">
            <text:p text:style-name="Table_20_Contents">Generate the internal key leaf lookup chain for a list value node..</text:p>
          </table:table-cell>
        </table:table-row>
        <table:table-row>
          <table:table-cell table:style-name="valaccess.A2" office:value-type="string">
            <text:p text:style-name="Table_20_Contents">val_add_defaults</text:p>
          </table:table-cell>
          <table:table-cell table:style-name="valaccess.B2" office:value-type="string">
            <text:p text:style-name="Table_20_Contents">Generate the leafs that have default values.</text:p>
          </table:table-cell>
        </table:table-row>
        <table:table-row>
          <table:table-cell table:style-name="valaccess.A2" office:value-type="string">
            <text:p text:style-name="Table_20_Contents">val_instance_check</text:p>
          </table:table-cell>
          <table:table-cell table:style-name="valaccess.B2" office:value-type="string">
            <text:p text:style-name="Table_20_Contents">Check a value node against its template to see if the correct number of descendant nodes are present. </text:p>
          </table:table-cell>
        </table:table-row>
        <table:table-row>
          <table:table-cell table:style-name="valaccess.A2" office:value-type="string">
            <text:p text:style-name="Table_20_Contents">val_get_choice_first_set</text:p>
          </table:table-cell>
          <table:table-cell table:style-name="valaccess.B2" office:value-type="string">
            <text:p text:style-name="Table_20_Contents">Get the first real node that is present for a conceptual choice statement.</text:p>
          </table:table-cell>
        </table:table-row>
        <text:soft-page-break/>
        <table:table-row>
          <table:table-cell table:style-name="valaccess.A2" office:value-type="string">
            <text:p text:style-name="Table_20_Contents">val_get_choice_next_set</text:p>
          </table:table-cell>
          <table:table-cell table:style-name="valaccess.B2" office:value-type="string">
            <text:p text:style-name="Table_20_Contents">Get the next real node that is present for a conceptual choice statement.</text:p>
          </table:table-cell>
        </table:table-row>
        <table:table-row>
          <table:table-cell table:style-name="valaccess.A2" office:value-type="string">
            <text:p text:style-name="Table_20_Contents">val_choice_is_set</text:p>
          </table:table-cell>
          <table:table-cell table:style-name="valaccess.B2" office:value-type="string">
            <text:p text:style-name="Table_20_Contents">Return TRUE if some real data node is present for a conceptual choice statement.</text:p>
          </table:table-cell>
        </table:table-row>
        <table:table-row>
          <table:table-cell table:style-name="valaccess.A2" office:value-type="string">
            <text:p text:style-name="Table_20_Contents">val_new_child_val</text:p>
          </table:table-cell>
          <table:table-cell table:style-name="valaccess.B2" office:value-type="string">
            <text:p text:style-name="Table_20_Contents">Create a child node during an edit operation. <text:s/>Used by the server. <text:s/>SIL code does not need to maintain the value tree.</text:p>
          </table:table-cell>
        </table:table-row>
        <table:table-row>
          <table:table-cell table:style-name="valaccess.A2" office:value-type="string">
            <text:p text:style-name="Table_20_Contents">val_gen_instance_id</text:p>
          </table:table-cell>
          <table:table-cell table:style-name="valaccess.B2" office:value-type="string">
            <text:p text:style-name="Table_20_Contents">Malloc and generate the YANG instance-identifier string for the value node.</text:p>
          </table:table-cell>
        </table:table-row>
        <table:table-row>
          <table:table-cell table:style-name="valaccess.A2" office:value-type="string">
            <text:p text:style-name="Table_20_Contents">val_check_obj_when</text:p>
          </table:table-cell>
          <table:table-cell table:style-name="valaccess.B2" office:value-type="string">
            <text:p text:style-name="Table_20_Contents">Check if an object node has any 'when' statements, and if so, evaluate the XPath condition(s) against the value tree to determine if the object should be considered present or not.</text:p>
          </table:table-cell>
        </table:table-row>
        <table:table-row>
          <table:table-cell table:style-name="valaccess.A2" office:value-type="string">
            <text:p text:style-name="Table_20_Contents">val_check_child_conditional</text:p>
          </table:table-cell>
          <table:table-cell table:style-name="valaccess.B2" office:value-type="string">
            <text:p text:style-name="Table_20_Contents">Check if a child object node has any FALSE 'if-feature' or 'when' statements.</text:p>
          </table:table-cell>
        </table:table-row>
        <table:table-row>
          <table:table-cell table:style-name="valaccess.A2" office:value-type="string">
            <text:p text:style-name="Table_20_Contents">val_is_mandatory</text:p>
          </table:table-cell>
          <table:table-cell table:style-name="valaccess.B2" office:value-type="string">
            <text:p text:style-name="Table_20_Contents">Check if the child object node is currently mandatory or optional.</text:p>
          </table:table-cell>
        </table:table-row>
        <table:table-row>
          <table:table-cell table:style-name="valaccess.A2" office:value-type="string">
            <text:p text:style-name="Table_20_Contents">val_get_xpathpcb</text:p>
          </table:table-cell>
          <table:table-cell table:style-name="valaccess.B2" office:value-type="string">
            <text:p text:style-name="Table_20_Contents">Access the XPath parser control block for this value node, if any.</text:p>
          </table:table-cell>
        </table:table-row>
        <table:table-row>
          <table:table-cell table:style-name="valaccess.A2" office:value-type="string">
            <text:p text:style-name="Table_20_Contents">val_make_simval_obj</text:p>
          </table:table-cell>
          <table:table-cell table:style-name="valaccess.B2" office:value-type="string">
            <text:p text:style-name="Table_20_Contents">Malloc and fill in a value node from an object template and a value string.</text:p>
          </table:table-cell>
        </table:table-row>
        <table:table-row>
          <table:table-cell table:style-name="valaccess.A2" office:value-type="string">
            <text:p text:style-name="Table_20_Contents">val_set_simval_obj</text:p>
          </table:table-cell>
          <table:table-cell table:style-name="valaccess.B2" office:value-type="string">
            <text:p text:style-name="Table_20_Contents">Fill in a value node from an object template and a value string.</text:p>
          </table:table-cell>
        </table:table-row>
      </table:table>
      <text:p text:style-name="Text_20_body"/>
      <text:h text:style-name="Heading_20_3" text:outline-level="3"><text:s/>SIL Utility Functions</text:h>
      <text:p text:style-name="Text_20_body">There are some high-level SIL callback utilities in <text:span text:style-name="T1">agt/agt_util.h</text:span><text:span text:style-name="T4">. <text:s/>These functions access the lower-level functions in libncx to provide simpler functions for common SIL tasks.</text:span></text:p>
      <text:p text:style-name="P4">The following table highlights the functions available in this module:</text:p>
      <text:p text:style-name="P4"/>
      <text:p text:style-name="P13">agt/agt_util Functions</text:p>
      <text:p text:style-name="P14"/>
      <table:table table:name="agtutil" table:style-name="agtutil">
        <table:table-column table:style-name="agtutil.A"/>
        <table:table-column table:style-name="agtutil.B"/>
        <table:table-header-rows>
          <table:table-row>
            <table:table-cell table:style-name="agtutil.A1" office:value-type="string">
              <text:p text:style-name="Table_20_Heading">Function</text:p>
            </table:table-cell>
            <table:table-cell table:style-name="agtutil.B1" office:value-type="string">
              <text:p text:style-name="Table_20_Heading">Description</text:p>
            </table:table-cell>
          </table:table-row>
        </table:table-header-rows>
        <table:table-row>
          <table:table-cell table:style-name="agtutil.A2" office:value-type="string">
            <text:p text:style-name="Table_20_Contents">agt_get_cfg_from_parm</text:p>
          </table:table-cell>
          <table:table-cell table:style-name="agtutil.B2" office:value-type="string">
            <text:p text:style-name="Table_20_Contents">For value nodes that represent a NETCONF configuration database name (e.g., empty element named 'running'). <text:s/>The configuration control block for the referenced database is retrieved.</text:p>
          </table:table-cell>
        </table:table-row>
        <table:table-row>
          <table:table-cell table:style-name="agtutil.A2" office:value-type="string">
            <text:p text:style-name="Table_20_Contents">agt_get_inline_cfg_from_parm</text:p>
          </table:table-cell>
          <table:table-cell table:style-name="agtutil.B2" office:value-type="string">
            <text:p text:style-name="Table_20_Contents">For value nodes that represent inline NETCONF configuration data. <text:s/>The value node for the inline config node is retrieved.</text:p>
          </table:table-cell>
        </table:table-row>
        <table:table-row>
          <table:table-cell table:style-name="agtutil.A2" office:value-type="string">
            <text:p text:style-name="Table_20_Contents">agt_get_parmval</text:p>
          </table:table-cell>
          <table:table-cell table:style-name="agtutil.B2" office:value-type="string">
            <text:p text:style-name="Table_20_Contents">Get the specified parameter name within the RPC input section, from an RPC message control block.</text:p>
          </table:table-cell>
        </table:table-row>
        <text:soft-page-break/>
        <table:table-row>
          <table:table-cell table:style-name="agtutil.A2" office:value-type="string">
            <text:p text:style-name="Table_20_Contents">agt_record_error</text:p>
          </table:table-cell>
          <table:table-cell table:style-name="agtutil.B2" office:value-type="string">
            <text:p text:style-name="Table_20_Contents">Generate a complete RPC error record to be used when the &lt;rpc-reply&gt; is sent.</text:p>
          </table:table-cell>
        </table:table-row>
        <table:table-row>
          <table:table-cell table:style-name="agtutil.A2" office:value-type="string">
            <text:p text:style-name="Table_20_Contents">agt_record_error_errinfo</text:p>
          </table:table-cell>
          <table:table-cell table:style-name="agtutil.B2" office:value-type="string">
            <text:p text:style-name="Table_20_Contents">Generate a complete RPC error record to be used when the &lt;rpc-reply&gt; is sent, using the YANG specified error information, not the default error information.</text:p>
          </table:table-cell>
        </table:table-row>
        <table:table-row>
          <table:table-cell table:style-name="agtutil.A2" office:value-type="string">
            <text:p text:style-name="Table_20_Contents">agt_record_attr_error</text:p>
          </table:table-cell>
          <table:table-cell table:style-name="agtutil.B2" office:value-type="string">
            <text:p text:style-name="Table_20_Contents">Generate a complete RPC error record to be used when the &lt;rpc-reply&gt; is sent for an XML attribute error.</text:p>
          </table:table-cell>
        </table:table-row>
        <table:table-row>
          <table:table-cell table:style-name="agtutil.A2" office:value-type="string">
            <text:p text:style-name="Table_20_Contents">agt_record_insert_error</text:p>
          </table:table-cell>
          <table:table-cell table:style-name="agtutil.B2" office:value-type="string">
            <text:p text:style-name="Table_20_Contents">Generate a complete RPC error record to be used when the &lt;rpc-reply&gt; is sent for a YANG insert operation error.</text:p>
          </table:table-cell>
        </table:table-row>
        <table:table-row>
          <table:table-cell table:style-name="agtutil.A2" office:value-type="string">
            <text:p text:style-name="Table_20_Contents">agt_record_unique_error</text:p>
          </table:table-cell>
          <table:table-cell table:style-name="agtutil.B2" office:value-type="string">
            <text:p text:style-name="Table_20_Contents">Generate a complete RPC error record to be used when the &lt;rpc-reply&gt; is sent for a YANG unique statement contraint error.</text:p>
          </table:table-cell>
        </table:table-row>
        <table:table-row>
          <table:table-cell table:style-name="agtutil.A2" office:value-type="string">
            <text:p text:style-name="Table_20_Contents">agt_check_default</text:p>
          </table:table-cell>
          <table:table-cell table:style-name="agtutil.B2" office:value-type="string">
            <text:p text:style-name="Table_20_Contents">val_nodetest_fn_t Node Test Callback function to filter out default data from streamed replies, according to the server's definition of a default node.</text:p>
          </table:table-cell>
        </table:table-row>
        <table:table-row>
          <table:table-cell table:style-name="agtutil.A2" office:value-type="string">
            <text:p text:style-name="Table_20_Contents">agt_check_save</text:p>
          </table:table-cell>
          <table:table-cell table:style-name="agtutil.B2" office:value-type="string">
            <text:p text:style-name="Table_20_Contents">val_nodetest_fn_t Node Test Callback function to filter out data nodes that should not be saved to NV-storage.</text:p>
          </table:table-cell>
        </table:table-row>
        <table:table-row>
          <table:table-cell table:style-name="agtutil.A2" office:value-type="string">
            <text:p text:style-name="Table_20_Contents">agt_enable_feature</text:p>
          </table:table-cell>
          <table:table-cell table:style-name="agtutil.B2" office:value-type="string">
            <text:p text:style-name="Table_20_Contents">Enable the specified YANG feature</text:p>
          </table:table-cell>
        </table:table-row>
        <table:table-row>
          <table:table-cell table:style-name="agtutil.A2" office:value-type="string">
            <text:p text:style-name="Table_20_Contents">agt_disable_feature</text:p>
          </table:table-cell>
          <table:table-cell table:style-name="agtutil.B2" office:value-type="string">
            <text:p text:style-name="Table_20_Contents">Disable the specified YANG feature</text:p>
          </table:table-cell>
        </table:table-row>
        <table:table-row>
          <table:table-cell table:style-name="agtutil.A2" office:value-type="string">
            <text:p text:style-name="Table_20_Contents">agt_make_leaf</text:p>
          </table:table-cell>
          <table:table-cell table:style-name="agtutil.B2" office:value-type="string">
            <text:p text:style-name="Table_20_Contents">Create a child value node.</text:p>
          </table:table-cell>
        </table:table-row>
        <table:table-row>
          <table:table-cell table:style-name="agtutil.A2" office:value-type="string">
            <text:p text:style-name="Table_20_Contents">agt_make_virtual_leaf</text:p>
          </table:table-cell>
          <table:table-cell table:style-name="agtutil.B2" office:value-type="string">
            <text:p text:style-name="Table_20_Contents">Create a virtual value child node. <text:s/>Most device monitoring leafs use this function because the value is retrieved with a device-specific API, not stored in the value tree.</text:p>
          </table:table-cell>
        </table:table-row>
        <table:table-row>
          <table:table-cell table:style-name="agtutil.A2" office:value-type="string">
            <text:p text:style-name="Table_20_Contents">agt_init_cache</text:p>
          </table:table-cell>
          <table:table-cell table:style-name="agtutil.B2" office:value-type="string">
            <text:p text:style-name="Table_20_Contents">Initialize a cached pointer to a node in a data tree.</text:p>
          </table:table-cell>
        </table:table-row>
        <table:table-row>
          <table:table-cell table:style-name="agtutil.A2" office:value-type="string">
            <text:p text:style-name="Table_20_Contents">agt_check_cache</text:p>
          </table:table-cell>
          <table:table-cell table:style-name="agtutil.B2" office:value-type="string">
            <text:p text:style-name="Table_20_Contents">Check if <text:s/>a cached pointer to a node in a data tree needs to be updated or set to NULL.</text:p>
          </table:table-cell>
        </table:table-row>
      </table:table>
      <text:p text:style-name="P4"/>
      <text:h text:style-name="Heading_20_1" text:outline-level="1"><text:s/>SIL External Interface</text:h>
      <text:p text:style-name="Text_20_body">Each SIL has 2 initialization functions and 1 cleanup function that must be present.</text:p>
      <text:list xml:id="list705744412" text:style-name="L19">
        <text:list-item>
          <text:p text:style-name="P30">The first initialization callback function is used to set up the configuration related objects.</text:p>
        </text:list-item>
        <text:list-item>
          <text:p text:style-name="P30">The second initialization callback is used to setup up non-configuration objects, after the running configuration has been loaded from the startup file.</text:p>
        </text:list-item>
        <text:list-item>
          <text:p text:style-name="P30">The cleanup callback is used to remove all SIL data structures and unregister all callback functions.</text:p>
        </text:list-item>
      </text:list>
      <text:p text:style-name="Text_20_body">These are the only SIL functions that the server will invoke directly. <text:s/>They are generated by <text:span text:style-name="T1">yangdump</text:span> <text:s/>with the <text:span text:style-name="T1">--format</text:span><text:span text:style-name="T4">=c parameter, and usually do not require any editing by the developer.</text:span></text:p>
      <text:p text:style-name="P4"><text:soft-page-break/>Most of the work done by SIL code is through callback functions for specific RPC operations and database objects. <text:s/>These callback functions are registered during the initialization functions.</text:p>
      <text:h text:style-name="Heading_20_2" text:outline-level="2"><text:s/>Stage 1 Initialization</text:h>
      <text:p text:style-name="Text_20_body">The stage 1 initialization function is the first function called in the library by the server.</text:p>
      <text:p text:style-name="Text_20_body">If the <text:span text:style-name="T1">netconfd</text:span> configuration parameters include a 'load' command for the module, then this function will be called during server initialization. <text:s/>It can also be called if the &lt;load&gt; operation is invoked during server operation.</text:p>
      <text:p text:style-name="Text_20_body">This function MUST NOT attempt to access any database. <text:s/>There will not be any configuration databases if this function is called during server initialization. <text:s/>Use the 'init2' function to adjust the running configuration.</text:p>
      <text:p text:style-name="Text_20_body">This callback function is expected to perform the following functions:</text:p>
      <text:list xml:id="list2134770252" text:style-name="L20">
        <text:list-item>
          <text:p text:style-name="P52">initialize any module static data</text:p>
        </text:list-item>
        <text:list-item>
          <text:p text:style-name="P52">make sure the requested module name and optional revision date parameters are correct</text:p>
        </text:list-item>
        <text:list-item>
          <text:p text:style-name="P52">load the requested module name and revision with <text:span text:style-name="T1">ncxmod_load_module</text:span></text:p>
        </text:list-item>
        <text:list-item>
          <text:p text:style-name="P31">setup top-level object cache pointers (if needed)</text:p>
        </text:list-item>
        <text:list-item>
          <text:p text:style-name="P52">register any RPC method callbacks with <text:span text:style-name="T1">agt_rpc_register_method</text:span></text:p>
        </text:list-item>
        <text:list-item>
          <text:p text:style-name="P31">register any database object callbacks with <text:span text:style-name="T1">agt_cb_register_callback</text:span></text:p>
        </text:list-item>
        <text:list-item>
          <text:p text:style-name="P31">perform any device-specific and/or module-specific initialization</text:p>
        </text:list-item>
      </text:list>
      <text:p text:style-name="Text_20_body"/>
      <text:p text:style-name="Text_20_body">Name Format:</text:p>
      <text:p text:style-name="Text_20_body"><text:tab/>y_&lt;modname&gt;_init</text:p>
      <text:p text:style-name="Text_20_body">Input:</text:p>
      <text:list xml:id="list741869197" text:style-name="L21">
        <text:list-item>
          <text:p text:style-name="P53">modname == string containing module name to load</text:p>
        </text:list-item>
        <text:list-item>
          <text:p text:style-name="P53">revision == string containing revision date to use<text:line-break/> <text:s text:c="13"/>== NULL if the operator did not specify a revision.</text:p>
        </text:list-item>
      </text:list>
      <text:p text:style-name="Text_20_body">Returns:</text:p>
      <text:list xml:id="list2028658382" text:style-name="L22">
        <text:list-item>
          <text:p text:style-name="P54">operation status (0 if success)</text:p>
        </text:list-item>
      </text:list>
      <text:p text:style-name="Text_20_body">Example function generated by <text:span text:style-name="T1">yangdump</text:span>:</text:p>
      <text:p text:style-name="Example"/>
      <text:p text:style-name="Example">/********************************************************************</text:p>
      <text:p text:style-name="Example">* FUNCTION y_toaster_init</text:p>
      <text:p text:style-name="Example">* </text:p>
      <text:p text:style-name="Example">* initialize the toaster server instrumentation library</text:p>
      <text:p text:style-name="Example">* </text:p>
      <text:p text:style-name="Example">* INPUTS:</text:p>
      <text:p text:style-name="Example">* <text:s text:c="3"/>modname == requested module name</text:p>
      <text:p text:style-name="Example">* <text:s text:c="3"/>revision == requested version (NULL for any)</text:p>
      <text:p text:style-name="Example">* </text:p>
      <text:p text:style-name="Example">* RETURNS:</text:p>
      <text:p text:style-name="Example">* <text:s text:c="4"/>error status</text:p>
      <text:p text:style-name="Example"><text:soft-page-break/>********************************************************************/</text:p>
      <text:p text:style-name="Example">status_t</text:p>
      <text:p text:style-name="Example"><text:s text:c="4"/>y_toaster_init (</text:p>
      <text:p text:style-name="Example"><text:s text:c="8"/>const xmlChar *modname,</text:p>
      <text:p text:style-name="Example"><text:s text:c="8"/>const xmlChar *revision)</text:p>
      <text:p text:style-name="Example">{</text:p>
      <text:p text:style-name="Example"><text:s text:c="4"/>agt_profile_t *agt_profile;</text:p>
      <text:p text:style-name="Example"><text:s text:c="4"/>status_t res;</text:p>
      <text:p text:style-name="Example"/>
      <text:p text:style-name="Example"><text:s text:c="4"/>y_toaster_init_static_vars();</text:p>
      <text:p text:style-name="Example"/>
      <text:p text:style-name="Example"><text:s text:c="4"/>/* change if custom handling done */</text:p>
      <text:p text:style-name="Example"><text:s text:c="4"/>if (xml_strcmp(modname, y_toaster_M_toaster)) {</text:p>
      <text:p text:style-name="Example"><text:s text:c="8"/>return ERR_NCX_UNKNOWN_MODULE;</text:p>
      <text:p text:style-name="Example"><text:s text:c="4"/>}</text:p>
      <text:p text:style-name="Example"/>
      <text:p text:style-name="Example"><text:s text:c="4"/>if (revision &amp;&amp; xml_strcmp(revision, y_toaster_R_toaster)) {</text:p>
      <text:p text:style-name="Example"><text:s text:c="8"/>return ERR_NCX_WRONG_VERSION;</text:p>
      <text:p text:style-name="Example"><text:s text:c="4"/>}</text:p>
      <text:p text:style-name="Example"/>
      <text:p text:style-name="Example"><text:s text:c="4"/>agt_profile = agt_get_profile();</text:p>
      <text:p text:style-name="Example"/>
      <text:p text:style-name="Example"><text:s text:c="4"/>res = ncxmod_load_module(</text:p>
      <text:p text:style-name="Example"><text:s text:c="8"/>y_toaster_M_toaster,</text:p>
      <text:p text:style-name="Example"><text:s text:c="8"/>y_toaster_R_toaster,</text:p>
      <text:p text:style-name="Example"><text:s text:c="8"/>&amp;agt_profile-&gt;agt_savedevQ,</text:p>
      <text:p text:style-name="Example"><text:s text:c="8"/>&amp;toaster_mod);</text:p>
      <text:p text:style-name="Example"><text:s text:c="4"/>if (res != NO_ERR) {</text:p>
      <text:p text:style-name="Example"><text:s text:c="8"/>return res;</text:p>
      <text:p text:style-name="Example"><text:s text:c="4"/>}</text:p>
      <text:p text:style-name="Example"><text:s text:c="4"/></text:p>
      <text:p text:style-name="Example"><text:s text:c="4"/>toaster_obj = ncx_find_object(</text:p>
      <text:p text:style-name="Example"><text:s text:c="8"/>toaster_mod,</text:p>
      <text:p text:style-name="Example"><text:s text:c="8"/>y_toaster_N_toaster);</text:p>
      <text:p text:style-name="Example"><text:s text:c="4"/>if (toaster_mod == NULL) {</text:p>
      <text:p text:style-name="Example"><text:s text:c="8"/>return SET_ERROR(ERR_NCX_DEF_NOT_FOUND);</text:p>
      <text:p text:style-name="Example"><text:s text:c="4"/>}</text:p>
      <text:p text:style-name="Example"><text:s text:c="4"/></text:p>
      <text:p text:style-name="Example"><text:s text:c="4"/>make_toast_obj = ncx_find_object(</text:p>
      <text:p text:style-name="Example"><text:s text:c="8"/>toaster_mod,</text:p>
      <text:p text:style-name="Example"><text:s text:c="8"/>y_toaster_N_make_toast);</text:p>
      <text:p text:style-name="Example"><text:s text:c="4"/>if (toaster_mod == NULL) {</text:p>
      <text:p text:style-name="Example"><text:s text:c="8"/>return SET_ERROR(ERR_NCX_DEF_NOT_FOUND);</text:p>
      <text:p text:style-name="Example"><text:soft-page-break/><text:s text:c="4"/>}</text:p>
      <text:p text:style-name="Example"><text:s text:c="4"/></text:p>
      <text:p text:style-name="Example"><text:s text:c="4"/>cancel_toast_obj = ncx_find_object(</text:p>
      <text:p text:style-name="Example"><text:s text:c="8"/>toaster_mod,</text:p>
      <text:p text:style-name="Example"><text:s text:c="8"/>y_toaster_N_cancel_toast);</text:p>
      <text:p text:style-name="Example"><text:s text:c="4"/>if (toaster_mod == NULL) {</text:p>
      <text:p text:style-name="Example"><text:s text:c="8"/>return SET_ERROR(ERR_NCX_DEF_NOT_FOUND);</text:p>
      <text:p text:style-name="Example"><text:s text:c="4"/>}</text:p>
      <text:p text:style-name="Example"><text:s text:c="4"/></text:p>
      <text:p text:style-name="Example"><text:s text:c="4"/>toastDone_obj = ncx_find_object(</text:p>
      <text:p text:style-name="Example"><text:s text:c="8"/>toaster_mod,</text:p>
      <text:p text:style-name="Example"><text:s text:c="8"/>y_toaster_N_toastDone);</text:p>
      <text:p text:style-name="Example"><text:s text:c="4"/>if (toaster_mod == NULL) {</text:p>
      <text:p text:style-name="Example"><text:s text:c="8"/>return SET_ERROR(ERR_NCX_DEF_NOT_FOUND);</text:p>
      <text:p text:style-name="Example"><text:s text:c="4"/>}</text:p>
      <text:p text:style-name="Example"><text:s text:c="4"/></text:p>
      <text:p text:style-name="Example"><text:s text:c="4"/>res = agt_rpc_register_method(</text:p>
      <text:p text:style-name="Example"><text:s text:c="8"/>y_toaster_M_toaster,</text:p>
      <text:p text:style-name="Example"><text:s text:c="8"/>y_toaster_N_make_toast,</text:p>
      <text:p text:style-name="Example"><text:s text:c="8"/>AGT_RPC_PH_VALIDATE,</text:p>
      <text:p text:style-name="Example"><text:s text:c="8"/>y_toaster_make_toast_validat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make_toast,</text:p>
      <text:p text:style-name="Example"><text:s text:c="8"/>AGT_RPC_PH_INVOKE,</text:p>
      <text:p text:style-name="Example"><text:s text:c="8"/>y_toaster_make_toast_invok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cancel_toast,</text:p>
      <text:p text:style-name="Example"><text:s text:c="8"/>AGT_RPC_PH_VALIDATE,</text:p>
      <text:p text:style-name="Example"><text:s text:c="8"/>y_toaster_cancel_toast_validate);</text:p>
      <text:p text:style-name="Example"><text:s text:c="4"/>if (res != NO_ERR) {</text:p>
      <text:p text:style-name="Example"><text:s text:c="8"/>return res;</text:p>
      <text:p text:style-name="Example"><text:s text:c="4"/>}</text:p>
      <text:p text:style-name="Example"><text:s text:c="4"/></text:p>
      <text:p text:style-name="Example"><text:soft-page-break/><text:s text:c="4"/>res = agt_rpc_register_method(</text:p>
      <text:p text:style-name="Example"><text:s text:c="8"/>y_toaster_M_toaster,</text:p>
      <text:p text:style-name="Example"><text:s text:c="8"/>y_toaster_N_cancel_toast,</text:p>
      <text:p text:style-name="Example"><text:s text:c="8"/>AGT_RPC_PH_INVOKE,</text:p>
      <text:p text:style-name="Example"><text:s text:c="8"/>y_toaster_cancel_toast_invoke);</text:p>
      <text:p text:style-name="Example"><text:s text:c="4"/>if (res != NO_ERR) {</text:p>
      <text:p text:style-name="Example"><text:s text:c="8"/>return res;</text:p>
      <text:p text:style-name="Example"><text:s text:c="4"/>}</text:p>
      <text:p text:style-name="Example"><text:s text:c="4"/></text:p>
      <text:p text:style-name="Example"><text:s text:c="4"/>res = agt_cb_register_callback(</text:p>
      <text:p text:style-name="Example"><text:s text:c="8"/>y_toaster_M_toaster,</text:p>
      <text:p text:style-name="Example"><text:s text:c="8"/>(const xmlChar *)"/toaster",</text:p>
      <text:p text:style-name="Example"><text:s text:c="8"/>(const xmlChar *)"2009-11-20",</text:p>
      <text:p text:style-name="Example"><text:s text:c="8"/>y_toaster_toaster_edit);</text:p>
      <text:p text:style-name="Example"><text:s text:c="4"/>if (res != NO_ERR) {</text:p>
      <text:p text:style-name="Example"><text:s text:c="8"/>return res;</text:p>
      <text:p text:style-name="Example"><text:s text:c="4"/>}</text:p>
      <text:p text:style-name="Example"><text:s text:c="4"/></text:p>
      <text:p text:style-name="Example"><text:s text:c="4"/>/* put your module initialization code here */</text:p>
      <text:p text:style-name="Example"><text:s text:c="4"/></text:p>
      <text:p text:style-name="Example"><text:s text:c="4"/>return res;</text:p>
      <text:p text:style-name="Example">} /* y_toaster_init */</text:p>
      <text:p text:style-name="Example"/>
      <text:h text:style-name="Heading_20_2" text:outline-level="2"><text:s/>Stage 2 Initialization</text:h>
      <text:p text:style-name="Text_20_body">The stage 2 initialization function is the second function called in the library by the server:</text:p>
      <text:list xml:id="list106636547" text:style-name="L23">
        <text:list-item>
          <text:p text:style-name="P55">It will only be called if the stage 1 initialization is called first, and it returns 0 (NO_ERR status).</text:p>
        </text:list-item>
        <text:list-item>
          <text:p text:style-name="P55">This function is used to initialize any needed data structures in the running configuration, such as factory default configuration, read-only counters and status objects.</text:p>
        </text:list-item>
        <text:list-item>
          <text:p text:style-name="P55">It is called after the startup configuration has been loaded into the server.</text:p>
        </text:list-item>
        <text:list-item>
          <text:p text:style-name="P55">If the &lt;load&gt; operation is used during server operation, then this function will be called immediately after the state 1 initialization function.</text:p>
        </text:list-item>
      </text:list>
      <text:p text:style-name="Text_20_body">Note that configuration data structures that are loaded during server initialization <text:span text:style-name="T1">(load_running_config</text:span>) will be handled by the database callback functions registered during phase 1 initialization.</text:p>
      <text:p text:style-name="Text_20_body">Any server-created configuration nodes should be created during phase 2 initialization (this function), after examining the explicitly-provided configuration data. <text:s/>For example, the top-level /nacm container will be created (by agt_acm.c) if it is not provided in the startup configuration.</text:p>
      <text:p text:style-name="Text_20_body"/>
      <text:p text:style-name="Text_20_body">This callback function is expected to perform the following functions:</text:p>
      <text:list xml:id="list503745058" text:continue-list="list2134770252" text:style-name="L20">
        <text:list-item>
          <text:p text:style-name="P52">load <text:span text:style-name="T4">non-configuration data structures into the server (if needed)</text:span></text:p>
        </text:list-item>
        <text:list-item>
          <text:p text:style-name="P31">initialize top-level data node cache pointers (if needed)</text:p>
        </text:list-item>
        <text:list-item>
          <text:p text:style-name="P31"><text:soft-page-break/>load factory-default configuration data structures into the server (if needed)</text:p>
        </text:list-item>
        <text:list-item>
          <text:p text:style-name="P31">optionally save a cached pointer to a data tree node (such as the root node for the module). <text:s/>The <text:span text:style-name="T1">agt_create_cache</text:span> function in agt/agt_util.h is used to initialize such a module-static variable.</text:p>
        </text:list-item>
      </text:list>
      <text:p text:style-name="Text_20_body">Name Format:</text:p>
      <text:p text:style-name="Text_20_body"><text:tab/>y_&lt;modname&gt;_init2</text:p>
      <text:p text:style-name="Text_20_body">Returns:</text:p>
      <text:list xml:id="list1882566194" text:style-name="L24">
        <text:list-item>
          <text:p text:style-name="P56">operation status (0 if success)</text:p>
        </text:list-item>
      </text:list>
      <text:p text:style-name="Text_20_body">Example function generated by <text:span text:style-name="T1">yangdump</text:span>:</text:p>
      <text:p text:style-name="Example"/>
      <text:p text:style-name="Example">/********************************************************************</text:p>
      <text:p text:style-name="Example">* FUNCTION y_toaster_init2</text:p>
      <text:p text:style-name="Example">* </text:p>
      <text:p text:style-name="Example">* SIL init phase 2: non-config data structures</text:p>
      <text:p text:style-name="Example">* Called after running config is loaded</text:p>
      <text:p text:style-name="Example">* </text:p>
      <text:p text:style-name="Example">* RETURNS:</text:p>
      <text:p text:style-name="Example">* <text:s text:c="4"/>error status</text:p>
      <text:p text:style-name="Example">********************************************************************/</text:p>
      <text:p text:style-name="Example">status_t</text:p>
      <text:p text:style-name="Example"><text:s text:c="4"/>y_toaster_init2 (void)</text:p>
      <text:p text:style-name="Example">{</text:p>
      <text:p text:style-name="Example"><text:s text:c="4"/>status_t res;</text:p>
      <text:p text:style-name="Example"/>
      <text:p text:style-name="Example"><text:s text:c="4"/>res = NO_ERR;</text:p>
      <text:p text:style-name="Example"/>
      <text:p text:style-name="Example"><text:s text:c="4"/>toaster_val = agt_init_cache(</text:p>
      <text:p text:style-name="Example"><text:s text:c="8"/>y_toaster_M_toaster,</text:p>
      <text:p text:style-name="Example"><text:s text:c="8"/>y_toaster_N_toaster,</text:p>
      <text:p text:style-name="Example"><text:s text:c="8"/>&amp;res);</text:p>
      <text:p text:style-name="Example"><text:s text:c="4"/>if (res != NO_ERR) {</text:p>
      <text:p text:style-name="Example"><text:s text:c="8"/>return res;</text:p>
      <text:p text:style-name="Example"><text:s text:c="4"/>}</text:p>
      <text:p text:style-name="Example"><text:s text:c="4"/></text:p>
      <text:p text:style-name="Example"><text:s text:c="4"/>/* put your init2 code here */</text:p>
      <text:p text:style-name="Example"><text:s text:c="4"/></text:p>
      <text:p text:style-name="Example"><text:s text:c="4"/>return res;</text:p>
      <text:p text:style-name="Example">} /* y_toaster_init2 */</text:p>
      <text:p text:style-name="Example"/>
      <text:h text:style-name="Heading_20_2" text:outline-level="2"><text:s/>Cleanup</text:h>
      <text:p text:style-name="Text_20_body"><text:soft-page-break/>The cleanup function is called during server shutdown. <text:s/>It is only called if the stage 1 initialization function is called. <text:s/>It will be called right away if either the stage 1 or stage 2 initialization functions return a non-zero error status.</text:p>
      <text:p text:style-name="Text_20_body">This callback function is expected to perform the following functions:</text:p>
      <text:list xml:id="list761463057" text:continue-list="list503745058" text:style-name="L20">
        <text:list-item>
          <text:p text:style-name="P52">cleanup any module static data</text:p>
        </text:list-item>
        <text:list-item>
          <text:p text:style-name="P31">free any top-level object cache pointers (if needed)</text:p>
        </text:list-item>
        <text:list-item>
          <text:p text:style-name="P52">unregister any RPC method callbacks with <text:span text:style-name="T1">agt_rpc_unregister_method</text:span></text:p>
        </text:list-item>
        <text:list-item>
          <text:p text:style-name="P31">unregister any database object callbacks with <text:span text:style-name="T1">agt_cb_unregister_callbacks</text:span></text:p>
        </text:list-item>
        <text:list-item>
          <text:p text:style-name="P31">perform any device-specific and/or module-specific cleanup</text:p>
        </text:list-item>
      </text:list>
      <text:p text:style-name="Text_20_body">Name Format:</text:p>
      <text:p text:style-name="Text_20_body"><text:tab/>y_&lt;modname&gt;_cleanup</text:p>
      <text:p text:style-name="Text_20_body">Example function generated by <text:span text:style-name="T1">yangdump</text:span>:</text:p>
      <text:p text:style-name="Example"/>
      <text:p text:style-name="Example">/********************************************************************</text:p>
      <text:p text:style-name="Example">* FUNCTION y_toaster_cleanup</text:p>
      <text:p text:style-name="Example">* <text:s text:c="3"/>cleanup the server instrumentation library</text:p>
      <text:p text:style-name="Example">* </text:p>
      <text:p text:style-name="Example">********************************************************************/</text:p>
      <text:p text:style-name="Example">void</text:p>
      <text:p text:style-name="Example"><text:s text:c="4"/>y_toaster_cleanup (void)</text:p>
      <text:p text:style-name="Example">{</text:p>
      <text:p text:style-name="Example"><text:s text:c="4"/>agt_rpc_unregister_method(</text:p>
      <text:p text:style-name="Example"><text:s text:c="8"/>y_toaster_M_toaster,</text:p>
      <text:p text:style-name="Example"><text:s text:c="8"/>y_toaster_N_make_toast);</text:p>
      <text:p text:style-name="Example"/>
      <text:p text:style-name="Example"><text:s text:c="4"/>agt_rpc_unregister_method(</text:p>
      <text:p text:style-name="Example"><text:s text:c="8"/>y_toaster_M_toaster,</text:p>
      <text:p text:style-name="Example"><text:s text:c="8"/>y_toaster_N_cancel_toast);</text:p>
      <text:p text:style-name="Example"/>
      <text:p text:style-name="Example"><text:s text:c="4"/>agt_cb_unregister_callbacks(</text:p>
      <text:p text:style-name="Example"><text:s text:c="8"/>y_toaster_M_toaster,</text:p>
      <text:p text:style-name="Example"><text:s text:c="8"/>(const xmlChar *)"/toaster");</text:p>
      <text:p text:style-name="Example"/>
      <text:p text:style-name="Example"><text:s text:c="4"/>/* put your cleanup code here */</text:p>
      <text:p text:style-name="Example"><text:s text:c="4"/></text:p>
      <text:p text:style-name="Example">} /* y_toaster_cleanup */</text:p>
      <text:p text:style-name="Example"/>
      <text:h text:style-name="Heading_20_1" text:outline-level="1"><text:s/>SIL Callback Interface</text:h>
      <text:p text:style-name="Text_20_body">This section briefly describes the SIL code that a developer will need to create to handle the data-model specific details. <text:s/>SIL functions access internal server data structures, either directly or through <text:soft-page-break/>utility functions. <text:s/>Database mechanics and XML processing are done by the server engine, not the SIL code. <text:s/>A more complete reference can be found in section 5.</text:p>
      <text:p text:style-name="Text_20_body">When a &lt;rpc&gt; request is received, the NETCONF server engine will perform the following tasks before calling any SIL:</text:p>
      <text:list xml:id="list1796369487" text:style-name="L25">
        <text:list-item>
          <text:p text:style-name="P57">parse the RPC operation element, and find its associated YANG rpc template</text:p>
        </text:list-item>
        <text:list-item>
          <text:p text:style-name="P57">if found, check if the session is allowed to invoke this RPC operation</text:p>
        </text:list-item>
        <text:list-item>
          <text:p text:style-name="P57">if the RPC is allowed, parse the rest of the XML message, using the <text:span text:style-name="T1">rpc_template_t </text:span>for the RPC operation to determine if the basic structure is valid.</text:p>
        </text:list-item>
        <text:list-item>
          <text:p text:style-name="P57">if the basic structure is valid, construct an <text:span text:style-name="T1">rpc_msg_t</text:span> data structure for the incoming message.</text:p>
        </text:list-item>
        <text:list-item>
          <text:p text:style-name="P57">check all YANG machine-readable constraints, such as must, when, if-feature, min-elements, etc.</text:p>
        </text:list-item>
        <text:list-item>
          <text:p text:style-name="P57">if the incoming message is completely 'YANG valid', then the server will check for an RPC validate function, and call it if found. <text:s/>This SIL code is only needed if there are additional system constraints to check. <text:s/>For example:</text:p>
          <text:list>
            <text:list-item>
              <text:p text:style-name="P57">need to check if a configuration name such as &lt;candidate/&gt; is supported</text:p>
            </text:list-item>
            <text:list-item>
              <text:p text:style-name="P57">need to check if a configuration database is locked by another session</text:p>
            </text:list-item>
            <text:list-item>
              <text:p text:style-name="P57">need to check description statement constraints not covered by machine-readable constraints</text:p>
            </text:list-item>
            <text:list-item>
              <text:p text:style-name="P57">need to check if a specific capability or feature is enabled</text:p>
            </text:list-item>
          </text:list>
        </text:list-item>
        <text:list-item>
          <text:p text:style-name="P57">If the validate function returns a NO_ERR status value, then the server will call the SIL invoke callback, if it is present. <text:s/>This SIL code should always be present, otherwise the RPC operation will have no real affect on the system.</text:p>
        </text:list-item>
        <text:list-item>
          <text:p text:style-name="P57">At this point, an &lt;rpc-reply&gt; is generated, based on the data in the rpc_msg_t.</text:p>
          <text:list>
            <text:list-item>
              <text:p text:style-name="P57">Errors are recorded in a queue when they are detected.</text:p>
            </text:list-item>
            <text:list-item>
              <text:p text:style-name="P57">The server will handle the error reply generation for all errors it detects.</text:p>
            </text:list-item>
            <text:list-item>
              <text:p text:style-name="P57">For SIL detected errors, the <text:span text:style-name="T1">agt_record_error</text:span> function in agt/agt_util.h is usually used to save the error details.</text:p>
            </text:list-item>
            <text:list-item>
              <text:p text:style-name="P57">Reply data can be generated by the SIL invoke callback function and stored in the rpc_msg_t structure.</text:p>
            </text:list-item>
            <text:list-item>
              <text:p text:style-name="P57">Replay data can be streamed by the SIL code via reply callback functions. <text:s/>For example, the &lt;get&gt; and &lt;get-config&gt; operations use callback functions to deal with filters, and stream the reply by walking the target data tree.</text:p>
            </text:list-item>
          </text:list>
        </text:list-item>
        <text:list-item>
          <text:p text:style-name="P57">After the &lt;rpc-reply&gt; is sent, the server will check for an RPC post reply callback function. <text:s/>This is only needed if the SIL code allocated some per-message data structures. <text:s/>For example, the <text:span text:style-name="T1">rpc_msg_t</text:span> contains 2 SIL controlled pointers (<text:span text:style-name="T1">rpc_user1</text:span> and <text:span text:style-name="T1">rpc_user2</text:span>). <text:s/>The post reply callback is used by the SIL code to free these pointers, if needed.</text:p>
        </text:list-item>
      </text:list>
      <text:p text:style-name="Text_20_body">The database edit SIL callbacks are only used for database operations that alter the database. <text:s/>The validate and invoke callback functions for these operations will in turn invoke the data-model specific SIL callback functions, depending on the success or failure of the edit request.</text:p>
      <text:h text:style-name="Heading_20_2" text:outline-level="2"><text:s/>RPC Operation Interface</text:h>
      <text:p text:style-name="Text_20_body">All RPC operations are data-driven within the server, using the YANG rpc statement for the operation and SIL callback functions.</text:p>
      <text:p text:style-name="Text_20_body"><text:soft-page-break/>Any new protocol operation can be added by defining a new YANG rpc statement in a module, and providing the proper SIL code.</text:p>
      <text:h text:style-name="Heading_20_3" text:outline-level="3"><text:s/>RPC Callback Initialization</text:h>
      <text:p text:style-name="Text_20_body">The<text:span text:style-name="T1"> agt_rpc_register_method</text:span> function in agt/agt_rpc.h is used to provide a callback function for a specific callback phase. <text:s/>The same function can be used for multiple phases if desired.</text:p>
      <text:p text:style-name="Example"/>
      <text:p text:style-name="Example">/* Template for RPC server callbacks</text:p>
      <text:p text:style-name="Example"><text:s/>* The same template is used for all RPC callback phases</text:p>
      <text:p text:style-name="Example"><text:s/>*/</text:p>
      <text:p text:style-name="Example">typedef status_t </text:p>
      <text:p text:style-name="Example"><text:s text:c="4"/>(*agt_rpc_method_t) (ses_cb_t *scb,</text:p>
      <text:p text:style-name="Example"><text:tab/><text:tab/><text:tab/> rpc_msg_t *msg,</text:p>
      <text:p text:style-name="Example"><text:tab/><text:tab/><text:tab/> xml_node_t *methnode);</text:p>
      <text:p text:style-name="Example"/>
      <text:p text:style-name="Example">extern status_t </text:p>
      <text:p text:style-name="Example"><text:s text:c="4"/>agt_rpc_register_method (const xmlChar *module,</text:p>
      <text:p text:style-name="Example"><text:s text:c="29"/>const xmlChar *method_name,</text:p>
      <text:p text:style-name="Example"><text:s text:c="29"/>agt_rpc_phase_t <text:s/>phase,</text:p>
      <text:p text:style-name="Example"><text:s text:c="29"/>agt_rpc_method_t method);</text:p>
      <text:p text:style-name="Text_20_body"/>
      <text:p text:style-name="Table_20_Heading">agt_rpc_register_method</text:p>
      <text:p text:style-name="Table_20_Heading"/>
      <table:table table:name="agt_rpc_register_method" table:style-name="agt_5f_rpc_5f_register_5f_method">
        <table:table-column table:style-name="agt_5f_rpc_5f_register_5f_method.A"/>
        <table:table-column table:style-name="agt_5f_rpc_5f_register_5f_method.B"/>
        <table:table-header-rows>
          <table:table-row>
            <table:table-cell table:style-name="agt_5f_rpc_5f_register_5f_method.A1" office:value-type="string">
              <text:p text:style-name="Table_20_Heading">Parameter</text:p>
            </table:table-cell>
            <table:table-cell table:style-name="agt_5f_rpc_5f_register_5f_method.B1" office:value-type="string">
              <text:p text:style-name="Table_20_Heading">Description</text:p>
            </table:table-cell>
          </table:table-row>
        </table:table-header-rows>
        <table:table-row>
          <table:table-cell table:style-name="agt_5f_rpc_5f_register_5f_method.A2" office:value-type="string">
            <text:p text:style-name="Table_20_Contents">module</text:p>
          </table:table-cell>
          <table:table-cell table:style-name="agt_5f_rpc_5f_register_5f_method.B2" office:value-type="string">
            <text:p text:style-name="Table_20_Contents">The name of the module that contains the rpc statement</text:p>
          </table:table-cell>
        </table:table-row>
        <table:table-row>
          <table:table-cell table:style-name="agt_5f_rpc_5f_register_5f_method.A2" office:value-type="string">
            <text:p text:style-name="Table_20_Contents">method_name</text:p>
          </table:table-cell>
          <table:table-cell table:style-name="agt_5f_rpc_5f_register_5f_method.B2" office:value-type="string">
            <text:p text:style-name="Table_20_Contents">The identifier for the rpc statement</text:p>
          </table:table-cell>
        </table:table-row>
        <table:table-row>
          <table:table-cell table:style-name="agt_5f_rpc_5f_register_5f_method.A2" office:value-type="string">
            <text:p text:style-name="Table_20_Contents">phase</text:p>
          </table:table-cell>
          <table:table-cell table:style-name="agt_5f_rpc_5f_register_5f_method.B2" office:value-type="string">
            <text:p text:style-name="Table_20_Contents">AGT_PH_VALIDATE(0): validate phase<text:line-break/>AGT_PH_INVOKE(1): invoke phase<text:line-break/>AGT_PH_POST_REPLY(2): post-reply phase</text:p>
          </table:table-cell>
        </table:table-row>
        <table:table-row>
          <table:table-cell table:style-name="agt_5f_rpc_5f_register_5f_method.A2" office:value-type="string">
            <text:p text:style-name="Table_20_Contents">method</text:p>
          </table:table-cell>
          <table:table-cell table:style-name="agt_5f_rpc_5f_register_5f_method.B2" office:value-type="string">
            <text:p text:style-name="Table_20_Contents">The address of the callback function to register</text:p>
          </table:table-cell>
        </table:table-row>
      </table:table>
      <text:p text:style-name="Text_20_body"/>
      <text:h text:style-name="Heading_20_3" text:outline-level="3"><text:s/>RPC Message Header</text:h>
      <text:p text:style-name="Text_20_body">The NETCONF server will parse the incoming XML message and construct an RPC message header, which is used to maintain state and any other message-specific data during the processing of an incoming &lt;rpc&gt; request.</text:p>
      <text:p text:style-name="Text_20_body">The <text:span text:style-name="T1">rpc_msg_t</text:span> data structure in ncx/rpc.h is used for this purpose. <text:s/>The following table summarizes the fields:</text:p>
      <text:p text:style-name="Table_20_Heading">rpc_msg_t</text:p>
      <text:p text:style-name="Table_20_Heading"/>
      <table:table table:name="rpc_msg_t" table:style-name="rpc_5f_msg_5f_t">
        <table:table-column table:style-name="rpc_5f_msg_5f_t.A"/>
        <table:table-column table:style-name="rpc_5f_msg_5f_t.B"/>
        <table:table-column table:style-name="rpc_5f_msg_5f_t.C"/>
        <table:table-column table:style-name="rpc_5f_msg_5f_t.D"/>
        <table:table-header-rows>
          <table:table-row>
            <table:table-cell table:style-name="rpc_5f_msg_5f_t.A1" office:value-type="string">
              <text:p text:style-name="Table_20_Heading">Field</text:p>
            </table:table-cell>
            <table:table-cell table:style-name="rpc_5f_msg_5f_t.A1" office:value-type="string">
              <text:p text:style-name="Table_20_Heading">Type</text:p>
            </table:table-cell>
            <table:table-cell table:style-name="rpc_5f_msg_5f_t.A1" office:value-type="string">
              <text:p text:style-name="Table_20_Heading">User Mode</text:p>
            </table:table-cell>
            <table:table-cell table:style-name="rpc_5f_msg_5f_t.D1" office:value-type="string">
              <text:p text:style-name="Table_20_Heading">Description</text:p>
            </table:table-cell>
          </table:table-row>
        </table:table-header-rows>
        <table:table-row>
          <table:table-cell table:style-name="rpc_5f_msg_5f_t.A2" office:value-type="string">
            <text:p text:style-name="Table_20_Contents">qhdr</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header to store RPC messages in a <text:soft-page-break/>queue (within the session header)</text:p>
          </table:table-cell>
        </table:table-row>
        <table:table-row>
          <table:table-cell table:style-name="rpc_5f_msg_5f_t.A2" office:value-type="string">
            <text:p text:style-name="Table_20_Contents">mhdr</text:p>
          </table:table-cell>
          <table:table-cell table:style-name="rpc_5f_msg_5f_t.A2" office:value-type="string">
            <text:p text:style-name="Table_20_Contents">xml_msg_hdr_t</text:p>
          </table:table-cell>
          <table:table-cell table:style-name="rpc_5f_msg_5f_t.A2" office:value-type="string">
            <text:p text:style-name="Table_20_Contents">none</text:p>
          </table:table-cell>
          <table:table-cell table:style-name="rpc_5f_msg_5f_t.D2" office:value-type="string">
            <text:p text:style-name="Table_20_Contents">XML message prefix map and other data used to parse the request and generate the reply.</text:p>
          </table:table-cell>
        </table:table-row>
        <table:table-row>
          <table:table-cell table:style-name="rpc_5f_msg_5f_t.A2" office:value-type="string">
            <text:p text:style-name="Table_20_Contents">rpc_in_attrs</text:p>
          </table:table-cell>
          <table:table-cell table:style-name="rpc_5f_msg_5f_t.A2" office:value-type="string">
            <text:p text:style-name="Table_20_Contents">xml_attrs_t *</text:p>
          </table:table-cell>
          <table:table-cell table:style-name="rpc_5f_msg_5f_t.A2" office:value-type="string">
            <text:p text:style-name="Table_20_Contents">read<text:line-break/>write</text:p>
          </table:table-cell>
          <table:table-cell table:style-name="rpc_5f_msg_5f_t.D2" office:value-type="string">
            <text:p text:style-name="Table_20_Contents">Queue of xml_attr_t representing any XML attributes that were present in the &lt;rpc&gt; element. <text:s/>A callback function may add xml_attr_t structs to this queue to send in the reply.</text:p>
          </table:table-cell>
        </table:table-row>
        <table:table-row>
          <table:table-cell table:style-name="rpc_5f_msg_5f_t.A2" office:value-type="string">
            <text:p text:style-name="Table_20_Contents">rpc_method</text:p>
          </table:table-cell>
          <table:table-cell table:style-name="rpc_5f_msg_5f_t.A2" office:value-type="string">
            <text:p text:style-name="Table_20_Contents">obj_template_t *</text:p>
          </table:table-cell>
          <table:table-cell table:style-name="rpc_5f_msg_5f_t.A2" office:value-type="string">
            <text:p text:style-name="Table_20_Contents">read</text:p>
          </table:table-cell>
          <table:table-cell table:style-name="rpc_5f_msg_5f_t.D2" office:value-type="string">
            <text:p text:style-name="Table_20_Contents">Back-pointer to the object template for this RPC operation.</text:p>
          </table:table-cell>
        </table:table-row>
        <table:table-row>
          <table:table-cell table:style-name="rpc_5f_msg_5f_t.A2" office:value-type="string">
            <text:p text:style-name="Table_20_Contents">rpc_agt_state</text:p>
          </table:table-cell>
          <table:table-cell table:style-name="rpc_5f_msg_5f_t.A2" office:value-type="string">
            <text:p text:style-name="Table_20_Contents">int</text:p>
          </table:table-cell>
          <table:table-cell table:style-name="rpc_5f_msg_5f_t.A2" office:value-type="string">
            <text:p text:style-name="Table_20_Contents">read</text:p>
          </table:table-cell>
          <table:table-cell table:style-name="rpc_5f_msg_5f_t.D2" office:value-type="string">
            <text:p text:style-name="Table_20_Contents">Enum value (0, 1, 2) for the current RPC callback phase.</text:p>
          </table:table-cell>
        </table:table-row>
        <table:table-row>
          <table:table-cell table:style-name="rpc_5f_msg_5f_t.A2" office:value-type="string">
            <text:p text:style-name="Table_20_Contents">rpc_err_option</text:p>
          </table:table-cell>
          <table:table-cell table:style-name="rpc_5f_msg_5f_t.A2" office:value-type="string">
            <text:p text:style-name="Table_20_Contents">op_errop_t</text:p>
          </table:table-cell>
          <table:table-cell table:style-name="rpc_5f_msg_5f_t.A2" office:value-type="string">
            <text:p text:style-name="Table_20_Contents">read</text:p>
          </table:table-cell>
          <table:table-cell table:style-name="rpc_5f_msg_5f_t.D2" office:value-type="string">
            <text:p text:style-name="Table_20_Contents">Enum value for the &lt;error-option&gt; parameter. <text:s/>This is only set if the &lt;edit-config&gt; operation is in progress.</text:p>
          </table:table-cell>
        </table:table-row>
        <table:table-row>
          <table:table-cell table:style-name="rpc_5f_msg_5f_t.A2" office:value-type="string">
            <text:p text:style-name="Table_20_Contents">rpc_top_editop</text:p>
          </table:table-cell>
          <table:table-cell table:style-name="rpc_5f_msg_5f_t.A2" office:value-type="string">
            <text:p text:style-name="Table_20_Contents">op_editop_t</text:p>
          </table:table-cell>
          <table:table-cell table:style-name="rpc_5f_msg_5f_t.A2" office:value-type="string">
            <text:p text:style-name="Table_20_Contents">read</text:p>
          </table:table-cell>
          <table:table-cell table:style-name="rpc_5f_msg_5f_t.D2" office:value-type="string">
            <text:p text:style-name="Table_20_Contents">Enum value for the &lt;default-operation&gt; parameter. <text:s/>This is only set if the &lt;edit-config&gt; operation is in progress.</text:p>
          </table:table-cell>
        </table:table-row>
        <table:table-row>
          <table:table-cell table:style-name="rpc_5f_msg_5f_t.A2" office:value-type="string">
            <text:p text:style-name="Table_20_Contents">rpc_input</text:p>
          </table:table-cell>
          <table:table-cell table:style-name="rpc_5f_msg_5f_t.A2" office:value-type="string">
            <text:p text:style-name="Table_20_Contents">val_value_t *</text:p>
          </table:table-cell>
          <table:table-cell table:style-name="rpc_5f_msg_5f_t.A2" office:value-type="string">
            <text:p text:style-name="Table_20_Contents">read</text:p>
          </table:table-cell>
          <table:table-cell table:style-name="rpc_5f_msg_5f_t.D2" office:value-type="string">
            <text:p text:style-name="Table_20_Contents">Value tree representing the container of 'input' parameters for this RPC operation.</text:p>
          </table:table-cell>
        </table:table-row>
        <table:table-row>
          <table:table-cell table:style-name="rpc_5f_msg_5f_t.A2" office:value-type="string">
            <text:p text:style-name="Table_20_Contents">rpc_user1</text:p>
          </table:table-cell>
          <table:table-cell table:style-name="rpc_5f_msg_5f_t.A2" office:value-type="string">
            <text:p text:style-name="Table_20_Contents">void *</text:p>
          </table:table-cell>
          <table:table-cell table:style-name="rpc_5f_msg_5f_t.A2" office:value-type="string">
            <text:p text:style-name="Table_20_Contents">read<text:line-break/>write</text:p>
          </table:table-cell>
          <table:table-cell table:style-name="rpc_5f_msg_5f_t.D2" office:value-type="string">
            <text:p text:style-name="Table_20_Contents">Void pointer that can be used by the SIL functions to store their own message-specific data.</text:p>
          </table:table-cell>
        </table:table-row>
        <table:table-row>
          <table:table-cell table:style-name="rpc_5f_msg_5f_t.A2" office:value-type="string">
            <text:p text:style-name="Table_20_Contents">rpc_user2</text:p>
          </table:table-cell>
          <table:table-cell table:style-name="rpc_5f_msg_5f_t.A2" office:value-type="string">
            <text:p text:style-name="Table_20_Contents">void *</text:p>
          </table:table-cell>
          <table:table-cell table:style-name="rpc_5f_msg_5f_t.A2" office:value-type="string">
            <text:p text:style-name="Table_20_Contents">read<text:line-break/>write</text:p>
          </table:table-cell>
          <table:table-cell table:style-name="rpc_5f_msg_5f_t.D2" office:value-type="string">
            <text:p text:style-name="Table_20_Contents">Void pointer that can be used by the SIL functions to store their own message-specific data.</text:p>
          </table:table-cell>
        </table:table-row>
        <table:table-row>
          <table:table-cell table:style-name="rpc_5f_msg_5f_t.A2" office:value-type="string">
            <text:p text:style-name="Table_20_Contents">rpc_returncode</text:p>
          </table:table-cell>
          <table:table-cell table:style-name="rpc_5f_msg_5f_t.A2" office:value-type="string">
            <text:p text:style-name="Table_20_Contents">uint32</text:p>
          </table:table-cell>
          <table:table-cell table:style-name="rpc_5f_msg_5f_t.A2" office:value-type="string">
            <text:p text:style-name="Table_20_Contents">none</text:p>
          </table:table-cell>
          <table:table-cell table:style-name="rpc_5f_msg_5f_t.D2" office:value-type="string">
            <text:p text:style-name="Table_20_Contents">Internal return code used to control nested callbacks.</text:p>
          </table:table-cell>
        </table:table-row>
        <table:table-row>
          <table:table-cell table:style-name="rpc_5f_msg_5f_t.A2" office:value-type="string">
            <text:p text:style-name="Table_20_Contents">rpc_data_type</text:p>
          </table:table-cell>
          <table:table-cell table:style-name="rpc_5f_msg_5f_t.A2" office:value-type="string">
            <text:p text:style-name="Table_20_Contents">rpc_data_t</text:p>
          </table:table-cell>
          <table:table-cell table:style-name="rpc_5f_msg_5f_t.A2" office:value-type="string">
            <text:p text:style-name="Table_20_Contents">write</text:p>
          </table:table-cell>
          <table:table-cell table:style-name="rpc_5f_msg_5f_t.D2" office:value-type="string">
            <text:p text:style-name="Table_20_Contents">For RPC operations that return data, this enumeration is set to indicate which type of data is desired.</text:p>
            <text:p text:style-name="Table_20_Contents"><text:span text:style-name="T1">RPC_DATA_STD</text:span>: <text:s/>A &lt;data&gt; container will be used to encapsulate any returned data, within the &lt;rpc-reply&gt; element.</text:p>
            <text:p text:style-name="Table_20_Contents"><text:span text:style-name="T1">RPC_DATA_YANG</text:span>: The &lt;rpc-reply&gt; element will be the only container encapsulated any returned data.</text:p>
          </table:table-cell>
        </table:table-row>
        <table:table-row>
          <table:table-cell table:style-name="rpc_5f_msg_5f_t.A2" office:value-type="string">
            <text:p text:style-name="Table_20_Contents">rpc_datacb</text:p>
          </table:table-cell>
          <table:table-cell table:style-name="rpc_5f_msg_5f_t.A2" office:value-type="string">
            <text:p text:style-name="Table_20_Contents">void *</text:p>
          </table:table-cell>
          <table:table-cell table:style-name="rpc_5f_msg_5f_t.A2" office:value-type="string">
            <text:p text:style-name="Table_20_Contents">write</text:p>
          </table:table-cell>
          <table:table-cell table:style-name="rpc_5f_msg_5f_t.D2" office:value-type="string">
            <text:p text:style-name="Table_20_Contents">For operations that return streamed data, this pointer is set to the desired callback function to use for generated the data portion of the &lt;rpc-reply&gt; XML response.</text:p>
            <text:p text:style-name="Table_20_Contents">The template for this callback is <text:span text:style-name="T1">agt_rpc_data_cb_t,</text:span> found in agt_rpc.h</text:p>
          </table:table-cell>
        </table:table-row>
        <table:table-row>
          <table:table-cell table:style-name="rpc_5f_msg_5f_t.A2" office:value-type="string">
            <text:p text:style-name="Table_20_Contents">rpc_dataQ</text:p>
          </table:table-cell>
          <table:table-cell table:style-name="rpc_5f_msg_5f_t.A2" office:value-type="string">
            <text:p text:style-name="Table_20_Contents">dlq_hdr_t</text:p>
          </table:table-cell>
          <table:table-cell table:style-name="rpc_5f_msg_5f_t.A2" office:value-type="string">
            <text:p text:style-name="Table_20_Contents">write</text:p>
          </table:table-cell>
          <table:table-cell table:style-name="rpc_5f_msg_5f_t.D2" office:value-type="string">
            <text:p text:style-name="Table_20_Contents">For operations that return stored data, this queue of val_value_t structures can be used to provide the response data. <text:s/>Each val_value_t structure will be <text:soft-page-break/>encoded as one of the corresponding RPC output parameters.</text:p>
          </table:table-cell>
        </table:table-row>
        <table:table-row>
          <table:table-cell table:style-name="rpc_5f_msg_5f_t.A2" office:value-type="string">
            <text:p text:style-name="Table_20_Contents">rpc_filter</text:p>
          </table:table-cell>
          <table:table-cell table:style-name="rpc_5f_msg_5f_t.A2" office:value-type="string">
            <text:p text:style-name="Table_20_Contents">op_filter_t</text:p>
          </table:table-cell>
          <table:table-cell table:style-name="rpc_5f_msg_5f_t.A2" office:value-type="string">
            <text:p text:style-name="Table_20_Contents">none</text:p>
          </table:table-cell>
          <table:table-cell table:style-name="rpc_5f_msg_5f_t.D2" office:value-type="string">
            <text:p text:style-name="Table_20_Contents">Internal structure for optimizing subtree and XPath retrieval operations.</text:p>
          </table:table-cell>
        </table:table-row>
        <table:table-row>
          <table:table-cell table:style-name="rpc_5f_msg_5f_t.A2" office:value-type="string">
            <text:p text:style-name="Table_20_Contents">rpc_need_undo</text:p>
          </table:table-cell>
          <table:table-cell table:style-name="rpc_5f_msg_5f_t.A2" office:value-type="string">
            <text:p text:style-name="Table_20_Contents">boolean</text:p>
          </table:table-cell>
          <table:table-cell table:style-name="rpc_5f_msg_5f_t.A2" office:value-type="string">
            <text:p text:style-name="Table_20_Contents">none</text:p>
          </table:table-cell>
          <table:table-cell table:style-name="rpc_5f_msg_5f_t.D2" office:value-type="string">
            <text:p text:style-name="Table_20_Contents">Internal flag to indicate if rollback-on-error is in effect dusing an &lt;edit-config&gt; operation.</text:p>
          </table:table-cell>
        </table:table-row>
        <table:table-row>
          <table:table-cell table:style-name="rpc_5f_msg_5f_t.A2" office:value-type="string">
            <text:p text:style-name="Table_20_Contents">rpc_undoQ</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of <text:span text:style-name="T1">rpc_undo_rec_t</text:span> structures, used to undo edits if rollback-on-error is in affect during an &lt;edit-config&gt; operation.</text:p>
          </table:table-cell>
        </table:table-row>
        <table:table-row>
          <table:table-cell table:style-name="rpc_5f_msg_5f_t.A2" office:value-type="string">
            <text:p text:style-name="Table_20_Contents">rpc_auditQ</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of rpc_audit_rec_t structures used internally to generate database alteration notifications and audit log entries.</text:p>
          </table:table-cell>
        </table:table-row>
      </table:table>
      <text:p text:style-name="Text_20_body"/>
      <text:p text:style-name="Text_20_body">The following C code represents the <text:span text:style-name="T1">rpc_msg_t</text:span> data structure:</text:p>
      <text:p text:style-name="Example"/>
      <text:p text:style-name="Example">/* NETCONF Server and Client RPC Request/Reply Message Header */</text:p>
      <text:p text:style-name="Example">typedef struct rpc_msg_t_ {</text:p>
      <text:p text:style-name="Example"><text:s text:c="4"/>dlq_hdr_t <text:s text:c="7"/>qhdr;</text:p>
      <text:p text:style-name="Example"/>
      <text:p text:style-name="Example"><text:s text:c="4"/>/* generic XML message header */</text:p>
      <text:p text:style-name="Example"><text:s text:c="4"/>xml_msg_hdr_t <text:s text:c="3"/>mhdr; </text:p>
      <text:p text:style-name="Example"/>
      <text:p text:style-name="Example"><text:s text:c="4"/>/* incoming: top-level rpc element data */</text:p>
      <text:p text:style-name="Example"><text:s text:c="4"/>xml_attrs_t <text:s text:c="4"/>*rpc_in_attrs; <text:s text:c="4"/>/* borrowed from &lt;rpc&gt; elem */</text:p>
      <text:p text:style-name="Example"/>
      <text:p text:style-name="Example"><text:s text:c="4"/>/* incoming: </text:p>
      <text:p text:style-name="Example"><text:s text:c="5"/>* 2nd-level method name element data, used in agt_output_filter</text:p>
      <text:p text:style-name="Example"><text:s text:c="5"/>* to check get or get-config</text:p>
      <text:p text:style-name="Example"><text:s text:c="5"/>*/</text:p>
      <text:p text:style-name="Example"><text:s text:c="4"/>struct obj_template_t_ *rpc_method; </text:p>
      <text:p text:style-name="Example"/>
      <text:p text:style-name="Example"><text:s text:c="4"/>/* incoming: SERVER RPC processing state */</text:p>
      <text:p text:style-name="Example"><text:s text:c="4"/>int <text:s text:c="13"/>rpc_agt_state; <text:s text:c="7"/>/* agt_rpc_phase_t */</text:p>
      <text:p text:style-name="Example"><text:s text:c="4"/>op_errop_t <text:s text:c="6"/>rpc_err_option;</text:p>
      <text:p text:style-name="Example"><text:s text:c="4"/>op_editop_t <text:s text:c="5"/>rpc_top_editop;</text:p>
      <text:p text:style-name="Example"><text:s text:c="4"/>val_value_t <text:s text:c="4"/>*rpc_input;</text:p>
      <text:p text:style-name="Example"/>
      <text:p text:style-name="Example"><text:s text:c="4"/>/* incoming:</text:p>
      <text:p text:style-name="Example"><text:s text:c="5"/>* hooks for method routines to save context or whatever </text:p>
      <text:p text:style-name="Example"><text:s text:c="5"/>*/</text:p>
      <text:p text:style-name="Example"><text:s text:c="4"/>void <text:s text:c="10"/>*rpc_user1;</text:p>
      <text:p text:style-name="Example"><text:soft-page-break/><text:s text:c="4"/>void <text:s text:c="10"/>*rpc_user2;</text:p>
      <text:p text:style-name="Example"><text:s text:c="4"/>uint32 <text:s text:c="9"/>rpc_returncode; <text:s text:c="2"/>/* for nested callbacks */</text:p>
      <text:p text:style-name="Example"/>
      <text:p text:style-name="Example"><text:s text:c="4"/>/* incoming: get method reply handling builtin </text:p>
      <text:p text:style-name="Example"><text:s text:c="5"/>* If the rpc_datacb is non-NULL then it will be used as a</text:p>
      <text:p text:style-name="Example"><text:s text:c="5"/>* callback to generate the rpc-reply inline, instead of</text:p>
      <text:p text:style-name="Example"><text:s text:c="5"/>* buffering the output. <text:s/></text:p>
      <text:p text:style-name="Example"><text:s text:c="5"/>* The rpc_data and rpc_filter parameters are optionally used</text:p>
      <text:p text:style-name="Example"><text:s text:c="5"/>* by the rpc_datacb function to generate a reply.</text:p>
      <text:p text:style-name="Example"><text:s text:c="5"/>*/</text:p>
      <text:p text:style-name="Example"><text:s text:c="4"/>rpc_data_t <text:s text:c="5"/>rpc_data_type; <text:s text:c="9"/>/* type of data reply */</text:p>
      <text:p text:style-name="Example"><text:s text:c="4"/>void <text:s text:c="10"/>*rpc_datacb; <text:s text:c="13"/>/* agt_rpc_data_cb_t */</text:p>
      <text:p text:style-name="Example"><text:s text:c="4"/>dlq_hdr_t <text:s text:c="6"/>rpc_dataQ; <text:s text:c="6"/>/* data reply: Q of val_value_t */</text:p>
      <text:p text:style-name="Example"><text:s text:c="4"/>op_filter_t <text:s text:c="4"/>rpc_filter; <text:s text:c="7"/>/* backptrs for get* methods */</text:p>
      <text:p text:style-name="Example"/>
      <text:p text:style-name="Example"><text:s text:c="4"/>/* incoming: rollback or commit phase support builtin</text:p>
      <text:p text:style-name="Example"><text:s text:c="5"/>* As an edit-config (or other RPC) is processed, a</text:p>
      <text:p text:style-name="Example"><text:s text:c="5"/>* queue of 'undo records' is collected.</text:p>
      <text:p text:style-name="Example"><text:s text:c="5"/>* If the apply phase succeeds then it is discarded,</text:p>
      <text:p text:style-name="Example"><text:s text:c="5"/>* otherwise if rollback-on-error is requested,</text:p>
      <text:p text:style-name="Example"><text:s text:c="5"/>* it is used to undo each change that did succeed (if any)</text:p>
      <text:p text:style-name="Example"><text:s text:c="5"/>* before an error occured in the apply phase.</text:p>
      <text:p text:style-name="Example"><text:s text:c="5"/>*/</text:p>
      <text:p text:style-name="Example"><text:s text:c="4"/>boolean <text:s text:c="9"/>rpc_need_undo; <text:s text:c="2"/>/* set by edit_config_validate */</text:p>
      <text:p text:style-name="Example"><text:s text:c="4"/>dlq_hdr_t <text:s text:c="7"/>rpc_undoQ; <text:s text:c="6"/>/* Q of rpc_undo_rec_t */</text:p>
      <text:p text:style-name="Example"><text:s text:c="4"/>dlq_hdr_t <text:s text:c="7"/>rpc_auditQ; <text:s text:c="6"/>/* Q of rpc_audit_rec_t */</text:p>
      <text:p text:style-name="Example"/>
      <text:p text:style-name="Example">} rpc_msg_t;</text:p>
      <text:p text:style-name="Example"/>
      <text:h text:style-name="Heading_20_3" text:outline-level="3"><text:s/>SIL Support Functions For RPC Operations</text:h>
      <text:p text:style-name="Text_20_body">The file agt/agt_rpc.c contains some functions that are used by SIL callback functions.</text:p>
      <text:p text:style-name="Text_20_body">The following table highlights the functions that may be useful to SIL developers:</text:p>
      <text:p text:style-name="Text_20_body"/>
      <text:p text:style-name="Table_20_Heading">agt/agt_rpc.c Functions</text:p>
      <text:p text:style-name="Table_20_Heading"/>
      <table:table table:name="agtrpcfunctions" table:style-name="agtrpcfunctions">
        <table:table-column table:style-name="agtrpcfunctions.A"/>
        <table:table-column table:style-name="agtrpcfunctions.B"/>
        <table:table-header-rows>
          <table:table-row>
            <table:table-cell table:style-name="agtrpcfunctions.A1" office:value-type="string">
              <text:p text:style-name="Table_20_Heading">Function</text:p>
            </table:table-cell>
            <table:table-cell table:style-name="agtrpcfunctions.B1" office:value-type="string">
              <text:p text:style-name="Table_20_Heading">Description</text:p>
            </table:table-cell>
          </table:table-row>
        </table:table-header-rows>
        <table:table-row>
          <table:table-cell table:style-name="agtrpcfunctions.A2" office:value-type="string">
            <text:p text:style-name="Table_20_Contents">agt_rpc_register_method</text:p>
          </table:table-cell>
          <table:table-cell table:style-name="agtrpcfunctions.B2" office:value-type="string">
            <text:p text:style-name="Table_20_Contents">Register a SIL RPC operation callback function for 1 callback phase.</text:p>
          </table:table-cell>
        </table:table-row>
        <table:table-row>
          <table:table-cell table:style-name="agtrpcfunctions.A2" office:value-type="string">
            <text:p text:style-name="Table_20_Contents">agt_rpc_support_method</text:p>
          </table:table-cell>
          <table:table-cell table:style-name="agtrpcfunctions.B2" office:value-type="string">
            <text:p text:style-name="Table_20_Contents">Tell the server that an RPC operation is supported by the system..</text:p>
          </table:table-cell>
        </table:table-row>
        <table:table-row>
          <table:table-cell table:style-name="agtrpcfunctions.A2" office:value-type="string">
            <text:p text:style-name="Table_20_Contents">agt_rpc_unsupport_method</text:p>
          </table:table-cell>
          <table:table-cell table:style-name="agtrpcfunctions.B2" office:value-type="string">
            <text:p text:style-name="Table_20_Contents">Tell the server that an RPC operation is not <text:soft-page-break/>supported by the system..</text:p>
          </table:table-cell>
        </table:table-row>
        <table:table-row>
          <table:table-cell table:style-name="agtrpcfunctions.A2" office:value-type="string">
            <text:p text:style-name="Table_20_Contents">agt_rpc_unregister_method</text:p>
          </table:table-cell>
          <table:table-cell table:style-name="agtrpcfunctions.B2" office:value-type="string">
            <text:p text:style-name="Table_20_Contents">Remove all the SIL RPC operation callback functions for 1 RPC operation.</text:p>
          </table:table-cell>
        </table:table-row>
      </table:table>
      <text:p text:style-name="Text_20_body"/>
      <text:h text:style-name="Heading_20_3" text:outline-level="3"><text:s/>RPC Validate Callback Function</text:h>
      <text:p text:style-name="Text_20_body"/>
      <text:p text:style-name="Text_20_body"><draw:frame draw:style-name="fr1" draw:name="graphics14" text:anchor-type="paragraph" svg:width="6.7693in" svg:height="5.2075in" draw:z-index="13"><draw:image xlink:href="Pictures/100002010000028A000001F40A63D93A.png" xlink:type="simple" xlink:show="embed" xlink:actuate="onLoad"/></draw:frame></text:p>
      <text:p text:style-name="Text_20_body"/>
      <text:p text:style-name="Text_20_body">The RPC validate callback function is optional to use. <text:s/>Its purpose is to validate any aspects of an RPC operation, beyond the constraints checked by the server engine. <text:s/>Only 1 function can register for each YANG rpc statement. The standard NETCONF operations are reserved by the server engine. <text:s/>There is usually zero or one of these callback functions for every 'rpc' statement in the YANG module associated with the SIL code.</text:p>
      <text:p text:style-name="Text_20_body">It is enabled with the <text:span text:style-name="T1">agt_rpc_register_method</text:span> function, within the phase 1 initialization callback function.</text:p>
      <text:p text:style-name="Text_20_body">The <text:span text:style-name="T1">yangdump</text:span> code generator will create this SIL callback function by default. <text:s/>There will C comments in the code to indicate where your additional C code should be added.</text:p>
      <text:p text:style-name="Text_20_body"><text:soft-page-break/>The <text:span text:style-name="T1">val_find_child</text:span> function is commonly used to find particular parameters within the RPC input section, which is encoded as a <text:span text:style-name="T1">val_value_t</text:span> tree.</text:p>
      <text:p text:style-name="Text_20_body">The <text:span text:style-name="T1">agt_record_error</text:span> function is commonly used to record any parameter or other errors. <text:s/>In the <text:span text:style-name="T1">libtoaster</text:span> example, there are internal state variables (<text:span text:style-name="T1">toaster_enabled</text:span> and <text:span text:style-name="T1">toaster_toasting</text:span>), maintained by the SIL code, which are checked in addition to any provided parameters.</text:p>
      <text:p text:style-name="Text_20_body"/>
      <text:p text:style-name="Text_20_body">Example SIL Function Registration</text:p>
      <text:p text:style-name="Example"/>
      <text:p text:style-name="Example"><text:s text:c="4"/>res = agt_rpc_register_method(</text:p>
      <text:p text:style-name="Example"><text:s text:c="8"/>y_toaster_M_toaster,</text:p>
      <text:p text:style-name="Example"><text:s text:c="8"/>y_toaster_N_make_toast,</text:p>
      <text:p text:style-name="Example"><text:s text:c="8"/>AGT_RPC_PH_VALIDATE,</text:p>
      <text:p text:style-name="Example"><text:s text:c="8"/>y_toaster_make_toast_validate);</text:p>
      <text:p text:style-name="Example"><text:s text:c="4"/>if (res != NO_ERR) {</text:p>
      <text:p text:style-name="Example"><text:s text:c="8"/>return res;</text:p>
      <text:p text:style-name="Example"><text:s text:c="4"/>}</text:p>
      <text:p text:style-name="Text_20_body"/>
      <text:p text:style-name="Text_20_body">Example SIL Function:</text:p>
      <text:p text:style-name="Example"/>
      <text:p text:style-name="Example">/********************************************************************</text:p>
      <text:p text:style-name="Example">* FUNCTION y_toaster_make_toast_validate</text:p>
      <text:p text:style-name="Example">* </text:p>
      <text:p text:style-name="Example">* RPC validation phase</text:p>
      <text:p text:style-name="Example">* All YANG constraints have passed at this point.</text:p>
      <text:p text:style-name="Example">* Add description-stmt checks in this function.</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toaster_make_toast_validate (</text:p>
      <text:p text:style-name="Example"><text:s text:c="8"/>ses_cb_t *scb,</text:p>
      <text:p text:style-name="Example"><text:s text:c="8"/>rpc_msg_t *msg,</text:p>
      <text:p text:style-name="Example"><text:s text:c="8"/>xml_node_t *methnode)</text:p>
      <text:p text:style-name="Example">{</text:p>
      <text:p text:style-name="Example"><text:s text:c="4"/>status_t res;</text:p>
      <text:p text:style-name="Example"><text:s text:c="4"/>val_value_t *errorval;</text:p>
      <text:p text:style-name="Example"><text:s text:c="4"/>const xmlChar *errorstr;</text:p>
      <text:p text:style-name="Example"><text:s text:c="4"/>val_value_t *toasterDoneness_val;</text:p>
      <text:p text:style-name="Example"><text:s text:c="4"/>val_value_t *toasterToastType_val;</text:p>
      <text:p text:style-name="Example"><text:soft-page-break/><text:s text:c="4"/>uint32 toasterDoneness;</text:p>
      <text:p text:style-name="Example"><text:s text:c="4"/>val_idref_t *toasterToastType;</text:p>
      <text:p text:style-name="Example"/>
      <text:p text:style-name="Example"><text:s text:c="4"/>res = NO_ERR;</text:p>
      <text:p text:style-name="Example"><text:s text:c="4"/>errorval = NULL;</text:p>
      <text:p text:style-name="Example"><text:s text:c="4"/>errorstr = NULL;</text:p>
      <text:p text:style-name="Example"/>
      <text:p text:style-name="Example"><text:s text:c="4"/>toasterDoneness_val = val_find_child(</text:p>
      <text:p text:style-name="Example"><text:s text:c="8"/>msg-&gt;rpc_input,</text:p>
      <text:p text:style-name="Example"><text:s text:c="8"/>y_toaster_M_toaster,</text:p>
      <text:p text:style-name="Example"><text:s text:c="8"/>y_toaster_N_toasterDoneness);</text:p>
      <text:p text:style-name="Example"><text:s text:c="4"/>if (toasterDoneness_val != NULL &amp;&amp; toasterDoneness_val-&gt;res == NO_ERR) {</text:p>
      <text:p text:style-name="Example"><text:s text:c="8"/>toasterDoneness = VAL_UINT(toasterDoneness_val);</text:p>
      <text:p text:style-name="Example"><text:s text:c="4"/>}</text:p>
      <text:p text:style-name="Example"/>
      <text:p text:style-name="Example"><text:s text:c="4"/>toasterToastType_val = val_find_child(</text:p>
      <text:p text:style-name="Example"><text:s text:c="8"/>msg-&gt;rpc_input,</text:p>
      <text:p text:style-name="Example"><text:s text:c="8"/>y_toaster_M_toaster,</text:p>
      <text:p text:style-name="Example"><text:s text:c="8"/>y_toaster_N_toasterToastType);</text:p>
      <text:p text:style-name="Example"><text:s text:c="4"/>if (toasterToastType_val != NULL &amp;&amp; toasterToastType_val-&gt;res == NO_ERR) {</text:p>
      <text:p text:style-name="Example"><text:s text:c="8"/>toasterToastType = VAL_IDREF(toasterToastType_val);</text:p>
      <text:p text:style-name="Example"><text:s text:c="4"/>}</text:p>
      <text:p text:style-name="Example"/>
      <text:p text:style-name="Example"><text:s text:c="4"/>/* added code starts here */</text:p>
      <text:p text:style-name="Example"><text:s text:c="4"/>if (toaster_enabled) {</text:p>
      <text:p text:style-name="Example"><text:s text:c="8"/>/* toaster service enabled, check if in use */</text:p>
      <text:p text:style-name="Example"><text:s text:c="8"/>if (toaster_toasting) {</text:p>
      <text:p text:style-name="Example"><text:s text:c="12"/>res = ERR_NCX_IN_USE;</text:p>
      <text:p text:style-name="Example"><text:s text:c="8"/>} else {</text:p>
      <text:p text:style-name="Example"><text:s text:c="12"/>/* this is where a check on bread inventory would go */</text:p>
      <text:p text:style-name="Example"/>
      <text:p text:style-name="Example"><text:s text:c="12"/>/* this is where a check on toaster HW ready would go */</text:p>
      <text:p text:style-name="Example"><text:s text:c="8"/>}</text:p>
      <text:p text:style-name="Example"><text:s text:c="4"/>} else {</text:p>
      <text:p text:style-name="Example"><text:s text:c="8"/>/* toaster service disabled */</text:p>
      <text:p text:style-name="Example"><text:s text:c="8"/>res = ERR_NCX_RESOURCE_DENIED;</text:p>
      <text:p text:style-name="Example"/>
      <text:p text:style-name="Example"><text:s text:c="4"/>}</text:p>
      <text:p text:style-name="Example"><text:s text:c="4"/>/* added code ends here */</text:p>
      <text:p text:style-name="Example"/>
      <text:p text:style-name="Example"><text:s text:c="4"/>/* if error: set the res, errorstr, and errorval parms */</text:p>
      <text:p text:style-name="Example"><text:s text:c="4"/>if (res != NO_ERR) {</text:p>
      <text:p text:style-name="Example"><text:s text:c="8"/>agt_record_error(</text:p>
      <text:p text:style-name="Example"><text:soft-page-break/><text:s text:c="12"/>scb,</text:p>
      <text:p text:style-name="Example"><text:s text:c="12"/>&amp;msg-&gt;mhdr,</text:p>
      <text:p text:style-name="Example"><text:s text:c="12"/>NCX_LAYER_OPERATION,</text:p>
      <text:p text:style-name="Example"><text:s text:c="12"/>res,</text:p>
      <text:p text:style-name="Example"><text:s text:c="12"/>methnode,</text:p>
      <text:p text:style-name="Example"><text:s text:c="12"/>NCX_NT_STRING,</text:p>
      <text:p text:style-name="Example"><text:s text:c="12"/>errorstr,</text:p>
      <text:p text:style-name="Example"><text:s text:c="12"/>NCX_NT_VAL,</text:p>
      <text:p text:style-name="Example"><text:s text:c="12"/>errorval);</text:p>
      <text:p text:style-name="Example"><text:s text:c="4"/>}</text:p>
      <text:p text:style-name="Example"><text:s text:c="4"/></text:p>
      <text:p text:style-name="Example"><text:s text:c="4"/>return res;</text:p>
      <text:p text:style-name="Example"/>
      <text:p text:style-name="Example">} /* y_toaster_make_toast_validate */</text:p>
      <text:p text:style-name="Example"/>
      <text:p text:style-name="Text_20_body"/>
      <text:h text:style-name="Heading_20_3" text:outline-level="3"><text:s/>RPC Invoke Callback Function</text:h>
      <text:p text:style-name="Text_20_body"/>
      <text:p text:style-name="Text_20_body"><draw:frame draw:style-name="fr1" draw:name="graphics15" text:anchor-type="paragraph" svg:width="6.7693in" svg:height="5.3016in" draw:z-index="14"><draw:image xlink:href="Pictures/100002010000028A000001FDEA9051AD.png" xlink:type="simple" xlink:show="embed" xlink:actuate="onLoad"/></draw:frame><text:soft-page-break/></text:p>
      <text:p text:style-name="Text_20_body">The RPC invoke callback function is used to perform the operation requested by the client session. <text:s/>Only 1 function can register for each YANG rpc statement. The standard NETCONF operations are reserved by the server engine. <text:s/>There is usually one of these callback functions for every 'rpc' statement in the YANG module associated with the SIL code.</text:p>
      <text:p text:style-name="Text_20_body">The RPC invoke callback function is optional to use, although if no invoke callback is provided, then the operation will have no affect. <text:s/>Normally, this is only the case if the module is be tested by an application developer, using <text:span text:style-name="T1">netconfd</text:span> as a server simulator.</text:p>
      <text:p text:style-name="Text_20_body">It is enabled with the <text:span text:style-name="T1">agt_rpc_register_method</text:span> function, within the phase 1 initialization callback function.</text:p>
      <text:p text:style-name="Text_20_body">The <text:span text:style-name="T1">yangdump</text:span> code generator will create this SIL callback function by default. <text:s/>There will C comments in the code to indicate where your additional C code should be added.</text:p>
      <text:p text:style-name="Text_20_body">The <text:span text:style-name="T1">val_find_child</text:span> function is commonly used to retrieve particular parameters within the RPC input section, which is encoded as a <text:span text:style-name="T1">val_value_t</text:span> tree. <text:s/>The<text:span text:style-name="T1"> rpc_user1</text:span> and <text:span text:style-name="T1">rpc_user2</text:span> cache pointers in the <text:span text:style-name="T1">rpc_msg_t</text:span> structure can also be used to store data in the validation phase, so it can be immediately available in the invoke phase.</text:p>
      <text:p text:style-name="Text_20_body">The <text:span text:style-name="T1">agt_record_error</text:span> function is commonly used to record any internal or platform-specific errors. <text:s/>In the <text:span text:style-name="T1">libtoaster</text:span> example, if the request to create a timer callback control block fails, then an error is recorded.</text:p>
      <text:p text:style-name="Text_20_body"><text:soft-page-break/>For RPC operations that return either an &lt;ok&gt; or &lt;rpc-error&gt; response, there is nothing more required of the RPC invoke callback function.</text:p>
      <text:p text:style-name="Text_20_body">For operations which return some data or &lt;rpc-error&gt;, the SIL code must do 1 of 2 additional tasks:</text:p>
      <text:list xml:id="list2063976888" text:style-name="L26">
        <text:list-item>
          <text:p text:style-name="P58">add a <text:span text:style-name="T1">val_value_t</text:span> structure to the <text:span text:style-name="T1">rpc_dataQ</text:span> queue in the<text:span text:style-name="T1"> rpc_msg_t </text:span><text:span text:style-name="T4">for each parameter listed in the YANG rpc 'output' section.</text:span></text:p>
        </text:list-item>
        <text:list-item>
          <text:p text:style-name="P32">set the rpc_datacb pointer in the rpc_msg_t structure to the address of your data reply callback function. <text:s/>See the <text:span text:style-name="T1">agt_rpc_data_cb_t</text:span> definition in agt/agt_rpc.h for more details.</text:p>
        </text:list-item>
      </text:list>
      <text:p text:style-name="Text_20_body"/>
      <text:p text:style-name="Text_20_body">Example SIL Function Registration</text:p>
      <text:p text:style-name="Example"/>
      <text:p text:style-name="Example"><text:s text:c="4"/>res = agt_rpc_register_method(</text:p>
      <text:p text:style-name="Example"><text:s text:c="8"/>y_toaster_M_toaster,</text:p>
      <text:p text:style-name="Example"><text:s text:c="8"/>y_toaster_N_make_toast,</text:p>
      <text:p text:style-name="Example"><text:s text:c="8"/>AGT_RPC_PH_INVOKE,</text:p>
      <text:p text:style-name="Example"><text:s text:c="8"/>y_toaster_make_toast_invoke);</text:p>
      <text:p text:style-name="Example"><text:s text:c="4"/>if (res != NO_ERR) {</text:p>
      <text:p text:style-name="Example"><text:s text:c="8"/>return res;</text:p>
      <text:p text:style-name="Example"><text:s text:c="4"/>}</text:p>
      <text:p text:style-name="Text_20_body"/>
      <text:p text:style-name="Text_20_body">Example SIL Function:</text:p>
      <text:p text:style-name="Example"/>
      <text:p text:style-name="Example">/********************************************************************</text:p>
      <text:p text:style-name="Example">* FUNCTION y_toaster_make_toast_invoke</text:p>
      <text:p text:style-name="Example">* </text:p>
      <text:p text:style-name="Example">* RPC invocation phase</text:p>
      <text:p text:style-name="Example">* All constraints have passed at this point.</text:p>
      <text:p text:style-name="Example">* Call device instrumentation code in this function.</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toaster_make_toast_invoke (</text:p>
      <text:p text:style-name="Example"><text:s text:c="8"/>ses_cb_t *scb,</text:p>
      <text:p text:style-name="Example"><text:s text:c="8"/>rpc_msg_t *msg,</text:p>
      <text:p text:style-name="Example"><text:s text:c="8"/>xml_node_t *methnode)</text:p>
      <text:p text:style-name="Example">{</text:p>
      <text:p text:style-name="Example"><text:s text:c="4"/>status_t res;</text:p>
      <text:p text:style-name="Example"><text:s text:c="4"/>val_value_t *toasterDoneness_val;</text:p>
      <text:p text:style-name="Example"><text:soft-page-break/><text:s text:c="4"/>val_value_t *toasterToastType_val;</text:p>
      <text:p text:style-name="Example"><text:s text:c="4"/>uint32 toasterDoneness;</text:p>
      <text:p text:style-name="Example"><text:s text:c="4"/>val_idref_t *toasterToastType;</text:p>
      <text:p text:style-name="Example"/>
      <text:p text:style-name="Example"><text:s text:c="4"/>res = NO_ERR;</text:p>
      <text:p text:style-name="Example"><text:s text:c="4"/>toasterDoneness = 0;</text:p>
      <text:p text:style-name="Example"/>
      <text:p text:style-name="Example"><text:s text:c="4"/>toasterDoneness_val = val_find_child(</text:p>
      <text:p text:style-name="Example"><text:s text:c="8"/>msg-&gt;rpc_input,</text:p>
      <text:p text:style-name="Example"><text:s text:c="8"/>y_toaster_M_toaster,</text:p>
      <text:p text:style-name="Example"><text:s text:c="8"/>y_toaster_N_toasterDoneness);</text:p>
      <text:p text:style-name="Example"><text:s text:c="4"/>if (toasterDoneness_val != NULL &amp;&amp; toasterDoneness_val-&gt;res == NO_ERR) {</text:p>
      <text:p text:style-name="Example"><text:s text:c="8"/>toasterDoneness = VAL_UINT(toasterDoneness_val);</text:p>
      <text:p text:style-name="Example"><text:s text:c="4"/>}</text:p>
      <text:p text:style-name="Example"/>
      <text:p text:style-name="Example"><text:s text:c="4"/>toasterToastType_val = val_find_child(</text:p>
      <text:p text:style-name="Example"><text:s text:c="8"/>msg-&gt;rpc_input,</text:p>
      <text:p text:style-name="Example"><text:s text:c="8"/>y_toaster_M_toaster,</text:p>
      <text:p text:style-name="Example"><text:s text:c="8"/>y_toaster_N_toasterToastType);</text:p>
      <text:p text:style-name="Example"><text:s text:c="4"/>if (toasterToastType_val != NULL &amp;&amp; toasterToastType_val-&gt;res == NO_ERR) {</text:p>
      <text:p text:style-name="Example"><text:s text:c="8"/>toasterToastType = VAL_IDREF(toasterToastType_val);</text:p>
      <text:p text:style-name="Example"><text:s text:c="4"/>}</text:p>
      <text:p text:style-name="Example"/>
      <text:p text:style-name="Example"><text:s text:c="4"/>/* invoke your device instrumentation code here */</text:p>
      <text:p text:style-name="Example"/>
      <text:p text:style-name="Example"><text:s text:c="4"/>/* make sure the toasterDoneness value is set */</text:p>
      <text:p text:style-name="Example"><text:s text:c="4"/>if (toasterDoneness_val == NULL) {</text:p>
      <text:p text:style-name="Example"><text:s text:c="8"/>toasterDoneness = 5; <text:s text:c="2"/>/* set the default */</text:p>
      <text:p text:style-name="Example"><text:s text:c="4"/>}</text:p>
      <text:p text:style-name="Example"><text:s text:c="4"/></text:p>
      <text:p text:style-name="Example"/>
      <text:p text:style-name="Example"><text:s text:c="4"/>/* arbitrary formula to convert toaster doneness to the</text:p>
      <text:p text:style-name="Example"><text:s text:c="5"/>* number of seconds the toaster should be on</text:p>
      <text:p text:style-name="Example"><text:s text:c="5"/>*/</text:p>
      <text:p text:style-name="Example"><text:s text:c="4"/>toaster_duration = toasterDoneness * 12;</text:p>
      <text:p text:style-name="Example"/>
      <text:p text:style-name="Example"><text:s text:c="4"/>/* this is where the code would go to adjust the duration</text:p>
      <text:p text:style-name="Example"><text:s text:c="5"/>* based on the bread type</text:p>
      <text:p text:style-name="Example"><text:s text:c="5"/>*/</text:p>
      <text:p text:style-name="Example"/>
      <text:p text:style-name="Example"><text:s text:c="4"/>if (LOGDEBUG) {</text:p>
      <text:p text:style-name="Example"><text:s text:c="8"/>log_debug("\ntoaster: starting toaster for %u seconds",</text:p>
      <text:p text:style-name="Example"><text:s text:c="18"/>toaster_duration);</text:p>
      <text:p text:style-name="Example"><text:soft-page-break/><text:s text:c="4"/>}</text:p>
      <text:p text:style-name="Example"/>
      <text:p text:style-name="Example"><text:s text:c="4"/>/* this is where the code would go to start the toaster</text:p>
      <text:p text:style-name="Example"><text:s text:c="5"/>* heater element</text:p>
      <text:p text:style-name="Example"><text:s text:c="5"/>*/</text:p>
      <text:p text:style-name="Example"/>
      <text:p text:style-name="Example"><text:s text:c="4"/>/* start a timer to toast for the specified time interval */</text:p>
      <text:p text:style-name="Example"><text:s text:c="4"/>res = agt_timer_create(toaster_duration,</text:p>
      <text:p text:style-name="Example"><text:s text:c="27"/>FALSE,</text:p>
      <text:p text:style-name="Example"><text:s text:c="27"/>toaster_timer_fn,</text:p>
      <text:p text:style-name="Example"><text:s text:c="27"/>NULL,</text:p>
      <text:p text:style-name="Example"><text:s text:c="27"/>&amp;toaster_timer_id);</text:p>
      <text:p text:style-name="Example"><text:s text:c="4"/>if (res == NO_ERR) {</text:p>
      <text:p text:style-name="Example"><text:s text:c="8"/>toaster_toasting = TRUE;</text:p>
      <text:p text:style-name="Example"><text:s text:c="4"/>} else {</text:p>
      <text:p text:style-name="Example"><text:s text:c="8"/>agt_record_error(</text:p>
      <text:p text:style-name="Example"><text:s text:c="12"/>scb,</text:p>
      <text:p text:style-name="Example"><text:s text:c="12"/>&amp;msg-&gt;mhdr,</text:p>
      <text:p text:style-name="Example"><text:s text:c="12"/>NCX_LAYER_OPERATION,</text:p>
      <text:p text:style-name="Example"><text:s text:c="12"/>res,</text:p>
      <text:p text:style-name="Example"><text:s text:c="12"/>methnode,</text:p>
      <text:p text:style-name="Example"><text:s text:c="12"/>NCX_NT_NONE,</text:p>
      <text:p text:style-name="Example"><text:s text:c="12"/>NULL,</text:p>
      <text:p text:style-name="Example"><text:s text:c="12"/>NCX_NT_NONE,</text:p>
      <text:p text:style-name="Example"><text:s text:c="12"/>NULL);</text:p>
      <text:p text:style-name="Example"><text:s text:c="4"/>}</text:p>
      <text:p text:style-name="Example"><text:s text:c="4"/>/* added code ends here */</text:p>
      <text:p text:style-name="Example"><text:s text:c="4"/></text:p>
      <text:p text:style-name="Example"><text:s text:c="4"/>return res;</text:p>
      <text:p text:style-name="Example"/>
      <text:p text:style-name="Example">} /* y_toaster_make_toast_invoke */</text:p>
      <text:p text:style-name="Example"/>
      <text:h text:style-name="Heading_20_3" text:outline-level="3"><text:s/>RPC Post Reply Callback Function</text:h>
      <text:p text:style-name="Text_20_body"/>
      <text:p text:style-name="Text_20_body"><draw:frame draw:style-name="fr1" draw:name="graphics16" text:anchor-type="paragraph" svg:width="6.8425in" svg:height="5.239in" draw:z-index="15"><draw:image xlink:href="Pictures/1000020100000291000001F7DD2A587B.png" xlink:type="simple" xlink:show="embed" xlink:actuate="onLoad"/></draw:frame><text:soft-page-break/></text:p>
      <text:p text:style-name="Text_20_body">The RPC post-reply callback function is used to clean up after a message has been processed. <text:s/>Only 1 function can register for each YANG rpc statement. The standard NETCONF operations are reserved by the server engine. <text:s/>This callback is not needed unless the SIL validate or invoke callback allocated some memory that needs to deleted after the &lt;rpc-reply&gt; is sent.</text:p>
      <text:p text:style-name="Text_20_body">The RPC post reply callback function is optional to use. <text:s/>It is enabled with the <text:span text:style-name="T1">agt_rpc_register_method</text:span> function, within the phase 1 initialization callback function.</text:p>
      <text:p text:style-name="Text_20_body">The <text:span text:style-name="T1">yangdump</text:span> code generator will not create this SIL callback function by default.</text:p>
      <text:p text:style-name="Text_20_body"/>
      <text:p text:style-name="Text_20_body">Example SIL Function Registration</text:p>
      <text:p text:style-name="Example"/>
      <text:p text:style-name="Example"><text:s text:c="4"/>res = agt_rpc_register_method(</text:p>
      <text:p text:style-name="Example"><text:s text:c="8"/>y_foo_M_foo,</text:p>
      <text:p text:style-name="Example"><text:s text:c="8"/>y_foo_N_command,</text:p>
      <text:p text:style-name="Example"><text:s text:c="8"/>AGT_RPC_PH_POST_REPLY,</text:p>
      <text:p text:style-name="Example"><text:s text:c="8"/>y_foo_command_post);</text:p>
      <text:p text:style-name="Example"><text:s text:c="4"/>if (res != NO_ERR) {</text:p>
      <text:p text:style-name="Example"><text:s text:c="8"/>return res;</text:p>
      <text:p text:style-name="Example"><text:s text:c="4"/>}</text:p>
      <text:p text:style-name="Text_20_body"><text:soft-page-break/></text:p>
      <text:p text:style-name="Text_20_body">Example SIL Function:</text:p>
      <text:p text:style-name="Example"/>
      <text:p text:style-name="Example">/********************************************************************</text:p>
      <text:p text:style-name="Example">* FUNCTION y_foo_command_post</text:p>
      <text:p text:style-name="Example">* </text:p>
      <text:p text:style-name="Example">* RPC post reply phase</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foo_command_post (</text:p>
      <text:p text:style-name="Example"><text:s text:c="8"/>ses_cb_t *scb,</text:p>
      <text:p text:style-name="Example"><text:s text:c="8"/>rpc_msg_t *msg,</text:p>
      <text:p text:style-name="Example"><text:s text:c="8"/>xml_node_t *methnode)</text:p>
      <text:p text:style-name="Example">{</text:p>
      <text:p text:style-name="Example"><text:s text:c="4"/>(void)scb;</text:p>
      <text:p text:style-name="Example"><text:s text:c="4"/>(void)methnode;</text:p>
      <text:p text:style-name="Example"><text:s text:c="4"/>if (msg-&gt;rpc_user1 != NULL) {</text:p>
      <text:p text:style-name="Example"><text:s text:c="8"/>m__free(msg-&gt;rpc_user1);</text:p>
      <text:p text:style-name="Example"><text:s text:c="8"/>msg-&gt;rpc_user1 = NULL;</text:p>
      <text:p text:style-name="Example"><text:s text:c="4"/>}</text:p>
      <text:p text:style-name="Example"><text:s text:c="4"/>return NO_ERR;</text:p>
      <text:p text:style-name="Example">} <text:s/>/* y_foo_command_post */</text:p>
      <text:p text:style-name="Example"/>
      <text:h text:style-name="Heading_20_2" text:outline-level="2"><text:s/>Database Operations</text:h>
      <text:p text:style-name="Text_20_body">The server database is designed so that the SIL callback functions do not need to really know which database model is being used by the server (e.g., target is candidate vs. running configuration).</text:p>
      <text:p text:style-name="Text_20_body">There are three SIL database edit callback phases:</text:p>
      <text:list xml:id="list1085216828" text:style-name="L27">
        <text:list-item>
          <text:p text:style-name="P59"><text:span text:style-name="T1">Validate</text:span>: Check the parameters no matter what database is the target</text:p>
        </text:list-item>
        <text:list-item>
          <text:p text:style-name="P59"><text:span text:style-name="T1">Apply</text:span>: The server will manipulate the database nodes as needed. <text:s/>The SIL usually has nothing to do in this phase unless internal resources need to be reserved.</text:p>
        </text:list-item>
        <text:list-item>
          <text:p text:style-name="P59"><text:span text:style-name="T1">Commit or Rollback</text:span>: Depending on the result of the previous phases, either the commit or the rollback callback phase will be invoked, if and when the changes are going to be finalized in the running configuration.</text:p>
        </text:list-item>
      </text:list>
      <text:p text:style-name="Text_20_body">The SIL code is not responsible for maintaining the value tree for any database. <text:s/>This is done by the server.</text:p>
      <text:p text:style-name="Text_20_body"><text:soft-page-break/>The SIL database edit callback code is responsible for the following tasks:</text:p>
      <text:list xml:id="list604327270" text:style-name="L28">
        <text:list-item>
          <text:p text:style-name="P60">Perform any data-model specific validation that is not already covered by a machine-readable statement, during the validation phase.</text:p>
        </text:list-item>
        <text:list-item>
          <text:p text:style-name="P60">Reserve any data-model specific resources for the proposed new configuration content, during the apply phase.</text:p>
        </text:list-item>
        <text:list-item>
          <text:p text:style-name="P60">Activate any data-model behavior changes based on the new configuration content, during the commit phase.</text:p>
        </text:list-item>
        <text:list-item>
          <text:p text:style-name="P60">Release any reserved resources that were previously allocated in the apply phase, during the rollback phase.</text:p>
        </text:list-item>
      </text:list>
      <text:h text:style-name="Heading_20_3" text:outline-level="3"><text:s/>Database Template (cfg_template_t)</text:h>
      <text:p text:style-name="Text_20_body">Every NETCONF database has a common template control block, and common set of access functions.</text:p>
      <text:p text:style-name="Text_20_body">NETCONF databases are not separate entities like separate SQL databases. <text:s/>Each NETCONF database is conceptually the same database, but in different states:</text:p>
      <text:list xml:id="list1762878178" text:style-name="L29">
        <text:list-item>
          <text:p text:style-name="P61"><text:span text:style-name="T1">candidate</text:span>: A complete configuration that may contain changes that have not been applied yet. <text:s/>This is only available if the :candidate capability is advertised by the server. <text:s/>The value tree for this database contains only configuration data nodes.</text:p>
        </text:list-item>
        <text:list-item>
          <text:p text:style-name="P61"><text:span text:style-name="T1">running</text:span>: The complete current server configuration. <text:s/>This is available on every NETCONF server. <text:s text:c="2"/>The value tree for this database contains configuration data nodes and non-configuration nodes created and maintained by the server. <text:s/>The server will maintain read-only nodes when &lt;edit-config&gt;, &lt;copy-config&gt;, or &lt;commit&gt; operations are performed on the running configuration. <text:s/>SIL code should not alter the data nodes within a configuration directly. <text:s/>This work is handled by the server. <text:s/>SIL callback code should only alter its own data structures, if needed.</text:p>
        </text:list-item>
        <text:list-item>
          <text:p text:style-name="P61"><text:span text:style-name="T1">startup</text:span>: A complete configuration that will be used upon the next reboot of the device. <text:s/>This is only available if the :startup capability is advertised by the server. <text:s text:c="2"/>The value tree for this database contains only configuration data nodes.</text:p>
        </text:list-item>
      </text:list>
      <text:p text:style-name="Text_20_body">NETCONF also recognized external files via the &lt;url&gt; parameter, if the :url capability is advertised by the server. <text:s/>These databases will be supported in a future release of the server. <text:s/>The NETCONF standard does not require that these external databases support the same set of protocol operations as the standard databases, listed above. <text:s/>A client application can reliably copy from and to an external database, but editing and filtered retrieval may not be supported.</text:p>
      <text:p text:style-name="Text_20_body">The following typedef is used to define a NETCONF database template:</text:p>
      <text:p text:style-name="Example"/>
      <text:p text:style-name="Example">/* struct representing 1 configuration database */</text:p>
      <text:p text:style-name="Example">typedef struct cfg_template_t_ {</text:p>
      <text:p text:style-name="Example"><text:s text:c="4"/>dlq_hdr_t <text:s text:c="5"/>qhdr;</text:p>
      <text:p text:style-name="Example"><text:s text:c="4"/>ncx_cfg_t <text:s text:c="5"/>cfg_id;</text:p>
      <text:p text:style-name="Example"><text:s text:c="4"/>cfg_location_t cfg_loc;</text:p>
      <text:p text:style-name="Example"><text:s text:c="4"/>cfg_state_t <text:s text:c="3"/>cfg_state;</text:p>
      <text:p text:style-name="Example"><text:s text:c="4"/>xmlChar <text:s text:c="6"/>*name;</text:p>
      <text:p text:style-name="Example"><text:s text:c="4"/>xmlChar <text:s text:c="6"/>*src_url;</text:p>
      <text:p text:style-name="Example"><text:s text:c="4"/>xmlChar <text:s text:c="6"/>*load_time;</text:p>
      <text:p text:style-name="Example"><text:s text:c="4"/>xmlChar <text:s text:c="6"/>*lock_time;</text:p>
      <text:p text:style-name="Example"><text:s text:c="4"/>xmlChar <text:s text:c="6"/>*last_ch_time;</text:p>
      <text:p text:style-name="Example"><text:soft-page-break/><text:s text:c="4"/>uint32 <text:s text:c="8"/>flags;</text:p>
      <text:p text:style-name="Example"><text:s text:c="4"/>ses_id_t <text:s text:c="6"/>locked_by;</text:p>
      <text:p text:style-name="Example"><text:s text:c="4"/>cfg_source_t <text:s text:c="2"/>lock_src;</text:p>
      <text:p text:style-name="Example"><text:s text:c="4"/>dlq_hdr_t <text:s text:c="5"/>load_errQ; <text:s text:c="3"/>/* Q of rpc_err_rec_t */</text:p>
      <text:p text:style-name="Example"><text:s text:c="4"/>val_value_t <text:s text:c="2"/>*root; <text:s text:c="9"/>/* btyp == container */</text:p>
      <text:p text:style-name="Example">} cfg_template_t;</text:p>
      <text:p text:style-name="Example"/>
      <text:p text:style-name="Text_20_body">The following table highlights the fields in the cfg_template_t data structure:</text:p>
      <text:p text:style-name="Text_20_body"/>
      <text:p text:style-name="Table_20_Heading">cfg_template_t Fields</text:p>
      <text:p text:style-name="Table_20_Heading"/>
      <table:table table:name="cfgfields" table:style-name="cfgfields">
        <table:table-column table:style-name="cfgfields.A"/>
        <table:table-column table:style-name="cfgfields.B"/>
        <table:table-header-rows>
          <table:table-row>
            <table:table-cell table:style-name="cfgfields.A1" office:value-type="string">
              <text:p text:style-name="Table_20_Heading">Field</text:p>
            </table:table-cell>
            <table:table-cell table:style-name="cfgfields.B1" office:value-type="string">
              <text:p text:style-name="Table_20_Heading">Description</text:p>
            </table:table-cell>
          </table:table-row>
        </table:table-header-rows>
        <table:table-row>
          <table:table-cell table:style-name="cfgfields.A2" office:value-type="string">
            <text:p text:style-name="Table_20_Contents">qhdr</text:p>
          </table:table-cell>
          <table:table-cell table:style-name="cfgfields.B2" office:value-type="string">
            <text:p text:style-name="Table_20_Contents">Queue header to allow the object template to be stored in a queue.</text:p>
          </table:table-cell>
        </table:table-row>
        <table:table-row>
          <table:table-cell table:style-name="cfgfields.A2" office:value-type="string">
            <text:p text:style-name="Table_20_Contents">cfg_id</text:p>
          </table:table-cell>
          <table:table-cell table:style-name="cfgfields.B2" office:value-type="string">
            <text:p text:style-name="Table_20_Contents">Internal configuration ID assigned to this configuration.</text:p>
          </table:table-cell>
        </table:table-row>
        <table:table-row>
          <table:table-cell table:style-name="cfgfields.A2" office:value-type="string">
            <text:p text:style-name="Table_20_Contents">cfg_loc</text:p>
          </table:table-cell>
          <table:table-cell table:style-name="cfgfields.B2" office:value-type="string">
            <text:p text:style-name="Table_20_Contents">Enumeration identifying the configuration source location.</text:p>
          </table:table-cell>
        </table:table-row>
        <table:table-row>
          <table:table-cell table:style-name="cfgfields.A2" office:value-type="string">
            <text:p text:style-name="Table_20_Contents">cfg_state</text:p>
          </table:table-cell>
          <table:table-cell table:style-name="cfgfields.B2" office:value-type="string">
            <text:p text:style-name="Table_20_Contents">Current internal configuration state.</text:p>
          </table:table-cell>
        </table:table-row>
        <table:table-row>
          <table:table-cell table:style-name="cfgfields.A2" office:value-type="string">
            <text:p text:style-name="Table_20_Contents">name</text:p>
          </table:table-cell>
          <table:table-cell table:style-name="cfgfields.B2" office:value-type="string">
            <text:p text:style-name="Table_20_Contents">Name string for this configuration.</text:p>
          </table:table-cell>
        </table:table-row>
        <table:table-row>
          <table:table-cell table:style-name="cfgfields.A2" office:value-type="string">
            <text:p text:style-name="Table_20_Contents">src_url</text:p>
          </table:table-cell>
          <table:table-cell table:style-name="cfgfields.B2" office:value-type="string">
            <text:p text:style-name="Table_20_Contents">URL for use with 'cfg_loc' to identify the configuration source.</text:p>
          </table:table-cell>
        </table:table-row>
        <table:table-row>
          <table:table-cell table:style-name="cfgfields.A2" office:value-type="string">
            <text:p text:style-name="Table_20_Contents">load_time</text:p>
          </table:table-cell>
          <table:table-cell table:style-name="cfgfields.B2" office:value-type="string">
            <text:p text:style-name="Table_20_Contents">Date and time string when the configuration was loaded.</text:p>
          </table:table-cell>
        </table:table-row>
        <table:table-row>
          <table:table-cell table:style-name="cfgfields.A2" office:value-type="string">
            <text:p text:style-name="Table_20_Contents">lock_time</text:p>
          </table:table-cell>
          <table:table-cell table:style-name="cfgfields.B2" office:value-type="string">
            <text:p text:style-name="Table_20_Contents">Date and time string when the configuration was last locked.</text:p>
          </table:table-cell>
        </table:table-row>
        <table:table-row>
          <table:table-cell table:style-name="cfgfields.A2" office:value-type="string">
            <text:p text:style-name="Table_20_Contents">last_ch_time</text:p>
          </table:table-cell>
          <table:table-cell table:style-name="cfgfields.B2" office:value-type="string">
            <text:p text:style-name="Table_20_Contents">Date and time string when the configuration was last changed.</text:p>
          </table:table-cell>
        </table:table-row>
        <table:table-row>
          <table:table-cell table:style-name="cfgfields.A2" office:value-type="string">
            <text:p text:style-name="Table_20_Contents">flags</text:p>
          </table:table-cell>
          <table:table-cell table:style-name="cfgfields.B2" office:value-type="string">
            <text:p text:style-name="Table_20_Contents">Internal configuration flags. <text:s text:c="2"/>Do not use directly.</text:p>
          </table:table-cell>
        </table:table-row>
        <table:table-row>
          <table:table-cell table:style-name="cfgfields.A2" office:value-type="string">
            <text:p text:style-name="Table_20_Contents">locked_by</text:p>
          </table:table-cell>
          <table:table-cell table:style-name="cfgfields.B2" office:value-type="string">
            <text:p text:style-name="Table_20_Contents">Session ID that owns the global configuration lock, if the database is currently locked.</text:p>
          </table:table-cell>
        </table:table-row>
        <table:table-row>
          <table:table-cell table:style-name="cfgfields.A2" office:value-type="string">
            <text:p text:style-name="Table_20_Contents">lock_src</text:p>
          </table:table-cell>
          <table:table-cell table:style-name="cfgfields.B2" office:value-type="string">
            <text:p text:style-name="Table_20_Contents">If the database is locked, identifies the protocol or other source that currently caused the database to be locked.</text:p>
          </table:table-cell>
        </table:table-row>
        <table:table-row>
          <table:table-cell table:style-name="cfgfields.A2" office:value-type="string">
            <text:p text:style-name="Table_20_Contents">load_errQ</text:p>
          </table:table-cell>
          <table:table-cell table:style-name="cfgfields.B2" office:value-type="string">
            <text:p text:style-name="Table_20_Contents">Queue of rpc_err_rec_t structures that represent any &lt;rpc-error&gt; records that were generated when the configuration was loaded, if any.</text:p>
          </table:table-cell>
        </table:table-row>
        <table:table-row>
          <table:table-cell table:style-name="cfgfields.A2" office:value-type="string">
            <text:p text:style-name="Table_20_Contents">root</text:p>
          </table:table-cell>
          <table:table-cell table:style-name="cfgfields.B2" office:value-type="string">
            <text:p text:style-name="Table_20_Contents">The root of the value tree representing the entire database.</text:p>
          </table:table-cell>
        </table:table-row>
      </table:table>
      <text:p text:style-name="Text_20_body"/>
      <text:h text:style-name="Heading_20_3" text:outline-level="3"><text:s/>Database Access Functions</text:h>
      <text:p text:style-name="Text_20_body">The file <text:span text:style-name="T1">ncx/cfg.h</text:span> contains some high-level database access functions that may be of interest to SIL callback functions for custom RPC operations. <text:s/>All database access details are handled by the server if <text:soft-page-break/>the database edit callback functions are used (associated with a particular object node supported by the server)..The following table highlights the most commonly used functions. <text:s/>Refer to the H file for a complete definition of each API function.</text:p>
      <text:p text:style-name="Table_20_Heading">cfg_template_t Access Functions</text:p>
      <text:p text:style-name="Table_20_Heading"/>
      <table:table table:name="cfgfunctions" table:style-name="cfgfunctions">
        <table:table-column table:style-name="cfgfunctions.A"/>
        <table:table-column table:style-name="cfgfunctions.B"/>
        <table:table-header-rows>
          <table:table-row>
            <table:table-cell table:style-name="cfgfunctions.A1" office:value-type="string">
              <text:p text:style-name="Table_20_Heading">Function</text:p>
            </table:table-cell>
            <table:table-cell table:style-name="cfgfunctions.B1" office:value-type="string">
              <text:p text:style-name="Table_20_Heading">Description</text:p>
            </table:table-cell>
          </table:table-row>
        </table:table-header-rows>
        <table:table-row>
          <table:table-cell table:style-name="cfgfunctions.A2" office:value-type="string">
            <text:p text:style-name="Table_20_Contents">cfg_new_template</text:p>
          </table:table-cell>
          <table:table-cell table:style-name="cfgfunctions.B2" office:value-type="string">
            <text:p text:style-name="Table_20_Contents">Create a new configuration database.</text:p>
          </table:table-cell>
        </table:table-row>
        <table:table-row>
          <table:table-cell table:style-name="cfgfunctions.A2" office:value-type="string">
            <text:p text:style-name="Table_20_Contents">cfg_free_template</text:p>
          </table:table-cell>
          <table:table-cell table:style-name="cfgfunctions.B2" office:value-type="string">
            <text:p text:style-name="Table_20_Contents">Free a configuration database.</text:p>
          </table:table-cell>
        </table:table-row>
        <table:table-row>
          <table:table-cell table:style-name="cfgfunctions.A2" office:value-type="string">
            <text:p text:style-name="Table_20_Contents">cfg_get_state</text:p>
          </table:table-cell>
          <table:table-cell table:style-name="cfgfunctions.B2" office:value-type="string">
            <text:p text:style-name="Table_20_Contents">Get the current internal database state.</text:p>
          </table:table-cell>
        </table:table-row>
        <table:table-row>
          <table:table-cell table:style-name="cfgfunctions.A2" office:value-type="string">
            <text:p text:style-name="Table_20_Contents">cfg_get_config</text:p>
          </table:table-cell>
          <table:table-cell table:style-name="cfgfunctions.B2" office:value-type="string">
            <text:p text:style-name="Table_20_Contents">Get a configuration database template pointer, from a configuration name string.</text:p>
          </table:table-cell>
        </table:table-row>
        <table:table-row>
          <table:table-cell table:style-name="cfgfunctions.A2" office:value-type="string">
            <text:p text:style-name="Table_20_Contents">cfg_get_config_id</text:p>
          </table:table-cell>
          <table:table-cell table:style-name="cfgfunctions.B2" office:value-type="string">
            <text:p text:style-name="Table_20_Contents">Get a configuration database template pointer, from a configuration ID.</text:p>
          </table:table-cell>
        </table:table-row>
        <table:table-row>
          <table:table-cell table:style-name="cfgfunctions.A2" office:value-type="string">
            <text:p text:style-name="Table_20_Contents">cfg_fill_candidate_from_inline</text:p>
          </table:table-cell>
          <table:table-cell table:style-name="cfgfunctions.B2" office:value-type="string">
            <text:p text:style-name="Table_20_Contents">Fill the candidate database from an internal value tree data structure.</text:p>
          </table:table-cell>
        </table:table-row>
        <table:table-row>
          <table:table-cell table:style-name="cfgfunctions.A2" office:value-type="string">
            <text:p text:style-name="Table_20_Contents">cfg_get_dirty_flag</text:p>
          </table:table-cell>
          <table:table-cell table:style-name="cfgfunctions.B2" office:value-type="string">
            <text:p text:style-name="Table_20_Contents">Returns TRUE if the database has changes in it that have not been saved yet. <text:s/>This applies to the candidate and running databases at this time.</text:p>
          </table:table-cell>
        </table:table-row>
        <table:table-row>
          <table:table-cell table:style-name="cfgfunctions.A2" office:value-type="string">
            <text:p text:style-name="Table_20_Contents">cfg_ok_to_lock</text:p>
          </table:table-cell>
          <table:table-cell table:style-name="cfgfunctions.B2" office:value-type="string">
            <text:p text:style-name="Table_20_Contents">Check if the database could be successfully locked by a specific session.</text:p>
          </table:table-cell>
        </table:table-row>
        <table:table-row>
          <table:table-cell table:style-name="cfgfunctions.A2" office:value-type="string">
            <text:p text:style-name="Table_20_Contents">cfg_ok_to_unlock</text:p>
          </table:table-cell>
          <table:table-cell table:style-name="cfgfunctions.B2" office:value-type="string">
            <text:p text:style-name="Table_20_Contents">Check if the database could be successfully unlocked by a specific session.</text:p>
          </table:table-cell>
        </table:table-row>
        <table:table-row>
          <table:table-cell table:style-name="cfgfunctions.A2" office:value-type="string">
            <text:p text:style-name="Table_20_Contents">cfg_ok_to_read</text:p>
          </table:table-cell>
          <table:table-cell table:style-name="cfgfunctions.B2" office:value-type="string">
            <text:p text:style-name="Table_20_Contents">Check if the database is in a state where read operations are allowed.</text:p>
          </table:table-cell>
        </table:table-row>
        <table:table-row>
          <table:table-cell table:style-name="cfgfunctions.A2" office:value-type="string">
            <text:p text:style-name="Table_20_Contents">cfg_ok_to_write</text:p>
          </table:table-cell>
          <table:table-cell table:style-name="cfgfunctions.B2" office:value-type="string">
            <text:p text:style-name="Table_20_Contents">Check if the database could be successfully written by a specific session. <text:s text:c="3"/>Checks the global configuration lock, if any is set.</text:p>
          </table:table-cell>
        </table:table-row>
        <table:table-row>
          <table:table-cell table:style-name="cfgfunctions.A2" office:value-type="string">
            <text:p text:style-name="Table_20_Contents">cfg_is_global_locked</text:p>
          </table:table-cell>
          <table:table-cell table:style-name="cfgfunctions.B2" office:value-type="string">
            <text:p text:style-name="Table_20_Contents">Returns TRUE if the database is locked right now with a global lock.</text:p>
          </table:table-cell>
        </table:table-row>
        <table:table-row>
          <table:table-cell table:style-name="cfgfunctions.A2" office:value-type="string">
            <text:p text:style-name="Table_20_Contents">cfg_get_global_lock_info</text:p>
          </table:table-cell>
          <table:table-cell table:style-name="cfgfunctions.B2" office:value-type="string">
            <text:p text:style-name="Table_20_Contents">Get some information about the current global lock on the database.</text:p>
          </table:table-cell>
        </table:table-row>
        <table:table-row>
          <table:table-cell table:style-name="cfgfunctions.A2" office:value-type="string">
            <text:p text:style-name="Table_20_Contents">cfg_lock</text:p>
          </table:table-cell>
          <table:table-cell table:style-name="cfgfunctions.B2" office:value-type="string">
            <text:p text:style-name="Table_20_Contents">Get a global lock on the database.</text:p>
          </table:table-cell>
        </table:table-row>
        <table:table-row>
          <table:table-cell table:style-name="cfgfunctions.A2" office:value-type="string">
            <text:p text:style-name="Table_20_Contents">cfg_unlock</text:p>
          </table:table-cell>
          <table:table-cell table:style-name="cfgfunctions.B2" office:value-type="string">
            <text:p text:style-name="Table_20_Contents">Release the global lock on the database.</text:p>
          </table:table-cell>
        </table:table-row>
        <table:table-row>
          <table:table-cell table:style-name="cfgfunctions.A2" office:value-type="string">
            <text:p text:style-name="Table_20_Contents">cfg_release_locks</text:p>
          </table:table-cell>
          <table:table-cell table:style-name="cfgfunctions.B2" office:value-type="string">
            <text:p text:style-name="Table_20_Contents">Release all locks on all databases</text:p>
          </table:table-cell>
        </table:table-row>
      </table:table>
      <text:p text:style-name="Text_20_body"/>
      <text:h text:style-name="Heading_20_3" text:outline-level="3"><text:s/>Database Callback Initialization and Cleanup</text:h>
      <text:p text:style-name="Text_20_body">The file <text:span text:style-name="T1">agt/agt_cb.h</text:span> contains functions that a SIL developer needs to register and unregister database edit callback functions. <text:s/>The same callback function can be used for different phases, if desired.</text:p>
      <text:p text:style-name="Text_20_body">The following function template definition is used for all SIL database edit callback functions:</text:p>
      <text:p text:style-name="Example"/>
      <text:p text:style-name="Example"><text:soft-page-break/>/* Callback function for agent object handler </text:p>
      <text:p text:style-name="Example"><text:s/>* Used to provide a callback sub-mode for</text:p>
      <text:p text:style-name="Example"><text:s/>* a specific named object</text:p>
      <text:p text:style-name="Example"><text:s/>* </text:p>
      <text:p text:style-name="Example"><text:s/>* INPUTS:</text:p>
      <text:p text:style-name="Example"><text:s/>* <text:s text:c="2"/>scb == session control block making the request</text:p>
      <text:p text:style-name="Example"><text:s/>* <text:s text:c="2"/>msg == incoming rpc_msg_t in progress</text:p>
      <text:p text:style-name="Example"><text:s/>* <text:s text:c="2"/>cbtyp == reason for the callback</text:p>
      <text:p text:style-name="Example"><text:s/>* <text:s text:c="2"/>editop == the parent edit-config operation type, which</text:p>
      <text:p text:style-name="Example"><text:s/>* <text:s text:c="12"/>is also used for all other callbacks</text:p>
      <text:p text:style-name="Example"><text:s/>* <text:s text:c="12"/>that operate on objects</text:p>
      <text:p text:style-name="Example"><text:s/>* <text:s text:c="2"/>newval == container object holding the proposed changes to</text:p>
      <text:p text:style-name="Example"><text:s/>* <text:s text:c="10"/>apply to the current config, depending on</text:p>
      <text:p text:style-name="Example"><text:s/>* <text:s text:c="10"/>the editop value. Will not be NULL.</text:p>
      <text:p text:style-name="Example"><text:s/>* <text:s text:c="2"/>curval == current container values from the &lt;running&gt; </text:p>
      <text:p text:style-name="Example"><text:s/>* <text:s text:c="10"/>or &lt;candidate&gt; configuration, if any. Could be NULL</text:p>
      <text:p text:style-name="Example"><text:s/>* <text:s text:c="10"/>for create and other operations.</text:p>
      <text:p text:style-name="Example"><text:s/>*</text:p>
      <text:p text:style-name="Example"><text:s/>* RETURNS:</text:p>
      <text:p text:style-name="Example"><text:s/>* <text:s text:c="3"/>status:</text:p>
      <text:p text:style-name="Example"><text:s/>*/</text:p>
      <text:p text:style-name="P11">typedef status_t </text:p>
      <text:p text:style-name="P11"><text:s text:c="4"/>(*<text:span text:style-name="T1">agt_cb_fn_t</text:span>) (ses_cb_t <text:s/>*scb,</text:p>
      <text:p text:style-name="P11"><text:tab/><text:tab/> <text:s text:c="3"/>rpc_msg_t *msg,</text:p>
      <text:p text:style-name="P11"><text:tab/><text:tab/> <text:s text:c="3"/>agt_cbtyp_t cbtyp,</text:p>
      <text:p text:style-name="P11"><text:tab/><text:tab/> <text:s text:c="3"/>op_editop_t <text:s/>editop,</text:p>
      <text:p text:style-name="P11"><text:tab/><text:tab/> <text:s text:c="3"/>val_value_t <text:s/>*newval,</text:p>
      <text:p text:style-name="P11"><text:tab/><text:tab/> <text:s text:c="3"/>val_value_t <text:s/>*curval);</text:p>
      <text:p text:style-name="P10"/>
      <text:p text:style-name="Text_20_body"/>
      <text:p text:style-name="Table_20_Heading">SIL Database Callback Template</text:p>
      <text:p text:style-name="Table_20_Heading"/>
      <table:table table:name="Table9" table:style-name="Table9">
        <table:table-column table:style-name="Table9.A"/>
        <table:table-column table:style-name="Table9.B"/>
        <table:table-header-rows>
          <table:table-row>
            <table:table-cell table:style-name="Table9.A1" office:value-type="string">
              <text:p text:style-name="Table_20_Heading">Parameter</text:p>
            </table:table-cell>
            <table:table-cell table:style-name="Table9.B1" office:value-type="string">
              <text:p text:style-name="Table_20_Heading">Description</text:p>
            </table:table-cell>
          </table:table-row>
        </table:table-header-rows>
        <table:table-row>
          <table:table-cell table:style-name="Table9.A2" office:value-type="string">
            <text:p text:style-name="Table_20_Contents">scb</text:p>
          </table:table-cell>
          <table:table-cell table:style-name="Table9.B2" office:value-type="string">
            <text:p text:style-name="Table_20_Contents">The session control block making the edit request. <text:s/>The SIL callback code should not need this parameter except to pass to functions that need the SCB.</text:p>
          </table:table-cell>
        </table:table-row>
        <table:table-row>
          <table:table-cell table:style-name="Table9.A2" office:value-type="string">
            <text:p text:style-name="Table_20_Contents">msg</text:p>
          </table:table-cell>
          <table:table-cell table:style-name="Table9.B2" office:value-type="string">
            <text:p text:style-name="Table_20_Contents">Incoming RPC message in progress. <text:s/>The server uses some fields in this structure, and there are 2 SIL fields for the RPC callback functions. <text:s/>The SIL callback code should not need this parameter except to pass to functions that need the message header.</text:p>
          </table:table-cell>
        </table:table-row>
        <table:table-row>
          <table:table-cell table:style-name="Table9.A2" office:value-type="string">
            <text:p text:style-name="Table_20_Contents">cbtyp</text:p>
          </table:table-cell>
          <table:table-cell table:style-name="Table9.B2" office:value-type="string">
            <text:p text:style-name="Table_20_Contents">Enumeration for the callback phase in <text:soft-page-break/>progress..</text:p>
          </table:table-cell>
        </table:table-row>
        <table:table-row>
          <table:table-cell table:style-name="Table9.A2" office:value-type="string">
            <text:p text:style-name="Table_20_Contents">editop</text:p>
          </table:table-cell>
          <table:table-cell table:style-name="Table9.B2" office:value-type="string">
            <text:p text:style-name="Table_20_Contents">The edit operation in effect as this node is being processed.</text:p>
          </table:table-cell>
        </table:table-row>
        <table:table-row>
          <table:table-cell table:style-name="Table9.A2" office:value-type="string">
            <text:p text:style-name="Table_20_Contents">newval</text:p>
          </table:table-cell>
          <table:table-cell table:style-name="Table9.B2" office:value-type="string">
            <text:p text:style-name="Table_20_Contents">Value node containing the new value for a create, merge, replace, or insert operation. The 'newval' parm may be NULL and should be ignored for a delete operation. <text:s/>In that case, the 'curval' pointer contains the node being deleted.</text:p>
          </table:table-cell>
        </table:table-row>
        <table:table-row>
          <table:table-cell table:style-name="Table9.A2" office:value-type="string">
            <text:p text:style-name="Table_20_Contents">curval</text:p>
          </table:table-cell>
          <table:table-cell table:style-name="Table9.B2" office:value-type="string">
            <text:p text:style-name="Table_20_Contents">Value node containing the current database node that corresponds to the 'newval' node, if any is available.</text:p>
          </table:table-cell>
        </table:table-row>
      </table:table>
      <text:p text:style-name="Text_20_body"/>
      <text:p text:style-name="Text_20_body"/>
      <text:p text:style-name="Text_20_body">A SIL database edit callback function is hooked into the server with the <text:span text:style-name="T1">agt_cb_register_callback</text:span> or <text:span text:style-name="T1">agt_cb_register_callbacks</text:span> functions, described below. <text:s text:c="2"/>The SIL code generated by yangdump uses the first function to register a single callback function for all callback phases.</text:p>
      <text:p text:style-name="Text_20_body"/>
      <text:p text:style-name="Example">extern status_t </text:p>
      <text:p text:style-name="Example"><text:s text:c="3"/><text:span text:style-name="T1"><text:s/>agt_cb_register_callback </text:span>(const xmlChar *modname,</text:p>
      <text:p text:style-name="Example"><text:tab/><text:tab/><text:tab/> <text:s text:c="5"/>const xmlChar *defpath,</text:p>
      <text:p text:style-name="Example"><text:tab/><text:tab/><text:tab/> <text:s text:c="5"/>const xmlChar *version,</text:p>
      <text:p text:style-name="Example"><text:tab/><text:tab/><text:tab/> <text:s text:c="5"/>const agt_cb_fn_t cbfn);</text:p>
      <text:p text:style-name="Example"/>
      <text:p text:style-name="Table_20_Heading">agt_cb_register_callback</text:p>
      <text:p text:style-name="Table_20_Heading"/>
      <table:table table:name="agtregcallback" table:style-name="agtregcallback">
        <table:table-column table:style-name="agtregcallback.A"/>
        <table:table-column table:style-name="agtregcallback.B"/>
        <table:table-header-rows>
          <table:table-row>
            <table:table-cell table:style-name="agtregcallback.A1" office:value-type="string">
              <text:p text:style-name="Table_20_Heading">Parameter</text:p>
            </table:table-cell>
            <table:table-cell table:style-name="agtregcallback.B1" office:value-type="string">
              <text:p text:style-name="Table_20_Heading">Description</text:p>
            </table:table-cell>
          </table:table-row>
        </table:table-header-rows>
        <table:table-row>
          <table:table-cell table:style-name="agtregcallback.A2" office:value-type="string">
            <text:p text:style-name="Table_20_Contents">modname</text:p>
          </table:table-cell>
          <table:table-cell table:style-name="agtregcallback.B2" office:value-type="string">
            <text:p text:style-name="Table_20_Contents">Module name string that defines this object node.</text:p>
          </table:table-cell>
        </table:table-row>
        <table:table-row>
          <table:table-cell table:style-name="agtregcallback.A2" office:value-type="string">
            <text:p text:style-name="Table_20_Contents">defpath</text:p>
          </table:table-cell>
          <table:table-cell table:style-name="agtregcallback.B2" office:value-type="string">
            <text:p text:style-name="Table_20_Contents">Absolute path expression string indicating which node the callback function is for.</text:p>
          </table:table-cell>
        </table:table-row>
        <table:table-row>
          <table:table-cell table:style-name="agtregcallback.A2" office:value-type="string">
            <text:p text:style-name="Table_20_Contents">version</text:p>
          </table:table-cell>
          <table:table-cell table:style-name="agtregcallback.B2" office:value-type="string">
            <text:p text:style-name="Table_20_Contents">If non-NULL, indicates the exact module version expected.</text:p>
          </table:table-cell>
        </table:table-row>
        <table:table-row>
          <table:table-cell table:style-name="agtregcallback.A2" office:value-type="string">
            <text:p text:style-name="Table_20_Contents">cbfn</text:p>
          </table:table-cell>
          <table:table-cell table:style-name="agtregcallback.B2" office:value-type="string">
            <text:p text:style-name="Table_20_Contents">The callback function address. <text:s/>This function will be used for all callback phases.</text:p>
          </table:table-cell>
        </table:table-row>
      </table:table>
      <text:p text:style-name="Text_20_body"/>
      <text:p text:style-name="Example"/>
      <text:p text:style-name="Example">extern status_t </text:p>
      <text:p text:style-name="Example"><text:s text:c="3"/><text:span text:style-name="T1"><text:s/>agt_cb_register_callbacks</text:span> (const xmlChar *modname,</text:p>
      <text:p text:style-name="Example"><text:tab/><text:tab/><text:tab/> <text:s text:c="6"/>const xmlChar *defpath,</text:p>
      <text:p text:style-name="Example"><text:tab/><text:tab/><text:tab/> <text:s text:c="6"/>const xmlChar *version,</text:p>
      <text:p text:style-name="Example"><text:tab/><text:tab/><text:tab/> <text:s text:c="6"/>const agt_cb_fnset_t *cbfnset);</text:p>
      <text:p text:style-name="Example"/>
      <text:p text:style-name="Table_20_Heading">agt_cb_register_callbacks</text:p>
      <text:p text:style-name="Table_20_Heading"><text:soft-page-break/></text:p>
      <table:table table:name="Table7" table:style-name="Table7">
        <table:table-column table:style-name="Table7.A"/>
        <table:table-column table:style-name="Table7.B"/>
        <table:table-header-rows>
          <table:table-row>
            <table:table-cell table:style-name="Table7.A1" office:value-type="string">
              <text:p text:style-name="Table_20_Heading">Parameter</text:p>
            </table:table-cell>
            <table:table-cell table:style-name="Table7.B1" office:value-type="string">
              <text:p text:style-name="Table_20_Heading">Description</text:p>
            </table:table-cell>
          </table:table-row>
        </table:table-header-rows>
        <table:table-row>
          <table:table-cell table:style-name="Table7.A2" office:value-type="string">
            <text:p text:style-name="Table_20_Contents">modname</text:p>
          </table:table-cell>
          <table:table-cell table:style-name="Table7.B2" office:value-type="string">
            <text:p text:style-name="Table_20_Contents">Module name string that defines this object node.</text:p>
          </table:table-cell>
        </table:table-row>
        <table:table-row>
          <table:table-cell table:style-name="Table7.A2" office:value-type="string">
            <text:p text:style-name="Table_20_Contents">defpath</text:p>
          </table:table-cell>
          <table:table-cell table:style-name="Table7.B2" office:value-type="string">
            <text:p text:style-name="Table_20_Contents">Absolute path expression string indicating which node the callback function is for.</text:p>
          </table:table-cell>
        </table:table-row>
        <table:table-row>
          <table:table-cell table:style-name="Table7.A2" office:value-type="string">
            <text:p text:style-name="Table_20_Contents">version</text:p>
          </table:table-cell>
          <table:table-cell table:style-name="Table7.B2" office:value-type="string">
            <text:p text:style-name="Table_20_Contents">If non-NULL, indicates the exact module version expected.</text:p>
          </table:table-cell>
        </table:table-row>
        <table:table-row>
          <table:table-cell table:style-name="Table7.A2" office:value-type="string">
            <text:p text:style-name="Table_20_Contents">cbfnset</text:p>
          </table:table-cell>
          <table:table-cell table:style-name="Table7.B2" office:value-type="string">
            <text:p text:style-name="Table_20_Contents">The callback function set structure, fillied in with the addesses of all desired callback phases. <text:s/>Any NULL slots will cause that phase to be skipped.</text:p>
          </table:table-cell>
        </table:table-row>
      </table:table>
      <text:p text:style-name="Text_20_body"/>
      <text:p text:style-name="Text_20_body">The <text:span text:style-name="T1">agt_cb_unregister_callbacks</text:span> function is called during the module cleanup. <text:s/>It is generated by <text:span text:style-name="T1">yangdump</text:span> automatically for all RPC operations.</text:p>
      <text:p text:style-name="Example"/>
      <text:p text:style-name="Example">extern void</text:p>
      <text:p text:style-name="Example"><text:s text:c="4"/><text:span text:style-name="T1">agt_cb_unregister_callbacks </text:span>(const xmlChar *modname,</text:p>
      <text:p text:style-name="Example"><text:tab/><text:tab/><text:tab/><text:tab/> const xmlChar *defpath);</text:p>
      <text:p text:style-name="Example"/>
      <text:p text:style-name="Table_20_Heading">agt_cb_unregister_callbacks</text:p>
      <text:p text:style-name="Table_20_Heading"/>
      <table:table table:name="Table8" table:style-name="Table8">
        <table:table-column table:style-name="Table8.A"/>
        <table:table-column table:style-name="Table8.B"/>
        <table:table-header-rows>
          <table:table-row>
            <table:table-cell table:style-name="Table8.A1" office:value-type="string">
              <text:p text:style-name="Table_20_Heading">Parameter</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modname</text:p>
          </table:table-cell>
          <table:table-cell table:style-name="Table8.B2" office:value-type="string">
            <text:p text:style-name="Table_20_Contents">Module name string that defines this object node.</text:p>
          </table:table-cell>
        </table:table-row>
        <table:table-row>
          <table:table-cell table:style-name="Table8.A2" office:value-type="string">
            <text:p text:style-name="Table_20_Contents">defpath</text:p>
          </table:table-cell>
          <table:table-cell table:style-name="Table8.B2" office:value-type="string">
            <text:p text:style-name="Table_20_Contents">Absolute path expression string indicating which node the callback function is for.</text:p>
          </table:table-cell>
        </table:table-row>
      </table:table>
      <text:p text:style-name="Text_20_body"/>
      <text:h text:style-name="Heading_20_3" text:outline-level="3">Example SIL Database Edit Callback Function </text:h>
      <text:p text:style-name="Text_20_body">The following example code is from the <text:span text:style-name="T1">libtoaster</text:span> source code, available in <text:span text:style-name="T1">yuma-source </text:span>package.</text:p>
      <text:p text:style-name="Example"/>
      <text:p text:style-name="Example"/>
      <text:p text:style-name="Example">/********************************************************************</text:p>
      <text:p text:style-name="Example">* FUNCTION y_toaster_toaster_edit</text:p>
      <text:p text:style-name="Example">* </text:p>
      <text:p text:style-name="Example">* Edit database object callback</text:p>
      <text:p text:style-name="Example">* Path: /toaster</text:p>
      <text:p text:style-name="Example">* Add object instrumentation in COMMIT phase.</text:p>
      <text:p text:style-name="Example">* </text:p>
      <text:p text:style-name="Example">* INPUTS:</text:p>
      <text:p text:style-name="Example">* <text:s text:c="4"/>see agt/agt_cb.h for details</text:p>
      <text:p text:style-name="Example">* </text:p>
      <text:p text:style-name="Example">* RETURNS:</text:p>
      <text:p text:style-name="Example"><text:soft-page-break/>* <text:s text:c="4"/>error status</text:p>
      <text:p text:style-name="Example">********************************************************************/</text:p>
      <text:p text:style-name="Example">static status_t</text:p>
      <text:p text:style-name="Example"><text:s text:c="4"/>y_toaster_toaster_edit (</text:p>
      <text:p text:style-name="Example"><text:s text:c="8"/>ses_cb_t *scb,</text:p>
      <text:p text:style-name="Example"><text:s text:c="8"/>rpc_msg_t *msg,</text:p>
      <text:p text:style-name="Example"><text:s text:c="8"/>agt_cbtyp_t cbtyp,</text:p>
      <text:p text:style-name="Example"><text:s text:c="8"/>op_editop_t editop,</text:p>
      <text:p text:style-name="Example"><text:s text:c="8"/>val_value_t *newval,</text:p>
      <text:p text:style-name="Example"><text:s text:c="8"/>val_value_t *curval)</text:p>
      <text:p text:style-name="Example">{</text:p>
      <text:p text:style-name="Example"><text:s text:c="4"/>status_t res;</text:p>
      <text:p text:style-name="Example"><text:s text:c="4"/>val_value_t *errorval;</text:p>
      <text:p text:style-name="Example"><text:s text:c="4"/>const xmlChar *errorstr;</text:p>
      <text:p text:style-name="Example"/>
      <text:p text:style-name="Example"><text:s text:c="4"/>res = NO_ERR;</text:p>
      <text:p text:style-name="Example"><text:s text:c="4"/>errorval = NULL;</text:p>
      <text:p text:style-name="Example"><text:s text:c="4"/>errorstr = NULL;</text:p>
      <text:p text:style-name="Example"/>
      <text:p text:style-name="Example"><text:s text:c="4"/>switch (cbtyp) {</text:p>
      <text:p text:style-name="Example"><text:s text:c="4"/>case AGT_CB_VALIDATE:</text:p>
      <text:p text:style-name="Example"><text:s text:c="8"/>/* description-stmt validation here */</text:p>
      <text:p text:style-name="Example"><text:s text:c="8"/>break;</text:p>
      <text:p text:style-name="Example"><text:s text:c="4"/>case AGT_CB_APPLY:</text:p>
      <text:p text:style-name="Example"><text:s text:c="8"/>/* database manipulation done here */</text:p>
      <text:p text:style-name="Example"><text:s text:c="8"/>break;</text:p>
      <text:p text:style-name="Example"><text:s text:c="4"/>case AGT_CB_COMMIT:</text:p>
      <text:p text:style-name="Example"><text:s text:c="8"/>/* device instrumentation done here */</text:p>
      <text:p text:style-name="Example"><text:s text:c="8"/>switch (editop) {</text:p>
      <text:p text:style-name="Example"><text:s text:c="8"/>case OP_EDITOP_LOAD:</text:p>
      <text:p text:style-name="Example"><text:s text:c="12"/>toaster_enabled = TRUE;</text:p>
      <text:p text:style-name="Example"><text:s text:c="12"/>toaster_toasting = FALSE;</text:p>
      <text:p text:style-name="Example"><text:s text:c="12"/>break;</text:p>
      <text:p text:style-name="Example"><text:s text:c="8"/>case OP_EDITOP_MERGE:</text:p>
      <text:p text:style-name="Example"><text:s text:c="12"/>break;</text:p>
      <text:p text:style-name="Example"><text:s text:c="8"/>case OP_EDITOP_REPLACE:</text:p>
      <text:p text:style-name="Example"><text:s text:c="12"/>break;</text:p>
      <text:p text:style-name="Example"><text:s text:c="8"/>case OP_EDITOP_CREATE:</text:p>
      <text:p text:style-name="Example"><text:s text:c="12"/>toaster_enabled = TRUE;</text:p>
      <text:p text:style-name="Example"><text:s text:c="12"/>toaster_toasting = FALSE;</text:p>
      <text:p text:style-name="Example"><text:s text:c="12"/>break;</text:p>
      <text:p text:style-name="Example"><text:s text:c="8"/>case OP_EDITOP_DELETE:</text:p>
      <text:p text:style-name="Example"><text:s text:c="12"/>toaster_enabled = FALSE;</text:p>
      <text:p text:style-name="Example"><text:soft-page-break/><text:s text:c="12"/>if (toaster_toasting) {</text:p>
      <text:p text:style-name="Example"><text:s text:c="16"/>agt_timer_delete(toaster_timer_id);</text:p>
      <text:p text:style-name="Example"><text:s text:c="16"/>toaster_timer_id = 0;</text:p>
      <text:p text:style-name="Example"><text:s text:c="16"/>toaster_toasting = FALSE;</text:p>
      <text:p text:style-name="Example"><text:s text:c="16"/>y_toaster_toastDone_send((const xmlChar *)"error");</text:p>
      <text:p text:style-name="Example"><text:s text:c="12"/>}</text:p>
      <text:p text:style-name="Example"><text:s text:c="12"/>break;</text:p>
      <text:p text:style-name="Example"><text:s text:c="8"/>default:</text:p>
      <text:p text:style-name="Example"><text:s text:c="12"/>res = SET_ERROR(ERR_INTERNAL_VAL);</text:p>
      <text:p text:style-name="Example"><text:s text:c="8"/>}</text:p>
      <text:p text:style-name="Example"/>
      <text:p text:style-name="Example"><text:s text:c="8"/>if (res == NO_ERR) {</text:p>
      <text:p text:style-name="Example"><text:s text:c="12"/>res = agt_check_cache(</text:p>
      <text:p text:style-name="Example"><text:s text:c="16"/>&amp;toaster_val,</text:p>
      <text:p text:style-name="Example"><text:s text:c="16"/>newval,</text:p>
      <text:p text:style-name="Example"><text:s text:c="16"/>curval,</text:p>
      <text:p text:style-name="Example"><text:s text:c="16"/>editop);</text:p>
      <text:p text:style-name="Example"><text:s text:c="8"/>}</text:p>
      <text:p text:style-name="Example"><text:s text:c="8"/></text:p>
      <text:p text:style-name="Example"><text:s text:c="8"/>if (res == NO_ERR &amp;&amp;</text:p>
      <text:p text:style-name="Example"><text:s text:c="12"/>(editop == OP_EDITOP_LOAD || editop == OP_EDITOP_CREATE)) {</text:p>
      <text:p text:style-name="Example"><text:s text:c="12"/>res = y_toaster_toaster_mro(newval);</text:p>
      <text:p text:style-name="Example"><text:s text:c="8"/>}</text:p>
      <text:p text:style-name="Example"><text:s text:c="8"/>break;</text:p>
      <text:p text:style-name="Example"><text:s text:c="4"/>case AGT_CB_ROLLBACK:</text:p>
      <text:p text:style-name="Example"><text:s text:c="8"/>/* undo device instrumentation here */</text:p>
      <text:p text:style-name="Example"><text:s text:c="8"/>break;</text:p>
      <text:p text:style-name="Example"><text:s text:c="4"/>default:</text:p>
      <text:p text:style-name="Example"><text:s text:c="8"/>res = SET_ERROR(ERR_INTERNAL_VAL);</text:p>
      <text:p text:style-name="Example"><text:s text:c="4"/>}</text:p>
      <text:p text:style-name="Example"/>
      <text:p text:style-name="Example"><text:s text:c="4"/>/* if error: set the res, errorstr, and errorval parms */</text:p>
      <text:p text:style-name="Example"><text:s text:c="4"/>if (res != NO_ERR) {</text:p>
      <text:p text:style-name="Example"><text:s text:c="8"/>agt_record_error(</text:p>
      <text:p text:style-name="Example"><text:s text:c="12"/>scb,</text:p>
      <text:p text:style-name="Example"><text:s text:c="12"/>&amp;msg-&gt;mhdr,</text:p>
      <text:p text:style-name="Example"><text:s text:c="12"/>NCX_LAYER_CONTENT,</text:p>
      <text:p text:style-name="Example"><text:s text:c="12"/>res,</text:p>
      <text:p text:style-name="Example"><text:s text:c="12"/>NULL,</text:p>
      <text:p text:style-name="Example"><text:s text:c="12"/>NCX_NT_STRING,</text:p>
      <text:p text:style-name="Example"><text:s text:c="12"/>errorstr,</text:p>
      <text:p text:style-name="Example"><text:s text:c="12"/>NCX_NT_VAL,</text:p>
      <text:p text:style-name="Example"><text:s text:c="12"/>errorval);</text:p>
      <text:p text:style-name="Example"><text:soft-page-break/><text:s text:c="4"/>}</text:p>
      <text:p text:style-name="Example"><text:s text:c="4"/></text:p>
      <text:p text:style-name="Example"><text:s text:c="4"/>return res;</text:p>
      <text:p text:style-name="Example"/>
      <text:p text:style-name="Example">} /* y_toaster_toaster_edit */</text:p>
      <text:p text:style-name="Example"/>
      <text:p text:style-name="Text_20_body"/>
      <text:h text:style-name="Heading_20_3" text:outline-level="3"><text:s/>Database Edit Validate Callback Phase</text:h>
      <text:p text:style-name="Text_20_body"/>
      <text:p text:style-name="Text_20_body"><draw:frame draw:style-name="fr1" draw:name="graphics17" text:anchor-type="paragraph" svg:width="6.739in" svg:height="5.2492in" draw:z-index="16"><draw:image xlink:href="Pictures/1000020100000287000001F8E3334906.png" xlink:type="simple" xlink:show="embed" xlink:actuate="onLoad"/></draw:frame></text:p>
      <text:p text:style-name="Text_20_body">A SIL database validation phase callback function is responsible for checking all the 'description statement' sort of data model requirements that are not covered by any of the YANG machine-readable statements.</text:p>
      <text:p text:style-name="Text_20_body">For example, if a 'user name' parameter needed to match an existing user name in<text:span text:style-name="T1"> /etc/passwd, </text:span>then the SIL validation callback would call the system APIs needed to check if <text:s/>the 'newval' string value matched a valid user name. <text:s/>The server will make sure the user name is well-formed and could be a valid user name.</text:p>
      <text:h text:style-name="Heading_20_3" text:outline-level="3"><text:soft-page-break/><text:s/>Database Edit Apply Callback Phase</text:h>
      <text:p text:style-name="Text_20_body">The callback function for this phase is called when database edits are being applied to the running configuration. <text:s/>The resources needed for the requested operation may be reserved at this time, if needed.</text:p>
      <text:h text:style-name="Heading_20_3" text:outline-level="3"><text:s/>Database Edit Commit Callback Phase</text:h>
      <text:p text:style-name="Text_20_body">This callback function for this phase is called when database edits are being committed to the running configuration. <text:s/>The SIL callback function is expected to finalize and apply any data-model dependent system behavior at this time.</text:p>
      <text:h text:style-name="Heading_20_3" text:outline-level="3"><text:s/>Database Edit Rollback Callback Phase</text:h>
      <text:p text:style-name="Text_20_body">This callback function for this phase is called when database edits are being undone, after some apply phase or commit phase callback function returned an error, or a confirmed commit operation timed out.</text:p>
      <text:p text:style-name="Text_20_body">The SIL callback function is expected to release any resources it allocated during the apply or commit phases. <text:s/>Usually only the commit or the rollback function will be called for a given SIL callback, but it is possible for both to be called. <text:s/>For example, if the 'rollback-on-error' option is in effect, and some SIL commit callback fails after your SIL commit callback succeeds, then your SIL rollback callback may be called as well.</text:p>
      <text:h text:style-name="Heading_20_3" text:outline-level="3"><text:s/>Database Virtual Node Get Callback Function</text:h>
      <text:p text:style-name="Text_20_body"/>
      <text:h text:style-name="Heading_20_2" text:outline-level="2"><text:s/>Notifications</text:h>
      <text:p text:style-name="Text_20_body"/>
      <text:h text:style-name="Heading_20_3" text:outline-level="3"><text:s/>Notification Send Function</text:h>
      <text:p text:style-name="Text_20_body"/>
      <text:h text:style-name="Heading_20_1" text:outline-level="1"><text:s/>Development Environment</text:h>
      <text:p text:style-name="Text_20_body"/>
      <text:h text:style-name="Heading_20_2" text:outline-level="2"><text:s/>Programs and Libraries Needed</text:h>
      <text:p text:style-name="Text_20_body">There are several components used in the Yuma software development environment:</text:p>
      <text:list xml:id="list938382831" text:style-name="L30">
        <text:list-item>
          <text:p text:style-name="P62">gcc compiler and linker</text:p>
        </text:list-item>
        <text:list-item>
          <text:p text:style-name="P62">ldconfig and install programs</text:p>
        </text:list-item>
        <text:list-item>
          <text:p text:style-name="P62">GNU make program</text:p>
        </text:list-item>
        <text:list-item>
          <text:p text:style-name="P62">shell program, such as bash</text:p>
        </text:list-item>
        <text:list-item>
          <text:p text:style-name="P62"><text:soft-page-break/>Yuma development tree: the source tree containing Yuma Tools code, specified with the <text:line-break/><text:span text:style-name="T1">$$YUMA_HOME</text:span> environment variable.</text:p>
        </text:list-item>
        <text:list-item>
          <text:p text:style-name="P62">SIL development tree: the source tree containing server instrumentation code</text:p>
        </text:list-item>
      </text:list>
      <text:p text:style-name="Text_20_body"/>
      <text:p text:style-name="Text_20_body">The following external program is used by Yuma, and needs to be pre-installed:</text:p>
      <text:list xml:id="list58465055" text:style-name="L31">
        <text:list-item>
          <text:p text:style-name="P23">opensshd (needed by netconfd)</text:p>
          <text:list>
            <text:list-item>
              <text:p text:style-name="P63">The SSH2 server code does not link with <text:span text:style-name="T1">netconfd</text:span>. <text:s/>Instead, the <text:span text:style-name="T1">netconf-subsystem</text:span> program is invoked, and local connections are made to the <text:span text:style-name="T1">netconfd</text:span> server from this SSH2 subsystem.</text:p>
            </text:list-item>
          </text:list>
        </text:list-item>
      </text:list>
      <text:p text:style-name="Text_20_body"/>
      <text:p text:style-name="Text_20_body">The following program is part of Yuma Tools, and needs to be installed:</text:p>
      <text:list xml:id="list2161391089" text:continue-numbering="true" text:style-name="L31">
        <text:list-item>
          <text:p text:style-name="P23">netconf-subsystem (needed by netconfd)</text:p>
          <text:list>
            <text:list-item>
              <text:p text:style-name="P63">The thin client sub-program that is called by <text:span text:style-name="T1">sshd</text:span> when a new SSH2 connection to the 'netconf' sub-system is attempted.</text:p>
              <text:list>
                <text:list-item>
                  <text:p text:style-name="P63">This program will use an AF_LOCAL socket, using a <text:s/>proprietary <text:span text:style-name="T1">&lt;ncxconnect&gt;</text:span> message, to communicate with the <text:span text:style-name="T1">netconfd</text:span> server..</text:p>
                </text:list-item>
                <text:list-item>
                  <text:p text:style-name="P63">After establishing a connection with the <text:span text:style-name="T1">netconfd</text:span> server, this program simply transfers SSH2 NETCONF channel data between <text:span text:style-name="T1">sshd</text:span> and <text:span text:style-name="T1">netconfd</text:span>.</text:p>
                </text:list-item>
              </text:list>
            </text:list-item>
          </text:list>
        </text:list-item>
      </text:list>
      <text:p text:style-name="Text_20_body"/>
      <text:p text:style-name="Text_20_body">The following program is part of Yuma Tools, and usually found within the Yuma development tree:</text:p>
      <text:list xml:id="list1968089036" text:continue-numbering="true" text:style-name="L31">
        <text:list-item>
          <text:p text:style-name="P23">netconfd</text:p>
          <text:list>
            <text:list-item>
              <text:p text:style-name="P33">The NETCONF server that processes all protocol operations.</text:p>
              <text:list>
                <text:list-item>
                  <text:p text:style-name="P33">The <text:span text:style-name="T1">agt_ncxserver</text:span> component will listen for <text:span text:style-name="T1">&lt;ncxconnect&gt;</text:span> messages on the designated socket (/tmp/ncxserver.sock). <text:s/>If an invalid message is received, the connection will be dropped. <text:s/>Otherwise, the<text:span text:style-name="T1"> netconf-subsystem </text:span>will begin passing NETCONF channel data to the netconfd server. <text:s/>The first message is expected to be a valid NETCONF &lt;hello&gt; PDU. <text:s/>If</text:p>
                </text:list-item>
              </text:list>
            </text:list-item>
          </text:list>
        </text:list-item>
      </text:list>
      <text:p text:style-name="Text_20_body"/>
      <text:p text:style-name="Text_20_body">The following external libraries are used by Yuma, and need to be pre-installed:</text:p>
      <text:list xml:id="list1961755591" text:style-name="L32">
        <text:list-item>
          <text:p text:style-name="P24">ncurses (needed by yangcli)</text:p>
          <text:list>
            <text:list-item>
              <text:p text:style-name="P34">character processing library needed by <text:span text:style-name="T1">libtecla</text:span>; used within <text:span text:style-name="T1">yangcli</text:span></text:p>
            </text:list-item>
          </text:list>
        </text:list-item>
        <text:list-item>
          <text:p text:style-name="P24">libc (or glibc, needed by all applications)</text:p>
          <text:list>
            <text:list-item>
              <text:p text:style-name="P64">unix system library</text:p>
            </text:list-item>
          </text:list>
        </text:list-item>
        <text:list-item>
          <text:p text:style-name="P24">libssh2 (needed by yangcli)</text:p>
          <text:list>
            <text:list-item>
              <text:p text:style-name="P64">SSH2 client library, used by yangcli</text:p>
            </text:list-item>
          </text:list>
        </text:list-item>
        <text:list-item>
          <text:p text:style-name="P24">libxml2 (needed by all applications)</text:p>
          <text:list>
            <text:list-item>
              <text:p text:style-name="P64">xmlTextReader XML parser</text:p>
            </text:list-item>
            <text:list-item>
              <text:p text:style-name="P64">pattern support</text:p>
            </text:list-item>
          </text:list>
        </text:list-item>
      </text:list>
      <text:p text:style-name="P4"/>
      <text:h text:style-name="Heading_20_2" text:outline-level="2"><text:s/>Platform Profile</text:h>
      <text:p text:style-name="Text_20_body"><text:soft-page-break/></text:p>
      <text:h text:style-name="Heading_20_2" text:outline-level="2"><text:s/>SIL Makefile</text:h>
      <text:p text:style-name="Text_20_body"/>
      <text:h text:style-name="Heading_20_3" text:outline-level="3"><text:s/>Build Targets</text:h>
      <text:p text:style-name="Text_20_body"/>
      <text:h text:style-name="Heading_20_3" text:outline-level="3"><text:s/>Command Line Build Options</text:h>
      <text:p text:style-name="Text_20_body"><text:s/>DEBUG</text:p>
      <text:p text:style-name="Text_20_body"/>
      <text:p text:style-name="Text_20_body"><text:s/>STATIC</text:p>
      <text:p text:style-name="Text_20_body"/>
      <text:p text:style-name="Text_20_body"><text:s/>MEMTRACE</text:p>
      <text:p text:style-name="Text_20_body"/>
      <text:p text:style-name="Text_20_body"><text:s/>MAC</text:p>
      <text:h text:style-name="Heading_20_2" text:outline-level="2"><text:s/>Creating a SIL</text:h>
      <text:p text:style-name="P4"/>
      <text:h text:style-name="Heading_20_3" text:outline-level="3"><text:s/>Create or Obtain the YANG File(s)</text:h>
      <text:p text:style-name="Text_20_body"/>
      <text:h text:style-name="Heading_20_3" text:outline-level="3"><text:s/>Setup the Build Environment</text:h>
      <text:p text:style-name="Text_20_body"/>
      <text:h text:style-name="Heading_20_3" text:outline-level="3"><text:s/>Generate the Initial C Source Code</text:h>
      <text:p text:style-name="Text_20_body"/>
      <text:h text:style-name="Heading_20_3" text:outline-level="3"><text:s/>Fill in the Data Model Specific Code</text:h>
      <text:p text:style-name="Text_20_body"/>
      <text:h text:style-name="Heading_20_3" text:outline-level="3"><text:s/>Build the SIL library</text:h>
      <text:p text:style-name="Text_20_body"/>
      <text:h text:style-name="Heading_20_3" text:outline-level="3"><text:s/>Install the SIL Library</text:h>
      <text:p text:style-name="Text_20_body"><text:soft-page-break/></text:p>
      <text:h text:style-name="Heading_20_3" text:outline-level="3"><text:s/>Add the Module to the Server Configuration</text:h>
      <text:p text:style-name="Text_20_body"/>
      <text:h text:style-name="Heading_20_2" text:outline-level="2"><text:s/>Module Partitioning With YANG Features</text:h>
      <text:p text:style-name="Text_20_body"/>
      <text:h text:style-name="Heading_20_3" text:outline-level="3"><text:s/>Static Features</text:h>
      <text:p text:style-name="Text_20_body"/>
      <text:h text:style-name="Heading_20_3" text:outline-level="3"><text:s/>Dynamic Features</text:h>
      <text:p text:style-name="Text_20_body"/>
      <text:h text:style-name="Heading_20_3" text:outline-level="3"><text:s/>Configuration Parameters for Controlling Features</text:h>
      <text:p text:style-name="Text_20_body"/>
      <text:h text:style-name="Heading_20_1" text:outline-level="1"><text:s/>Runtime Environment</text:h>
      <text:p text:style-name="Text_20_body"/>
      <text:p text:style-name="Text_20_body"><draw:frame draw:style-name="fr1" draw:name="graphics8" text:anchor-type="paragraph" svg:width="6.2138in" svg:height="4.7736in" draw:z-index="1"><draw:image xlink:href="Pictures/10000000000003C0000002D0135FEDCE.png" xlink:type="simple" xlink:show="embed" xlink:actuate="onLoad"/></draw:frame><text:soft-page-break/></text:p>
      <text:h text:style-name="Heading_20_2" text:outline-level="2"><text:s/>Memory Management</text:h>
      <text:p text:style-name="Text_20_body"/>
      <text:h text:style-name="Heading_20_2" text:outline-level="2"><text:s/>Capability Management</text:h>
      <text:p text:style-name="Text_20_body"/>
      <text:h text:style-name="Heading_20_2" text:outline-level="2"><text:s/>Session Management</text:h>
      <text:p text:style-name="Text_20_body"/>
      <text:h text:style-name="Heading_20_2" text:outline-level="2"><text:s/>Database Management</text:h>
      <text:p text:style-name="Text_20_body"/>
      <text:h text:style-name="Heading_20_2" text:outline-level="2"><text:s/>Network Input and Output</text:h>
      <text:p text:style-name="Text_20_body"/>
      <text:h text:style-name="Heading_20_2" text:outline-level="2"><text:soft-page-break/><text:s/>Logging and Debugging</text:h>
      <text:p text:style-name="Text_20_body"/>
      <text:h text:style-name="Heading_20_2" text:outline-level="2"><text:s/>XML</text:h>
      <text:p text:style-name="Text_20_body"/>
      <text:h text:style-name="Heading_20_2" text:outline-level="2"><text:s/>XPath</text:h>
      <text:p text:style-name="Text_20_body"/>
      <text:h text:style-name="Heading_20_2" text:outline-level="2"><text:s/>YANG Data Structures</text:h>
      <text:p text:style-name="Text_20_body"/>
      <text:h text:style-name="Heading_20_2" text:outline-level="2"><text:s/>NETCONF Operations</text:h>
      <text:p text:style-name="Text_20_body"/>
      <text:h text:style-name="Heading_20_2" text:outline-level="2">RPC Reply Generation</text:h>
      <text:p text:style-name="Text_20_body"/>
      <text:h text:style-name="Heading_20_2" text:outline-level="2"><text:s/>RPC Error Reporting</text:h>
      <text:p text:style-name="Text_20_body"/>
      <text:h text:style-name="Heading_20_2" text:outline-level="2"><text:s/>Notifications</text:h>
      <text:p text:style-name="Text_20_body"/>
      <text:h text:style-name="Heading_20_2" text:outline-level="2"><text:s/>Retrieval Filtering</text:h>
      <text:p text:style-name="Text_20_body"/>
      <text:h text:style-name="Heading_20_2" text:outline-level="2"><text:s/>Access Control</text:h>
      <text:p text:style-name="Text_20_body"/>
      <text:p text:style-name="Text_20_body"/>
      <text:h text:style-name="Heading_20_2" text:outline-level="2"><text:s/>Message Flows</text:h>
      <text:p text:style-name="Text_20_body"/>
      <text:p text:style-name="Text_20_body"><draw:frame draw:style-name="fr1" draw:name="graphics1" text:anchor-type="paragraph" svg:width="6.8236in" svg:height="5.2638in" draw:z-index="0"><draw:image xlink:href="Pictures/10000000000003C0000002D0FEC258B0.png" xlink:type="simple" xlink:show="embed" xlink:actuate="onLoad"/></draw:frame><text:soft-page-break/></text:p>
      <text:p text:style-name="Text_20_body">The <text:span text:style-name="T1">netconfd</text:span> server provides the following type of components:</text:p>
      <text:list xml:id="list1359442320" text:style-name="L33">
        <text:list-item>
          <text:p text:style-name="P65">NETCONF session management</text:p>
        </text:list-item>
        <text:list-item>
          <text:p text:style-name="P65">NETCONF/YANG database management</text:p>
        </text:list-item>
        <text:list-item>
          <text:p text:style-name="P65">NETCONF/YANG protocol operations</text:p>
        </text:list-item>
        <text:list-item>
          <text:p text:style-name="P65">Access control configuration and enforcement</text:p>
        </text:list-item>
        <text:list-item>
          <text:p text:style-name="P65">RPC error reporting</text:p>
        </text:list-item>
        <text:list-item>
          <text:p text:style-name="P65">Notification subscription management</text:p>
        </text:list-item>
        <text:list-item>
          <text:p text:style-name="P65">Default data retrieval processing</text:p>
        </text:list-item>
        <text:list-item>
          <text:p text:style-name="P65">Database editing</text:p>
        </text:list-item>
        <text:list-item>
          <text:p text:style-name="P65">Database validation</text:p>
        </text:list-item>
        <text:list-item>
          <text:p text:style-name="P65">Subtree and XPath retrieval filtering</text:p>
        </text:list-item>
        <text:list-item>
          <text:p text:style-name="P65">Dynamic and static capability management</text:p>
        </text:list-item>
        <text:list-item>
          <text:p text:style-name="P65">Conditional bbject management (if-feature, when)</text:p>
        </text:list-item>
        <text:list-item>
          <text:p text:style-name="P65">Memory management</text:p>
        </text:list-item>
        <text:list-item>
          <text:p text:style-name="P65">Logging management</text:p>
        </text:list-item>
        <text:list-item>
          <text:p text:style-name="P65"><text:soft-page-break/>Timer services</text:p>
        </text:list-item>
      </text:list>
      <text:p text:style-name="Text_20_body"/>
      <text:p text:style-name="Text_20_body">All NETCONF and YANG protocol operation details are handled automatically within the <text:span text:style-name="T1">netconfd</text:span> server. <text:s/>All database locking and editing is also handled by the server. <text:s/>There are callback functions available at different points of the processing model for your module specific instrumentation code to process each server request, and/or generate notifications. <text:s/>Everything except the 'description statement' semantics are usually handled </text:p>
      <text:p text:style-name="Text_20_body">The server instrumentation stub files associated with the data model semantics are generated automatically with the <text:span text:style-name="T1">yangdump</text:span> program. <text:s/>The developer fills in server callback functions to activate the networking device behavior represented by each YANG data model.</text:p>
      <text:p text:style-name="Text_20_body"/>
      <text:p text:style-name="Text_20_body"/>
      <text:h text:style-name="Heading_20_2" text:outline-level="2"><text:s/>Automation Control</text:h>
      <text:p text:style-name="P4">The YANG language includes many ways to specify conditions for database validity, which traditionally are only documented in DESCRIPTION clauses:</text:p>
      <text:p text:style-name="P4"/>
      <text:h text:style-name="Heading_20_3" text:outline-level="3"><text:s/>YANG Language Extensions</text:h>
      <text:p text:style-name="Text_20_body">There are several YANG extensions that are supported by Yuma. <text:s/>They are all defined in the YANG file named <text:span text:style-name="T1">ncx.yang</text:span>. <text:s/>They are used to 'tag' YANG definitions for some sort of automatic processing by Yuma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server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Yuma,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4"><text:line-break/> <text:s text:c="2"/>“</text:span><text:span text:style-name="T5">attr-type <text:line-break/> <text:s text:c="2"/>attr-name</text:span><text:span text:style-name="T4">”;</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is to allow duplicate token strings within an <text:soft-page-break/><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6">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server.</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able:table-row>
          <table:table-cell table:style-name="Table43.A2" office:value-type="string">
            <text:p text:style-name="P6">ncx: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6">ncx: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4"> “</text:span><text:span text:style-name="T5">list-type</text:span><text:span text:style-name="T4">”</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text:bookmark-end text:name="RH_PD_TOC_B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transparent" style:shadow="none">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Developer Manual</text:title></text:p>
      </style:header>
      <style:header-left>
        <text:p text:style-name="MP2"><text:title>Yuma Developer Manual</text:title></text:p>
      </style:header-left>
      <style:footer>
        <text:p text:style-name="Footer">Page <text:page-number text:select-page="current">91</text:page-number><text:tab/><text:user-defined text:name="Info 1">Version 0.10</text:user-defined></text:p>
      </style:footer>
      <style:footer-left>
        <text:p text:style-name="Footer">Page <text:page-number text:select-page="current">91</text:page-number><text:tab/><text:user-defined text:name="Info 1">Version 0.10</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Yuma Developer Manual</dc:title>
    <meta:creation-date>2009-06-28T19:02:37</meta:creation-date>
    <meta:editing-cycles>881</meta:editing-cycles>
    <meta:editing-duration>PT2139H57M53S</meta:editing-duration>
    <meta:initial-creator>Andy Bierman</meta:initial-creator>
    <dc:date>2010-03-01T18:33:38</dc:date>
    <dc:creator>Andy Bierman</dc:creator>
    <meta:document-statistic meta:table-count="28" meta:image-count="17" meta:object-count="0" meta:page-count="96" meta:paragraph-count="2629" meta:word-count="21743" meta:character-count="148564"/>
    <meta:user-defined meta:name="Info 1">Version 0.10</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